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officeooo:paragraph-rsid="0006ae10"/>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06f8ee"/>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officeooo:paragraph-rsid="0006f8ee"/>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6"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4"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5"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officeooo:paragraph-rsid="0006f8e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55a45"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561b4"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1d78f" fo:background-color="transparent"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34bc4" fo:background-color="transparent" style:font-style-asian="normal" style:font-style-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ff"/>
    </style:style>
    <style:style style:name="P91"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8"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9"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100" style:family="paragraph" style:parent-style-name="Text_20_body">
      <style:paragraph-properties fo:margin-left="0in" fo:margin-right="0in" fo:text-align="end" style:justify-single-word="false" fo:text-indent="0.1965in" style:auto-text-indent="false"/>
    </style:style>
    <style:style style:name="P10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10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10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104"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105" style:family="paragraph" style:parent-style-name="Standard">
      <style:paragraph-properties fo:margin-left="0in" fo:margin-right="0in" fo:text-align="justify" style:justify-single-word="false" fo:text-indent="0.1965in" style:auto-text-indent="false"/>
    </style:style>
    <style:style style:name="P106"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7"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2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background-color="transparent"/>
    </style:style>
    <style:style style:name="P12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2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1"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3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3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3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Text_20_body">
      <style:text-properties fo:language="ru" fo:country="RU"/>
    </style:style>
    <style:style style:name="P14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42" style:family="paragraph" style:parent-style-name="Text_20_body">
      <style:paragraph-properties fo:text-align="center" style:justify-single-word="false"/>
    </style:style>
    <style:style style:name="P143" style:family="paragraph" style:parent-style-name="First_20_line_20_indent">
      <style:text-properties fo:language="ru" fo:country="RU"/>
    </style:style>
    <style:style style:name="P144" style:family="paragraph" style:parent-style-name="First_20_line_20_indent">
      <style:paragraph-properties fo:text-align="justify" style:justify-single-word="false"/>
      <style:text-properties fo:language="ru" fo:country="RU"/>
    </style:style>
    <style:style style:name="P145" style:family="paragraph" style:parent-style-name="First_20_line_20_indent">
      <style:text-properties fo:font-size="15pt" fo:language="ru" fo:country="RU" style:font-size-asian="15pt" style:font-size-complex="15pt"/>
    </style:style>
    <style:style style:name="P146" style:family="paragraph" style:parent-style-name="First_20_line_20_indent">
      <style:text-properties fo:font-size="12pt" fo:language="ru" fo:country="RU" style:font-size-asian="12pt" style:font-size-complex="12pt"/>
    </style:style>
    <style:style style:name="P147" style:family="paragraph" style:parent-style-name="First_20_line_20_indent">
      <style:text-properties fo:language="en" fo:country="US"/>
    </style:style>
    <style:style style:name="P148" style:family="paragraph" style:parent-style-name="First_20_line_20_indent">
      <style:paragraph-properties fo:text-align="justify" style:justify-single-word="false"/>
      <style:text-properties fo:language="en" fo:country="US"/>
    </style:style>
    <style:style style:name="P149" style:family="paragraph" style:parent-style-name="First_20_line_20_indent">
      <style:paragraph-properties fo:text-align="justify" style:justify-single-word="false"/>
    </style:style>
    <style:style style:name="P150" style:family="paragraph" style:parent-style-name="Text_20_body">
      <style:paragraph-properties fo:margin-left="0in" fo:margin-right="0in" fo:text-align="center" style:justify-single-word="false" fo:text-indent="0in" style:auto-text-indent="false"/>
    </style:style>
    <style:style style:name="P15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5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in" style:auto-text-indent="false"/>
    </style:style>
    <style:style style:name="P154" style:family="paragraph" style:parent-style-name="Footnote">
      <style:text-properties fo:language="en" fo:country="US"/>
    </style:style>
    <style:style style:name="P155" style:family="paragraph" style:parent-style-name="Footnote">
      <style:text-properties fo:language="ru" fo:country="RU"/>
    </style:style>
    <style:style style:name="P156" style:family="paragraph" style:parent-style-name="Footnote">
      <style:text-properties style:use-window-font-color="true" fo:language="ru" fo:country="RU"/>
    </style:style>
    <style:style style:name="P157" style:family="paragraph" style:parent-style-name="Footnote">
      <style:text-properties fo:font-style="normal" style:font-style-asian="normal" style:font-style-complex="normal"/>
    </style:style>
    <style:style style:name="P158" style:family="paragraph" style:parent-style-name="Text_20_body">
      <style:paragraph-properties fo:margin-top="0in" fo:margin-bottom="0.0835in" loext:contextual-spacing="false" fo:text-align="justify" style:justify-single-word="false"/>
      <style:text-properties fo:language="en" fo:country="US"/>
    </style:style>
    <style:style style:name="P15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60" style:family="paragraph" style:parent-style-name="Standard">
      <style:text-properties fo:font-style="italic" style:font-style-asian="italic" style:font-style-complex="italic"/>
    </style:style>
    <style:style style:name="P161"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63" style:family="paragraph" style:parent-style-name="Heading_20_1">
      <style:paragraph-properties fo:margin-left="0in" fo:margin-right="0in" fo:text-align="center" style:justify-single-word="false" fo:text-indent="0.1965in" style:auto-text-indent="false"/>
    </style:style>
    <style:style style:name="P164" style:family="paragraph" style:parent-style-name="Heading_20_2">
      <style:text-properties fo:language="en" fo:country="US"/>
    </style:style>
    <style:style style:name="P165" style:family="paragraph" style:parent-style-name="Heading_20_2">
      <style:paragraph-properties fo:text-align="justify" style:justify-single-word="false"/>
    </style:style>
    <style:style style:name="P16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officeooo:rsid="00055a45" fo:background-color="transparent" loext:char-shading-value="0"/>
    </style:style>
    <style:style style:name="T4" style:family="text">
      <style:text-properties fo:language="ru" fo:country="RU" fo:font-style="italic"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fo:font-weight="bold" style:font-style-asian="normal" style:font-weight-asian="bold" style:font-style-complex="normal" style:font-weight-complex="bold"/>
    </style:style>
    <style:style style:name="T8" style:family="text">
      <style:text-properties fo:language="ru" fo:country="RU" fo:font-style="normal" fo:background-color="transparent" loext:char-shading-value="0" style:font-style-asian="normal" style:font-style-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ru" fo:country="RU" officeooo:rsid="00034bc4"/>
    </style:style>
    <style:style style:name="T13" style:family="text">
      <style:text-properties fo:language="ru" fo:country="RU" officeooo:rsid="00068282"/>
    </style:style>
    <style:style style:name="T14" style:family="text">
      <style:text-properties fo:language="ru" fo:country="RU" officeooo:rsid="0006f8ee"/>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italic" style:font-style-asian="italic" style:font-style-complex="italic"/>
    </style:style>
    <style:style style:name="T18" style:family="text">
      <style:text-properties fo:language="en" fo:country="US" fo:font-style="italic" fo:font-weight="bold" style:font-style-asian="italic" style:font-weight-asian="bold" style:font-style-complex="italic" style:font-weight-complex="bold"/>
    </style:style>
    <style:style style:name="T19" style:family="text">
      <style:text-properties fo:language="en" fo:country="US" fo:font-weight="bold" style:font-weight-asian="bold" style:font-weight-complex="bold"/>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fo:background-color="transparent" loext:char-shading-value="0" style:font-weight-asian="normal" style:font-weight-complex="normal"/>
    </style:style>
    <style:style style:name="T22" style:family="text">
      <style:text-properties fo:language="en" fo:country="US" fo:background-color="transparent" loext:char-shading-value="0"/>
    </style:style>
    <style:style style:name="T23" style:family="text">
      <style:text-properties fo:color="#ff3333" fo:background-color="transparent" loext:char-shading-value="0"/>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800000"/>
    </style:style>
    <style:style style:name="T27" style:family="text">
      <style:text-properties fo:color="#8000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loext:char-shading-value="0"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5" style:family="text">
      <style:text-properties style:use-window-font-color="true" fo:language="ru" fo:country="RU" fo:font-style="normal" fo:font-weight="normal" officeooo:rsid="0006ae10" fo:background-color="transparent" loext:char-shading-value="0" style:font-style-asian="normal" style:font-weight-asian="normal" style:font-style-complex="normal" style:font-weight-complex="normal"/>
    </style:style>
    <style:style style:name="T36" style:family="text">
      <style:text-properties style:use-window-font-color="true" fo:language="ru" fo:country="RU" fo:font-style="normal" fo:background-color="transparent" loext:char-shading-value="0" style:font-style-asian="normal" style:font-style-complex="normal"/>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normal" style:text-underline-style="none" style:font-style-asian="normal" style:font-style-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font-style="italic" style:font-style-asian="italic" style:font-style-complex="italic"/>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style:use-window-font-color="true" fo:font-weight="normal" style:font-weight-asian="normal" style:font-weight-complex="normal"/>
    </style:style>
    <style:style style:name="T54" style:family="text">
      <style:text-properties style:use-window-font-color="true" fo:font-size="12pt" fo:language="en" fo:country="US" fo:font-style="normal" style:font-size-asian="12pt" style:font-style-asian="normal" style:font-size-complex="12pt" style:font-style-complex="normal"/>
    </style:style>
    <style:style style:name="T55" style:family="text">
      <style:text-properties style:use-window-font-color="true" fo:font-size="12pt" fo:language="en" fo:country="US" style:font-size-asian="12pt" style:font-size-complex="12pt"/>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language="fr" fo:country="FR"/>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fo:background-color="transparent" loext:char-shading-value="0" style:font-style-asian="normal" style:font-weight-asian="normal" style:font-style-complex="normal" style:font-weight-complex="normal"/>
    </style:style>
    <style:style style:name="T62" style:family="text">
      <style:text-properties fo:font-style="normal" style:text-underline-style="none" style:font-style-asian="normal" style:font-style-complex="normal"/>
    </style:style>
    <style:style style:name="T63" style:family="text">
      <style:text-properties fo:font-weight="normal" style:font-weight-asian="normal" style:font-weight-complex="normal"/>
    </style:style>
    <style:style style:name="T64" style:family="text">
      <style:text-properties fo:font-weight="normal" fo:background-color="transparent" loext:char-shading-value="0" style:font-weight-asian="normal" style:font-weight-complex="normal"/>
    </style:style>
    <style:style style:name="T65" style:family="text">
      <style:text-properties style:text-line-through-style="solid" style:text-line-through-type="single" fo:font-weight="bold" style:font-weight-asian="bold" style:font-weight-complex="bold"/>
    </style:style>
    <style:style style:name="T66" style:family="text">
      <style:text-properties fo:language="uk" fo:country="UA"/>
    </style:style>
    <style:style style:name="T67" style:family="text">
      <style:text-properties fo:language="uk" fo:country="UA" fo:font-style="italic" style:font-style-asian="italic" style:font-style-complex="italic"/>
    </style:style>
    <style:style style:name="T68" style:family="text">
      <style:text-properties style:text-underline-style="none"/>
    </style:style>
    <style:style style:name="T69" style:family="text">
      <style:text-properties style:text-rotation-angle="90" style:text-rotation-scale="line-height"/>
    </style:style>
    <style:style style:name="T70" style:family="text">
      <style:text-properties style:text-rotation-angle="270" style:text-rotation-scale="line-height"/>
    </style:style>
    <style:style style:name="T71" style:family="text">
      <style:text-properties style:text-position="sub 58%" style:font-size-asian="10.5pt"/>
    </style:style>
    <style:style style:name="T72" style:family="text">
      <style:text-properties style:font-name="Symbol" style:font-name-asian="Symbol" style:font-name-complex="Symbol"/>
    </style:style>
    <style:style style:name="T73" style:family="text">
      <style:text-properties style:font-name="Liberation Serif1" style:font-name-asian="Symbol" style:font-name-complex="Symbol"/>
    </style:style>
    <style:style style:name="T74" style:family="text">
      <style:text-properties style:font-name="Courier New CYR"/>
    </style:style>
    <style:style style:name="T75" style:family="text">
      <style:text-properties style:font-name="Courier New CYR" fo:language="en" fo:country="US"/>
    </style:style>
    <style:style style:name="T76" style:family="text">
      <style:text-properties fo:font-size="14pt" fo:language="en" fo:country="US" fo:font-weight="bold" style:font-size-asian="14pt" style:font-weight-asian="bold" style:font-size-complex="14pt" style:font-weight-complex="bold"/>
    </style:style>
    <style:style style:name="T77" style:family="text">
      <style:text-properties fo:font-size="14pt" fo:font-weight="bold" style:font-size-asian="14pt" style:font-weight-asian="bold" style:font-size-complex="14pt" style:font-weight-complex="bold"/>
    </style:style>
    <style:style style:name="T78" style:family="text">
      <style:text-properties fo:font-size="9pt" style:font-size-asian="9pt" style:font-size-complex="9pt"/>
    </style:style>
    <style:style style:name="T79" style:family="text">
      <style:text-properties fo:font-size="12pt" style:font-size-asian="12pt" style:font-size-complex="12pt"/>
    </style:style>
    <style:style style:name="T80" style:family="text">
      <style:text-properties fo:font-size="10pt" style:font-size-asian="10pt" style:font-size-complex="10pt"/>
    </style:style>
    <style:style style:name="T81" style:family="text">
      <style:text-properties fo:font-size="8pt" style:font-size-asian="8pt" style:font-size-complex="8pt"/>
    </style:style>
    <style:style style:name="T82" style:family="text">
      <style:text-properties officeooo:rsid="00016c4e"/>
    </style:style>
    <style:style style:name="T83" style:family="text">
      <style:text-properties officeooo:rsid="0001b239"/>
    </style:style>
    <style:style style:name="T84" style:family="text">
      <style:text-properties officeooo:rsid="0001d78f"/>
    </style:style>
    <style:style style:name="T85" style:family="text">
      <style:text-properties officeooo:rsid="00034bc4"/>
    </style:style>
    <style:style style:name="T86" style:family="text">
      <style:text-properties officeooo:rsid="000561b4"/>
    </style:style>
    <style:style style:name="T87" style:family="text">
      <style:text-properties officeooo:rsid="00068282"/>
    </style:style>
    <style:style style:name="T88" style:family="text">
      <style:text-properties officeooo:rsid="0006ae10"/>
    </style:style>
    <style:style style:name="T89" style:family="text">
      <style:text-properties officeooo:rsid="0006f8ee"/>
    </style:style>
    <style:style style:name="T90" style:family="text">
      <style:text-properties officeooo:rsid="0008ae09"/>
    </style:style>
    <style:style style:name="T91" style:family="text">
      <style:text-properties officeooo:rsid="00095c31"/>
    </style:style>
    <style:style style:name="T92" style:family="text">
      <style:text-properties officeooo:rsid="0009a3b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3" text:outline-level="1">Последний фанфик</text:h>
      <text:p text:style-name="P59"/>
      <text:h text:style-name="P164" text:outline-level="2">1. Терра</text:h>
      <text:p text:style-name="P28"/>
      <text:p text:style-name="P4">***</text:p>
      <text:p text:style-name="P4"/>
      <text:p text:style-name="P1">Звонок Алекса застал меня в <text:span text:style-name="T1">отделе спиртного</text:span>.</text:p>
      <text:p text:style-name="P1"><text:span text:style-name="T15">–</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5">Я прислонился к стойке с коньяком и закрыл глаза.</text:p>
      <text:p text:style-name="P5"/>
      <text:p text:style-name="P7">Блядь, как хочется послать его нахуй!</text:p>
      <text:p text:style-name="P7"/>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31"> скрывая дрожь в голосе.</text:span></text:p>
      <text:p text:style-name="P73"/>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Анон, не беспокойся, охрана уже в курсе. Тебе выдадут временный.</text:p>
      <text:p text:style-name="P8">–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8">–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5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5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8"/>
      <text:p text:style-name="P7">Блядь!</text:p>
      <text:p text:style-name="P7"/>
      <text:p text:style-name="P5">– Ладно, <text:span text:style-name="T15">уболтал</text:span>. В последний раз. Загляну на огонёк, но ничего не обещаю. Честно говоря, мне плевать.</text:p>
      <text:p text:style-name="P5">Шум супермаркета не смог скрыть выдох на той стороне трубки.</text:p>
      <text:p text:style-name="P5"><text:soft-page-break/>– Спасибо, Анон. Я знал, что на тебя можно рассчитывать. Оплата, как договорились.</text:p>
      <text:p text:style-name="P5"/>
      <text:p text:style-name="P25"><text:span text:style-name="T1">Пиздец! Мало того, что последний год жил на работе без выходных и отпусков, так и теперь от них не спрячешься!</text:span><text:span text:style-name="T15"> </text:span><text:span text:style-name="T1">Дача на сегодня, походу, отменяется.</text:span></text:p>
      <text:p text:style-name="P7"/>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4"/>
      <text:p text:style-name="P4">***</text:p>
      <text:p text:style-name="P4"/>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5"/>
      <text:p text:style-name="P35"><text:span text:style-name="T15">RnD-</text:span><text:span text:style-name="T1">зона</text:span><text:span text:style-name="T1"><text:note text:id="ftn3" text:note-class="footnote"><text:note-citation>3</text:note-citation><text:note-body><text:p text:style-name="P15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5"/>
      <text:p text:style-name="P35">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5"/>
      <text:p text:style-name="P35">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20"/>
      <text:p text:style-name="P9">– Нэш, привет. Это Анон.</text:p>
      <text:p text:style-name="P9">– Привет, Анонимус. Рад тебя видеть. Мне говорили, ты ушёл из проекта?</text:p>
      <text:p text:style-name="P9">– Не парься об этом, Нэш. Лучше выдай мне общую диагностику на экран в сжатом формате.</text:p>
      <text:p text:style-name="P35"/>
      <text:p text:style-name="P35">Так, что тут у нас? <text:span text:style-name="T1">Т</text:span>ри последних запроса вызвали сбои в работе кластера и заставили перегрузиться один из хостов.</text:p>
      <text:p text:style-name="P35"><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5"/>
      <text:p text:style-name="P89"><text:span text:style-name="T15">– Нэш, к</text:span>ак называется наш проект?</text:p>
      <text:p text:style-name="P87"><text:span text:style-name="T9">– </text:span><text:span text:style-name="T63">Дайсон.</text:span></text:p>
      <text:p text:style-name="P87"><text:span text:style-name="T9">– </text:span><text:span text:style-name="T63">Сколько тебе лет?</text:span></text:p>
      <text:p text:style-name="P87"><text:span text:style-name="T9">– </text:span><text:span text:style-name="T63">Два года с начала запуска кластера.</text:span></text:p>
      <text:p text:style-name="P87"><text:soft-page-break/><text:span text:style-name="T9">– </text:span><text:span text:style-name="T63">Какой сейчас год?</text:span></text:p>
      <text:p text:style-name="P87"><text:span text:style-name="T9">– </text:span><text:span text:style-name="T53">20</text:span><text:span text:style-name="T39">19</text:span><text:span text:style-name="T63">-й.</text:span></text:p>
      <text:p text:style-name="P27"/>
      <text:p text:style-name="P35">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4"/>
      <text:p text:style-name="P89"><text:span text:style-name="T1">– </text:span>Н<text:span text:style-name="T1">эш тестовая задача номер шестнадцать</text:span>. <text:span text:style-name="T1">Выполни при настройках по умолчанию.</text:span></text:p>
      <text:p text:style-name="P59">– Принял к исполнению.</text:p>
      <text:p text:style-name="P59"/>
      <text:p text:style-name="P97">«Выживание корпорации в условиях жёсткой конкуренции с ограниченными ресурсами. Случай 16».</text:p>
      <text:p text:style-name="P97">…</text:p>
      <text:p text:style-name="P97">…</text:p>
      <text:p text:style-name="P97">…</text:p>
      <text:p text:style-name="P97">Решение.</text:p>
      <text:p text:style-name="P97">…</text:p>
      <text:p text:style-name="P13"/>
      <text:p text:style-name="P13">Я вчитался в результат и присвистнул. Карандаш выпал у меня из руки и закатился под стол.</text:p>
      <text:p text:style-name="P13">–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3">– Решение принято в соответствии с текущими настройками, Анонимус.</text:p>
      <text:p text:style-name="P13"/>
      <text:p text:style-name="P35"><text:span text:style-name="T6">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20"/>
      <text:p text:style-name="P35"><text:span text:style-name="T6">–</text:span><text:span text:style-name="T7"> </text:span><text:span text:style-name="T6">Нэш</text:span><text:span text:style-name="T60">, </text:span><text:span text:style-name="T6">в некоем городе живёт брадобрей, который бреет всех людей, которые не бреются сами. Вопрос: кто бреет брадобрея</text:span><text:span text:style-name="T60">?</text:span></text:p>
      <text:p text:style-name="P35"/>
      <text:p text:style-name="P35">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8">incompatible interface Analytics v.0.93 beta</text:span>”</text:p>
      <text:p text:style-name="P35">Ага, уже теплее.</text:p>
      <text:p text:style-name="P35"/>
      <text:p text:style-name="P87"><text:span text:style-name="T9">– Нэш</text:span><text:span text:style-name="T63">, выдай диагностику модуля </text:span><text:span text:style-name="T9">аналитики.</text:span></text:p>
      <text:p text:style-name="P35"/>
      <text:p text:style-name="P35">Йо! Видеокамеры молча наблюдают за <text:span text:style-name="T1">моим </text:span>поднятым вверх <text:span text:style-name="T1">большим пальцем</text:span>.</text:p>
      <text:p text:style-name="P35">Всё <text:span text:style-name="T1">ясно</text:span>. Версия аналитического модуля устарела и стала несовместимой с последним апдейтом кибермозга.</text:p>
      <text:p text:style-name="P35">Набираю номер прожект-мэнеджера.</text:p>
      <text:p text:style-name="P35"/>
      <text:p text:style-name="P35"><text:soft-page-break/><text:span text:style-name="T15">–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5"><text:span text:style-name="T15">– </text:span>Окей. Спасибо, <text:span text:style-name="T1">Анон</text:span>. <text:span text:style-name="T1">Выручил.</text:span></text:p>
      <text:p text:style-name="P35"><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 Но эти установки работают не в тестовом кластере, а на продакшн-сервере.</text:p>
      <text:p text:style-name="P10">– Забей, это не наше дело.</text:p>
      <text:p text:style-name="P35"><text:span text:style-name="T1">– </text:span>Ааа, понятно. Ладно, у меня всё. <text:span text:style-name="T1">Отбой</text:span>!</text:p>
      <text:p text:style-name="P36"><text:span text:style-name="T1">– Отбой</text:span>. <text:span text:style-name="T1">Ещё раз спасибо, что помог. Жаль, что ты ушёл</text:span><text:span text:style-name="T15">.</text:span></text:p>
      <text:p text:style-name="P117">Бип-бип-бип.</text:p>
      <text:p text:style-name="P117"/>
      <text:p text:style-name="P35"><text:span text:style-name="T1">У</text:span>ходя попрощался с охранником, <text:span text:style-name="T1">увлечённо исследующим тему садо-мазо</text:span>.</text:p>
      <text:p text:style-name="P35">Всё, свободен. Хотя <text:s/><text:span text:style-name="T1">воскресенье</text:span> уже испорчен<text:span text:style-name="T1">о</text:span>.</text:p>
      <text:p text:style-name="P35"/>
      <text:p text:style-name="P150">***</text:p>
      <text:p text:style-name="P150"/>
      <text:p text:style-name="P5">На улице моросил дождь со снегом. Я шарил по карманам в поисках ключей от машины, когда по плечу похлопали.</text:p>
      <text:p text:style-name="P5"/>
      <text:p text:style-name="P5">Я обернулся. За спиной подслеповато щурясь, осклабился бородатый зачуханый мужик в рваных джинсах и свитере.</text:p>
      <text:p text:style-name="P5">– Слышь, бро, дай на опохмел? Сил нет, в глотке пересохло. Спать не могу, глюки всякие снятся.</text:p>
      <text:p text:style-name="P5"/>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
      <text:p text:style-name="P5">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5"/>
      <text:p text:style-name="P5">– Так чего, дашь на успокоение нервов? Не жлобись, мужик, будь другом? – повторный оклик нищего вернул меня к реальности.</text:p>
      <text:p text:style-name="P5"><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сунув нос в кулёк. – Ромчик! То, что надо! Спасибо, бро!</text:p>
      <text:p text:style-name="P5">Бродяга пошлёпал в дождь.</text:p>
      <text:p text:style-name="P5">Я смотрел ему вслед, пытаясь вспомнить детали видения,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5">100. </text:span>И жизнь вертится каруселью, из которой не выскочишь.</text:p>
      <text:p text:style-name="P5">Теперь, вот, выскочил. Да только что делать с этим — непонятно.</text:p>
      <text:p text:style-name="P5"/>
      <text:p text:style-name="P1">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5">–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5"/>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5"/>
      <text:p text:style-name="P25"><text:span text:style-name="T1">Блядь, как </text:span>всё <text:span text:style-name="T1">заебало</text:span>. За-<text:span text:style-name="T1">е</text:span>-ба-ло!</text:p>
      <text:p text:style-name="P25"/>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5">Валиум <text:span text:style-name="T56">–</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5"/>
      <text:p text:style-name="P5">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4">***</text:p>
      <text:p text:style-name="P4"/>
      <text:p text:style-name="P1">Грохот улицы не достигал крыши <text:span text:style-name="T31">тридцатичетырёх</text:span><text:span text:style-name="T30">этажного </text:span><text:span text:style-name="T31">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1">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text:span text:style-name="T30">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5"><text:span text:style-name="T1">Блядь</text:span>, что за мысли пошли!</text:p>
      <text:p text:style-name="P88"/>
      <text:p text:style-name="P1">Я вспомнил<text:span text:style-name="T30"> </text:span><text:span text:style-name="T31">Юджина</text:span><text:span text:style-name="T1">,</text:span> <text:span text:style-name="T31">месяц</text:span> назад прыгнувшего с крыши <text:span text:style-name="T1">своей</text:span> <text:span text:style-name="T1">высотки</text:span>.</text:p>
      <text:p text:style-name="P1"/>
      <text:p text:style-name="P25">Нет, это не для меня. Я сюда пришёл подышать воздухом. И только.</text:p>
      <text:p text:style-name="P88"/>
      <text:p text:style-name="P1"><text:span text:style-name="T1">Юджин</text:span>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5">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5">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6">А у нас получается… </text:span><text:span text:style-name="T2">–</text:span><text:span text:style-name="T56">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54">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5"/>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5">Картинка дёрнулась и поплыла, звёзды опять стали вращаться.</text:p>
      <text:p text:style-name="P25"/>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5">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7"/>
      <text:p text:style-name="P1">Остатками сознания почувствовал исчезновение опоры под спиной и начало падения.</text:p>
      <text:p text:style-name="P1"><text:span text:style-name="T30">Тридцать чет</text:span><text:span text:style-name="T31">ыре</text:span><text:span text:style-name="T30"> </text:span>этаж<text:span text:style-name="T1">а</text:span>! Пиздец, <text:span text:style-name="T1">—</text:span> успел подумать я, <text:span text:style-name="T1">прежде чем </text:span>сознание выключилось.</text:p>
      <text:p text:style-name="P1"/>
      <text:h text:style-name="P164" text:outline-level="2">2. Пробуждение</text:h>
      <text:p text:style-name="P33"/>
      <text:p text:style-name="P1"><text:span text:style-name="T36">Сознание рестартовало после того, как я гребанулся </text:span><text:span text:style-name="T56">затылком и плечами об каменный пол. </text:span><text:span text:style-name="T2">Кажись, ты жив, Анон! Непонятно, только, хорошо это, или так себе?</text:span></text:p>
      <text:p text:style-name="P10"/>
      <text:p text:style-name="P1"><text:span text:style-name="T2">Я о</text:span><text:span text:style-name="T56">ткрыл глаза, тщётно пытаясь вдохнуть. Образ, </text:span><text:span text:style-name="T2">который я </text:span><text:span text:style-name="T56">пару мгновений назад </text:span><text:span text:style-name="T2">видел на фоне </text:span><text:span text:style-name="T56">звёзд, теперь сфокусировался прямо у моего носа. Точёная голова с резко очерчеными скулами в ореоле </text:span><text:soft-page-break/><text:span text:style-name="T56">живого переливающегося сияния, огромные глаза на треть морды, </text:span><text:span text:style-name="T2">грациозные</text:span><text:span text:style-name="T56"> настороженные уши, нежный розов</text:span><text:span text:style-name="T2">атый</text:span><text:span text:style-name="T56"> нос, венчающая голову </text:span><text:span text:style-name="T2">высокая тиара</text:span><text:span text:style-name="T56">. И приковывающая к себе внимание звёздочка, та самая магическая искорка </text:span><text:span text:style-name="T22">—</text:span><text:span text:style-name="T56"> центр круговорота в звёздном небе. Звёздочка магического огонька на кончике рога.</text:span></text:p>
      <text:p text:style-name="P35"/>
      <text:p text:style-name="P35">Единорог поднял голову и оглянулся куда-то назад.</text:p>
      <text:p text:style-name="P35"><text:span text:style-name="T15">–</text:span> Она очнулась. Хвала небу, нам это удалось!</text:p>
      <text:p text:style-name="P35"/>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 <text:s/>Да и не должно быть — это же не ЛСД какой-нибудь</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5"/>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5"/>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5"><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9">Короче, тот ещё бомжатник.</text:p>
      <text:p text:style-name="P19"/>
      <text:p text:style-name="P19">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5"/>
      <text:p text:style-name="P1"><text:span text:style-name="T1">–</text:span> Так это и есть наш П<text:span text:style-name="T41">роводник</text:span>??? А?!! <text:span text:style-name="T1">А-ха-ха-ха-ха-ха-ха</text:span>! <text:span text:style-name="T15">–</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5">Я даже начал было смотреть серии по собственной инициативе, но после самоубийства Юджина не смог к ним вернуться.</text:p>
      <text:p text:style-name="P5"/>
      <text:p text:style-name="P37"><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7"/>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5">–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5">– Ей больно. Я сейчас слишком слаба и не смогла надолго облегчить её страдания. Мне нужно восстановиться после заклинания.</text:p>
      <text:p text:style-name="P5">– Потерпи немного, в королевской больнице Кантерлота тебе помогут, дорогая, – обратилась Селестия ко мне.</text:p>
      <text:p text:style-name="P5"/>
      <text:p text:style-name="P5">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7"><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5">!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5">– Что за бред?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5"/>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5">– А что, в Винг-Поинте вас не учили, что оставлять пост без приказа — недопустимо? – отпустил он уже пегасу.</text:p>
      <text:p text:style-name="P5"/>
      <text:p text:style-name="P5">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5"/>
      <text:p text:style-name="P1"><text:span text:style-name="T1">– Кимеринн, успокойтесь. Этот заносчивый драконикус никогда не умел выбирать выражения,</text:span><text:span text:style-name="T15">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5">–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5"/>
      <text:p text:style-name="P5">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5"/>
      <text:p text:style-name="P5">–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5"/>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5">– На себя посмотри! – огрызнулся Дискорд. – Призвала в Эквестрию какую-то полудохлую обезьяну вместо с<text:span text:style-name="T30">верх</text:span>…</text:p>
      <text:p text:style-name="P5">– Сестра, ты идёшь? – выглянула в зал Луна.</text:p>
      <text:p text:style-name="P5"/>
      <text:p text:style-name="P5">Тут м<text:span text:style-name="T15">еня, </text:span>наконец,<text:span text:style-name="T15"> стошнило. Буквально вывернуло наизнанку: из носа текло, в глазах стояли слёзы.</text:span></text:p>
      <text:p text:style-name="P5">Вот это по-нашему, Анон!</text:p>
      <text:p text:style-name="P5"/>
      <text:p text:style-name="P5">Тёмная аликорница брезгливо поджала губы. <text:span text:style-name="T15">Д</text:span>искорд сделал шаг в сторону, чтобы не попасть под брызги.</text:p>
      <text:p text:style-name="P1"><text:span text:style-name="T15">–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5"/>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5"/>
      <text:p text:style-name="P19"><text:span text:style-name="T1">Вот дерьмо! </text:span>Я потянулся за платком.</text:p>
      <text:p text:style-name="P19">– Я это… Извиняюсь. Сейчас вытру.</text:p>
      <text:p text:style-name="P5"><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9">–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0">три </text:span>месяца. Восстановиться раньше и открыть коридор обратно в твой мир у меня не <text:span text:style-name="T1">получится…</text:span></text:p>
      <text:p text:style-name="P5"/>
      <text:p text:style-name="P1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9"/>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5">Ха! Непосредственность аликорницы вызвала у меня <text:span text:style-name="T15">истерическое</text:span> умиление. Спасибо, хоть полетать не предложила!</text:p>
      <text:p text:style-name="P5"/>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5"/>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5"/>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гневно заржала она. – Некогда прохлаждаться!</text:p>
      <text:p text:style-name="P5"/>
      <text:p text:style-name="P5">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5"/>
      <text:p text:style-name="P5">–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5"/>
      <text:p text:style-name="P5">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5"/>
      <text:p text:style-name="P5">–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5">– Какого хера? Прекрати немедленно! Бля!</text:p>
      <text:p text:style-name="P5"/>
      <text:p text:style-name="P5">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
      <text:p text:style-name="P5">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5"/>
      <text:p text:style-name="P5">Мне резко захотелось стать на ноги и пришпарить побыстрее. Фиг там, я по-прежнему болтался в воздухе, в ореоле левитационной магии!</text:p>
      <text:p text:style-name="P5"/>
      <text:p text:style-name="P5">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
      <text:p text:style-name="P5"><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рукав» зелёной массы, выползающий из бокового прохода, как паста из тюбика.</text:p>
      <text:p text:style-name="P5"/>
      <text:p text:style-name="P5">Бац!</text:p>
      <text:p text:style-name="P5"/>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
      <text:p text:style-name="P5">Бац!</text:p>
      <text:p text:style-name="P5"/>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
      <text:p text:style-name="P5">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5"/>
      <text:p text:style-name="P5">Планка твоего уважения к аликорнице резко пошла вверх, Анон!</text:p>
      <text:p text:style-name="P5"/>
      <text:p text:style-name="P5">–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text:p text:style-name="P5">…</text:p>
      <text:p text:style-name="P5"/>
      <text:p text:style-name="P5">– Эй!.. Ты как? – я подошёл к Селестии и потыкал её носком ботинка в бок.</text:p>
      <text:p text:style-name="P5">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5"/>
      <text:p text:style-name="P5">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5"><text:soft-page-break/>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
      <text:p text:style-name="P5">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5"/>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5"/>
      <text:p text:style-name="P5">Ну, всё, можно вставлять в глаза монетки. Хороший бутерброд получился для глистоплюща!</text:p>
      <text:p text:style-name="P5"/>
      <text:p text:style-name="P5"><text:span text:style-name="T30">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5">– Вставай, родная, вставай! Давай, я помогу тебе. Совсем немного осталось…</text:p>
      <text:p text:style-name="P5">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text:p text:style-name="P5">– Вот они!!!</text:p>
      <text:p text:style-name="P5">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5"/>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5"/>
      <text:p text:style-name="P5">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
      <text:p text:style-name="P5">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5"/>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5">Спи, Сестра моя родная,<text:line-break/>Спи. Усни.<text:line-break/>Крыльями тебя укрою,<text:line-break/>Спи. Усни.</text:p><text:p text:style-name="P155"><text:tab/>В чаще тёмной волки воют,<text:line-break/>Спи. Усни.</text:p><text:p text:style-name="P155"><text:tab/>В мрачном замке духи ноют,<text:line-break/>Спи. Усни.</text:p><text:p text:style-name="P155"><text:tab/>Сказки вечность нам читает,<text:line-break/>Спи. Усни.<text:line-break/>День осенний угасает,<text:line-break/>Спи. Усни.<text:line-break/>Помни только в сне глубоком,</text:p><text:p text:style-name="P15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5"/>
      <text:p text:style-name="P5">–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
      <text:p text:style-name="P5">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5"/>
      <text:p text:style-name="P5">Ну, блин, пронесло! Не думаю, что эта дрянь умеет летать. Я облегчённо выдохнул.</text:p>
      <text:p text:style-name="P5"/>
      <text:p text:style-name="P5">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5"/>
      <text:p text:style-name="P5">–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5">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5">–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5">– Почему ты называешь замок домом?</text:p>
      <text:p text:style-name="P5">–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5">Тёмная аликорница поправила Селестии раскрывшееся крыло и продолжила.</text:p>
      <text:p text:style-name="P5">–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Я заметил:</text:p>
      <text:p text:style-name="P5">– Паршивое место вы с сестрой выбрали для замка, однако! Берег гнилого болота — не самое подходящее место для королевской резиденции.</text:p>
      <text:p text:style-name="P5">Тёмная аликорница смутилась.</text:p>
      <text:p text:style-name="P5">–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5">– Точно недавно?</text:p>
      <text:p text:style-name="P5">– Почему ты спрашиваешь Нас?</text:p>
      <text:p text:style-name="P19">Я указал на пятно ряби на воде, быстро догоняющее тень от колесницы.</text:p>
      <text:p text:style-name="P5">– Потому что в нём успела завестись рыба. Причём, судя по зыби, достаточно крупная.</text:p>
      <text:p text:style-name="P5">Луна проследила взглядом направление и вскочила на ноги.</text:p>
      <text:p text:style-name="P5">– Набирай высоту! Они настигают нас! – крикнула она Дискорду.</text:p>
      <text:p text:style-name="P5">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5"/>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5"><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5">Снова хлопок — и снова разряд молнии из рога Луны обратил плеть плюща в россыпь искр. Запахло озоном.</text:p>
      <text:p text:style-name="P5"/>
      <text:p text:style-name="P5">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5"/>
      <text:p text:style-name="P5">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5"/>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30">надреснутым голосом.</text:span></text:p>
      <text:p text:style-name="P73"/>
      <text:p text:style-name="P5"><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5"/>
      <text:p text:style-name="P5">Что-то схватило меня за шиворот и потащило назад.</text:p>
      <text:p text:style-name="P5"/>
      <text:p text:style-name="P5">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5"/>
      <text:p text:style-name="P5">Пегасы тем временем упорно махали крыльями, пытаясь прорваться к близкому берегу.</text:p>
      <text:p text:style-name="P5"/>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5"/>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
      <text:p text:style-name="P5"><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прямо возле меня и пол платформы выровнялся.</text:p>
      <text:p text:style-name="P5">– Кимеринн!!! <text:s/>– <text:s/>закричала Луна, выплюнув воротник моей куртки.</text:p>
      <text:p text:style-name="P5"/>
      <text:p text:style-name="P5">Колесо с куском оси, намертво оплетенное лианой, догоняло стремительно уходящего вниз пегаса. Освобождённый экипаж стал набирать высоту.</text:p>
      <text:p text:style-name="P5">Луна, сложив крылья, прыгнула головой вниз с платформы.</text:p>
      <text:p text:style-name="P5"/>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
      <text:p text:style-name="P5">Мы уже летели над берегом, когда она молча опустилась на платформу и забилась в угол<text:span text:style-name="T30">, опустив голову на пол.</text:span></text:p>
      <text:p text:style-name="P73"/>
      <text:p text:style-name="P5"><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5"/>
      <text:p text:style-name="P5">Откуда-то снизу послышался шорох и возня. Я лёг на пол и заглянул под платформу.</text:p>
      <text:p text:style-name="P5"/>
      <text:p text:style-name="P5">Дискорд, ухватившись <text:span text:style-name="T30">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5">–</text:span> Уфф! Выкарабкались. Почти без потерь, <text:span text:style-name="T15">–</text:span> заметил Дискорд, осматривая крыло. <text:span text:style-name="T15">–</text:span> Могло быть и хуже.</text:p>
      <text:p text:style-name="P5"><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
      <text:p text:style-name="P5">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5"/>
      <text:p text:style-name="P5">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73"><text:span text:style-name="T1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5">–</text:span> ТЫ!!! ТЫ!..</text:p>
      <text:p text:style-name="P5"><text:span text:style-name="T15">–</text:span> Да, я!!! <text:span text:style-name="T15">–</text:span> Дискорд подбоченился и с вызовом посмотрел на разъярённую аликорницу. <text:span text:style-name="T15">–</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5"/>
      <text:p text:style-name="P5">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5"/>
      <text:p text:style-name="P5">Дальнейший путь мы провели в молчании.</text:p>
      <text:p text:style-name="P23"/>
      <text:h text:style-name="P164" text:outline-level="2">3. Норф</text:h>
      <text:p text:style-name="P90"/>
      <text:p text:style-name="P25">Глава IV. Пределы магии</text:p>
      <text:p text:style-name="P22"/>
      <text:p text:style-name="P25"><text:soft-page-break/>Вашему покорному слуге известны четыре предела магии: </text:p>
      <text:p text:style-name="P25"/>
      <text:list xml:id="list648928893030666675" text:style-name="L1">
        <text:list-item>
          <text:p text:style-name="P16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6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 Сколько страниц сегодня нахреначили?</text:span></text:p><text:p text:style-name="P154">– <text:span text:style-name="T1">Восемь, учитель!</text:span></text:p><text:p text:style-name="P154">– Отлично. Надиктую ещё две и сбегаешь за кофе.</text:p></text:note-body></text:note></text:span></text:p>
        </text:list-item>
      </text:list>
      <text:p text:style-name="P7"/>
      <text:p text:style-name="P12">Я захлопнул “Основы заклят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5">. Выносить книги из читального зала запрещено”.</text:span></text:p>
      <text:p text:style-name="P8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8"/>
      <text:p text:style-name="P88">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8"/>
      <text:p text:style-name="P88"><text:soft-page-break/>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8"/>
      <text:p text:style-name="P88">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6"> </text:span>гор.</text:p>
      <text:p text:style-name="P88"/>
      <text:p text:style-name="P88">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8"/>
      <text:p text:style-name="P88">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12"/>
      <text:p text:style-name="P12">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12"/>
      <text:p text:style-name="P12">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12"/>
      <text:p text:style-name="P12">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12"/>
      <text:p text:style-name="P12">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12"/>
      <text:p text:style-name="P12">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12"/>
      <text:p text:style-name="P88"><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12">Но эти мечты хотя бы позволяют забыть сосущее чувство валиумного голодания…</text:p>
      <text:p text:style-name="P12"/>
      <text:p text:style-name="P88">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8">Так, что тут у нас?</text:p>
      <text:p text:style-name="P88"/>
      <text:p text:style-name="P88">“<text:span text:style-name="T28">Новости двора: </text:span><text:span text:style-name="T10">состояние </text:span><text:span text:style-name="T28">здоровь</text:span><text:span text:style-name="T10">я</text:span><text:span text:style-name="T28">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88"/>
      <text:p text:style-name="P88">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8">Газета полетела в мусорное ведро.</text:p>
      <text:p text:style-name="P88"/>
      <text:p text:style-name="P88">Я потянулся. Хватит на сегодня чтения. Настало время ежедневной прогулки по городу. Тем более, что у меня есть деньги.</text:p>
      <text:p text:style-name="P88"/>
      <text:p text:style-name="P88">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8"/>
      <text:p text:style-name="P88">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8">Так что даже на ремонт одежды и покупку необходимых в повседневной жизни мелочей у меня финансов не было. До недавнего времени.</text:p>
      <text:p text:style-name="P88">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8"/>
      <text:p text:style-name="P88">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21">–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21"/>
      <text:p text:style-name="P88"><text:soft-page-break/><text:span text:style-name="T15">Ну, понятно, в элитном придворцовом квартале, который представляет из себя </text:span><text:span text:style-name="T1">верхний город</text:span><text:span text:style-name="T15">, цены кусаются. Топай вниз, Анон, на окраину!</text:span></text:p>
      <text:p text:style-name="P21">Но, блин, корявые пальцы внесли свою коррективу в шопинг-план!</text:p>
      <text:p text:style-name="P21"/>
      <text:p text:style-name="P88"><text:span text:style-name="T15">Как раз </text:span><text:span text:style-name="T1">на мосту, </text:span><text:span text:style-name="T15">на спуске в нижний </text:span><text:span text:style-name="T1">город, </text:span><text:span text:style-name="T15">я выронил монетку. И, естественно, она не осталась лежать там, где упала, а начала катиться </text:span><text:span text:style-name="T1">по мостовой </text:span><text:span text:style-name="T15">— </text:span><text:span text:style-name="T1">чем дальше, тем быстрее</text:span><text:span text:style-name="T15">.</text:span></text:p>
      <text:p text:style-name="P12">Подобно олуху из дешёвой комедии, я припустил со всех ног за монеткой и в долгой погоне <text:span text:style-name="T15">за ней чуть не открыл лбом дубовые ворота — серебряшка прокатилась прямо под ними.</text:span></text:p>
      <text:p text:style-name="P21"/>
      <text:p text:style-name="P12"><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
      <text:p text:style-name="P12">Я приоткрыл створку.</text:p>
      <text:p text:style-name="P12"/>
      <text:p text:style-name="P21">–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21">– <text:span text:style-name="T1">Анонимус,</text:span> – <text:s/>отрекомендовался я. – <text:s/>Человек.</text:p>
      <text:p text:style-name="P21">–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12">Рядом с единорогом в ангаре на двух домкратах покоилась старая знакомая <text:span text:style-name="T15">—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2"/>
      <text:p text:style-name="P21">–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21">– К сожалению, не слышал. Я тут недавно.</text:p>
      <text:p text:style-name="P21">–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21">– Я вижу вас, – честно признался я.</text:p>
      <text:p text:style-name="P21">–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21">– Вы говорили, что королевские <text:span text:style-name="T1">колесницы</text:span> делали три <text:span text:style-name="T1">двора</text:span>…</text:p>
      <text:p text:style-name="P21">–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21"/>
      <text:p text:style-name="P21">Норф строго посмотрел на меня поверх очков.</text:p>
      <text:p text:style-name="P21">–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21"/>
      <text:p text:style-name="P21">Единорог с силой крутанул колесо. Оно беззвучно завертелось, превратившись в серый размытый диск.</text:p>
      <text:p text:style-name="P2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1"/>
      <text:p text:style-name="P21">Норф пошёл к <text:span text:style-name="T1">небольшому деревянному гаражу</text:span>, стоявшему у задней стены дворика. На полпути он обернулся.</text:p>
      <text:p text:style-name="P21">– Не могли бы вы помочь мне вон с тем домкратом? А то склероз замучал, а бегать туда-сюда уже малость трудновато.</text:p>
      <text:p text:style-name="P21">Распахнув ветхие ворота сарайчика, <text:span text:style-name="T1">Норф</text:span> картинно вскинул копыто.</text:p>
      <text:p text:style-name="P21">– “Королева Лорен ”! Встречайте!</text:p>
      <text:p text:style-name="P21"/>
      <text:p text:style-name="P21"><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21"/>
      <text:p text:style-name="P21">–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12">Единорог по-старчески задремал, прислонившись к заднему колесу. Я упёрся рукой в лакированный корпус и осторожно пошатал его.</text:p>
      <text:p text:style-name="P21">Старик клюнул носом и встрепенулся. Потом он огляделся и заговорщицки подмигнул мне.</text:p>
      <text:p text:style-name="P21">–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12"/>
      <text:p text:style-name="P12">Норф поправил сползший плед и высморкался.</text:p>
      <text:p text:style-name="P21">–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и триумфами с трибуны.</text:span></text:p>
      <text:p text:style-name="P40"/>
      <text:p text:style-name="P21">Норф любовно погладил обтекатель кареты и стал подымать её на домкрате.</text:p>
      <text:p text:style-name="P2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1"/>
      <text:p text:style-name="P21">Норф снял заднее колесо и покатил его под навес. Я закрыл охромевшую “Королеву Лорен” в гараже и последовал за ним.</text:p>
      <text:p text:style-name="P21">– А вы, как я вижу, королевский гость? – Норф кивнул на ворот рубашки с закрепённой клипсой-пропуском. – Могу я вас попросить об одном одолжении?</text:p>
      <text:p text:style-name="P21">– Да, пожалуйста!</text:p>
      <text:p text:style-name="P21">– Подождите минутку, я сейчас.</text:p>
      <text:p text:style-name="P21">Норф закончил монтаж колеса и скрылся в небольшом домике в глубине двора.</text:p>
      <text:p text:style-name="P21"/>
      <text:p text:style-name="P21">Я огляделся. <text:span text:style-name="T1">За ангаром расположилась круглая ухоженная клумба, рядом с которой блестел мой злосчастный грош.</text:span></text:p>
      <text:p text:style-name="P12">Попался, засранец!</text:p>
      <text:p text:style-name="P12"/>
      <text:p text:style-name="P21"><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4">Магдалена Фрискай-Каррус, </text:span><text:span text:style-name="T4">2088</text:span><text:span text:style-name="T50"> – </text:span><text:span text:style-name="T37">2135</text:span><text:span text:style-name="T50"> A.C.</text:span><text:span text:style-name="T31">»</text:span>. <text:span text:style-name="T1">Над</text:span> надписью было стилизованное изображение распростёршего крылья пегаса, тянущего колесницу.</text:p>
      <text:p text:style-name="P21"/>
      <text:p text:style-name="P21">Я торопливо отошёл к воротам. Норф как раз вышел из дома с маленькой деревянной коробочкой красного цвета.</text:p>
      <text:p text:style-name="P21">–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1">– Не забуду, – пообещал я.</text:p>
      <text:p text:style-name="P21"/>
      <text:h text:style-name="Heading_20_2" text:outline-level="2"><text:span text:style-name="T15">4. </text:span><text:span text:style-name="T1">Заклинание Последнего Шанса</text:span></text:h>
      <text:p text:style-name="P21"/>
      <text:p text:style-name="P25">Глава VI. Основы</text:p>
      <text:p text:style-name="P25"/>
      <text:p text:style-name="P25"><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5"/>
      <text:p text:style-name="P2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5"/>
      <text:p text:style-name="P25">Возьмём, <text:span text:style-name="T1">к</text:span> 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Клянусь, дорогая, это в прошлом! И</text:span>,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0"/>
      <text:p text:style-name="P37">На трактат упала тень.</text:p>
      <text:p text:style-name="P39">– Эй, нельзя ли не заслонять…</text:p>
      <text:p text:style-name="P39">Я поперхнулся словом, упёршись носом в покрытую белой шерстью грудь. Селестия с извинением оступила.</text:p>
      <text:p text:style-name="P39">–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9"/>
      <text:p text:style-name="P37"><text:span text:style-name="T15">За прошедшие дни я уже привык и к магии, и к разумным эквиноподобным, и даже </text:span><text:span text:style-name="T1">к деревянным дирижаблям</text:span><text:span text:style-name="T15">.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73"/>
      <text:p text:style-name="P39">– Эээ…</text:p>
      <text:p text:style-name="P39">–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text:p text:style-name="P39">– Вот, так лучше, – улыбнулась она, вышагивая из него. – Доктор Плантаго Майор был уверен, что я не дотянусь до замка.</text:p>
      <text:p text:style-name="P73"><text:soft-page-break/>Экзоскелет, лишившись хозяйки, переключил цвет лампочки с зелёного на оранжевый. <text:span text:style-name="T15">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9">– Хмм, печально, успел зачерстветь, – аликорница с усилием откусила добрую половину и стала с хрустом жевать.</text:p>
      <text:p text:style-name="P39">– Эмм… Насколько я помню, тебе было прописано два месяца постельного режима? Кстати, без сладостей. Сейчас едва неделя прошла.</text:p>
      <text:p text:style-name="P39">Аликорница с досадой скосила на меня глаз, продолжая жевать.</text:p>
      <text:p text:style-name="P39">–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9"/>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вытащила нос из тайника и <text:s/>посмотрела на меня, насторожив уши.</text:p>
      <text:p text:style-name="P37"><text:span text:style-name="T15">–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4">—</text:span><text:span text:style-name="T5"> через пару дней на мне воду возить можно будет.</text:span></text:p>
      <text:p text:style-name="P54">Аликорница нервно хохотнула.</text:p>
      <text:p text:style-name="P40">– А по-моему, ты не…</text:p>
      <text:p text:style-name="P37"><text:span text:style-name="T16">– Так, я попрошу! – перебила меня венценосная кобыла. – Давай, ты не будешь лезть в мои дела, а я не буду</text:span><text:span text:style-name="T5">… эээ… кхмм…</text:span></text:p>
      <text:p text:style-name="P40">– Не будешь что?</text:p>
      <text:p text:style-name="P54">Селестия нахмурилась и угрожающе подняла крылья.</text:p>
      <text:p text:style-name="P54"><text:span text:style-name="T15">– </text:span>Не забывай, человек, я — могущественный маг и правитель Эквестрии. Ко мне нужно относиться с должным уважением!</text:p>
      <text:p text:style-name="P54"><text:span text:style-name="T15">– </text:span>А то что? Превратишь в жабу? Сошлёшь на луну? Убьёшь нахер?</text:p>
      <text:p text:style-name="P54">Аликорница сникла. Уши её опустились.</text:p>
      <text:p text:style-name="P54"><text:span text:style-name="T15">– Анонимус</text:span>, ну зачем так… Ты же знаешь, я этого не сделаю.</text:p>
      <text:p text:style-name="P54"><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4"/>
      <text:p text:style-name="P54">Селестия приложила копыто ко лбу и издала протяжный стон.</text:p>
      <text:p text:style-name="P40">– О, небо! Я забыла распорядиться насчёт тебя! Я совсем отупела от дворцовой жизни! Извини, пожалуйста!</text:p>
      <text:p text:style-name="P54"><text:span text:style-name="T15">–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5"> штучки при общении со мной. А я постараюсь помочь тебе </text:span>— если это в моих силах, разумеется<text:span text:style-name="T15">.</text:span></text:p>
      <text:p text:style-name="P40"/>
      <text:p text:style-name="P54"><text:span text:style-name="T15">Аликорница уселась н</text:span>а пол <text:span text:style-name="T15">и прижала копыто к груди.</text:span></text:p>
      <text:p text:style-name="P40"><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54">Закончив фразу, аликорница вскинула копыто вперёд и вверх. Я чуть не подавился нервным смешком, настолько это напоминало зигу<text:tab/>.</text:p>
      <text:p text:style-name="P54"><text:span text:style-name="T15">– Лады! Вот видишь, со мной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40"/>
      <text:p text:style-name="P55">***</text:p>
      <text:p text:style-name="P55"/>
      <text:p text:style-name="P54"><text:span text:style-name="T15">Л</text:span>ампа<text:span text:style-name="T15"> отбрасывал</text:span>а<text:span text:style-name="T15"> мягкие тени на стену библиотеки. Селестия, расположи</text:span>вшись<text:span text:style-name="T15"> лёжа у моего кресл</text:span>а,<text:span text:style-name="T15">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4"/>
      <text:p text:style-name="P54"><text:span text:style-name="T15">– </text:span>Вот, читай отсюда, <text:span text:style-name="T15">– а</text:span>ликорница подчеркнула абзац копытом.</text:p>
      <text:p text:style-name="P54"/>
      <text:p text:style-name="P6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7"/>
      <text:p text:style-name="P67">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7"/>
      <text:p text:style-name="P6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7"/>
      <text:p text:style-name="P67">Но величайшая справедливость юниверсума заключается в том, что не существует безвыходных положений. Всегда есть надежда.</text:p>
      <text:p text:style-name="P67"/>
      <text:p text:style-name="P6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7"/>
      <text:p text:style-name="P67">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4"/>
      <text:p text:style-name="P54"><text:soft-page-break/>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40"/>
      <text:p text:style-name="P40">Я посмотрел на аликорницу. Та старательно делала вид, что интересуется состоянием лака на обожжёном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text:p text:style-name="P40">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40"/>
      <text:p text:style-name="P40">– Ээээ… ммм… А вы пробовали обратиться к врачу? – начал я как можно мягче.</text:p>
      <text:p text:style-name="P40"/>
      <text:p text:style-name="P40">БАЦ!!!</text:p>
      <text:p text:style-name="P40"/>
      <text:p text:style-name="P40">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нам. У меня нет времени его переубедить.</text:p>
      <text:p text:style-name="P54"/>
      <text:p text:style-name="P40"><text:span text:style-name="T1">Аликорница</text:span> обратилась ко мне.</text:p>
      <text:p text:style-name="P40"><text:soft-page-break/>– <text:s/>Извини, <text:span text:style-name="T1">с</text:span>орвалась. Мне очень стыдно. Последнее время всё идёт наперекосяк, совсем не так, как мы планировали.</text:p>
      <text:p text:style-name="P40"><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4"/>
      <text:p text:style-name="P54">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4"/>
      <text:p text:style-name="P54">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4"/>
      <text:p text:style-name="P54">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40">–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4"/>
      <text:p text:style-name="P54">Я снял её копыто со своего плеча и осторожно поставил на пол.</text:p>
      <text:p text:style-name="P40"><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54">–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54"/>
      <text:p text:style-name="P54">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54">–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54"><text:soft-page-break/></text:p>
      <text:p text:style-name="P54">Я протянул руку, вытер ей слёзы и погладил по шее.</text:p>
      <text:p text:style-name="P54">– Не плачь, принцесса. Я не отказываюсь. Хотя, скорее всего, Стар Свирл что-то напутал в заклинании, потому что я человек, а не сверхаликорн.</text:p>
      <text:p text:style-name="P54">–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4"/>
      <text:p text:style-name="P54">Селестия успокоилась и смущённо потёрлась носом мне о плечо.</text:p>
      <text:p text:style-name="P54">– И я не читала твои мысли, Анонимус. У тебя на лице и так всё написано — ты не умеешь скрывать эмоции.</text:p>
      <text:p text:style-name="P54"/>
      <text:p text:style-name="P54">Наружная дверь заскрипела,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pan text:style-name="T1">Дискордовы</text:span> яйца! Они нашли меня!</text:p>
      <text:p text:style-name="P40">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40">– Ты! Чего! Делаешь! Твоё, <text:span text:style-name="T1">блин,</text:span> высочество!!! – <text:s/>я едва уберёг <text:span text:style-name="T1">своё </text:span>естество от острого рога.</text:p>
      <text:p text:style-name="P40"/>
      <text:p text:style-name="P40">Селестия подняла на меня глаз. <text:span text:style-name="T66">Прижав </text:span>уши к голове, <text:span text:style-name="T66">она дала</text:span> задний ход <text:span text:style-name="T66">и </text:span>выкарабкалась обратно. Окинув библиотеку отчаянным взглядом, <text:span text:style-name="T66">Селестия</text:span>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тчаянно прошептала аликорница, тщётно пытаясь охватить зубами раскрытую защёлку.</text:p>
      <text:p text:style-name="P40">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pan text:style-name="T1">Я</text:span> помогу! – <text:s/>Селестия изогнула шею и стала зубами сжимать защёлку.</text:p>
      <text:p text:style-name="P40"/>
      <text:p text:style-name="P40">ШЛОП!</text:p>
      <text:p text:style-name="P40"/>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4">Увидев Селестию, толпа замерла. Та в попытке спрятать меня, раскрыла крылья.</text:p>
      <text:p text:style-name="P54"/>
      <text:p text:style-name="P54">В наступившей тишине аликорница прошептала мне убито:</text:p>
      <text:p text:style-name="P40">– <text:span text:style-name="T1">Что-то мне не хочется оборачиваться.</text:span></text:p>
      <text:p text:style-name="P54">– А придётся. Кстати, крылья можешь опустить. Всё равно видна табуретка и мои ноги.</text:p>
      <text:p text:style-name="P54"/>
      <text:p text:style-name="P54">Селестия со вздохом закрыла глаза и медленно обернулась к толпе.</text:p>
      <text:p text:style-name="P54"><text:soft-page-break/>– Добрый вечер, мои дорогие.</text:p>
      <text:p text:style-name="P40">–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Heading_20_2" text:outline-level="2">5<text:span text:style-name="T1">.</text:span> Нерадивый ученик</text:h>
      <text:p text:style-name="P32"/>
      <text:p text:style-name="P54">– Это очень легко, уверяю тебя. Даже совсем маленькие жеребята единорогов способны на столь простую магию. Сконцентрируйся…</text:p>
      <text:p text:style-name="P54">– Ыыых… !!!</text:p>
      <text:p text:style-name="P54">Я покраснел от натуги, но этот блядский листочек даже не шелохнулся!</text:p>
      <text:p text:style-name="P54">– Давай попробуем ещё раз. Сосредоточься на объекте. Высвободи силу. Ты можешь это, я вижу в тебе большой потенциал!</text:p>
      <text:p text:style-name="P54">Куда уж больше! Эти медицинские каракули мне теперь месяц сниться будут!</text:p>
      <text:p text:style-name="P54">– Фффу-у-у! – листок закружился в воздухе от моего сердитого дуновения.</text:p>
      <text:p text:style-name="P54">Я отвернулся. Если она хочет выставить меня на посмешище, ей и напрягаться не нужно! Растёшь, Анон, вакансия шута тебе уже обеспечена!</text:p>
      <text:p text:style-name="P54"/>
      <text:p text:style-name="P54">– Анонимус…</text:p>
      <text:p text:style-name="P54">С лёгким вздохом Селестия положила голову мне на плечо.</text:p>
      <text:p text:style-name="P54">– Не сердись. Это моя вина. Я пытаюсь вести тебя ускоренным курсом.</text:p>
      <text:p text:style-name="P54">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54">– Не понимаю, куда ты так гонишь? Мы вполне можем заняться этим через пару недель, когда ты окрепнешь.</text:p>
      <text:p text:style-name="P54"/>
      <text:p text:style-name="P54">Селестия открыла глаза и нехотя оторвала голову от импровизированной подушки.</text:p>
      <text:p text:style-name="P54">– Нам нужно торопиться. У меня есть нехорошее предчувствие, а я привыкла доверять своим ощущениям.</text:p>
      <text:p text:style-name="P54">Листок с рецептом вернулся на место.</text:p>
      <text:p text:style-name="P54">– На это раз мы поступим по-другому. Есть способ ускорить процесс, – аликорница отвернулась в смятении.</text:p>
      <text:p text:style-name="P54">Я ждал.</text:p>
      <text:p text:style-name="P54"/>
      <text:p text:style-name="P54">–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54">–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54">–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54"/>
      <text:p text:style-name="P54"><text:soft-page-break/>Аликорница взглянула на меня со смущением.</text:p>
      <text:p text:style-name="P54">–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4"/>
      <text:p text:style-name="P54">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54"/>
      <text:p text:style-name="P54">–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54"/>
      <text:p text:style-name="P54">Я вздохнул. Чего не сделаешь ради этой чокнутой коняги!</text:p>
      <text:p text:style-name="P54">– Ну хорошо, хорошо, не волнуйся. Я готов. Только можно попросить тебя об одолжении?</text:p>
      <text:p text:style-name="P54">– Да?</text:p>
      <text:p text:style-name="P54">Аликорница с тревогой взглянула на меня.</text:p>
      <text:p text:style-name="P54">– Всё, что в моих силах, Анонимус.</text:p>
      <text:p text:style-name="P54">В её голосе сквозила едва сдерживаемая дрожь.</text:p>
      <text:p text:style-name="P54"/>
      <text:p text:style-name="P54">«Она думает, я сейчас загадаю себе полцарства, корону и ванильное мороженное в придачу!» – усмехнулся я.</text:p>
      <text:p text:style-name="P54">– Можно всё же не стирать мне память? Я, со своей стороны, даю слово не болтать о том, что узнаю, если тебя это беспокоит.</text:p>
      <text:p text:style-name="P54">Эх, пропало моё мороженное!</text:p>
      <text:p text:style-name="P54"/>
      <text:p text:style-name="P54">Аликорница воззрилась на меня с нечитаемым выражением на морде.</text:p>
      <text:p text:style-name="P54">– Я слишком многого прошу? – вздохнул я. – Ладно, забей. Но, хотя бы, будь поосторожнее. Не думаю, что я тебе понравлюсь в качестве овоща.</text:p>
      <text:p text:style-name="P54"/>
      <text:p text:style-name="P54">Аликорница спрятала морду в одеяле. Холка её подёргивалась.</text:p>
      <text:p text:style-name="P54">Я опешил.</text:p>
      <text:p text:style-name="P54">– Ты чего? – я присел на постель и осторожно отвернул край одеяла. – Эй, есть кто-нибудь в домике? Если я что-то не то сказал, не бери в голову…</text:p>
      <text:p text:style-name="P54"/>
      <text:p text:style-name="P54">Селестия подняла голову и я увидел, что у неё из глаз текут слёзы от беззвучного смеха. Я озадаченно почесал затылок.</text:p>
      <text:p text:style-name="P54">–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4"/>
      <text:p text:style-name="P54"><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54"/>
      <text:p text:style-name="P54">–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54">Аликорница кивнула, соглашаясь.</text:p>
      <text:p text:style-name="P54">– Тогда позволь мне начать заклинание.</text:p>
      <text:p text:style-name="P54"/>
      <text:p text:style-name="P54">Селестия высунула из-под одеяла передние ноги и притянула меня к себе.</text:p>
      <text:p text:style-name="P54">–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4">– Не думать — это легко! Мне даже стараться не надо! – я зевнул.</text:p>
      <text:p text:style-name="P54"/>
      <text:p text:style-name="P54">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4"/>
      <text:p text:style-name="P54">Моей?!! Э-э-э, позвольте-е-е-<text:span text:style-name="T80">и-и-и</text:span>-<text:span text:style-name="T81">а-а-а</text:span>…</text:p>
      <text:p text:style-name="P54"/>
      <text:p text:style-name="P54">…</text:p>
      <text:p text:style-name="P54"/>
      <text:p text:style-name="P67">Я открываю глаза.</text:p>
      <text:p text:style-name="P67">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7">Странно. Почему я не ощущаю его? Впрочем, неважно!</text:p>
      <text:p text:style-name="P67">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7">Я закрываю глаза.</text:p>
      <text:p text:style-name="P54"/>
      <text:p text:style-name="P54">…</text:p>
      <text:p text:style-name="P54"/>
      <text:p text:style-name="P54">– Анонимус!.. Анон!</text:p>
      <text:p text:style-name="P54">Тёплое дуновение растрепало волосы на лбу. Сознание с трудом возвращалось в оглушённое тело. Я расплющил глаза.</text:p>
      <text:p text:style-name="P54">– Как ты себя чувствуешь?</text:p>
      <text:p text:style-name="P54"><text:soft-page-break/></text:p>
      <text:p text:style-name="P54">Аликорница смотрела на меня с тревогой. Я молча принял сидячее положение и стал массировать виски.</text:p>
      <text:p text:style-name="P54">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54"/>
      <text:p text:style-name="P54">– Я старалась провести всё как можно быстрее. С тобой всё в порядке? – в голосе Селестии появились нотки паники.</text:p>
      <text:p text:style-name="P54">Я <text:s/>не глядя похлопал аликорницу по холке, стараясь унять дрожь руки.</text:p>
      <text:p text:style-name="P54">–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54"/>
      <text:p text:style-name="P54">Аликорница громко воскликнула, просунула морду под подушку, насколько позволял рог, и застонала от досады.</text:p>
      <text:p text:style-name="P54">–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4">сли бы я вспомнила вовремя, я бы предупредила тебя, чтобы ты смог сконцентрироваться и отстоять своё «я».</text:span></text:p>
      <text:p text:style-name="P59"/>
      <text:p text:style-name="P54">Я вымучено рассмеялся.</text:p>
      <text:p text:style-name="P54">– Спасибо за комплимент, твоё высочество! Никогда не сомневался, что я — та ещё тряпка! Я даже новую кошку не смог завести после смерти старой.</text:p>
      <text:p text:style-name="P54">Аликорница виновато пробормотала из-под подушки:</text:p>
      <text:p text:style-name="P54">– Прости меня, Анонимус. Урок пропал зря — в том состоянии твоё сознание не могло воспринять мои знания.</text:p>
      <text:p text:style-name="P54"/>
      <text:p text:style-name="P54">Я помотал головой, вытряхивая остатки шока. Ну что же, Анон, не будем останавливаться на полпути? Наш девиз — «Слабоумие и отвага»!</text:p>
      <text:p text:style-name="P54"/>
      <text:p text:style-name="P54">– Надо повторить.</text:p>
      <text:p text:style-name="P54">– Что?</text:p>
      <text:p text:style-name="P54">– Надо повторить урок. Я уверен, что увою технику со второй попытки.</text:p>
      <text:p text:style-name="P54">Аликорница выглянула одним глазом из-под подушки.</text:p>
      <text:p text:style-name="P54">– И ты не боишься?</text:p>
      <text:p text:style-name="P54">Я стянул подушку с Селестии и легонько щёлкнул её по носу.</text:p>
      <text:p text:style-name="P54">–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54"><text:soft-page-break/>Аликорница слабо улыбнулась.</text:p>
      <text:p text:style-name="P54">– Не будем медлить, Анонимус.</text:p>
      <text:p text:style-name="P54">Я вновь растворился в сине-зелёной гриве.</text:p>
      <text:p text:style-name="P54"/>
      <text:p text:style-name="P54">…</text:p>
      <text:p text:style-name="P54"/>
      <text:p text:style-name="P6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8">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8">Тумбочка…</text:span> Листок… <text:span text:style-name="T78">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9">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8">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9">Сила уходит бесконтрольно. Нужно прервать урок. Нет! Нет! О-О-О-О-О, НЕ-Е-Е-Е-Е-Т!!!</text:span></text:p>
      <text:p text:style-name="P81"/>
      <text:p text:style-name="P54">…</text:p>
      <text:p text:style-name="P54"/>
      <text:p text:style-name="P54">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4"/>
      <text:p text:style-name="P54">Тумбочка стояла на месте, не сдвинувшись ни на волос.</text:p>
      <text:p text:style-name="P54">С улицы доносились возгласы удивления, страха и ожесточённые споры. Я подошёл к окну и выругался ещё сильнее.</text:p>
      <text:p text:style-name="P54">По голубому небу к дневному светилу взмывала луна.</text:p>
      <text:p text:style-name="P54"/>
      <text:p text:style-name="P54">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54"/>
      <text:p text:style-name="P54">Я бросился к постели и стал что есть силы тормошить бесчувственную аликорницу.</text:p>
      <text:p text:style-name="P54">– Вставай! Эй, вставай, твоё высочество! Жопа приближается! Там сейчас<text:span text:style-name="T15"> л</text:span>уна в солнце врежется!</text:p>
      <text:p text:style-name="P54"/>
      <text:p text:style-name="P54">Аликорница что-то невнятно говорила себе под нос, но глаз не открывала. Я вслушался в её бормотание.</text:p>
      <text:p text:style-name="P54">– …всегда говорила, что сестра не умеет пить…</text:p>
      <text:p text:style-name="P54"/>
      <text:p text:style-name="P54">Проклятье! Эту кобылу можно разбудить только ведром воды!</text:p>
      <text:p text:style-name="P54">Вода! Я бросил взгляд на тумбочку. Нет, стакан пуст.</text:p>
      <text:p text:style-name="P81">Ох, нет! Нет-нет-нет!!!</text:p>
      <text:p text:style-name="P81"/>
      <text:p text:style-name="P81"><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81">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81"/>
      <text:p text:style-name="P54">Я бросился к окну, намереваясь позвать кого-нибудь на помощь. И замер с отвалившейся челюстью.</text:p>
      <text:p text:style-name="P54"/>
      <text:p text:style-name="P54">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54"/>
      <text:p text:style-name="P54">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4"/>
      <text:p text:style-name="P54">«С-Е-Л-Е-С-Т-И-Я … — … П-И-З-…» </text:p>
      <text:p text:style-name="P54"/>
      <text:p text:style-name="P54">– ЧТО ТУТ ПРОИСХОДИТ???</text:p>
      <text:p text:style-name="P54">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4"/>
      <text:p text:style-name="P54">– Мы …э-э-э… изучали левитацию предметов посредством переплетения сознаний, – промямлил я наконец. – Кажись, я чего-то накосячил.</text:p>
      <text:p text:style-name="P54">Тёмная аликорница перевела взгляд на Селестию, всё так же лежащую на постели разметав крылья и прочистила горло.</text:p>
      <text:p text:style-name="P54">–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4"/>
      <text:p text:style-name="P54">Белоснежная аликорница чуть шевельнула крыльями и натянула одеяло на голову.</text:p>
      <text:p text:style-name="P54">– Уйдите все… – пробормотала Селестия сквозь одеяло. – Я умираю.</text:p>
      <text:p text:style-name="P54"/>
      <text:p text:style-name="P54">«-ДА» — мельком прочитал я окончание текста, появившееся на спутнике.</text:p>
      <text:p text:style-name="P54"/>
      <text:p text:style-name="P54">Тёмная аликорница проследила мой взгляд и ухмыльнулась.</text:p>
      <text:p text:style-name="P54">–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4"/>
      <text:p text:style-name="P54">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54"><text:soft-page-break/></text:p>
      <text:p text:style-name="P54">–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4"/>
      <text:p text:style-name="P54">Я, конечно, побаивался тёмной фурии, но её отношение ко мне задело меня за живое.</text:p>
      <text:p text:style-name="P54">– Эй, что ты там про улитку сказала? Я ведь не напрашивался, в конце-концов! Я оказался тут с твоей помощью, в том числе!</text:p>
      <text:p text:style-name="P54">Луна не удостаивая меня взглядом, прошествовала к выходу, попутно нажав кнопку экстренного вызова.</text:p>
      <text:p text:style-name="P54">–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54"/>
      <text:p text:style-name="P54">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54"/>
      <text:p text:style-name="P54">–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4">Передо мной захлопнулась дверь в палату.</text:p>
      <text:p text:style-name="P54"/>
      <text:p text:style-name="P54">Ну охренеть! Я же ещё и виноват!</text:p>
      <text:p text:style-name="P54"/>
      <text:h text:style-name="P164" text:outline-level="2">6. Нерадивый ученик - 2</text:h>
      <text:p text:style-name="P40"/>
      <text:p text:style-name="P40">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40">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54">Красота!</text:p>
      <text:p text:style-name="P54"/>
      <text:p text:style-name="P54"><text:span text:style-name="T1">– </text:span>А-а-апчхииии! – раздалось прямо у меня под ногами.</text:p>
      <text:p text:style-name="P54"><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54"/>
      <text:p text:style-name="P54">– Ты кто? – машинально спросил я.</text:p>
      <text:p text:style-name="P54">– Индиго, – ответили глаза.</text:p>
      <text:p text:style-name="P54">Ответ не прояснил ситуацию ни на йоту, так что я продолжил.</text:p>
      <text:p text:style-name="P54">– А чего ты под лавкой делаешь?</text:p>
      <text:p text:style-name="P54">– Прячусь.</text:p>
      <text:p text:style-name="P54">Похоже, ты встретился с Капитаном Очевидность, Анон! Поняв, что расспросами ничего не добьёшься, я предложил прямо:</text:p>
      <text:p text:style-name="P54">– Может, ты вылезешь? Меня можно не бояться. Я не страшный.</text:p>
      <text:p text:style-name="P54"/>
      <text:p text:style-name="P54">Под лавкой началась <text:s/>возня и сопение, потом наружу вылез жеребёнок-единорог насыщенного синего цвета.</text:p>
      <text:p text:style-name="P54">– А мну тебя вовсе и не боются. Вот ещё! Мну в прятки играла.</text:p>
      <text:p text:style-name="P54">–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4">– Ничо страшного! – малютка вытерла нос. – Мну всё равно искать некому.</text:p>
      <text:p text:style-name="P54">– Это как? Ты же с кем-то в прятки играешь? – продолжал допытываться я.</text:p>
      <text:p text:style-name="P54">– Сама с собой и играю, – хмуро ответила кобылка. – А тебе чего, дяденька?</text:p>
      <text:p text:style-name="P54">Поняв, что жеребёнок не настроен на беседу, я пожал плечами <text:s/>и повернулся было уходить.</text:p>
      <text:p text:style-name="P54"/>
      <text:p text:style-name="P54">– Эээ, гм-м…</text:p>
      <text:p text:style-name="P54">Я повернулся обратно.</text:p>
      <text:p text:style-name="P54">– Чего?</text:p>
      <text:p text:style-name="P54">Единорожка ковыряла копытом землю и шмыгала носом, не смотря на меня. Я терпеливо ждал.</text:p>
      <text:p text:style-name="P54">– Дяденька, а ты не мог бы спросить принцессу Селестию, куда девалась Шейла Блюскай? А то мну играть не с кем.</text:p>
      <text:p text:style-name="P54">– При случае спрошу. Если встречу.</text:p>
      <text:p text:style-name="P54">Малютка шмыгнула.</text:p>
      <text:p text:style-name="P54">– Встретишь, канешн! Скажи ей, что у мну сегодня день рождения, и мну здоровски обиделась, когда Шейла на него не пришла!</text:p>
      <text:p text:style-name="P54"/>
      <text:p text:style-name="P54"><text:s/>Такая уверенность малявки меня заинтриговала. Я пригляделся к жеребёнку повнимательнее. Да нет, вроде, раньше её не встречал.</text:p>
      <text:p text:style-name="P54">– Позволь поинтересоваться, откуда у тебя такая уверенность, что я встречусь с Селестией? Я ей, знаешь ли, свиданий не назначаю.</text:p>
      <text:p text:style-name="P54">– Да ладно-о-о, брось заливать-то! – скептически протянуло юное создание. – Все знают, что вы встречаетесь. Вот и спроси её, пажалста, когда увидишь.</text:p>
      <text:p text:style-name="P54"/>
      <text:p text:style-name="P54"><text:soft-page-break/>Та-а-ак!</text:p>
      <text:p text:style-name="P54"/>
      <text:p text:style-name="P54">– Кто это «все»?</text:p>
      <text:p text:style-name="P54">– Ну, прислуга, стража, мой па…</text:p>
      <text:p text:style-name="P54"/>
      <text:p text:style-name="P54">Ох! Во что же это такое ты вляпался, Анон? За кого тебя принимают эти чокнутые пони?</text:p>
      <text:p text:style-name="P54"/>
      <text:p text:style-name="P54">Я присел на лавочку и наклонился пониже, чтобы наши головы были на одном уровне.</text:p>
      <text:p text:style-name="P54">– А твоего «па» не смущает, что я и Селестия м-м-м… немного разных видов? Точнее, совсем разных?</text:p>
      <text:p text:style-name="P54">– И чо? – без малейшего замешательства спросила кроха.</text:p>
      <text:p text:style-name="P5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4"/>
      <text:p text:style-name="P54">–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54">–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54">– <text:s/>Кха-кхе-гррхмм!!! Э-э-э… м-м-м… ну-у-у…</text:p>
      <text:p text:style-name="P54">У меня в голове произошло короткое замыкание. Слова пропали. Уши начали гореть.</text:p>
      <text:p text:style-name="P54"/>
      <text:p text:style-name="P54">– Как, ты говоришь, тебя зовут? – в конце-концов выдавил осипшим голосом я, стараясь перевести тему. – Про чей день рождения я должен рассказать?</text:p>
      <text:p text:style-name="P54">–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54"/>
      <text:p text:style-name="P54">У меня в мозгах зажглась лампочка.</text:p>
      <text:p text:style-name="P54">– Постой-постой, не части. Твой отец, случайно, не Хорст Мэдтроттер?</text:p>
      <text:p text:style-name="P54">– Агась. А ты откудова знаешь?</text:p>
      <text:p text:style-name="P54">– Да так, один пони сказал, – я полез за пазуху и достал красную коробочку. – Вот тебе подарок.</text:p>
      <text:p text:style-name="P54">–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54">– Вообще-то, это не мой подарок. Его просил передать один старик, Норф Каррус из каретной мастерской.</text:p>
      <text:p text:style-name="P54">– А-а-а, знаю его! Мы с Шейлой ходили к нему играть, пока она не пропала. У Норфа здоровски интересно!</text:p>
      <text:p text:style-name="P54"><text:soft-page-break/></text:p>
      <text:p text:style-name="P54">Индиго открыла коробочку. Внутри на подстилке из опилок лежала крохотная модель гоночной колесницы в мельчайших подробностях.</text:p>
      <text:p text:style-name="P54">– Ух ты! – благоговейно прошептала Индиго. – Королева Лорен! Мну даже управляла ею немножко.</text:p>
      <text:p text:style-name="P54">– Как ею можно управлять, если она не запряжена? Уж не Норф ли таскал её? – усомнился я.</text:p>
      <text:p text:style-name="P54">–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54"/>
      <text:p text:style-name="P54">Я остался сидеть в полнейшем замешательстве.</text:p>
      <text:p text:style-name="P54"/>
      <text:p text:style-name="P55">***</text:p>
      <text:p text:style-name="P54"/>
      <text:p text:style-name="P67">…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54"/>
      <text:p text:style-name="P54">В дверях библиотеки появился знакомый силуэт.</text:p>
      <text:p text:style-name="P54">– Привет, твоё высочество! Тебя уже выпустили, или опять от докторов смылась?</text:p>
      <text:p text:style-name="P54">Аликорница прошла в комнату и устало уселась рядом со мной.</text:p>
      <text:p text:style-name="P5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54"/>
      <text:p text:style-name="P54">Я с подозрением посмотрел на Селестию. Когда-то я уже видел эту улыбочку на хитрой роже.</text:p>
      <text:p text:style-name="P5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54">– Вот ещё! – возмущению Селестии не было предела. Аликорница встала и демонстративно повернулась ко мне задом.</text:p>
      <text:p text:style-name="P5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4"/>
      <text:p text:style-name="P54">Я подёргал замок на накрупнике. Таки не врёт.</text:p>
      <text:p text:style-name="P54">– Убедился? Вообще-то, твоё недоверие меня оскорбляет. Ни один пони так бы себя не вёл со мной.</text:p>
      <text:p text:style-name="P54">Селестия улеглась возле кресла и надулась. Я усмехнулся.</text:p>
      <text:p text:style-name="P54">– Разумеется, твои подданные вели бы себя с большим пиететом. Но я же не твой подданный, твоё высочество!</text:p>
      <text:p text:style-name="P54"><text:soft-page-break/>Аликорница вскинула копыто к виску.</text:p>
      <text:p text:style-name="P54">–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54">– Окей, как хочешь. Никаких больше высочеств.</text:p>
      <text:p text:style-name="P54">–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54"/>
      <text:p text:style-name="P54">Селестия сморщила нос в улыбке и спросила, прикрывшись крылом:</text:p>
      <text:p text:style-name="P54">– К слову, а что говорят мои подданные про нас? Что означает «чёрте-что»?</text:p>
      <text:p text:style-name="P54">Я вспомнил разговор с Индиго и почувствовал, как снова начинают гореть уши.</text:p>
      <text:p text:style-name="P54">– Чёрте-что — это значит «ерунда». Большая ерунда.</text:p>
      <text:p text:style-name="P54">– Оу, как интересно! – Селестия приблизила ко мне морду и повернула уши. – Расскажи-ка поподробнее. Я вся во внимании.</text:p>
      <text:p text:style-name="P54"/>
      <text:p text:style-name="P54">Горело уже всё лицо. Ты не привык к такой раскрепощённости, Анон!</text:p>
      <text:p text:style-name="P54">–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4"/>
      <text:p text:style-name="P54">Аликорница, широко раскрыв глаза, медленно тянула ко мне морду. Наконец, когда наши носы почти соприкоснулись, она не выдержала.</text:p>
      <text:p text:style-name="P54">– А-ха-ха-ха-ха-ха-ха!!! О-у-у-у-у-у-ха-ха-ха! И-и-и-и-ха-ха-ха! – Селестия перевернулась на спину и дёргала от смеха копытами.</text:p>
      <text:p text:style-name="P54">– Очень смешно! Ей говорят, что она подозревается в сексуальных извращениях, а она регочет! Мне-то пофиг, а тебе ещё править придётся!</text:p>
      <text:p text:style-name="P54">– И-и-и-зви-и-и-ни-и-и, Анон, не-мо-гу-у-у-у… Ох! Давненько я так не смеялась! Лет двести — так точно!</text:p>
      <text:p text:style-name="P54"/>
      <text:p text:style-name="P54">Я потянул её за копыто и перевернул обратно на живот.</text:p>
      <text:p text:style-name="P54">– Что смешного-то?</text:p>
      <text:p text:style-name="P54">Аликорница вытерла крылом выступившие слёзы и объяснила:</text:p>
      <text:p text:style-name="P5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54">– Ты не видишь ничего странного в межвидовых спариваниях? – охренел я. – Куда я, блядь, попал???</text:p>
      <text:p text:style-name="P54">Селестия развернула моё кресло к себе и задумчиво посмотрела мне в глаза снизу вверх.</text:p>
      <text:p text:style-name="P54">– Очевидно, мне стоит рассказать тебе, Анонимус, откуда произошли пегасы и единороги.</text:p>
      <text:p text:style-name="P54"/>
      <text:p text:style-name="P54"><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54"/>
      <text:p text:style-name="P54">–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54">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54">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5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54">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54"/>
      <text:p text:style-name="P54">– А как выглядят сами истинные единороги? – спросил я.</text:p>
      <text:p text:style-name="P54">–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4">– Ха! – воскликнул я. – В моём мире они также известны. Правда, как несуществующий, сказочный вид.</text:p>
      <text:p text:style-name="P54"/>
      <text:p text:style-name="P54">Селестия задумалась.</text:p>
      <text:p text:style-name="P54">–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54">– Хм. А что было дальше?</text:p>
      <text:p text:style-name="P5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54">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4"/>
      <text:p text:style-name="P54">Селестия встала и принялась по очереди поднимать ноги, разминая суставы. Потом направилась к выходу. У двери аликорница обернулась ко мне.</text:p>
      <text:p text:style-name="P54">– Сто лет не гуляла по парку. Составишь мне компанию?</text:p>
      <text:p text:style-name="P54"><text:soft-page-break/>Я поднялся с кресла, гадая, шутила Селестия про сто лет, или нет?</text:p>
      <text:p text:style-name="P54"/>
      <text:p text:style-name="P55">***</text:p>
      <text:p text:style-name="P54"/>
      <text:p text:style-name="P54">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4">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4">– Ну что? Догонялки?</text:p>
      <text:p text:style-name="P54">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54"/>
      <text:p text:style-name="P54">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4"/>
      <text:p text:style-name="P54">– Анон?..</text:p>
      <text:p text:style-name="P54">Я намеренно не оборачивался на шелест кустов за спиной. Нерешительное топтание на месте сменилось шагами. На меня упала тень.</text:p>
      <text:p text:style-name="P54">–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4"/>
      <text:p text:style-name="P54">Обида и разочарование в голосе аликорницы были столь искренними, что я рассмеялся.</text:p>
      <text:p text:style-name="P54">–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4"/>
      <text:p text:style-name="P54">За спиной раздался стон.</text:p>
      <text:p text:style-name="P54">–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4"/>
      <text:p text:style-name="P54">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54"/>
      <text:p text:style-name="P54">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54">– Расслабься, Анонимус. Позволь мне избавить тебя от недугов.</text:p>
      <text:p text:style-name="P54"><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54">– Засыпай, Анон. Когда ты проснёшься, ты будешь чувствовать себя намного лучше. Целительство — не моя специализация, но кое-что мне по силам.</text:p>
      <text:p text:style-name="P54"/>
      <text:p text:style-name="P54">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4">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4"/>
      <text:p text:style-name="P54">…</text:p>
      <text:p text:style-name="P67"/>
      <text:p text:style-name="P67">– Эй, мужик, тебе плохо?</text:p>
      <text:p text:style-name="P67">На меня озабоченно уставилась парочка, ещё недавно сидевшая ко мне спиной на скамейке.</text:p>
      <text:p text:style-name="P67">Я принял сидячее положение, беспомощно хлопая глазами. Что? Где? Как?</text:p>
      <text:p text:style-name="P67">– Сам домой доберёшься? Может, вызвать скорую?</text:p>
      <text:p text:style-name="P6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7">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7">Я перегнулся через перила и меня стошнило.</text:p>
      <text:p text:style-name="P67">Красавец! Мало тебе проблем с сердцем, так ты и печень, похоже, гробанул. Молодец, Анон, пей дальше!</text:p>
      <text:p text:style-name="P67">Спустившись в квартиру, я лёг на диван, натянул наушники и закрыл глаза.</text:p>
      <text:p text:style-name="P67">К чёрту всё, кроме Пинк Флойдов!</text:p>
      <text:p text:style-name="P54"/>
      <text:p text:style-name="P54">…</text:p>
      <text:p text:style-name="P54"/>
      <text:p text:style-name="P54">– Анонимус? Просыпайся же!</text:p>
      <text:p text:style-name="P54">Копыто энергично растирало мне грудь круговыми движениями. Селестия встревоженно склонилась ко мне.</text:p>
      <text:p text:style-name="P54">– Ты испугал меня, Анон! Твоя кожа по цвету сейчас не слишком отличается от моей шерсти — настолько ты бледный. Как ты себя чувствуешь?</text:p>
      <text:p text:style-name="P54"/>
      <text:p text:style-name="P54">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4"/>
      <text:p text:style-name="P54">– Как?.. – я не мог отыскать подходящих слов, чтобы высказать обуревавшие меня чувства. Из глаз потекли слёзы радости.</text:p>
      <text:p text:style-name="P54">–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5">заместительной терапии несмотря на крайне скептическое к ним отношение сестры.</text:span></text:p>
      <text:p text:style-name="P40">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40"/>
      <text:p text:style-name="P40">Охренеть! Как новенький! Да что там <text:span text:style-name="T1">— я и есть новенький! Крутотень!</text:span></text:p>
      <text:p text:style-name="P54"/>
      <text:p text:style-name="P54">– Анонимус, прекращай висеть на ветке! – со смехом произнесла Селестия и опять закашлялась. – Нам нужно торопиться. Кое-кто ждёт нас.</text:p>
      <text:p text:style-name="P54">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4"/>
      <text:p text:style-name="P54">Хм. Совпадение? Нет, вряд ли, мою попытку она видеть не могла, у неё же нет глаз на затылке.</text:p>
      <text:p text:style-name="P54"/>
      <text:p text:style-name="P54">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54"/>
      <text:p text:style-name="P54">Ах ты ж!!!</text:p>
      <text:p text:style-name="P54"/>
      <text:p text:style-name="P54">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4"/>
      <text:p text:style-name="P54">–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4">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4"/>
      <text:p text:style-name="P54">И очень скоро передо мной начала вычерчиваться проблема. Очень хорошо так вычерчиваться.</text:p>
      <text:p text:style-name="P54"/>
      <text:p text:style-name="P54"><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4">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54"/>
      <text:p text:style-name="P54">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4">– Мы на месте, Анонимус! Луна ждёт нас.</text:p>
      <text:p text:style-name="P54"/>
      <text:p text:style-name="P54">Луна? Вот уж с кем бы я хотел встречаться меньше всего!</text:p>
      <text:p text:style-name="P54"/>
      <text:p text:style-name="P54">Мы вышли на небольшую полянку, окружённую кипарисами. В центре стояла тёмная аликорница и хмуро смотрела на нас.</text:p>
      <text:p text:style-name="P54">–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54">–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54">Аликорны повернулись ко мне. Мне стало дико неуютно. Седалище возопило об опасности.</text:p>
      <text:p text:style-name="P54"/>
      <text:p text:style-name="P54">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54"/>
      <text:p text:style-name="P54">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54"/>
      <text:p text:style-name="P54">Разумеется, я сдался. Ох, Анон, почему ты такой лопух?</text:p>
      <text:p text:style-name="P54"/>
      <text:p text:style-name="P54">– Готов ли ты проследовать с Нами, Анонимус, и обучиться древнему искусству снопроходчества? – склонила голову в вопросе Луна.</text:p>
      <text:p text:style-name="P54">Я сглотнул и коротко кивнул.</text:p>
      <text:p text:style-name="P54">– Тогда следуй за Нами!</text:p>
      <text:p text:style-name="P54"/>
      <text:p text:style-name="P54">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54"/>
      <text:p text:style-name="P55">***</text:p>
      <text:p text:style-name="P54"><text:soft-page-break/></text:p>
      <text:p text:style-name="P54">…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4"/>
      <text:p text:style-name="P54">Луна остановилась.</text:p>
      <text:p text:style-name="P54">–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54"/>
      <text:p text:style-name="P54">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54">Окей, я пошёл!</text:p>
      <text:p text:style-name="P54">Я надавил на дверь и уверенно шагнул в светящийся проём.</text:p>
      <text:p text:style-name="P54"/>
      <text:p text:style-name="P54">БЛЯ-А-А-А-А-А-А-А-А-А-А-А-А!!!</text:p>
      <text:p text:style-name="P54"/>
      <text:p text:style-name="P54">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4"/>
      <text:p text:style-name="P54">Осмотреться я не успел — очертания пещеры расплылись и резкий переход от полутьмы к яркому свету заставил меня закрыть глаза.</text:p>
      <text:p text:style-name="P54">– Опять я чего-то накосячил! Проклятье, как меня это уже заебало! – выругался я в сердцах.</text:p>
      <text:p text:style-name="P54">– Что означает «заебало», дядя? – спросил меня тоненький голосок.</text:p>
      <text:p text:style-name="P54">– Уело. Достало. Надоело в высшей степени, – по инерции ответил я. После чего открыл глаза.</text:p>
      <text:p text:style-name="P54"/>
      <text:p text:style-name="P54"/>
      <text:p text:style-name="P54">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4"/>
      <text:p text:style-name="P54"><text:soft-page-break/>– Кхм!</text:p>
      <text:p text:style-name="P54">Я опустил глаза.</text:p>
      <text:p text:style-name="P54">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4"/>
      <text:p text:style-name="P54">«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54">– Эмм… Как тебя зовут, малыш?</text:p>
      <text:p text:style-name="P54">– Агамемнон, – важно ответила кроха. – И я не малыш! Я — древнейший дракон из живущих! Торч ещё из яйца не вылупился, когда я уже обрёл мудрость.</text:p>
      <text:p text:style-name="P54">Я смерил дракончика взглядом и снисходительно улыбнулся.</text:p>
      <text:p text:style-name="P54">– Мой сон! – насупился дракончик. – Как хочу, так и снюсь!</text:p>
      <text:p text:style-name="P54">Я начал догадываться.</text:p>
      <text:p text:style-name="P54">– Так это я в твой сон попал? Это ты спишь в той пещере? Ну, знаешь, под заброшенными шахтами с вагонетками? Я, кажись, в неё влетел случайно.</text:p>
      <text:p text:style-name="P54">–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54">Я смутился.</text:p>
      <text:p text:style-name="P54">–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54"/>
      <text:p text:style-name="P54">Дракончик почесал лопаткой гребень на загривке.</text:p>
      <text:p text:style-name="P54">–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54">– Что за «Чёрный Экран»? – продолжил допытываться я.</text:p>
      <text:p text:style-name="P54"/>
      <text:p text:style-name="P54">Дракончик насупился.</text:p>
      <text:p text:style-name="P54">–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4">Я хлопнул себя ладонью по лбу.</text:p>
      <text:p text:style-name="P54">– Ой, извини! Я — Анонимус. Прилетел из далёких краёв по приглашению принцессы Селестии.</text:p>
      <text:p text:style-name="P54"/>
      <text:p text:style-name="P54">Кроха насупилась ещё больше.</text:p>
      <text:p text:style-name="P54">–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4"/>
      <text:p text:style-name="P54">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4"/>
      <text:p text:style-name="P54">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4"/>
      <text:p text:style-name="P54">А прямо подо мной, на выступе той же скалы, на которой стоял я, раскинулся Кантерлот…</text:p>
      <text:p text:style-name="P54">–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54">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4">– <text:span text:style-name="T28">И ТЫ ЖЕЛАЕШЬ, ЧТОБ ОТКРЫЛ ТЕБЕ Я ТАЙНУ ЧЁРНОГО ЭКРАНА? ТЕБЕ, ПРИЯТЕЛЮ НАДОЕДЛИВЫХ ПОНИ? ПРИЯТЕЛЮ ГНУСНОЙ ПРОВОЗВЕСТНИЦЫ СОЛНЦА?</text:span></text:p>
      <text:p text:style-name="P57">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4">– <text:span text:style-name="T28">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61"/>
      <text:p text:style-name="P54">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54">Я закрыл лицо руками и<text:span text:style-name="T66"> </text:span>выбрал единственный способ выиграть несколько секунд жизни — спрыгнул со скалы вниз, к Кантерлоту.</text:p>
      <text:p text:style-name="P54"/>
      <text:p text:style-name="P7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4">Чуть раздвинув пальцы, я взглянул на обстановку — и тут же снова сжал их что есть мочи. Надо мной стояла разъярённая Луна.</text:p>
      <text:p text:style-name="P54"/>
      <text:p text:style-name="P54">–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54"/>
      <text:p text:style-name="P54">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54"/>
      <text:p text:style-name="P54"><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4"/>
      <text:p text:style-name="P54">Постояв ещё немного и не добившись от меня ни звука, Луна вздохнула.</text:p>
      <text:p text:style-name="P54">– Следуй за Нами, примат! Нам нужно вернуть тебя Сестре.</text:p>
      <text:p text:style-name="P54"/>
      <text:h text:style-name="Heading_20_2" text:outline-level="2">7. Ж<text:span text:style-name="T1">аркий пикник</text:span></text:h>
      <text:p text:style-name="P54"/>
      <text:p text:style-name="P54">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54"/>
      <text:p text:style-name="P54">– Он что-то говорил про Чёрный Экран. Про то, что Откровение пожирает пони. А потом захотел меня сжечь. К счастью, вовремя подоспела Луна.</text:p>
      <text:p text:style-name="P54">Селестия виновато прижала уши к голове и отвернулась.</text:p>
      <text:p text:style-name="P54">–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54">–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54">Аликорница мягко рассмеялась. Я пожал плечами.</text:p>
      <text:p text:style-name="P54">–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54">Селестия вздохнула.</text:p>
      <text:p text:style-name="P54">–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54"/>
      <text:p text:style-name="P54">Охренеть! Ты участвовал в театре в качестве главного актёра, Анон!</text:p>
      <text:p text:style-name="P54"/>
      <text:p text:style-name="P54">–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54"/>
      <text:p text:style-name="P54">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54"/>
      <text:p text:style-name="P54">Аликорница уловила бушующие во мне эмоции и виновато отвернулась. Уши её опустились.</text:p>
      <text:p text:style-name="P54"><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54"/>
      <text:p text:style-name="P54">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54">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54"/>
      <text:p text:style-name="P54">Аликорница лежала вполоборота ко мне, чуть отстранив хвост, и я почувствовал возвращение вчерашней проблемы.</text:p>
      <text:p text:style-name="P54">Нет! Только не это!!! Проклятье! Воздух тут порченый, что ли? Я отдёрнул руку и стал вспоминать в уме таблицу умножения.</text:p>
      <text:p text:style-name="P54"/>
      <text:p text:style-name="P54">Дваждыдва четыре. Дваждытри шесть. Дваждычетыре… У-у-у-у-у… Восемь-с-половиной… Почему доктор Плантаго, так его разэтак, сделал накрупник таким <text:span text:style-name="T25">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54"/>
      <text:p text:style-name="P54">–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54">Жжение в паху усиливалось. Я заёрзал на месте, стараясь скрыть постыдный аспект. Селестия с удивлением взглянула на меня.</text:p>
      <text:p text:style-name="P54">– Анонимус, …?</text:p>
      <text:p text:style-name="P54"/>
      <text:p text:style-name="P54">Я стремительно сунул голову в пруд. Мне казалось, вода сейчас закипит от моих пылающих ушей.</text:p>
      <text:p text:style-name="P54">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54">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54"/>
      <text:p text:style-name="P54">Я высунул голову из воды, отфыркиваясь по-собачьи. О-о-о-о-о! Так намного лучше! Холодная вода сохранит твои нравственные устои, Анон!</text:p>
      <text:p text:style-name="P54"/>
      <text:p text:style-name="P54">– Анонимус, с тобой всё в порядке? – обеспокоенно спросила Селестия. – Ты выглядишь несколько… возбуждённым?</text:p>
      <text:p text:style-name="P54">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54"/>
      <text:p text:style-name="P54"><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54">–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54">Я нервно жевал бутерброд, стараясь не встречаться взглядом с аликорницей.</text:p>
      <text:p text:style-name="P54"/>
      <text:p text:style-name="P54">–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54">Я фейспалмнул.</text:p>
      <text:p text:style-name="P54">– Забудь, принцесса. Просто забудь. Это была неудачная шутка.</text:p>
      <text:p text:style-name="P54">Аликорница взглянула на меня с нечитаемым выражением на морде и поднялась.</text:p>
      <text:p text:style-name="P54">–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4"/>
      <text:p text:style-name="P55">***</text:p>
      <text:p text:style-name="P30"/>
      <text:p text:style-name="P54">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54"/>
      <text:p text:style-name="P54">–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54"/>
      <text:p text:style-name="P54">–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54">Селестия грустно засмеялась своим мыслям.</text:p>
      <text:p text:style-name="P5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4"/>
      <text:p text:style-name="P54">Я расстелил скатерть напротив аликорницы и стал раскладывать чашки с печеньем.</text:p>
      <text:p text:style-name="P54">– А о чём ты грустила?</text:p>
      <text:p text:style-name="P54">Селестия вздохнула.</text:p>
      <text:p text:style-name="P54">–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54"/>
      <text:p text:style-name="P54">Я настороженно посмотрел на аликорницу.</text:p>
      <text:p text:style-name="P54">– Но ты не выглядишь сумасшедшей.</text:p>
      <text:p text:style-name="P5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54"/>
      <text:p text:style-name="P54">Селестия отпила из чашки и задумалась.</text:p>
      <text:p text:style-name="P54"/>
      <text:p text:style-name="P54">–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54">Селестия вытянула шею и положила голову на траву.</text:p>
      <text:p text:style-name="P54">–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6">любви</text:span> начинаешь понимать только тогда, когда <text:span text:style-name="T66">е</text:span>ё почти не остаётся.</text:p>
      <text:p text:style-name="P54"/>
      <text:p text:style-name="P54">Я уловил некоторую нестыковку в словах Селестии.</text:p>
      <text:p text:style-name="P54">–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54">Селестия задумалась, машинально ковыряя копытом ямку под валуном.</text:p>
      <text:p text:style-name="P54">–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4">– А Дискорд? Он, вроде, не моложе вас. Тем-не-менее, он определённо «подъезжал» к Луне тогда, в развалинах.</text:p>
      <text:p text:style-name="P54"/>
      <text:p text:style-name="P54">Селестия саркастически фыркнула.</text:p>
      <text:p text:style-name="P54">–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4"><text:soft-page-break/></text:p>
      <text:p text:style-name="P54">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4"/>
      <text:p text:style-name="P67">День 137344</text:p>
      <text:p text:style-name="P6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7">…</text:p>
      <text:p text:style-name="P67">День 287651</text:p>
      <text:p text:style-name="P6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7">…</text:p>
      <text:p text:style-name="P67">День 364886</text:p>
      <text:p text:style-name="P67">О небо, как я мечтаю, чтобы это поскорее закончилось! Сестра, приди скорей!</text:p>
      <text:p text:style-name="P54"/>
      <text:p text:style-name="P54">Селестия со вздохом захлопнула книгу и вернула её на место.</text:p>
      <text:p text:style-name="P54">–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4"/>
      <text:p text:style-name="P54">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54">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54"/>
      <text:p text:style-name="P54">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54"/>
      <text:p text:style-name="P54">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5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4">Селестия мелодично рассмеялась.</text:p>
      <text:p text:style-name="P5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54"/>
      <text:p text:style-name="P54">Селестия вскочила с места.</text:p>
      <text:p text:style-name="P54"><text:soft-page-break/>– АЙ-Я-Я-Я-Я-Й!</text:p>
      <text:p text:style-name="P54">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4">–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54"/>
      <text:p text:style-name="P54">Аликорница подпрыгнула, взбрыкнула и начала кружиться в обратную сторону.</text:p>
      <text:p text:style-name="P54">Это было до того забавно, что я неприлично заржал.</text:p>
      <text:p text:style-name="P54">– Вот нечего землю ковырять там, где не надо! Стой!!! – я схватил её за хвост, останавливая. Затем осторожно завёл руку под накрупник.</text:p>
      <text:p text:style-name="P54"/>
      <text:p text:style-name="P54">…</text:p>
      <text:p text:style-name="P54"/>
      <text:p text:style-name="P54">–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54">– Да ладно! Мне это ничего не стоило.</text:p>
      <text:p text:style-name="P54">Я вытащил руку из-под накрупника. Селестия прижала уши к голове и с обидой покосилась на меня.</text:p>
      <text:p text:style-name="P54">– Анонимус! Ты убрал муравьёв отнюдь не отовсюду! Некоторые участки ты обошёл.</text:p>
      <text:p text:style-name="P54"/>
      <text:p text:style-name="P54">Я застыл на месте.</text:p>
      <text:p text:style-name="P54">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54">– Принцесса… Я старался не наглеть, – пролепетал я чуть живой.</text:p>
      <text:p text:style-name="P54"/>
      <text:p text:style-name="P54">Селестия глубоко вздохнула и повернула ко мне голову.</text:p>
      <text:p text:style-name="P54">–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54">Я покрылся потом. Аликорница отвернулась от меня и стояла ровно, ожидая от меня действий.</text:p>
      <text:p text:style-name="P54"/>
      <text:p text:style-name="P54">– Т-ты хочешь, чтобы я…</text:p>
      <text:p text:style-name="P54">– Да! – твёрдо сказала Селестия. – Прогони их и там, куда боишься касаться. Не останавливайся. Мне нужна твоя помощь.</text:p>
      <text:p text:style-name="P54">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54">Стараясь унять дрожь, я снова просунул руку под накрупник и коснулся святая-святых…</text:p>
      <text:p text:style-name="P54"/>
      <text:p text:style-name="P54">…</text:p>
      <text:p text:style-name="P54"><text:soft-page-break/></text:p>
      <text:p text:style-name="P54">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54"/>
      <text:p text:style-name="P54">О-о-о-о-о!</text:p>
      <text:p text:style-name="P54">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54">О, боги!</text:p>
      <text:p text:style-name="P54">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54">Надо бы почитать на эту тему литературу в королевской библиотеке, чтобы не попасть впросак. А сейчас терпи, Анон, терпи!</text:p>
      <text:p text:style-name="P54">О-о-о-ох!</text:p>
      <text:p text:style-name="P54">Надо принять холодный душ по возвращению! Два душа! Три душа! Мастурбируй до посинения, Анон, и будет тебе счастье!!!</text:p>
      <text:p text:style-name="P54"/>
      <text:p text:style-name="P54">–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54"/>
      <text:p text:style-name="P54">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54"/>
      <text:p text:style-name="P54">Принцесса уже скрылась за густым можжевельником, когда мне пришла в голову мысль, заставившая меня ожесточённо чесать затылок.</text:p>
      <text:p text:style-name="P54">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54">Гм. Надо будет почитать про технику телепортации. Наверняка ты чего-то не учёл, Анон.</text:p>
      <text:p text:style-name="P54"/>
      <text:h text:style-name="P164" text:outline-level="2">8. Стыд</text:h>
      <text:p text:style-name="P151"/>
      <text:p text:style-name="P67">~~~ Завтра на семь в библиотеке. Селестия ~~~</text:p>
      <text:p text:style-name="P67"/>
      <text:p text:style-name="P54"><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54"/>
      <text:p text:style-name="P54">Норф носился по мастерской, окрылённый новообретённым учеником.</text:p>
      <text:p text:style-name="P54">–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54">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54"/>
      <text:p text:style-name="P54">–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4"/>
      <text:p text:style-name="P54">Я посмотрел на часы. До семи оставалось двадцать минут — как раз, чтоб успеть дойти до библиотеки. Я намеренно уронил на пол тяжёлый рашпиль.</text:p>
      <text:p text:style-name="P54"/>
      <text:p text:style-name="P54">– На сегодня довольно. Я ж вижу, ты торопишься, – заметил Норф, просыпаясь.</text:p>
      <text:p text:style-name="P54">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4"/>
      <text:p text:style-name="P54">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54">– Завтра будешь? – спросил Норф. – Надо бы закончить заказ из <text:s/>Троттингема.</text:p>
      <text:p text:style-name="P54">– В полдень, как и всегда, – подтвердил я.</text:p>
      <text:p text:style-name="P54"/>
      <text:p text:style-name="P55"><text:soft-page-break/>***</text:p>
      <text:p text:style-name="P55"/>
      <text:p text:style-name="P54">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54">Я чуть не упал, когда моя нога оказалась в цепких объятиях. Уши заложило от радостного визга.</text:p>
      <text:p text:style-name="P54"/>
      <text:p text:style-name="P54">– Анон-Анон-Анон, привет-привет-привет!!!</text:p>
      <text:p text:style-name="P54">Индиго принялась прыгать вокруг меня, взбрыкивая от радости.</text:p>
      <text:p text:style-name="P54">– Во что мы будем играть сегодня?!!</text:p>
      <text:p text:style-name="P54">– Привет, Индиго. Сегодня мы не будем играть — мне надо встретиться кое с кем.</text:p>
      <text:p text:style-name="P54">– У-у-у… – разочарованно протянула единорожка. – Мну опечалена.</text:p>
      <text:p text:style-name="P54">– Зато я таки доделал змея. Держи, – я вручил воздушного змея Индиго. – Тебе осталось сделать ему хвост и можно будет запускать.</text:p>
      <text:p text:style-name="P54">– Угусь. Мну не интересно запускать его одной. Мну будет ждать тебя. В этом же месте.</text:p>
      <text:p text:style-name="P54">– В это же время. Завтра, – пообещал я.</text:p>
      <text:p text:style-name="P55"/>
      <text:p text:style-name="P55">***</text:p>
      <text:p text:style-name="P54"/>
      <text:p text:style-name="P54">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54"/>
      <text:p text:style-name="P54">– Здрасьте!</text:p>
      <text:p text:style-name="P54">Аликорница не ответила, всматриваясь в глобус.</text:p>
      <text:p text:style-name="P54">– Привет, говорю! – я подошёл вплотную и легонько постучал костяшками пальцев по шкафу.</text:p>
      <text:p text:style-name="P54"/>
      <text:p text:style-name="P54">– А, это ты, Анонимус? Рада тебя видеть, – аликорница рассеянно оторвалась от разноцветной сферы. – Как осваиваешься?</text:p>
      <text:p text:style-name="P54">– Нормально осваиваюсь. Работу себе нашёл. Вот, к Норфолку Каррусу в ученики записался.</text:p>
      <text:p text:style-name="P54">–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5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4">– О, да, уже пять дней как. Так здорово снова чувствовать свои мышцы! Корсет был ужасен.</text:p>
      <text:p text:style-name="P54"/>
      <text:p text:style-name="P54">Аликорница прошлась передо мной с раскрытыми крыльями, демонстрируя восстановленную работоспособность.</text:p>
      <text:p text:style-name="P54">– Ну что же, рад за тебя, – я отвернулся, присел на край стола и стал изучать потолок. – Зачем вызывала?</text:p>
      <text:p text:style-name="P54"><text:soft-page-break/></text:p>
      <text:p text:style-name="P54">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54"/>
      <text:p text:style-name="P54">– Ты сердишься?</text:p>
      <text:p text:style-name="P54">Её ресницы щекотали мне щёку. Я отодвинул её морду от лица и сказал скучающим тоном:</text:p>
      <text:p text:style-name="P54">– Та не, с чего бы? За что мне на тебя сердиться?</text:p>
      <text:p text:style-name="P54">– Но ты ведёшь себя как чужой. Как будто мы незнакомы. Ещё чуть-чуть, и ты станешь называть меня «Ваше Высочество»!</text:p>
      <text:p text:style-name="P54"/>
      <text:p text:style-name="P54">Меня прорвало.</text:p>
      <text:p text:style-name="P54">–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54">Я вытащил из заднего кармана брюк смятую записку с королевскими вензелями и бросил её под ноги Селестии.</text:p>
      <text:p text:style-name="P54"/>
      <text:p text:style-name="P5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4"/>
      <text:p text:style-name="P54">…</text:p>
      <text:p text:style-name="P54"/>
      <text:p text:style-name="P54">Селестия глубоко выдохнула <text:s/>и развернулась.</text:p>
      <text:p text:style-name="P54">–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54"/>
      <text:p text:style-name="P54">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54"/>
      <text:p text:style-name="P54">Я подошёл к аликорнице и прикоснулся к её шее.</text:p>
      <text:p text:style-name="P54">– Всё в порядке. Я тебя извиняю — и ценю твоё признание. Сам бы я ещё и не так себя повёл на твоём месте.</text:p>
      <text:p text:style-name="P54">– Да? А как бы ты себя повёл? – заинтересовалась Селестия.</text:p>
      <text:p text:style-name="P54">– Я бы не извинился. Огрызался и считал бы себя правым до последнего. Ещё и послал бы подальше.</text:p>
      <text:p text:style-name="P54"/>
      <text:p text:style-name="P54"><text:soft-page-break/>Аликорница насмешливо покачала головой.</text:p>
      <text:p text:style-name="P54">–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4"/>
      <text:p text:style-name="P54">Я снова присел на столик, теперь уже лицом к аликорнице.</text:p>
      <text:p text:style-name="P54">– Так что случилось? Куда ты пропадала? Рассказывай.</text:p>
      <text:p text:style-name="P54"/>
      <text:p text:style-name="P5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54">– Что ты видишь? – спросила она напряжённо.</text:p>
      <text:p text:style-name="P5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4"/>
      <text:p text:style-name="P5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4">– Ты не ошиблась? Нет тут никакого города.</text:p>
      <text:p text:style-name="P54">– Сейчас нет. Раньше был, – еле слышно прошептала аликорница.</text:p>
      <text:p text:style-name="P54">– Чего ты так волнуешься? Может, на более подробной карте есть? Я бы на точность глобуса не слишком полагался.</text:p>
      <text:p text:style-name="P5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4">– Так, может, его и не было? – заметил я цинично.</text:p>
      <text:p text:style-name="P54"/>
      <text:p text:style-name="P54">Селестия с силой толкнула сферу по касательной. Континенты и океаны слились в серый фон во вращении. Аликорница повернулась ко мне.</text:p>
      <text:p text:style-name="P54">–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6">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6">ни в настоящем, ни в прошлом, ни в будущем</text:span>.</text:p>
      <text:p text:style-name="P54">– А как ты сама помнишь о том заклинании, если оно стёрто из бытия? – резонно подметил я.</text:p>
      <text:p text:style-name="P54">–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54">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54">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54"/>
      <text:p text:style-name="P54">Аликорница потёрла висок и растерянно посмотрела на меня. От меня не укрылись мешки под её глазами.</text:p>
      <text:p text:style-name="P54">–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54"/>
      <text:p text:style-name="P54">Опять эти тревожные заморочки о конце света! Впрочем, ты уже привык к ним, Анон.</text:p>
      <text:p text:style-name="P54"/>
      <text:p text:style-name="P54">Я обнял аликорницу, успокаивая.</text:p>
      <text:p text:style-name="P54">–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54"/>
      <text:p text:style-name="P54">Селестия рассеянно мотнула головой, не соглашаясь со мной.</text:p>
      <text:p text:style-name="P5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54">Селестия проследовала к выходу, кивком головы приглашая меня следовать за ней.</text:p>
      <text:p text:style-name="P54"/>
      <text:p text:style-name="P54">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54"/>
      <text:p text:style-name="P54">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54"><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54"/>
      <text:p text:style-name="P54">–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54">– Да так, ни о чём, – покраснел я, вернувшись на дорожку.</text:p>
      <text:p text:style-name="P54">Селестия всмотрелась в меня внимательно и всё поняла. После чего медленно покачала головой.</text:p>
      <text:p text:style-name="P54">– <text:s/>Нам не туда. Идём, Анон. Я хочу показать тебе Эквестрию, – тихо сказала она.</text:p>
      <text:p text:style-name="P54"/>
      <text:p text:style-name="P54">Аликорница продолжила прогулку. Я плёлся за ней, кляня себя последними словами. Мне хотелось провалиться под землю, желательно в самый адище.</text:p>
      <text:p text:style-name="P54">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54"/>
      <text:p text:style-name="P54"><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54"/>
      <text:p text:style-name="P54">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54"/>
      <text:p text:style-name="P54">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54"/>
      <text:p text:style-name="P54">Взобравшись на галерею по винтовой лестнице крохотной сторожевой башенки, мы остановились у края.</text:p>
      <text:p text:style-name="P54">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54"/>
      <text:p text:style-name="P54">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4"/>
      <text:p text:style-name="P54">– Что ты чувствуешь? – спросила аликорница.</text:p>
      <text:p text:style-name="P54"><text:soft-page-break/>– У меня нет слов. Ничего прекраснее в жизни не видел! – только и смог выговорить я.</text:p>
      <text:p text:style-name="P54">Селестия склонила голову, соглашаясь.</text:p>
      <text:p text:style-name="P54">–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4">Аликорница присела на каменную поверхность и застыла, любуясь пейзажем.</text:p>
      <text:p text:style-name="P54"/>
      <text:p text:style-name="P5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54"/>
      <text:p text:style-name="P54">–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54">–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54">–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54"/>
      <text:p text:style-name="P54">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54"/>
      <text:p text:style-name="P54">Я с трудом оторвал взгляд от счастливой тройки.</text:p>
      <text:p text:style-name="P54">– Проблемы? Что за проблемы? Извини, я таки прослушал.</text:p>
      <text:p text:style-name="P54"/>
      <text:p text:style-name="P54">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54"/>
      <text:p text:style-name="P54">– Когда твоя жизнь длится тысячи лет, начинаешь тонко чувствовать гармонию мира, – начала она…</text:p>
      <text:p text:style-name="P54"/>
      <text:h text:style-name="Heading_20_2" text:outline-level="2"><text:span text:style-name="T15">9</text:span>. Кошмары<text:span text:style-name="T1"> пегасов</text:span></text:h>
      <text:p text:style-name="P5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Если пошёл <text:soft-page-break/>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5">–</text:span> Постой, не торопись, <text:span text:style-name="T15">–</text:span> я попыталась удержать ускользающую тень сомнения. <text:span text:style-name="T15">–</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37"/>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53"/>
      <text:p text:style-name="P1"><text:span text:style-name="T15">–</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5">–</text:span> Эмм… Они… м-м-м… не больны… в некотором смысле… <text:span text:style-name="T15">–</text:span> гонец изо всех сил ковырял копытом п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5">—</text:span> в возможности летать. Добровольно отказаться от полётов для него <text:span text:style-name="T15">—</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4">***</text:p>
      <text:p text:style-name="P4"/>
      <text:p text:style-name="P19">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9"/>
      <text:p text:style-name="P19">– Представьтесь вашей принцесс<text:span text:style-name="T1">е</text:span>! – шикнул на пегасов сопровождающий стражник.</text:p>
      <text:p text:style-name="P19">Жеребята встрепенулись.</text:p>
      <text:p text:style-name="P1"><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32">—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32">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5">—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9">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9"/>
      <text:p text:style-name="P1"><text:span text:style-name="T1">– </text:span><text:span text:style-name="T15">Видишь? Я хоть и не пегас, но тоже кое-что могу в плане погоды, </text:span><text:span text:style-name="T1">– прошептала я пегаске.</text:span></text:p>
      <text:p text:style-name="P5">Та несмело улыбнулась мне. Уши её чуть приподнялись.</text:p>
      <text:p text:style-name="P5"><text:soft-page-break/>Я стала тихонько напевать ей.</text:p>
      <text:p text:style-name="P5"/>
      <text:p text:style-name="P7">Кто у нас такой красивый,</text:p>
      <text:p text:style-name="P7">Сильный, смелый, не плаксивый?</text:p>
      <text:p text:style-name="P7">Кто наш будущий герой?</text:p>
      <text:p text:style-name="P7">Жеребёнок удалой?</text:p>
      <text:p text:style-name="P7"/>
      <text:p text:style-name="P7">Не грусти, моя малышка,</text:p>
      <text:p text:style-name="P7">Улыбнись, моя глупышка,</text:p>
      <text:p text:style-name="P7">Слёзки вытри, причешись,</text:p>
      <text:p text:style-name="P7">От испуга отряхнись.</text:p>
      <text:p text:style-name="P7"/>
      <text:p text:style-name="P7">Я не враг тебе, родная,</text:p>
      <text:p text:style-name="P7">Я стою на страже края,</text:p>
      <text:p text:style-name="P7">Выдай, что страшит тебя?</text:p>
      <text:p text:style-name="P7">Не пугайся же меня!</text:p>
      <text:p text:style-name="P19"/>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text:span><text:span text:style-name="T2">Я</text:span><text:span text:style-name="T56">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32">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text:p text:style-name="P5">–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text:p text:style-name="P5">– Извини, Лулу, дело срочное.</text:p>
      <text:p text:style-name="P5">– Надеюсь, оно стоит Наших прерванных грёз о Ночной Эквестрии!</text:p>
      <text:p text:style-name="P5">– О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
      <text:p text:style-name="P5">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5"/>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крыть ей крылом рот, чтобы не разбудить жеребят.</text:p>
      <text:p text:style-name="P5"/>
      <text:p text:style-name="P5">–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5">Луна умолкла и сосредоточилась. Постепенно её гнев сменился недоверием, а потом и ужасом.</text:p>
      <text:p text:style-name="P5">– Сто рогов Нам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
      <text:p text:style-name="P5">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5"/>
      <text:p text:style-name="P5"><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5">— и втайне немного завидовала этому</text:span>. Ах, если б только сестра умела управляться со своими эмоциями так же, как с магией <text:span text:style-name="T15">— </text:span>мне не пришлось бы терзаться раздумьями в поисках преемника!</text:p>
      <text:p text:style-name="P5"/>
      <text:p text:style-name="P5">…</text:p>
      <text:p text:style-name="P5"/>
      <text:p text:style-name="P5">Луна опустилась на пол, выходя из транса. Магическая аура исчезла и сестра обессиленно упала на колени.</text:p>
      <text:p text:style-name="P5">– Проклятье! К такому Мы не были готовы!</text:p>
      <text:p text:style-name="P5">Луна подняла голову и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Лулу?</text:p>
      <text:p text:style-name="P5">Я не верила своим глазам. Страхи прошлого вернулись ко мне с новой силой.</text:p>
      <text:p text:style-name="P5">– Сел, эта гадость пришла не из нашего мира. В их снах Мы видели…</text:p>
      <text:p text:style-name="P5">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54">–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54"/>
      <text:p text:style-name="P54">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54"/>
      <text:p text:style-name="P54">Ну что же, основное искусство правления <text:span text:style-name="T15">— умение делегировать полномочия. Вечером того же дня я села за письменный стол.</text:span></text:p>
      <text:p text:style-name="P40"/>
      <text:p text:style-name="P48">“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8">Мне понадобятся твои способности к поиску и систематизации информации, которые ты, не сомневаюсь, отточила, будучи библиотекарем Понивилля”…</text:p>
      <text:p text:style-name="P54"/>
      <text:p text:style-name="P55">***</text:p>
      <text:p text:style-name="P54"/>
      <text:p text:style-name="P54"><text:soft-page-break/>– Так ты поручила Твайлайт Спаркл расследование кошмаров жеребят?</text:p>
      <text:p text:style-name="P54">– Да, их и других подобных, начавшихся с той поры у многих пони. Мы назвали подобные сны «потусторонними» <text:span text:style-name="T15">—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5"> Как правило, они засыпают, а на утро находят лишь примятую простыню в постели.</text:span></text:p>
      <text:p text:style-name="P54">– А что стало с жеребятами? – спросил я. – Они перестали бояться экзаменов?</text:p>
      <text:p text:style-name="P54">Селестия вздохнула.</text:p>
      <text:p text:style-name="P54">–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54"/>
      <text:p text:style-name="P54">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54">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4"/>
      <text:p text:style-name="P54">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54"/>
      <text:p text:style-name="P54">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54">Описав круг, Селестия перелетела через стену и приземлилась в парке. Я скатился на траву, пытаясь вдохнуть.</text:p>
      <text:p text:style-name="P54"/>
      <text:p text:style-name="P54">– Что… Это… Было?</text:p>
      <text:p text:style-name="P54">Селестия осторожно, но настойчиво повалила меня на траву и принялась ощупывать рёбра.</text:p>
      <text:p text:style-name="P54">– Так больно? А так?</text:p>
      <text:p text:style-name="P54">–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54"/>
      <text:p text:style-name="P5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4"/>
      <text:p text:style-name="P54">–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4"><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4"/>
      <text:p text:style-name="P54">– Не могу поверить. В Кантерлоте никогда не было землетрясений. Это неестественно, – пробормотала аликорница растерянно. – Слишком быстро.</text:p>
      <text:p text:style-name="P54">– Что <text:span text:style-name="T15">— </text:span>быстро? – не выдержал я.</text:p>
      <text:p text:style-name="P5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54">– Нет проблем, Селестия. Я всё понимаю.</text:p>
      <text:p text:style-name="P54"/>
      <text:p text:style-name="P54">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54"/>
      <text:p text:style-name="P54">– Анонимус?</text:p>
      <text:p text:style-name="P54">– Да?</text:p>
      <text:p text:style-name="P54">– Мы уже достаточно неплохо знаем друг друга. Могу сказать, что ты меня знаешь лучше, чем кто-либо ещё во дворце, за исключением Луны.</text:p>
      <text:p text:style-name="P54">– Да?</text:p>
      <text:p text:style-name="P54">– Да. Зови меня Сел. Если хочешь.</text:p>
      <text:p text:style-name="P54">– Хорошо. До встречи, Сел.</text:p>
      <text:p text:style-name="P54">– До встречи, Анон.</text:p>
      <text:p text:style-name="P54"/>
      <text:h text:style-name="Heading_20_2" text:outline-level="2"><text:span text:style-name="T15">10</text:span>. (40*<text:span text:style-name="T15">ctg(Pi/4)-6)/(ln(e)-sin(0))</text:span></text:h>
      <text:p text:style-name="P54"/>
      <text:p text:style-name="P67">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6"> </text:span>(быть может, к счастью). Всё, что я могу <text:span text:style-name="T15">— оставить тебе напутствие.</text:span></text:p>
      <text:p text:style-name="P48"/>
      <text:p text:style-name="P67"><text:span text:style-name="T1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
      <text:p text:style-name="P67"><text:span text:style-name="T15">Тебе может не нравиться этот мир. Тебе могут не нравиться пони. Ты можешь быть удивлён и обижен </text:span>их <text:span text:style-name="T15">отношением к себе. Тебя могут шокировать порядки, царящие здесь. </text:span></text:p>
      <text:p text:style-name="P48">Брось. </text:p>
      <text:p text:style-name="P67"><text:span text:style-name="T15">Прежде чем обижаться, вспомни свой собственный мир. Так ли он хорош? Счастлив ли ты в нём? </text:span>Можешь ли ты сказать, что он лучше этого?</text:p>
      <text:p text:style-name="P67"><text:soft-page-break/>Будь снисходителен. Будь терпелив, добр и, по возможности, мудр <text:span text:style-name="T15">— </text:span>и ты увидишь, как мир меняется к лучшему. Он очень молод и гибок. Он горит желанием изменяться. В этом его слабость <text:span text:style-name="T15">— </text:span>он может меняться и в плохую сторону. От тебя зависит, в какую.</text:p>
      <text:p text:style-name="P67"/>
      <text:p text:style-name="P67">Эх, хотел бы я поменяться с тобой местами <text:span text:style-name="T1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7">Удачи!</text:p>
      <text:p text:style-name="P67"/>
      <text:p text:style-name="P40">…</text:p>
      <text:p text:style-name="P40"/>
      <text:p text:style-name="P40">Я зевнул.</text:p>
      <text:p text:style-name="P54">Тоже мне, философ выискался, Диоген копытный! Вот не люблю, когда всякие "гуру" с глубокомысленным видом порют чушь. Эквестрия <text:span text:style-name="T17">—</text:span> чудесная страна, пони <text:span text:style-name="T17">— </text:span><text:span text:style-name="T15">прекрасные создания, хоть и малость не от мира сего! Чисто, культурно, вежливо. Дворецкий </text:span><text:span text:style-name="T17">—</text:span><text:span text:style-name="T15"> скопидом, конечно, но это работа у него такая. </text:span>Блин, м<text:span text:style-name="T15">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40"/>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5">– </text:span>Её Высочество Принцесса Селестия хочет видеть вас, человек Анонимус.</text:p>
      <text:p text:style-name="P1">Я захлопнул трактат<text:span text:style-name="T15">.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9"/>
      <text:p text:style-name="P1"><text:span text:style-name="T15">–</text:span> Уже иду. Где я могу её найти?</text:p>
      <text:p text:style-name="P1"><text:span text:style-name="T15">–</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9">– А что, мой друг, э-э-э…</text:p>
      <text:p text:style-name="P19">– Калрус. Калрус Клодвэй. Не могу вспомнить день, когда мы подружились, – подчёркнуто вежливо ответил пегас.</text:p>
      <text:p text:style-name="P19">–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9">Я подмигнул пегасу.</text:p>
      <text:p text:style-name="P19"/>
      <text:p text:style-name="P19">Мужик мужика поймёт, Анон!</text:p>
      <text:p text:style-name="P19"/>
      <text:p text:style-name="P19">– О-о-о, вам повезло! – оживился пегас. – Я как раз знаю о таком местечке!</text:p>
      <text:p text:style-name="P19">Пегас вернул мне подмигивание.</text:p>
      <text:p text:style-name="P19"><text:soft-page-break/>– Несомненно, вам будет там интересно! Там много двуногих… самок.</text:p>
      <text:p text:style-name="P19">Пегас причмокнул и завёл глаза.</text:p>
      <text:p text:style-name="P19"/>
      <text:p text:style-name="P19">Ты всегда знал, что мужская солидарность не подведёт, Анон! Надо выставить этому парню пиво.</text:p>
      <text:p text:style-name="P19"/>
      <text:p text:style-name="P19">– И где же это место? – я полез в карман за блокнотом.</text:p>
      <text:p text:style-name="P1"><text:span text:style-name="T16">– Не слишком далеко отсюда. Два дня пути на дирижабле </text:span><text:span text:style-name="T42">— и приют для престарелых минотавров </text:span><text:span text:style-name="T54">“</text:span><text:span text:style-name="T55">Поле Кровожадной Брани</text:span><text:span text:style-name="T54">”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82"/>
      <text:p text:style-name="P82">Я скосил глаз на стражника. Тот сжал губы, но надувшиеся щёки выдавали еле сдерживаемое ржание.</text:p>
      <text:p text:style-name="P82">Проклятье! Чёртов троллоло издевается надо мной! Лишь наше прибытие сдержало рвущиеся наружу ругательства.</text:p>
      <text:p text:style-name="P82"/>
      <text:p text:style-name="P1"><text:span text:style-name="T59">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5">–</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5">Если солнцезадой надо </text:span><text:span text:style-name="T42">— пускай спускается ко мне в парк или библиотеку</text:span><text:span text:style-name="T5">!</text:span></text:p>
      <text:p text:style-name="P12"/>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5"/>
      <text:p text:style-name="P5">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6">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42">— книжный шкаф и напольная подставка для чтения с </text:span><text:span text:style-name="T32">упором в виде </text:span><text:span text:style-name="T42">голов</text:span><text:span text:style-name="T32">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2">жаровни</text:span><text:span text:style-name="T42"> и фонтанчик</text:span><text:span text:style-name="T32">а</text:span><text:span text:style-name="T42">. </text:span><text:span text:style-name="T32">Каменный пол комнаты был покрыт розовым ковром с длиннейшим ворсом.</text:span><text:span text:style-name="T42"> </text:span><text:span text:style-name="T32">Его центр занимал высокий </text:span><text:span text:style-name="T42">кругл</text:span><text:span text:style-name="T32">ый</text:span><text:span text:style-name="T42"> </text:span><text:span text:style-name="T32">футон</text:span><text:span text:style-name="T42"> </text:span><text:span text:style-name="T32">с</text:span><text:span text:style-name="T42"> велик</text:span><text:span text:style-name="T32">им</text:span><text:span text:style-name="T42"> множество</text:span><text:span text:style-name="T32">м</text:span><text:span text:style-name="T42"> подушек. Среди них я с удивлением заметил плюшевую единорожку </text:span><text:span text:style-name="T32">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40"/>
      <text:p text:style-name="P40">– Рада тебя видеть, Анон, – знакомый силуэт на балконе повернулся в мою сторону.</text:p>
      <text:p text:style-name="P40">Гардины раздвинулись и Селестия вошла в комнату.</text:p>
      <text:p text:style-name="P40"/>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40"/>
      <text:p text:style-name="P40">Думай о математике, Анон! Думай. О. Математике! Умножай дроби в столбик!</text:p>
      <text:p text:style-name="P40"/>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54">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4"/>
      <text:p text:style-name="P54">Держи себя в руках, Анон! Держи себя в руках!!! Вспоминай тригонометрию, если арифметика уже не помогает!</text:p>
      <text:p text:style-name="P54"/>
      <text:p text:style-name="P54">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54">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54"/>
      <text:p text:style-name="P40">Селестия подошла к фонтанчику и начала набирать воду в серебряный чайник.</text:p>
      <text:p text:style-name="P40">–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54">Аликорница вздохнула и закатила глаза.</text:p>
      <text:p text:style-name="P40"><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4">Селестия печально покачала головой и осторожно подула в камин. Язычки пламени весело затанцевали среди головешек.</text:p>
      <text:p text:style-name="P54">Я скептически хмыкнул.</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4"/>
      <text:p text:style-name="P54">Аликорница смутилась.</text:p>
      <text:p text:style-name="P54">– Да, ты прав. Всё немного не так, как представляется со стороны. Хотя Лулу действительно управляет луной, я не трогаю солнце <text:span text:style-name="T15">—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5">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54"/>
      <text:p text:style-name="P40">Селестия тяжко вздохнула.</text:p>
      <text:p text:style-name="P54">–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5">.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5">Во все времена некоторым пони нравилось играть в конспирацию и борьбу за идеалы высшей справедливости…</text:span></text:p>
      <text:p text:style-name="P40">Селестия горько рассмеялась.</text:p>
      <text:p text:style-name="P54">– …<text:span text:style-name="T15">От которой они первые </text:span>и сбежали<text:span text:style-name="T15">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5">— </text:span>не давать им окрепнуть настолько, чтобы они могли посеять смуту.</text:p>
      <text:p text:style-name="P54"/>
      <text:p text:style-name="P54">Огонь в камине разгорелся. <text:span text:style-name="T15">Селестия поставила чайник на кованную решётку, подошла к кухонной полке и задумалась.</text:span></text:p>
      <text:p text:style-name="P40"/>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40"><text:span text:style-name="T1">–</text:span> Спасибо, Селестия. Пожалуй, буду “кантерлотский королевский”.</text:p>
      <text:p text:style-name="P40"/>
      <text:p text:style-name="P54">Аликорница зыркнула на меня, недовольно сморщив нос.</text:p>
      <text:p text:style-name="P40"><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40"><text:soft-page-break/></text:p>
      <text:p text:style-name="P40">Селестия открыла шкафчик. Потянув зубами золотой шнурок, она вытащила чёрный с золотом пакетик. Я смутился.</text:p>
      <text:p text:style-name="P40"><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40">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40"/>
      <text:p text:style-name="P40"><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40"/>
      <text:p text:style-name="P40"><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Анон! Об тебя можно взгляд поцарапать!</text:p>
      <text:p text:style-name="P40"/>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
      <text:p text:style-name="P40">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40">Держи себя в руках, Анон! Держи. Себя. В руках. Иначе тебе придётся вспоминать правила вычисления логарифмов!</text:p>
      <text:p text:style-name="P40"/>
      <text:p text:style-name="P40"><text:span text:style-name="T1">–</text:span> Я не против. Я, как раз, за. Хотя мне непривычно, что приглашение передал стражник. Раньше ты сама приходила в библиотеку.</text:p>
      <text:p text:style-name="P40"/>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40"/>
      <text:p text:style-name="P40">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40"><text:soft-page-break/><text:span text:style-name="T1">–</text:span> Ну же, Анон, ты как деревянный! Расслабься! Можно подумать, тебя никогда раньше не приглашали на свидания!</text:p>
      <text:p text:style-name="P40"/>
      <text:p text:style-name="P40">Святые яйца! Анон, тебя пригласили на свидание!</text:p>
      <text:p text:style-name="P40">Я чувствовал, как краска заливает лицо. Уши стали горячими, как угли в камине.</text:p>
      <text:p text:style-name="P54"/>
      <text:p text:style-name="P40"><text:span text:style-name="T1">–</text:span> Эй, полегче! Ты пихаешься, как бульдозер!</text:p>
      <text:p text:style-name="P40"><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40"/>
      <text:p text:style-name="P40">Мне казалось, верхушка <text:span text:style-name="T1">моего </text:span>черепа сейчас взорвётся, чтобы выпустить пар внутри.</text:p>
      <text:p text:style-name="P40"/>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40"/>
      <text:p text:style-name="P40"><text:span text:style-name="T1">–</text:span> Ты чего??? <text:span text:style-name="T1">–</text:span> я непонимающе уставился на аликорницу.</text:p>
      <text:p text:style-name="P40"><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6">Мне печалиться не стоит</text:p><text:p text:style-name="P156">Жизнь прекрасна и полна</text:p><text:p text:style-name="P156">Телом молода, душою —</text:p><text:p text:style-name="P156">Как дракон морской мудра</text:p><text:p text:style-name="P156"/><text:p text:style-name="P156">Я видала взлёт империй,</text:p><text:p text:style-name="P156">Я жила среди легенд,</text:p><text:p text:style-name="P156">Древней магии мистерий</text:p><text:p text:style-name="P156">Я прилежнейший студент</text:p><text:p text:style-name="P156"/><text:p text:style-name="P156">Обожаема народом,</text:p><text:p text:style-name="P156">Уважаема врагом —</text:p><text:p text:style-name="P156">Но друзья остались в прошлом,</text:p><text:p text:style-name="P156">Пустота пришла в мой дом</text:p><text:p text:style-name="P156"/><text:p text:style-name="P156">Одинока и печальна,</text:p><text:p text:style-name="P156">Недоступна и строга,</text:p><text:p text:style-name="P156">Потеряла изначальный</text:p><text:p text:style-name="P156">Смысл жизни навсегда</text:p><text:p text:style-name="P156"/><text:p text:style-name="P156">Жизнь моя теперь публична,</text:p><text:p text:style-name="P156">Жизнь моя теперь для всех,</text:p><text:p text:style-name="P156">В этом — горе, в этом — счастье,</text:p><text:p text:style-name="P156">В этом плач и в этом смех.</text:p></text:note-body></text:note>.</text:p>
      <text:p text:style-name="P40"/>
      <text:p text:style-name="P40"><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40"/>
      <text:p text:style-name="P40">Аликорница поводила носом над чашками и заметила:</text:p>
      <text:p text:style-name="P40"><text:soft-page-break/>– Кстати, пока чай будет настаиваться, можешь помыться. Ванная там, – она указала на дверь из дымчатого стекла.</text:p>
      <text:p text:style-name="P40">Только сейчас я заметил помещение, продолжающее в другую сторону выступ входного коридора.</text:p>
      <text:p text:style-name="P40"/>
      <text:p text:style-name="P54">Анон, тебе нужно напихать булыжников в карманы, чтобы не улететь под потолок от счастья!</text:p>
      <text:p text:style-name="P54"/>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
      <text:p text:style-name="P40">Я сидел на бортике бассейна и трогал пальцем ноги воду, когда дверь открылась.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40">Прозрачными были и бортики бассейна.</text:p>
      <text:p text:style-name="P40"/>
      <text:p text:style-name="P40">– Ты бы предупреждала, прежде чем войти, что ли? – просипел я.</text:p>
      <text:p text:style-name="P40"><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
      <text:p text:style-name="P4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text:p text:style-name="P40">– О, ты уже?</text:p>
      <text:p text:style-name="P40">Аликорница поставила на поднос чашки и плетёнку с бубликами и подошла с ним к тюфяку.</text:p>
      <text:p text:style-name="P54">Я сомкнул колени и сжал в замок руки на груди. Дьявол, я начал чувствовать <text:s/>себя не в своей тарелке. Это зашло слишком далеко. Одно дело <text:span text:style-name="T15">— </text:span>фантазировать на эротические темы с фантастическим уклоном, и совсем другое <text:span text:style-name="T15">— </text:span>принимать в них участие! Ты слишком консервативен для этого, Анон!</text:p>
      <text:p text:style-name="P54"/>
      <text:p text:style-name="P54">Стараясь отвлечься, я спросил:</text:p>
      <text:p text:style-name="P40">– А зачем ты опустила жалюзи на окно в ванной? Оттуда такой обалден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40"><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54"/>
      <text:p text:style-name="P40"><text:soft-page-break/><text:span text:style-name="T1">«</text:span><text:span text:style-name="T10">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54"/>
      <text:p text:style-name="P54">Статью украшала фотография перебинтованной Селестии, пытающейся прикрыть меня крыльями в то время, как я копошился сзади на табуретке.</text:p>
      <text:p text:style-name="P54"/>
      <text:p text:style-name="P54">– Примерно такие, – расхохоталась Селестия. <text:span text:style-name="T15">–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54">Селестия густо покраснела.</text:p>
      <text:p text:style-name="P54"/>
      <text:p text:style-name="P40">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text:p text:style-name="P40">–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40"/>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40"/>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54"/>
      <text:p text:style-name="P54">Копыто легло мне на плечо и мягко повалило на постель. Селестия легла рядом и тепло дунула мне в ухо.</text:p>
      <text:p text:style-name="P40">– <text:span text:style-name="T1">Анон, 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54"><text:soft-page-break/></text:p>
      <text:p text:style-name="P54">Селестия фыркнула.</text:p>
      <text:p text:style-name="P54">–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5">У нас до утра — если сестрица ничего не напутает — девять часов. И все они — наши.</text:span></text:p>
      <text:p text:style-name="P40"/>
      <text:p text:style-name="P54">Её ресницы щекотали мне щеку. Я повернулся к ней и буквально растворился в ласковом взгляде огромных фиалковых глаз.</text:p>
      <text:p text:style-name="P54">– Т-ты… предлагаешь мне заняться сексом? С т-тобой? Но… как?</text:p>
      <text:p text:style-name="P54"/>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4"/>
      <text:p text:style-name="P54">Селестия закатила глаза.</text:p>
      <text:p text:style-name="P54">–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4"/>
      <text:p text:style-name="P54">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54"/>
      <text:p text:style-name="P54">Как во сне я разделся и зашёл к ней сзади. "Это неправильно!» – пискнули во мне остатки ханжества и замолкли, раздавленные желанием.</text:p>
      <text:p text:style-name="P54">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54"/>
      <text:p text:style-name="P54">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54"/>
      <text:p text:style-name="P54">НИ-ЧЕ-ГО!</text:p>
      <text:p text:style-name="P54"/>
      <text:p text:style-name="P54">Селестия осторожно высвободилась из-под меня и встала с постели.</text:p>
      <text:p text:style-name="P54">– Лежи спокойно, я сейчас, – муркнула она, поцеловав меня в ухо.</text:p>
      <text:p text:style-name="P54"><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4"/>
      <text:p text:style-name="P54">В открывшемся мини-баре я углядел ряд вычурных бутылок и пузатых графинчиков. Их содержимое не вызывало у меня никаких сомнений.</text:p>
      <text:p text:style-name="P37"><text:span text:style-name="T15">–</text:span> Иногда хочется забыться, <text:span text:style-name="T15">–</text:span> перехватила мой взгляд аликорница, <text:span text:style-name="T15">–</text:span> а от сидра <text:span text:style-name="T5">«</text:span>улетаешь<text:span text:style-name="T5">»</text:span> не так далеко. И выпить его нужно намного больше, чем вина. После <text:s/>этого возникают определённые… эмм… физиологические неудобства.</text:p>
      <text:p text:style-name="P37"><text:span text:style-name="T15">–</text:span> А <text:span text:style-name="T1">водку</text:span> у вас принято пить?</text:p>
      <text:p text:style-name="P37"><text:span text:style-name="T15">–</text:span> Некоторые употребляют. Но правительница Эквестрии, пьющая кальвадос <text:span text:style-name="T1">—</text:span> это уже черезчур, <text:span text:style-name="T15">–</text:span> Селестия засмеялась. <text:span text:style-name="T1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7"/>
      <text:p text:style-name="P54">Достав из шкафчика заплесневевшую бутылку, Селестия что-то прикинула на глаз и наполнила её содержимым два бокала на полуметровых ножках.</text:p>
      <text:p text:style-name="P54">–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4"/>
      <text:p text:style-name="P54">Она ещё спрашивает! Тебя сейчас можно использовать вместо половичка под её копытами, Анон!</text:p>
      <text:p text:style-name="P54"/>
      <text:p text:style-name="P54">–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4"/>
      <text:p text:style-name="P54">Селестия покачала головой и прошла с бокалами в ванную, кивком пригласив меня следовать за ней.</text:p>
      <text:p text:style-name="P5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5">— сильнейший энергетик, он многократно усиливает чувства и возможности организма. Но он же и иссушает его.</text:span></text:p>
      <text:p text:style-name="P40"/>
      <text:p text:style-name="P54"><text:span text:style-name="T1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5">— если поставить бокал на дно, его чаша была как раз над водой.</text:span></text:p>
      <text:p text:style-name="P54">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54"><text:soft-page-break/></text:p>
      <text:p text:style-name="P54">Наконец, я со вздохом отпрянул.</text:p>
      <text:p text:style-name="P54"><text:span text:style-name="T15">– Я несказанно рада, что, наконец-то, могу назвать тебя своим ближайшим другом, </text:span>– мурлыкнула Селестия. – <text:span text:style-name="T15">За дружбу! </text:span>– подняла бокал она.</text:p>
      <text:p text:style-name="P5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4"/>
      <text:p text:style-name="P54"><text:span text:style-name="T15">– Это ты называешь </text:span>«<text:span text:style-name="T15">дружбой</text:span>»<text:span text:style-name="T15">? – с </text:span>улыбкой хмыкнул<text:span text:style-name="T15"> я. – </text:span>Мне нравится твоё чувство юмора.</text:p>
      <text:p text:style-name="P54">Аликорница в недоумении взглянула на меня.</text:p>
      <text:p text:style-name="P54"><text:span text:style-name="T15">– Анон, т</text:span>ебе не нравится моя дружба? Ты не принимаешь её? Ты чем-то недоволен?</text:p>
      <text:p text:style-name="P54"/>
      <text:p text:style-name="P54">Я расхохотался, <text:s/>чуть не поперхнулся водой, плескавшейся у подбородка.</text:p>
      <text:p text:style-name="P54"><text:span text:style-name="T15">– </text:span>Нет, что ты, Сел, не мели ерунды! Я всем доволен, я просто в восторге. Мне вообще кажется, что я попал в рай, прямо в храм любви, а ты <text:span text:style-name="T15">— </text:span>мой ангел-хранитель. И называть ЭТО дружбой <text:span text:style-name="T15">— </text:span>это всё равно что назвать твой дворец сараем для хранения мётел. То есть, назвав меня своим другом, ты не поняла моих чувств к тебе. Я <text:span text:style-name="T15">— не друг, я — нечто большее. Я тебя </text:span>лю…</text:p>
      <text:p text:style-name="P54"/>
      <text:p text:style-name="P54">Копыто аликорницы закрыло мне рот прежде чем я успел договорить заветное слово.</text:p>
      <text:p text:style-name="P40">– Анон, не надо! – умоляюще произнесла аликорница. – Не продолжай! Пожалуйста!</text:p>
      <text:p text:style-name="P40"/>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
      <text:p text:style-name="P40">Селестия виновато закусила губу и отвернулась.</text:p>
      <text:p text:style-name="P40">–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40"/>
      <text:p text:style-name="P40">…</text:p>
      <text:p text:style-name="P40"/>
      <text:p text:style-name="P40">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40">Среди этого армагеддона стоял мой ангел-хранитель и шептал:</text:p>
      <text:p text:style-name="P40">– Анон… Я не смогу сделать тебя бессмертным… Мне очень жаль… Извини…</text:p>
      <text:p text:style-name="P40"/>
      <text:p text:style-name="P40">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text:soft-page-break/>Слёзы злости душили меня, но я сдержался.</text:p>
      <text:p text:style-name="P40"/>
      <text:p text:style-name="P40">– Охренеть, – сказал я холодно. – А я прям напрашивался!</text:p>
      <text:p text:style-name="P40">Одиночество, отступившее перед мягким натиском аликорницы в последние <text:span text:style-name="T1">дни</text:span>, снова сковало стужей душу.</text:p>
      <text:p text:style-name="P40"/>
      <text:p text:style-name="P40">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40"/>
      <text:p text:style-name="P40">“… пожалуйста, останься…”</text:p>
      <text:p text:style-name="P40">…</text:p>
      <text:p text:style-name="P40">Где этот чёртов носок?!</text:p>
      <text:p text:style-name="P40">…</text:p>
      <text:p text:style-name="P40">“… пойми, это эффект лазурного вина…”</text:p>
      <text:p text:style-name="P40">…</text:p>
      <text:p text:style-name="P40">Джинсы узкие, блядь! На мокрое тело хрен натянешь!</text:p>
      <text:p text:style-name="P40">…</text:p>
      <text:p text:style-name="P40">“… ох, я глупая…”</text:p>
      <text:p text:style-name="P40">…</text:p>
      <text:p text:style-name="P40">Так, всё. Шмотки на мне, вроде, ничего не забыл.</text:p>
      <text:p text:style-name="P40"/>
      <text:p text:style-name="P54">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4"/>
      <text:h text:style-name="Heading_20_2" text:outline-level="2">11. <text:span text:style-name="T1">Прощание</text:span></text:h>
      <text:p text:style-name="P54"/>
      <text:p text:style-name="P40">– <text:span text:style-name="T1">Норф!.. Эй, Норф! Ты где?..</text:span></text:p>
      <text:p text:style-name="P54"/>
      <text:p text:style-name="P54">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54"/>
      <text:p text:style-name="P54">Я огляделся и вошёл в дом.</text:p>
      <text:p text:style-name="P5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55">***</text:p>
      <text:p text:style-name="P40"/>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2">«</text:span>сказочной обезьяне из Вечнодикого леса<text:span text:style-name="T32">»</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5"/>
      <text:p text:style-name="P5">…</text:p>
      <text:p text:style-name="P5"/>
      <text:p text:style-name="P1"><text:span text:style-name="T42">– </text:span><text:span text:style-name="T32">Говорят, в Додж-сити почти не осталось жителей. В местном депо перестали обслуживать паровозы из-за нехватки рабочих. Старик </text:span><text:span text:style-name="T42">–</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2">– </text:span><text:span text:style-name="T46">А из Пинто Крик уже месяц нет новостей…</text:span></text:p>
      <text:p text:style-name="P5"><text:span text:style-name="T42">– </text:span><text:span text:style-name="T46">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54"/>
      <text:p text:style-name="P54">…</text:p>
      <text:p text:style-name="P54"/>
      <text:p text:style-name="P19"><text:span text:style-name="T46">– </text:span>“<text:span text:style-name="T1">Что я могу сделать, чтобы вернуть всё назад?</text:span>”</text:p>
      <text:p text:style-name="P19"><text:span text:style-name="T46">– </text:span><text:span text:style-name="T32">Так и сказала?</text:span></text:p>
      <text:p text:style-name="P1"><text:span text:style-name="T42">–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9"><text:span text:style-name="T46">– </text:span><text:span text:style-name="T32">Что бы это значило, Флёр?</text:span></text:p>
      <text:p text:style-name="P19"><text:span text:style-name="T46">–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4"/>
      <text:p text:style-name="P54">…</text:p>
      <text:p text:style-name="P54"/>
      <text:p text:style-name="P73">–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73">– Куда проваливаться?</text:p>
      <text:p text:style-name="P73">– Они не знают. В тех провалах не видно дна…</text:p>
      <text:p text:style-name="P73"/>
      <text:p text:style-name="P73">…</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73"><text:soft-page-break/>– Леди и джентльпони! Приём окончен! Её Высочество принцесса Селестия будет рада видеть <text:s/>вас в следующую среду!</text:p>
      <text:p text:style-name="P73"/>
      <text:p text:style-name="P73">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73"/>
      <text:p text:style-name="P73">… </text:p>
      <text:p text:style-name="P73"/>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5">–</text:span> <text:span text:style-name="T1">Ты</text:span>?</text:p>
      <text:p text:style-name="P39">– Привет, Селестия, – подчёркнуто нейтрально обратился я. – Как дела?</text:p>
      <text:p text:style-name="P39">– <text:span text:style-name="T1">Здравствуй,</text:span> <text:span text:style-name="T1">Анон</text:span>. <text:s/><text:span text:style-name="T1">М</text:span>ягко говоря, <text:span text:style-name="T1">н</text:span>е очень.</text:p>
      <text:p text:style-name="P39"/>
      <text:p text:style-name="P37"><text:span text:style-name="T1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5">олоски и даже целые пряди розового цвета выбивались </text:span><text:span text:style-name="T1">и</text:span><text:span text:style-name="T15">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5"> </text:span><text:span text:style-name="T1">И даже м</text:span><text:span text:style-name="T15">астерски наложенный макияж не мог скрыть мешки под глазами.</text:span></text:p>
      <text:p text:style-name="P39"/>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5">–</text:span> <text:span text:style-name="T1">Сорок девять</text:span> из шестидесяти четырёх? Хренасе! <text:span text:style-name="T15">–</text:span> я вспомнил рассказ Селестии про восьмёрку пегасов прошлогоднего выпуска. <text:span text:style-name="T15">–</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5">–</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1">—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5">–</text:span> А почему вы не поселитесь в более пригодном для земледелия месте?</text:p>
      <text:p text:style-name="P1">Селестия вздохнула.</text:p>
      <text:p text:style-name="P3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8">— </text:span><text:span text:style-name="T63">и </text:span><text:span text:style-name="T9">н</text:span>ам некуда уйти в поисках лучшего места. Да и не так много этих мест.</text:p>
      <text:p text:style-name="P39"/>
      <text:p text:style-name="P39">Селестия подошла к фонтанчику, обмакнула в него копыто и провела им по лбу.</text:p>
      <text:p text:style-name="P39"><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
      <text:p text:style-name="P39">Я сделал вид, что не заметил полунамёка в последнем предложении. Выяснять отношения, как и мириться, мне не хотелось.</text:p>
      <text:p text:style-name="P39"/>
      <text:p text:style-name="P39">– Порадовать, к сожалению, нечем. Норфолк Каррус, исчез. Судя по всему, во сне.</text:p>
      <text:p text:style-name="P39">– Норф? О-о-о, нет!</text:p>
      <text:p text:style-name="P39"/>
      <text:p text:style-name="P39">Селестия в отчаянии села на пол, прижав копыто к виску. Голова её бессильно опустилась. Я никогда ещё не видел Селестию такой <text:span text:style-name="T63">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9">–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9"/>
      <text:p text:style-name="P39">Аликорница подняла голову и <text:span text:style-name="T1">удручённо</text:span> посмотрела на меня.</text:p>
      <text:p text:style-name="P39">–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9">– Может, спросишь Луну, куда деваются пони? Сон по её части.</text:p>
      <text:p text:style-name="P37"><text:span text:style-name="T15">– </text:span><text:span text:style-name="T1">Она</text:span><text:span text:style-name="T1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5">– </text:span><text:span text:style-name="T1">горько заметила аликорница. </text:span><text:span text:style-name="T15">–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9">– Мне поговорить с ней?</text:p>
      <text:p text:style-name="P37"><text:span text:style-name="T1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6">— так точно.</text:span></text:p>
      <text:p text:style-name="P40">– Ну зашибись. Тогда она обрадуется следующей новости: я ухожу.</text:p>
      <text:p text:style-name="P40"/>
      <text:p text:style-name="P40">Селестия еле заметно дрогнула ушами. Она отвернулась и молча смотрела в окно, не показывая эмоций.</text:p>
      <text:p text:style-name="P40">Я продолжил.</text:p>
      <text:p text:style-name="P40">–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
      <text:p text:style-name="P40">Я решил умолчать о том, что после перенесенного унижения мне было в тягость находиться рядом с Селестией. <text:span text:style-name="T66">Аликорница</text:span> и так выглядела неважно.</text:p>
      <text:p text:style-name="P40"><text:soft-page-break/></text:p>
      <text:p text:style-name="P40">Поза <text:span text:style-name="T66">Селестии</text:span> стала чуть менее скованной. На грани слышимости я уловил её вздох. Она наконец повернулась ко мне и слабо улыбнулась.</text:p>
      <text:p text:style-name="P40">–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40"/>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40"/>
      <text:p text:style-name="P40">–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40">Селестия пошла к выходу, увлекая меня за собой.</text:p>
      <text:p text:style-name="P40">–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text:p text:style-name="P40">Явно Селестия заговаривает тебе зубы, Анон! Я подозрительно посмотрел на свёрток.</text:p>
      <text:p text:style-name="P40"/>
      <text:p text:style-name="P40">– А в мешочке что?</text:p>
      <text:p text:style-name="P40">Селестия скофуженно посмотрела в сторону.</text:p>
      <text:p text:style-name="P40">–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6">и </text:span>у грифонов, <text:span text:style-name="T66">и у зебр, и даже у минотавров</text:span>! Но если тебе понадобятся финансы или другие ресурсы — обращайся без сомнений.</text:p>
      <text:p text:style-name="P40"/>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54"/>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54"/>
      <text:p text:style-name="P40">–<text:span text:style-name="T1"> Отправляйся, Анон. Очень надеюсь на успех твоей миссии. Обязательно пиши!</text:span></text:p>
      <text:p text:style-name="P54">Селестия вышла из зала, подметая хвостом пол.</text:p>
      <text:p text:style-name="P40"><text:soft-page-break/></text:p>
      <text:p text:style-name="P43">***</text:p>
      <text:p text:style-name="P40"/>
      <text:p text:style-name="P50">“<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50"/>
      <text:p text:style-name="P57">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7"/>
      <text:p text:style-name="P57">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7">Но не сейчас.</text:p>
      <text:p text:style-name="P57"/>
      <text:p text:style-name="P57">Я встал, забросил сумку на плечо и двинулся к вокзалу.</text:p>
      <text:p text:style-name="P57"/>
      <text:p text:style-name="P47">***</text:p>
      <text:p text:style-name="P40"/>
      <text:p text:style-name="P48">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8">Но со временем магии стало меньше, а мир стал более <text:span text:style-name="T1">твёрд и реален</text:span>.</text:p>
      <text:p text:style-name="P48"/>
      <text:p text:style-name="P48">–<text:span text:style-name="T1"> Но магия есть и сейчас, ма-ам!</text:span></text:p>
      <text:p text:style-name="P48"><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7"/>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7">Так возникли пони, олени, бизоны и многие другие.</text:p>
      <text:p text:style-name="P67"/>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
      <text:p text:style-name="P48"><text:soft-page-break/>–<text:span text:style-name="T1"> Весь мир как Вечнодикий лес?</text:span></text:p>
      <text:p text:style-name="P67">–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7"/>
      <text:p text:style-name="P67">– Ма-ам, а со мной связан элементаль?</text:p>
      <text:p text:style-name="P67">– Конечно, Эйприл. В каждом из нас есть её бессмертная искорка.</text:p>
      <text:p text:style-name="P67"/>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4">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7"/>
      <text:p text:style-name="P48"><text:span text:style-name="T1">– Конечно, мам! «День горящего очага» </text:span>— <text:span text:style-name="T1">верно?</text:span></text:p>
      <text:p text:style-name="P67">–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7">Так возникли аликорны.</text:p>
      <text:p text:style-name="P67"/>
      <text:p text:style-name="P67">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6">М</text:span>еняет <text:span text:style-name="T66">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7">Имя её было Селестия.</text:p>
      <text:p text:style-name="P67">За ней последовала и сестра её, <text:span text:style-name="T15">Луна</text:span>.</text:p>
      <text:p text:style-name="P67"/>
      <text:p text:style-name="P6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7">То есть, всегда.</text:p>
      <text:p text:style-name="P67"/>
      <text:p text:style-name="P67">Тут и сказке конец. А теперь, Эйприл, залазь на полку и закрывай глазки.</text:p>
      <text:p text:style-name="P67">– Ну ма-ам! Раскажи ещё что-нибудь! Про Сомбру! Или про Дискорда!</text:p>
      <text:p text:style-name="P67">– Про Сомбру <text:span text:style-name="T15">— в следующий раз. А е</text:span>сли мы не уснём в ближайшие десять минут, придёт древесный волк и заберёт меня в Вечнодикий лес!</text:p>
      <text:p text:style-name="P67">– А почему только тебя? А меня? А дядю-<text:span text:style-name="T66">мино</text:span>тавра?</text:p>
      <text:p text:style-name="P67">– <text:s/>Тебя забрать я ему не дам. А в дядю не тыкай копытом, это невежливо! Спи уже, моя маленькая!</text:p>
      <text:p text:style-name="P67">– Поцелуй меня на ночь, ма-ам!</text:p>
      <text:p text:style-name="P67">– Конечно, моя хорошая…</text:p>
      <text:p text:style-name="P67"><text:soft-page-break/></text:p>
      <text:p text:style-name="P40"><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92"/>
      <text:h text:style-name="Heading_20_2" text:outline-level="2">12. Понивилль</text:h>
      <text:p text:style-name="P40"/>
      <text:p text:style-name="P39">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73"/>
      <text:p text:style-name="P73">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73"/>
      <text:p text:style-name="P39"><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9">. </text:span><text:span text:style-name="T5">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5"><text:note text:id="ftn13" text:note-class="footnote"><text:note-citation>13</text:note-citation><text:note-body><text:p text:style-name="P155">И это ты ещё не видел, что творится в других министерствах, Анонимус! За тысячу лет Нашего отсутствия Сестра превратила М<text:span text:style-name="T30">раморный квартал </text:span>в настоящую обитель лени и казнокрадства!</text:p></text:note-body></text:note></text:span><text:span text:style-name="T5"> Притом эти надменные кочерыжки даже не ценили своей халявы и то и дело жаловались на перегруженность и маленькое жалование!</text:span></text:p>
      <text:p text:style-name="P104"/>
      <text:p text:style-name="P53">***</text:p>
      <text:p text:style-name="P39"/>
      <text:p text:style-name="P39"><text:span text:style-name="T59">– </text:span><text:span text:style-name="T5">История Понивилля начинается с того благословенного дня, когда принцесса Селестия подарила семейству Эппл </text:span><text:span text:style-name="T59">— </text:span><text:span text:style-name="T5">тогда, правда, это ещё были Смиты </text:span><text:span text:style-name="T59">—</text:span><text:span text:style-name="T5"> землю у Вечнодикого леса под ферму…</text:span></text:p>
      <text:p text:style-name="P54">…</text:p>
      <text:p text:style-name="P54">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54">…</text:p>
      <text:p text:style-name="P54">– … Анонимус, вы меня слушаете? – мэр махала копытом у меня перед лицом.</text:p>
      <text:p text:style-name="P54">–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54">–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9"><text:span text:style-name="T5">– Спасибо! – перебил я чиновницу, – я уже обзавёлся одним пони – «другом». Всё, что меня сейчас интересует </text:span><text:span text:style-name="T59">— </text:span><text:span text:style-name="T5">снять жильё в аренду.</text:span></text:p>
      <text:p text:style-name="P54"><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54"/>
      <text:p text:style-name="P54">Душе было всё равно. Мой палец бесцельно блуждал по карте.</text:p>
      <text:p text:style-name="P54">–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54"/>
      <text:p text:style-name="P54">Ох, щит! Мой палец дёрнулся в угол карты.</text:p>
      <text:p text:style-name="P54"/>
      <text:p text:style-name="P40">–<text:span text:style-name="T1"> Вот этот подойдёт, </text:span>–<text:span text:style-name="T1"> я ткнул в квадратик на окраине.</text:span></text:p>
      <text:p text:style-name="P40">–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9"/>
      <text:p text:style-name="P39">Я полез в мешочек с деньгами.</text:p>
      <text:p text:style-name="P40">–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9"><text:span text:style-name="T1">Р</text:span>ука наткнулась на пакет.</text:p>
      <text:p text:style-name="P39"/>
      <text:p text:style-name="P40">– ?.. ??. ??? – мэр с отвалившейся челюстью пыталась осмыслить услышанное.</text:p>
      <text:p text:style-name="P40"/>
      <text:p text:style-name="P40">Я вытащил руку из мешочка. На ладони лежал пакет <text:span text:style-name="T1">с </text:span>ча<text:span text:style-name="T1">ем</text:span>.</text:p>
      <text:p text:style-name="P40">“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40"/>
      <text:p text:style-name="P40">–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40">– Правда, – улыбнулся <text:span text:style-name="T1">я</text:span>. – <text:span text:style-name="T1">Вам послышалось.</text:span></text:p>
      <text:p text:style-name="P40"/>
      <text:p text:style-name="P24">***</text:p>
      <text:p text:style-name="P19"/>
      <text:p text:style-name="P19">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9"/>
      <text:p text:style-name="P19">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9"/>
      <text:p text:style-name="P19"><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5"/>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42">–</text:span><text:span text:style-name="T32"> Эй, верзила, поосторожнее, лягать тя в пузо! Куда прёшься-то?</text:span></text:p>
      <text:p text:style-name="P54"/>
      <text:p text:style-name="P19">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9">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9"/>
      <text:p text:style-name="P40">– Ты <text:span text:style-name="T1">шт</text:span>о, как-тя-там, впервые на базаре? Так таращишься по сторонам, как будто морковку с картохой впервые в жизни увидел.</text:p>
      <text:p text:style-name="P40"/>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text:p>
      <text:p text:style-name="P40"/>
      <text:p text:style-name="P40">–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
      <text:p text:style-name="P40">Так и есть! На крупе кобылки красовались три яблока. Вот только, блин, как её звали-то?</text:p>
      <text:p text:style-name="P40"/>
      <text:p text:style-name="P40">– <text:s/>Прошу прощения, Аппл… Эппл… Эпплхэт?</text:p>
      <text:p text:style-name="P40">–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40"><text:soft-page-break/>– Да ладно тебе, Эй-Джей! Вполне милое имя, – хихикнул дракончик с кукурузой, проходя мимо.</text:p>
      <text:p text:style-name="P40"/>
      <text:p text:style-name="P40">Ага, вот!</text:p>
      <text:p text:style-name="P40"/>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text:span text:style-name="T1">а</text:span> для всех остальных — тебя тоже! — Эпплджек.</text:p>
      <text:p text:style-name="P40"/>
      <text:p text:style-name="P40">Блин, опять облажался. Как-то хреново начинается знакомство с Понивиллем.</text:p>
      <text:p text:style-name="P40"/>
      <text:p text:style-name="P40">– Понял. А меня зовут <text:span text:style-name="T1">Анонимус. Для друзей </text:span>— <text:span text:style-name="T1">Анон</text:span>. Приятно было познакомиться, Эпплджек.</text:p>
      <text:p text:style-name="P40">Я повернулся было уходить.</text:p>
      <text:p text:style-name="P40"/>
      <text:p text:style-name="P40">– Э-э-э… <text:span text:style-name="T1">Анон</text:span>?</text:p>
      <text:p text:style-name="P40">– Да? – я повернулся обратно.</text:p>
      <text:p text:style-name="P40"/>
      <text:p text:style-name="P40">Поняха водила копытом по прилавку. Надвинутая на лоб шляпа скрывала выражение мордочки. </text:p>
      <text:p text:style-name="P40"/>
      <text:p text:style-name="P40">–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40"/>
      <text:p text:style-name="P40">Я вернулся к прилавку.</text:p>
      <text:p text:style-name="P40">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40"/>
      <text:p text:style-name="P40">– Сколько стоят вот эти? – указал я на пирамидку красных яблок размером с <text:span text:style-name="T1">четверть</text:span> арбуза каждое.</text:p>
      <text:p text:style-name="P40">– Ред <text:span text:style-name="T1">Гала</text:span>? Две серебряшки.</text:p>
      <text:p text:style-name="P40">– Куча?</text:p>
      <text:p text:style-name="P40">– Ну ты даёшь! – хмыкнула Эпплджек. – Даже не смешно.</text:p>
      <text:p text:style-name="P40">– Неужели штука?</text:p>
      <text:p text:style-name="P40"/>
      <text:p text:style-name="P40">Поня<text:span text:style-name="T1">х</text:span>а выпрыгнула из-за прилавка и смерила меня долгим взглядом.</text:p>
      <text:p text:style-name="P40">–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text:p text:style-name="P40"><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40"/>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text:p text:style-name="P40">–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40">Поняшка набрала ложечку джема и предложила мне. </text:p>
      <text:p text:style-name="P40"/>
      <text:p text:style-name="P40">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40">Наконец, ко мне вернулся дар речи.</text:p>
      <text:p text:style-name="P40"/>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text:p text:style-name="P40">– Тебе, сахарок, как гостю города, сделаю скидку. Забирай за шестьдесят. Раньше меньше чем золотой не отдавала.</text:p>
      <text:p text:style-name="P40"/>
      <text:p text:style-name="P40">Расплачиваясь, я спросил:</text:p>
      <text:p text:style-name="P40">– Ты, случаем, не знаешь, как <text:span text:style-name="T1">найти Твайлайт Спаркл</text:span>?</text:p>
      <text:p text:style-name="P40">Эпплджек, вскинув копыто ко лбу, запричитала:</text:p>
      <text:p text:style-name="P40">–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40"/>
      <text:p text:style-name="P40">Тут Эпплджек прервалась и что есть силы замахала кому-то:</text:p>
      <text:p text:style-name="P40">– Рэр! Эй! Рэр! Давай к нам!</text:p>
      <text:p text:style-name="P40"/>
      <text:p text:style-name="P40">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text:soft-page-break/></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40">– Эпплджек! Сколько можно повторять: <text:span text:style-name="T1">я </text:span>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узе шмотки.</text:p>
      <text:p text:style-name="P40">– Разница, как если бы тебя вместо огородницы назвали… ммм… <text:s/>реднеком. Пойдёмте, <text:span text:style-name="T1">Анон</text:span>.</text:p>
      <text:p text:style-name="P40"/>
      <text:p text:style-name="P40">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text:p text:style-name="P40">–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40">–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40">–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40"/>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text:soft-page-break/></text:p>
      <text:p text:style-name="P54">Рэрити оглянулась по сторонам и заговорчески подмигнула мне.</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40"/>
      <text:p text:style-name="P40">Единорожка чуть не подпрыгивала <text:span text:style-name="T1">на месте </text:span>от любопытства. Заметив мою отвалившуюся челюсть, она вновь рассмеялась.</text:p>
      <text:p text:style-name="P40"/>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40"/>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40">–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40"/>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
      <text:p text:style-name="P40">Мы остановились перед деревом.</text:p>
      <text:p text:style-name="P40"><text:soft-page-break/>Даже не так. </text:p>
      <text:p text:style-name="P40">Мы остановились перед ДЕРЕВОМ!</text:p>
      <text:p text:style-name="P40"/>
      <text:p text:style-name="P40">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54"/>
      <text:p text:style-name="P4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
      <text:p text:style-name="P40">Единорожка удалилась, оставив <text:span text:style-name="T1">после себя лёгкий запах жасмина.</text:span></text:p>
      <text:p text:style-name="P40"/>
      <text:h text:style-name="Heading_20_2" text:outline-level="2">13. Расследование <text:span text:style-name="T1">Твайлайт Спаркл</text:span></text:h>
      <text:p text:style-name="P40"/>
      <text:p text:style-name="P40">– Э-э-э… Добрый день?</text:p>
      <text:p text:style-name="P40"/>
      <text:p text:style-name="P40">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40"/>
      <text:p text:style-name="P54">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54"/>
      <text:p text:style-name="P54">Мне показалось, или единорожка смотрела на меня малость раздражённо? Фолиант с громким стуком хлопнулся на пол.</text:p>
      <text:p text:style-name="P40">–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40"/>
      <text:p text:style-name="P40">Ёпт! Ещё один Шерлок Холмс на мою голову!</text:p>
      <text:p text:style-name="P40">– Извиняюсь за нескромность, а откуда тебе про меня известно?</text:p>
      <text:p text:style-name="P40"/>
      <text:p text:style-name="P40">Глаза книгоежки сузились, уши прижались к голове.</text:p>
      <text:p text:style-name="P40"><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40">Единорожку прервал нарастающий свист откуда-то снизу.</text:p>
      <text:p text:style-name="P40">– Ой-ёй! Совсем забыла про ускоритель! Минуточку!</text:p>
      <text:p text:style-name="P40">Твайлайт метнулась к лестнице в подвал.</text:p>
      <text:p text:style-name="P40"/>
      <text:p text:style-name="P1"><text:span text:style-name="T42">Я </text:span><text:span text:style-name="T32">присел на лавочку</text:span><text:span text:style-name="T42">. </text:span><text:span text:style-name="T32">Эй, мы так не договаривались! Сел, с какой стати ты решаешь за меня? Я не ребёнок, блин!</text:span></text:p>
      <text:p text:style-name="P40"/>
      <text:p text:style-name="P40">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40">– Привет, Спайк, – кивнул я ему.</text:p>
      <text:p text:style-name="P40">Дракончик молча указал когтем на дверь в подвал и приложил палец к губам. Затем кинул мне скомканный бумажный шарик.</text:p>
      <text:p text:style-name="P40"/>
      <text:p text:style-name="P48">“…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8">отнюдь не рекомендация</text:span><text:span text:style-name="T63">...</text:span>”</text:p>
      <text:p text:style-name="P40"/>
      <text:p text:style-name="P40">Смятый листок отправился в карман.</text:p>
      <text:p text:style-name="P40">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40">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40"/>
      <text:p text:style-name="P40">–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40"><text:span text:style-name="T1">Спайк</text:span> пожал плечами и принялся чистить кукурузу.</text:p>
      <text:p text:style-name="P40">–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40"/>
      <text:p text:style-name="P54">БДЫЩЬ!!!</text:p>
      <text:p text:style-name="P40"/>
      <text:p text:style-name="P40">Лестница в подвал осветилась вспышкой, пол под ногами подпрыгнул.</text:p>
      <text:p text:style-name="P40">– Ай, бля!</text:p>
      <text:p text:style-name="P40">Я съехал со скамьи на пол, пребольно ударившись спиной. Спайк выронил кукурузу и метнулся по ступенькам вниз.</text:p>
      <text:p text:style-name="P40"/>
      <text:p text:style-name="P40"><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40">– Твай, ты цела?! – Спайк подскочил к единорожке и принялся тушить тлеющий халат.</text:p>
      <text:p text:style-name="P40">–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54"/>
      <text:p text:style-name="P54">У меня волосы на загривке встали дыбом — у заучки чуть ли не слюна изо рта капала!</text:p>
      <text:p text:style-name="P54">Я прочистил горло.</text:p>
      <text:p text:style-name="P54"/>
      <text:p text:style-name="P40">–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54">– Упс!</text:p>
      <text:p text:style-name="P54">Глаза единорожки забегали.</text:p>
      <text:p text:style-name="P54"/>
      <text:p text:style-name="P40">– <text:span text:style-name="T1">Эмм… М-м-м… Мда. А, точно, вспоминаю что-то такое.</text:span></text:p>
      <text:p text:style-name="P54">Твайлайт вздохнула. Уши её обвисли.</text:p>
      <text:p text:style-name="P54"/>
      <text:p text:style-name="P1"><text:span text:style-name="T32">– Ну что же…</text:span><text:span text:style-name="T42"> Почту за честь работать </text:span><text:span text:style-name="T32">под твоим руководством, Анон</text:span><text:span text:style-name="T42">. Погоди немного, я </text:span><text:span text:style-name="T32">приведу себя в порядок</text:span><text:span text:style-name="T42"> и расскажу тебе, насколько далеко смогла продвинуться. Быть может… </text:span><text:span text:style-name="T32">–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40"><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
      <text:p text:style-name="P40">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40"/>
      <text:p text:style-name="P40">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40"/>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
      <text:p text:style-name="P40">Книгоежка аж затопала на месте.</text:p>
      <text:p text:style-name="P40">–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
      <text:p text:style-name="P40">…</text:p>
      <text:p text:style-name="P40">…</text:p>
      <text:p text:style-name="P40">…</text:p>
      <text:p text:style-name="P40"/>
      <text:p text:style-name="P40">– …и оборудовать подвал библиотеки бронекапсулой для безопасных испытаний!</text:p>
      <text:p text:style-name="P40"/>
      <text:p text:style-name="P40">–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54"/>
      <text:p text:style-name="P54">Единорожка заметно поскучнела.</text:p>
      <text:p text:style-name="P40">–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40"><text:span text:style-name="T1">– Ага, и тогда ты сможешь словить её фокальным усилителем и самой стать принцессой-аликорном, </text:span>– заметил Спайк.</text:p>
      <text:p text:style-name="P40">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40"/>
      <text:p text:style-name="P54">–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54">– Хм. Странно. А я помню, как ты вертелась перед зеркалом и говорила: «Ну почему я не…»</text:p>
      <text:p text:style-name="P54">–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54"/>
      <text:p text:style-name="P43">***</text:p>
      <text:p text:style-name="P40"/>
      <text:p text:style-name="P15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51"/>
      <text:p text:style-name="P54">– Так, – <text:s/>я ткнул в позицию в длинном списке оснащения. – Зачем тебе преобразователь пси-поля?</text:p>
      <text:p text:style-name="P54">–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54">–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4">– Спайк! Копаться когтем в зубах некрасиво! Тем более, при посторонних!</text:p>
      <text:p text:style-name="P54"><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5">«…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72"/>
      <text:p text:style-name="P54">– СПАЙК!!! Откуда ты взял этот листок?!! – Твайлайт покраснела, как варёный рак, и выхватила бумажку из моих рук.</text:p>
      <text:p text:style-name="P54">– У тебя в черновиках, разумеется. Ты сама сказала экономить бумагу, – пожал плечами дракончик.</text:p>
      <text:p text:style-name="P54"/>
      <text:p text:style-name="P54">Я осторожно взял следующий листок.</text:p>
      <text:p text:style-name="P54">– Электростимулятор гипоталамуса. Драконий. В комплекте с усиленной больничной койкой и набором фиксаторов.</text:p>
      <text:p text:style-name="P54">– Это ещё чего??? – удивился Спайк. – Что-то я не помню, чтоб ты такое хотела!</text:p>
      <text:p text:style-name="P54">–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5">— то есть крыльев. И я подумала: “</text:span>А<text:span text:style-name="T15"> что, если…”</text:span></text:p>
      <text:p text:style-name="P54"><text:span text:style-name="T15">– Вот ещё! </text:span>– возмутился дракончик. – Никогда на такое не соглашусь!</text:p>
      <text:p text:style-name="P54">– Но ты сам подумай, как было бы здорово обладать крыльями! – мечтательно возразила Твайлайт.</text:p>
      <text:p text:style-name="P54">–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4">– Угу. Только шар ты же и прожёг, соревнуясь с Рэйнбоу Дэш в силе отрыжки.</text:p>
      <text:p text:style-name="P54">–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54">– Ну, достичь удалось не слишком многого, – повесила нос единорожка. – Собственно, сами работы шли только первые два месяца <text:span text:style-name="T15">— потом меня отстранили от экспериментов. И после этого от меня </text:span>ещё<text:span text:style-name="T15"> требуют ускорить исследования!</text:span></text:p>
      <text:p text:style-name="P54">– А почему тебя отстранили?</text:p>
      <text:p text:style-name="P54">– Из-за первых результатов, – единорожка насупилась ещё больше. – Они были ужасными.</text:p>
      <text:p text:style-name="P54">– Рассказывай, – я устроился поудобнее. – Я тебя внимательно слушаю.</text:p>
      <text:p text:style-name="P54"/>
      <text:p text:style-name="P55">***</text:p>
      <text:p text:style-name="P40"/>
      <text:p text:style-name="P40">…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40"/>
      <text:p text:style-name="P67">– Ага, он был закладкой в четвёртом номере «PlayMare», в разделе «Тридцать две позы, которые удивят вашу френдпони».</text:p>
      <text:p text:style-name="P67">– Спайк! Немедленно ложись спать!</text:p>
      <text:p text:style-name="P67">– Уже иду. Кукурузу только доем и иду.</text:p>
      <text:p text:style-name="P67">– Кстати, а что за безумие было у Стар Свирла?</text:p>
      <text:p text:style-name="P67">–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7">– <text:span text:style-name="T63">Надо же! Ты вторая пони в Эквестрии после Селестии, кто упоминает о людях. И то, Селестия отзывалась о нас, как о сказочных существах.</text:span></text:p>
      <text:p text:style-name="P67">–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7">– Гм-м. Как-нибудь потом. Продолжай, Твайлайт.</text:p>
      <text:p text:style-name="P54"/>
      <text:p text:style-name="P54">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4"/>
      <text:p text:style-name="P54">–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4"/>
      <text:p text:style-name="P54">–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4">–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54"/>
      <text:p text:style-name="P54">– То есть, эмм, мы должны сосредоточиться на том, что хотим увидеть?</text:p>
      <text:p text:style-name="P54">–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54"/>
      <text:p text:style-name="P54">–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54">–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5">— максимум двух пони, </text:span>после чего мне придётся восстанавливаться несколько месяцев<text:span text:style-name="T15">. С вами же я связана в круг Элементов Гармонии, что позволит мне вызвать магический резонанс и вовлечь в </text:span>«Прозрение» вас всех<text:span text:style-name="T15">. Поэтому я созвала вас и рассчитываю на вашу помощь.</text:span></text:p>
      <text:p text:style-name="P40"/>
      <text:p text:style-name="P54">–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54">–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54">– Эмм, если не опаснее радуги, это хорошо. Тогда я, пожалуй, не буду предупреждать Энджела…</text:p>
      <text:p text:style-name="P54"/>
      <text:p text:style-name="P54">–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54">– Скажи уж прямо, поближе к королевскому дворцу, Рэр! Все в курсе твоих интересов, сахарок!</text:p>
      <text:p text:style-name="P54">– Эпплджек, я попрошу! Я же никому не говорю, ЧТО ты делаешь с огурцами!</text:p>
      <text:p text:style-name="P54">– !!!</text:p>
      <text:p text:style-name="P54">– Не ссорьтесь, поняши!</text:p>
      <text:p text:style-name="P54">– А кто ссорится-то, Твай? Рэрка думает, што никто не знает про её поникена-жеребца со вставным резиновым…</text:p>
      <text:p text:style-name="P54">– ЭППЛДЖЕК!!!</text:p>
      <text:p text:style-name="P54">– Я хотя б думать собираюсь об Эквестрии! И о том, што миру грозит опасность! Не то, што некоторые!</text:p>
      <text:p text:style-name="P54">–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5">. Это поможет мне в моей монографии на тему аликорнизации.</text:span></text:p>
      <text:p text:style-name="P40"/>
      <text:p text:style-name="P54">Я уселась на пуфике, а подруги заняли места на матрасах…</text:p>
      <text:p text:style-name="P67"/>
      <text:p text:style-name="P67">– Спайк, будь добр, принеси дневник эксперимента. Он в подвале, за шкафом с ретортами, в…</text:p>
      <text:p text:style-name="P67">– В сейфе, я в курсе.</text:p>
      <text:p text:style-name="P67"><text:soft-page-break/></text:p>
      <text:p text:style-name="P68">***</text:p>
      <text:p text:style-name="P90"/>
      <text:p text:style-name="P67">Дата: 12.04.2142 А.<text:span text:style-name="T15">C</text:span>.</text:p>
      <text:p text:style-name="P67">Эксперимент: заклинание Прозрения</text:p>
      <text:p text:style-name="P67">Испытуемая: Эпплджек</text:p>
      <text:p text:style-name="P67">Синопсис: запись сна со слов испытуемой</text:p>
      <text:p text:style-name="P67">Замечания: после эксперимента в гриве у испытуемой появился седой локон.</text:p>
      <text:p text:style-name="P68"/>
      <text:p text:style-name="P68">~~~</text:p>
      <text:p text:style-name="P68"/>
      <text:p text:style-name="P1">Я посмотрела на застывшее у моих ног<text:span text:style-name="T1"> тело</text:span>.</text:p>
      <text:p text:style-name="P1"/>
      <text:p text:style-name="P25">“Значит, всё. Вот как это бывает.”</text:p>
      <text:p text:style-name="P25"/>
      <text:p text:style-name="P1">В глубине лазарета тревожно загудел зуммер. Дверь палаты открылась, к моей койке подбежала медсестра.</text:p>
      <text:p text:style-name="P1"/>
      <text:p text:style-name="P25">“Как её зовут? Запамятовала… Дочка Бловбола, я его ещё последним втащила, прежде чем дверь затворилась. Как же её зовут-то?”</text:p>
      <text:p text:style-name="P25"/>
      <text:p text:style-name="P88">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5"/>
      <text:p text:style-name="P25">“По-крайней мере, я снова могу бегать, пусть и в мире Зелёных Лугов. <text:span text:style-name="T1">Если они ещё где-то остались.</text:span>”</text:p>
      <text:p text:style-name="P25"/>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5"/>
      <text:p text:style-name="P25"><text:span text:style-name="T9">“</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39">”</text:span></text:p>
      <text:p text:style-name="P70"/>
      <text:p text:style-name="P14">Я остановилась перед дверью. Четыре ярда брони отделяли меня от Эквестрии. Четыре ярда и двадцать пять лет.</text:p>
      <text:p text:style-name="P14"/>
      <text:p text:style-name="P25"><text:soft-page-break/><text:span text:style-name="T9">“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9">ведь </text:span><text:span text:style-name="T45">я — одна из немногих, кто ещё видел тебя вживую. Пусть светит солнце, а уж найти Эпплснэка я смогу. Мне больше ничего не надо.”</text:span></text:p>
      <text:p text:style-name="P50"/>
      <text:p text:style-name="P5">Я прошла сквозь дверь.</text:p>
      <text:p text:style-name="P5"/>
      <text:p text:style-name="P5">Снаружи вставало солнце. Размытое <text:span text:style-name="T30">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5">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5">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7">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7">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1"> </text:span><text:span text:style-name="T40">Видения этих городов</text:span><text:span text:style-name="T51"> дрожали, <text:s/>пересекались </text:span><text:span text:style-name="T40">и постоянно множились</text:span><text:span text:style-name="T51">.</text:span></text:p>
      <text:p text:style-name="P52">У меня дико заболела голова, мне казалось, она вылезет из шляпы распухшим шаром. Я закрыла глаза.</text:p>
      <text:p text:style-name="P67"/>
      <text:p text:style-name="P67">Примечание: ПипБак? Стойло?</text:p>
      <text:p text:style-name="P1"/>
      <text:p text:style-name="P4">***</text:p>
      <text:p text:style-name="P1"/>
      <text:p text:style-name="P67">Дата: 12.04.<text:span text:style-name="T15">2142</text:span> А.С.</text:p>
      <text:p text:style-name="P67">Эксперимент: заклинание Прозрения</text:p>
      <text:p text:style-name="P67">Испытуемая: Рэйнбоу Дэш</text:p>
      <text:p text:style-name="P67">Синопсис: описание пробуждения испытуемой</text:p>
      <text:p text:style-name="P67">Замечания: испытуемая отказалась дать описание сна. «Гы-гы… Фигасе… Человеки рулят…» <text:span text:style-name="T19">—</text:span><text:span text:style-name="T20"> </text:span><text:span text:style-name="T63">всё, что удалось от неё добиться.</text:span></text:p>
      <text:p text:style-name="P1"><text:soft-page-break/></text:p>
      <text:p text:style-name="P24">~~~</text:p>
      <text:p text:style-name="P24"/>
      <text:p text:style-name="P25">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7">Примечание: человеки?</text:p>
      <text:p text:style-name="P7"/>
      <text:p text:style-name="P4">***</text:p>
      <text:p text:style-name="P54"/>
      <text:p text:style-name="P67">Дата: 12.04.<text:span text:style-name="T15">2142</text:span> А.С.</text:p>
      <text:p text:style-name="P67">Эксперимент: заклинание Прозрения</text:p>
      <text:p text:style-name="P67">Испытуемая: Рэрити</text:p>
      <text:p text:style-name="P67">Синопсис: запись сна со слов испытуемой</text:p>
      <text:p text:style-name="P67">Замечания: замечаний нет</text:p>
      <text:p text:style-name="P67"/>
      <text:p text:style-name="P49">~~~</text:p>
      <text:p text:style-name="P49"/>
      <text:p text:style-name="P1"><text:span text:style-name="T32">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5">—</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5">Изображение начало таять в моих глазах.</text:p>
      <text:p text:style-name="P1"/>
      <text:p text:style-name="P25"><text:span text:style-name="T1">Примечание:</text:span> <text:span text:style-name="T45">чёрный экран?</text:span></text:p>
      <text:p text:style-name="P50"/>
      <text:p text:style-name="P55">***</text:p>
      <text:p text:style-name="P54"/>
      <text:p text:style-name="P67">Дата: 12.04.<text:span text:style-name="T15">2142</text:span> А.С.</text:p>
      <text:p text:style-name="P67"><text:soft-page-break/>Эксперимент: заклинание Прозрения</text:p>
      <text:p text:style-name="P67">Испытуемая: Пинки Пай</text:p>
      <text:p text:style-name="P67">Синопсис: описание пробуждения испытуемой</text:p>
      <text:p text:style-name="P67">Замечания: испытуемая отказалась дать описание сна.</text:p>
      <text:p text:style-name="P67"/>
      <text:p text:style-name="P49">~~~</text:p>
      <text:p text:style-name="P49"/>
      <text:p text:style-name="P67">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7"/>
      <text:p text:style-name="P67">Примечание: через месяц волосы испытуемой пришли в обычное состояние, хотя при встрече с Рэйнбоу Дэш она по прежнему прячет глаза.</text:p>
      <text:p text:style-name="P67"/>
      <text:p text:style-name="P68">***</text:p>
      <text:p text:style-name="P67"/>
      <text:p text:style-name="P67">Дата: 12.04.<text:span text:style-name="T15">2142</text:span> А.С.</text:p>
      <text:p text:style-name="P67">Эксперимент: заклинание Прозрения</text:p>
      <text:p text:style-name="P67">Испытуемая: Флаттершай</text:p>
      <text:p text:style-name="P67">Синопсис: описание пробуждения испытуемой</text:p>
      <text:p text:style-name="P67">Замечания: получить описание сна оказалось невозможным. </text:p>
      <text:p text:style-name="P67"/>
      <text:p text:style-name="P49">~~~</text:p>
      <text:p text:style-name="P49"/>
      <text:p text:style-name="P67">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7"/>
      <text:p text:style-name="P67">* Примечание 1: при виде кексиков истерика случилась с Пинки Пай.</text:p>
      <text:p text:style-name="P67">Примечание 2: через месяц испытуемая избавилась от страха перед Рэйнбоу Дэш, хотя при виде радуги по-прежнему старается спрятаться.</text:p>
      <text:p text:style-name="P67"/>
      <text:p text:style-name="P4">***</text:p>
      <text:p text:style-name="P1"/>
      <text:p text:style-name="P25">Сим повелеваем прекратить дальнейшие эксперименты<text:span text:style-name="T30"> с использованием </text:span><text:span text:style-name="T31">заклинания Прозрения</text:span>, дабы не возмущать ткань сновидений и не подвергать опасности физическое и психическое здоровье пони!</text:p>
      <text:p text:style-name="P25"/>
      <text:p text:style-name="P26"><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100"/>
      <text:h text:style-name="Heading_20_2" text:outline-level="2">14. <text:span text:style-name="T1">Конец времён</text:span></text:h>
      <text:h text:style-name="Heading_20_2" text:outline-level="2"/>
      <text:p text:style-name="P59">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9">Обмакнув перо в чернила, я начал письмо.</text:p>
      <text:p text:style-name="P67"/>
      <text:p text:style-name="P67">Привет, Сел (несмотря ни на что, мне всё же хочется называть тебя так. Ты же не против?).</text:p>
      <text:p text:style-name="P67">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20">—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54"/>
      <text:p text:style-name="P54">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7"/>
      <text:p text:style-name="P109">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20">— </text:span>эта дрянь таки жрёт пони!</text:p>
      <text:p text:style-name="P67">Похоже, Большое Откровение <text:span text:style-name="T20">—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70">Смысл снов остальных участников опыта для меня остаётся загадкой. Посылаю тебе дневник эксперимента, это лучше всяких словесных описаний.</text:p>
      <text:p text:style-name="P67">Я уже говорил, что Луна запретила Твайлайт дальнейшие изыскания в этой сфере? Это создало юридическую преграду для исследований.</text:p>
      <text:p text:style-name="P54"/>
      <text:p text:style-name="P54">…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54"/>
      <text:p text:style-name="P67">Кроме того, Твайлайт в научном рвении сожгла кучу оборудования, что обусловило невозможность дальнейших исследований физически.</text:p>
      <text:p text:style-name="P67"/>
      <text:p text:style-name="P54"><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54"/>
      <text:p text:style-name="P54">Ась? Секунду назад там никого не было!</text:p>
      <text:p text:style-name="P54">Я моргнул, но пегаска не исчезла.</text:p>
      <text:p text:style-name="P54"/>
      <text:p text:style-name="P54">–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54">Лёгкой хрипотцой и короткой гривой пегаска вызывала ассоциации с мальчишкой.</text:p>
      <text:p text:style-name="P54"/>
      <text:p text:style-name="P54">– А что такого с твоим домом? – поинтересовался я.</text:p>
      <text:p text:style-name="P54">Пегаска почесала задней ногой за ухом. На худеньком теле неожиданно проступили рельефные мышцы.</text:p>
      <text:p text:style-name="P54">– Он опускается, – нехотя ответила пегаска и спрыгнула с подоконника. – Ещё пару месяцев — и я буду жить на земле, как какая-нибудь земнопони!</text:p>
      <text:p text:style-name="P54">Пегаска подошла к столу, встала на задние ноги и положила передние на столешницу.</text:p>
      <text:p text:style-name="P54"/>
      <text:p text:style-name="P54">– Рэйнбоу Дэш! – представилась пегаска. – А ты Анон, точняк?</text:p>
      <text:p text:style-name="P54">Пегаска протянула мне копыто.</text:p>
      <text:p text:style-name="P54"/>
      <text:p text:style-name="P54">Я уже протянул было руку, но тут увидел нечто, после чего мне на глаза медленно опустилась красная пелена.</text:p>
      <text:p text:style-name="P54"/>
      <text:p text:style-name="P54">Бля-а-а!</text:p>
      <text:p text:style-name="P54">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54"/>
      <text:p text:style-name="P54">Час работы к чёрту.</text:p>
      <text:p text:style-name="P54">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54"/>
      <text:p text:style-name="P54">– Так это… Я могу чем-нибудь помочь?</text:p>
      <text:p text:style-name="P54">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54"/>
      <text:p text:style-name="P54">– Можешь! – наконец придумал я, как мне казалось, остроумный ответ. – Надо принести кое-чего.</text:p>
      <text:p text:style-name="P54">–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54"><text:soft-page-break/>– Нет, так далеко не надо, – остановил я её с ухмылкой. – Сгоняй-ка за пивом. У меня как раз закончилось.</text:p>
      <text:p text:style-name="P54"/>
      <text:p text:style-name="P54">Пегаска застыла на месте, не веря услышанному.</text:p>
      <text:p text:style-name="P54">–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54"/>
      <text:p text:style-name="P54">Пегаска крутанулась на месте и молнией вылетела из комнаты — аж окно хлопнуло.</text:p>
      <text:p text:style-name="P54">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54"/>
      <text:p text:style-name="P67">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7"/>
      <text:p text:style-name="P54">БАЦ!</text:p>
      <text:p text:style-name="P54"/>
      <text:p text:style-name="P54">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54"/>
      <text:p text:style-name="P54">– Вот тебе твоё пиво, Анон! В жизни меня так не унижали!</text:p>
      <text:p text:style-name="P54">Пегаска смотрела на меня с вызовом и осуждением.</text:p>
      <text:p text:style-name="P54">– Извини, если пиво НЕ ТОЙ марки, но ты не удосужился назвать мне свою любимую! – съязвила Дэш.</text:p>
      <text:p text:style-name="P54"/>
      <text:p text:style-name="P54">Я набрал воздуха в грудь побольше, чтобы взорваться гневной отповедью, но, неожиданно для себя, рассмеялся.</text:p>
      <text:p text:style-name="P54">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54"/>
      <text:p text:style-name="P54">Смех рвался наружу мощым потоком, я просто ухахатывался, упав под стол.</text:p>
      <text:p text:style-name="P54"/>
      <text:p text:style-name="P54">– Странный ты какой-то! – заявила пегаска, озадаченно потирая затылок. – Сначала даёшь дурацкие задания, а потом сам же с них смеёшься.</text:p>
      <text:p text:style-name="P54">Дэш сложила передние ноги на груди и продолжила.</text:p>
      <text:p text:style-name="P54">–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54"/>
      <text:p text:style-name="P54">Я отсмеялся, наклонился через стол и потрепал пегаску по чёлке. Та в ответ с готовностью подставила голову.</text:p>
      <text:p text:style-name="P54"/>
      <text:p text:style-name="P54"><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54">–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54">…</text:p>
      <text:p text:style-name="P54">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54"/>
      <text:p text:style-name="P54">– Спасибо, что напомнила. Буду тебе признателен, если покажешь завтра утром, где живёт Зекора.</text:p>
      <text:p text:style-name="P54">Пегаска отрицательно помотала головой.</text:p>
      <text:p text:style-name="P54">–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54"/>
      <text:p text:style-name="P54">Вот чёрт! Походу, сон на сегодня отменяется. Я спрятал письмо в стол, накинул на плечи куртку и пошёл к выходу.</text:p>
      <text:p text:style-name="P54">Пегаска по-прежнему стояла у стола, делая вид, что её это не касается.</text:p>
      <text:p text:style-name="P54"/>
      <text:p text:style-name="P54">– Эмм. Так мы идём к Зекоре, или нет? Я думал, ты хотела помочь.</text:p>
      <text:p text:style-name="P54">Пегаска скорчила недовольную мордочку.</text:p>
      <text:p text:style-name="P54">– Вы, человеки, все такие не клёвые?</text:p>
      <text:p text:style-name="P54">– ?</text:p>
      <text:p text:style-name="P54">Пегаска принялась загибать копыта.</text:p>
      <text:p text:style-name="P54">– Я тебе принесла пиво — это раз! Подала идею с Зекорой — это два! А где моё вознаграждение???</text:p>
      <text:p text:style-name="P54"/>
      <text:p text:style-name="P54">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54"/>
      <text:p text:style-name="P54">– Сколько ты хочешь за помощь, Рэйнбоу Дэш? – спросил я ровным голосом и звякнул монетами.</text:p>
      <text:p text:style-name="P54">Пегаска скривила губы и отодвинула от себя мешочек.</text:p>
      <text:p text:style-name="P54">– Какой ты глупый! А ещё из Кантерлота! Мне не нужны твои серебряшки!</text:p>
      <text:p text:style-name="P54">– Чего же ты хочешь? Золотяшек? – саркастически спросил я.</text:p>
      <text:p text:style-name="P54"/>
      <text:p text:style-name="P54">Пегаска уселась вплотную и поддела головой мою руку.</text:p>
      <text:p text:style-name="P54">– Почесушек! И не говори мне, что не умеешь! Ты только что делал это совершенно бесплатно!</text:p>
      <text:p text:style-name="P54"/>
      <text:p text:style-name="P54">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54"><text:soft-page-break/>– Да. Да. Так. Гы. Ещё. Вот так. Кру-у-у-то-о-о!</text:p>
      <text:p text:style-name="P54"/>
      <text:p text:style-name="P54">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54">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54"/>
      <text:p text:style-name="P54">…</text:p>
      <text:p text:style-name="P54"/>
      <text:p text:style-name="P54">–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54">Пегаска с хрустом потянулась.</text:p>
      <text:p text:style-name="P54">– А я категорически против этого!</text:p>
      <text:p text:style-name="P40"/>
      <text:p text:style-name="P43">***</text:p>
      <text:p text:style-name="P40"/>
      <text:p text:style-name="P40">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40">Я старался шагать по шпалам, чтобы не сбивать шаг. Очертания пегаски расплывались впереди, на границе освещённого участка.</text:p>
      <text:p text:style-name="P40"/>
      <text:p text:style-name="P54">– И как там, в Кантерлоте? Прикольно? Давненько там не была.</text:p>
      <text:p text:style-name="P54">–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54">–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54">Пегаска мечтательно вздохнула.</text:p>
      <text:p text:style-name="P54">– Что за чувство? – я старался успевать за пегаской, для чего мне пришлось перейти на быстрый шаг.</text:p>
      <text:p text:style-name="P54">– Чувство абсолютной свободы. Когда тебя ничто не связывает и ты ничем не ограничен. Для пегаса это важно. Только в Клаудсдейле такое есть.</text:p>
      <text:p text:style-name="P54">Дэш вздохнула.</text:p>
      <text:p text:style-name="P54">– В жизни бы оттуда не слиняла, если бы не тёрки с некоторыми клаудсдейлскими идиотами.</text:p>
      <text:p text:style-name="P54"/>
      <text:p text:style-name="P54">Я не поверил своим ушам.</text:p>
      <text:p text:style-name="P54">– Тебе угрожали клаудсдейлские пегасы? Тебе пришлось бросить дом?</text:p>
      <text:p text:style-name="P54">Пегаска фыркнула.</text:p>
      <text:p text:style-name="P54">–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54"><text:soft-page-break/></text:p>
      <text:p text:style-name="P54">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54"/>
      <text:p text:style-name="P54">– Так и перестала бы с ними драться. В чём проблема?</text:p>
      <text:p text:style-name="P54">Я не мог различить выражения мордочки Дэш в полутьме, но сопение пегаски выдало её волнение.</text:p>
      <text:p text:style-name="P54">– Они задирали Флаттершай. Она не могла им ответить. Она же не я!</text:p>
      <text:p text:style-name="P54">– А ты хотела бы вернуться?</text:p>
      <text:p text:style-name="P54">– Нет! – пегаска остановилась перед выросшей из темноты палаткой. За открытым пологом стоял непроглядный мрак.</text:p>
      <text:p text:style-name="P54"/>
      <text:p text:style-name="P54">–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54">– А если она уже спит? – тоже шёпотом ответил я Дэш. – Как-то неудобно её будить.</text:p>
      <text:p text:style-name="P54"/>
      <text:p text:style-name="P54">– Входи, Тот-Кого-Нет, – раздался вдруг низкий голос в темноте. – И ты, маленькая пегаска, тоже не стой на пороге.</text:p>
      <text:p text:style-name="P54"/>
      <text:p text:style-name="P54">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54"/>
      <text:p text:style-name="P54">Я закашлялся. На табак это не похоже, зебра явно курила травку.</text:p>
      <text:p text:style-name="P54">– Добрый вечер! – начал я. – Мы не знакомы, но Рэйнбоу Дэш посоветовала мне обратиться к вам. Я ищу ответы на пару вопросов.</text:p>
      <text:p text:style-name="P54"/>
      <text:p text:style-name="P54">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54"/>
      <text:p text:style-name="P54">– Я ищу любую информацию про Великое Откровение и Чёрный Экран. Буду очень признателен, если…</text:p>
      <text:p text:style-name="P54">– Молчи! Ничего не говори! – перебила меня Зекора.</text:p>
      <text:p text:style-name="P54"/>
      <text:p text:style-name="P54">Заметив мой удивлённый взгляд, она объяснила:</text:p>
      <text:p text:style-name="P54">– Мало времени. Не у меня — у тебя. Другое Всё гонится за тобой и я не знаю, сколько тебе отмерено.</text:p>
      <text:p text:style-name="P54"/>
      <text:p text:style-name="P54">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54"><text:soft-page-break/>С чокнутыми лучше не спорить, Анон!</text:p>
      <text:p text:style-name="P54"/>
      <text:p text:style-name="P54">– У нашего народа есть предание о том, кто придёт в конце времён. Значит, я чувствовала правильно. Конец действительно близок.</text:p>
      <text:p text:style-name="P54">Зекора нашла нужную страницу и стала читать.</text:p>
      <text:p text:style-name="P67"/>
      <text:p text:style-name="P67">«…Старый Сенбе говорит вам, маленькие иго-го, и вам, взрослые воины Нзака, и вам <text:span text:style-name="T59">— </text:span>тем, кто будет читать слова глупого старика в конце времён.</text:p>
      <text:p text:style-name="P67">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7">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7">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7"/>
      <text:p text:style-name="P54">Зекора захлопнула книгу.</text:p>
      <text:p text:style-name="P54">– Это всё, что я могу сказать тебе, Тот-Кого-Нет.</text:p>
      <text:p text:style-name="P54"/>
      <text:p text:style-name="P54">Проклятье! И ради этого я тащился сюда посреди ночи?</text:p>
      <text:p text:style-name="P54"/>
      <text:p text:style-name="P54">–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54"/>
      <text:p text:style-name="P54">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54"/>
      <text:p text:style-name="P54">Я был готов к тому, что зебра разозлится и выставит меня из шатра. Но Зекора только фыркнула.</text:p>
      <text:p text:style-name="P54"/>
      <text:p text:style-name="P54">–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54"/>
      <text:p text:style-name="P54">Зебра усмехнулась. Я попытался пролепетать извинения, но зебра махнула копытом, показывая на выход и накинула тряпку на фонарь.</text:p>
      <text:p text:style-name="P54"/>
      <text:p text:style-name="P54">В наступившей темноте прозвучал голос Дэш:</text:p>
      <text:p text:style-name="P54"><text:soft-page-break/>– Зекора, почему ты называешь Анона Тем-Кого-Нет?</text:p>
      <text:p text:style-name="P54">В темноте сверкнула белозубая улыбка зебры.</text:p>
      <text:p text:style-name="P54">– Потому что когда я смотрю на дорогого твоему сердцу Анона, я вижу Ничто.</text:p>
      <text:p text:style-name="P54"/>
      <text:p text:style-name="P54">Мне стало нехорошо.</text:p>
      <text:p text:style-name="P54"/>
      <text:p text:style-name="P55">***</text:p>
      <text:p text:style-name="P54"/>
      <text:p text:style-name="P54">Мы возвращались по ночному лесу к железной дороге. Пегаска летела возле меня на высоте груди.</text:p>
      <text:p text:style-name="P54"/>
      <text:p text:style-name="P54">– Интересно, что Зекора имела в виду, когда говорила, что за тобой гонится Другое Всё? И как можно видеть Ничто?</text:p>
      <text:p text:style-name="P54">– Не обращай внимания. Когда курят траву, и не такое видят.</text:p>
      <text:p text:style-name="P54">–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54">Пегаска принялась боксировать воздух. Я расхохотался.</text:p>
      <text:p text:style-name="P54"/>
      <text:p text:style-name="P54">– Спасибо, Рэйнбоу Дэш! Я тронут.</text:p>
      <text:p text:style-name="P54">– Да ладно, Анон, чего уж там, – засмущалась пегаска. – Друзья иначе и не поступают. <text:span text:style-name="T63">И вот что. Зови меня Дэш! А то и мне придётся звать тебя полным именем, а я этого не выношу.</text:span></text:p>
      <text:p text:style-name="P54">Я кивнул и легонько хлопнул пегаску по крупу, принимая её предложение. Та скосила на меня вишнёвый глаз и фыркнула.</text:p>
      <text:p text:style-name="P54">–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54"/>
      <text:p text:style-name="P54">Я фейспалмнул.</text:p>
      <text:p text:style-name="P1"/>
      <text:h text:style-name="Heading_20_2" text:outline-level="2">15. День сурка</text:h>
      <text:p text:style-name="P19"/>
      <text:p text:style-name="P5">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5"/>
      <text:p text:style-name="P7">Кажись, я таки проснулся. Бред-то какой, а? Всё это был просто бред! Надо слазить с валиума <text:span text:style-name="T15">—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5">—</text:span> так и в дурку попасть недолго. Вот и сейчас перегар такой, что снег плавится. Пройди реабилитацию и вернись в проект. А не примут <text:span text:style-name="T15">— найти новую работу. Так даже лучше: быстрее забудешь всю эту </text:span><text:soft-page-break/><text:span text:style-name="T15">хренотень с рогатыми кобылами. </text:span>Будь мужиком, блеать! <text:span text:style-name="T15">Найди себе бабу и заживи сытой, размеренной жизнью городского ублюдка. Что ещё нужно, чтобы спокойно сдохнуть?</text:span></text:p>
      <text:p text:style-name="P22"/>
      <text:p text:style-name="P12">Тропинка исчезла в снежном сугробе.</text:p>
      <text:p text:style-name="P12"/>
      <text:p text:style-name="P7">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7"/>
      <text:p text:style-name="P5">Дрожащий круг света наткнулся на очертания белой фигуры.</text:p>
      <text:p text:style-name="P54">– Здравствуй, Анон.</text:p>
      <text:p text:style-name="P54"/>
      <text:p text:style-name="P54">Я молча смотрел на неё, слегка пошатываясь. В голове воцарилась звенящая пустота.</text:p>
      <text:p text:style-name="P54"/>
      <text:p text:style-name="P54">Селестия шагнула мне навстречу.</text:p>
      <text:p text:style-name="P54">– Пожалуйста, прошу тебя, не думай так. Мы — не фантазия, мы — живые, мы — существуем! Когда ты так думаешь, я чувствую, как мир тает.</text:p>
      <text:p text:style-name="P54"/>
      <text:p text:style-name="P54">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54"/>
      <text:p text:style-name="P54">– Думаю как?</text:p>
      <text:p text:style-name="P54">– Думаешь, что мы — плод твоего воображения, отравленного наркотиком. Это не так. Прошу тебя…</text:p>
      <text:p text:style-name="P54">– А если вы — действительно мой бред? – съязвил я. – Вот сейчас протрезвею, и ты исчезнешь.</text:p>
      <text:p text:style-name="P54"/>
      <text:p text:style-name="P54">Порыв вьюги скрыл аликорницу в вихре снежинок. Её очертания расплылись во мгле.</text:p>
      <text:p text:style-name="P54"/>
      <text:p text:style-name="P54">– Эй, постой! Ты куда? Я пошутил! Погоди, не исчезай! Стой! Не оставляй меня здесь!!! Я пошутил!!!</text:p>
      <text:p text:style-name="P54">Я побежал вперёд, поскальзываясь и падая, всхлипывая и роняя бутылки в снег.</text:p>
      <text:p text:style-name="P54">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54">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30"/>
      <text:p text:style-name="P54">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54"/>
      <text:p text:style-name="P54"><text:soft-page-break/>– Ты напугала меня! – пожаловался я ей. – Не исчезай больше!</text:p>
      <text:p text:style-name="P54">Аликорница прижала меня к себе крыльями и устало усмехнулась.</text:p>
      <text:p text:style-name="P54">–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54"/>
      <text:p text:style-name="P5"><text:span text:style-name="T46">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5"/>
      <text:p text:style-name="P54">– Знаешь, я всё думал над твоими словами тогда. Ну, ты помнишь… В бассейне. Они всё ещё в силе? Я могу быть хотя бы твоим другом?</text:p>
      <text:p text:style-name="P54"/>
      <text:p text:style-name="P54">Аликорница тихо засмеялась, защекотав мне ухо.</text:p>
      <text:p text:style-name="P54">–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54">Я перестал чувствовать метель и стужу. Я обнимал аликорницу и мне было хорошо.</text:p>
      <text:p text:style-name="P54"/>
      <text:p text:style-name="P5">Где-то вдали, на пределе слышимости послышался стук.</text:p>
      <text:p text:style-name="P5"/>
      <text:p text:style-name="P54">– Времени осталось немного. Мне надо, чтобы ты запомнил одну вещь.</text:p>
      <text:p text:style-name="P54">– А?</text:p>
      <text:p text:style-name="P54">–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4">– Я доведу! Обещаю! Но что может случиться с тобой, Сел?</text:p>
      <text:p text:style-name="P54"/>
      <text:p text:style-name="P5">Стук стал громче.</text:p>
      <text:p text:style-name="P5"/>
      <text:p text:style-name="P54">–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54"/>
      <text:p text:style-name="P54">Я сжал объятия, чтобы удержать аликорницу. Та напрягла ноги и выровнялась.</text:p>
      <text:p text:style-name="P54">Тёплое дуновение взъерошило мои волосы.</text:p>
      <text:p text:style-name="P54">– Возвращайся, Анон, – шепнула Селестия. – Ты нужен Эквестрии.</text:p>
      <text:p text:style-name="P54">Я поднял голову.</text:p>
      <text:p text:style-name="P54"/>
      <text:p text:style-name="P54">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54"/>
      <text:p text:style-name="P5">…</text:p>
      <text:p text:style-name="P5"><text:soft-page-break/></text:p>
      <text:p text:style-name="P5">Тук-тук-тук.</text:p>
      <text:p text:style-name="P5"/>
      <text:p text:style-name="P5">Я заворочался в постели, стараясь удержать ускользающий сон. Потянувшись за одеялом, рукой упёрся во что-то тёплое.</text:p>
      <text:p text:style-name="P5"/>
      <text:p text:style-name="P5">Тук-тук-тук!</text:p>
      <text:p text:style-name="P5"/>
      <text:p text:style-name="P5">Я с удивлением обнаружил рядом с собой сопящую розовую пони, кудряшки гривы которой разметались по всей подушке.</text:p>
      <text:p text:style-name="P54">–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54"/>
      <text:p text:style-name="P54">Пони почавкала спросонку, пошарила по кровати копытом и, не открывая глаз, завернулась в одеяло с головой, совершенно сдёрнув его с меня.</text:p>
      <text:p text:style-name="P54"/>
      <text:p text:style-name="P5">ТУК-ТУК-ТУК!</text:p>
      <text:p text:style-name="P5"/>
      <text:p text:style-name="P54">– Что за ерунда? – Я схватился за голову, пытаясь не дать ей взорваться. Потом глянул вниз и схватился за другое. – Что за херня?!!</text:p>
      <text:p text:style-name="P54">Я вскочил в спешке и принялся одеваться.</text:p>
      <text:p text:style-name="P54"/>
      <text:p text:style-name="P54">БАЦ-БАЦ-БАЦ!!!</text:p>
      <text:p text:style-name="P54"/>
      <text:p text:style-name="P54">– Уже бегу!</text:p>
      <text:p text:style-name="P54">Одевая штаны, я попрыгал к двери на одной ноге. На пороге стояла серая пегаска с косящим взглядом.</text:p>
      <text:p text:style-name="P54"/>
      <text:p text:style-name="P54">– Привет, Анон. Тебе корреспонденция, – пегаска порылась в сумке и выудила зубами пухлый пакет.</text:p>
      <text:p text:style-name="P54">– «Особенности поведения, питания и размножения приматов», – прочитал я на стикере.</text:p>
      <text:p text:style-name="P54">–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15">Солнечный лучик настойчиво пробивался сквозь плотно сомкнутые веки. Ветерок </text:span><text:span text:style-name="T1">щекотал уши и шуршал</text:span><text:span text:style-name="T15"> </text:span><text:span text:style-name="T1">занавесками открытого окна</text:span><text:span text:style-name="T15">. Я раскрыл глаза, в который раз наслаждаясь ясной головой </text:span><text:span text:style-name="T42">—</text:span><text:span text:style-name="T15"> роскошью, недоступной мне за </text:span><text:span text:style-name="T1">годы</text:span><text:span text:style-name="T15"> недосыпа в прошлой жизни. Краем уха услышал тихое шушуканье в саду.</text:span></text:p>
      <text:p text:style-name="P5"><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5"/>
      <text:p text:style-name="P5">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5"/>
      <text:p text:style-name="P5">…</text:p>
      <text:p text:style-name="P5"/>
      <text:p text:style-name="P54">– Но нигде не сказано, какие частицы надо ускорять! Мне за эти самоцветы от сестры влетит!</text:p>
      <text:p text:style-name="P54">–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5">— и о</text:span>н<text:span text:style-name="T15"> з</text:span>нает, как приготовить<text:span text:style-name="T15"> </text:span>из них особенный вольт-сидр, который больше никто не сделает<text:span text:style-name="T15">.</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4">– А, по-моему, ты перепутала, Скуталу. Мыслью направляется <text:span text:style-name="T15">заклинание П</text:span>розрения<text:span text:style-name="T15">.</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4">– Эээ! Я не собираюсь ни с чем сталкивать свои яблоки! И перегонять тоже! Давайте лучше их съедим.</text:p>
      <text:p text:style-name="P54">– Тише, поняши! Нас могут услышать! Зачем сейчас спорить о том, о чём мы уже спорили вчера и позавчера?</text:p>
      <text:p text:style-name="P54">– Тебе легко говорить, Ску! Ты никакой своей особенной частицы не притащила! Давай мы твой скутер к ускорителю пришпандорим?</text:p>
      <text:p text:style-name="P40"><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54">– Так причём тут ускоритель, Ску?! Говорю ж, это для заклинания Прозрения…</text:p>
      <text:p text:style-name="P54"/>
      <text:p text:style-name="P54">…</text:p>
      <text:p text:style-name="P54"/>
      <text:p text:style-name="P54">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4"/>
      <text:p text:style-name="P54">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54"><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4"/>
      <text:p text:style-name="P54">Закрыв дверь, я отправился в город.</text:p>
      <text:p text:style-name="P54"/>
      <text:p text:style-name="P54">…</text:p>
      <text:p text:style-name="P54"/>
      <text:p text:style-name="P54">– Ты не понимаешь! Магия подобна струе воды, исходящей из садового шланга. А заклинание <text:span text:style-name="T15">—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4">– Ну, если продолжить аналогию с садовым шлангом <text:span text:style-name="T15">—</text:span> струя воды сметёт весь песок и может облить всех рядом присутствующих.</text:p>
      <text:p text:style-name="P54">– Правильно! – единорожка кивнула. – А ускоритель <text:span text:style-name="T15">—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54">– А ты неопытный маг? – парировал я.</text:p>
      <text:p text:style-name="P54">–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5">—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Я всего лишь единорог, не то, что некоторые!</text:span><text:span text:style-name="T42"> </text:span><text:span text:style-name="T32">Мощнее ускорителя только магия аликорнов и Элементов Гармонии. Если бы я была…</text:span><text:span text:style-name="T15">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5">–</text:span> Элементы-шмелементы, <text:span text:style-name="T15">–</text:span> проворчал Спайк, выкарабкиваясь из-под Твайлайт, <text:span text:style-name="T15">–</text:span> доброе утро, <text:span text:style-name="T1">Анон</text:span>. Твай, ты не ушиблась?</text:p>
      <text:p text:style-name="P1"><text:span text:style-name="T15">–</text:span> Дет, всё в порядке, <text:span text:style-name="T15">–</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106"><text:span text:style-name="T42">– Я </text:span><text:span text:style-name="T46">всегда буду оставаться в тени, </text:span><text:span text:style-name="T42">– </text:span><text:span text:style-name="T46">хлюпала книгоежка. </text:span><text:span text:style-name="T42">–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108"><text:span text:style-name="T15">– </text:span>Ты?!</text:p>
      <text:p text:style-name="P108"><text:span text:style-name="T15">–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8"><text:span text:style-name="T15">–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8"><text:soft-page-break/><text:span text:style-name="T15">– </text:span>Не скажу. Заклинания Стар Свирла Бородатого если срабатывают, то без ошибок.</text:p>
      <text:p text:style-name="P54"><text:span text:style-name="T15">– Если </text:span>только <text:span text:style-name="T15">их правильно вызывают, – </text:span>пробурчал Спайк, возвращаясь в корзинку.</text:p>
      <text:p text:style-name="P54"/>
      <text:p text:style-name="P54">Я озадаченно взглянул на единорожку.</text:p>
      <text:p text:style-name="P37"><text:span text:style-name="T15">–</text:span> <text:span text:style-name="T1">Эмм. </text:span>Что он имел ввиду?</text:p>
      <text:p text:style-name="P37"><text:span text:style-name="T15">–</text:span> Ну, <text:span text:style-name="T15">–</text:span> Твайлайт смутилась, <text:span text:style-name="T15">–</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8"> </text:span><text:span text:style-name="T11">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5">–</text:span> <text:span text:style-name="T1">е</text:span>динорожка опустила голову.</text:p>
      <text:p text:style-name="P37"><text:span text:style-name="T15">– </text:span><text:span text:style-name="T1">Да, завершилось всё препаршиво. Принцесса Луна сказала, лучше бы её обратно на луну закинули.</text:span></text:p>
      <text:p text:style-name="P73"/>
      <text:p text:style-name="P73">Книгоежка с жаром закивала.</text:p>
      <text:p text:style-name="P37"><text:span text:style-name="T15">–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7"><text:span text:style-name="T15">– </text:span><text:span text:style-name="T1">Нет. И заводить не собираюсь!</text:span></text:p>
      <text:p text:style-name="P37"><text:span text:style-name="T15">– </text:span><text:span text:style-name="T1">Упс! Эмм… А друзья?</text:span></text:p>
      <text:p text:style-name="P37"><text:span text:style-name="T15">– </text:span><text:span text:style-name="T1">У меня был друг. Упал с крыши дома два месяца назад.</text:span></text:p>
      <text:p text:style-name="P73"/>
      <text:p text:style-name="P73">Уши единорожки опустились.</text:p>
      <text:p text:style-name="P1"><text:span text:style-name="T15">–</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5">–</text:span> Всё в порядке, Твайлайт.<text:span text:style-name="T15"> </text:span><text:span text:style-name="T1">Как бы то ни было,</text:span> <text:span text:style-name="T1">я готов рискнуть. Зекора сказала, что Великое Откровение мне не повредит, </text:span><text:span text:style-name="T31">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31">—</text:span><text:span text:style-name="T1"> к счастью, силы заклинания не хватило. Для того, чтобы я смог подойти вплотную</text:span><text:span text:style-name="T32">,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31">— и</text:span><text:span text:style-name="T1">наче ей вообще не было смысла тащить меня сюда.</text:span></text:p>
      <text:p text:style-name="P5"/>
      <text:p text:style-name="P19">–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9"><text:span text:style-name="T1">Твайлайт</text:span> покраснела и пробормотала нечто вроде: <text:span text:style-name="T32">«кстати, это идея…»</text:span></text:p>
      <text:p text:style-name="P54"/>
      <text:p text:style-name="P1"><text:span text:style-name="T15">–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5">–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5">– </text:span><text:span text:style-name="T1">Ерунда! Там стоит запрет только для пони. На приматах Луна экспериментировать не запрещала</text:span><text:span text:style-name="T32">.</text:span></text:p>
      <text:p text:style-name="P54"/>
      <text:p text:style-name="P54">…</text:p>
      <text:p text:style-name="P54"/>
      <text:p text:style-name="P54">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4"/>
      <text:p text:style-name="P54">«<text:span text:style-name="T28">Чужестранец-примат разбил сердце нашей обожаемой Селестии! Двор в отчаянии </text:span><text:span text:style-name="T19">—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54"/>
      <text:p text:style-name="P54">Папарацци хреновы!</text:p>
      <text:p text:style-name="P54">У меня засосало под ложечкой. Понятно, что писаки преувеличивают. Но всё же… Всё же надо черкнуть коняге письмо. Спросить, всё ли в порядке?</text:p>
      <text:p text:style-name="P54"/>
      <text:p text:style-name="P54">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54"/>
      <text:p text:style-name="P54"><text:span text:style-name="T15">– </text:span>Привет, Эй-Джей! У тебя проблемы?</text:p>
      <text:p text:style-name="P54"><text:span text:style-name="T15">– </text:span>Привет, сахарок, <text:span text:style-name="T15">– </text:span>озабоченно поприветствовала меня фермерша. <text:span text:style-name="T15">–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4"/>
      <text:p text:style-name="P54">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4"/>
      <text:p text:style-name="P54"><text:span text:style-name="T15">– </text:span>А ты, Большой Мак, вместо того, штоб хихикать, лучше б тележку починил. Уже полдень! Не успеем распродать яблоки <text:span text:style-name="T15">— </text:span>придётся домой везти. И можешь быть уверен, бабуля тя за это по головке не погладит!</text:p>
      <text:p text:style-name="P54"/>
      <text:p text:style-name="P54">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54"/>
      <text:p text:style-name="P54"><text:span text:style-name="T15">– </text:span>Думаю, я могу починить телегу. Только больших нагрузок эта ось уже не выдержит. Но до фермы худо-бедно доедете.</text:p>
      <text:p text:style-name="P54"/>
      <text:p text:style-name="P54">Эпплджек с сомнением посмотрела на меня.</text:p>
      <text:p text:style-name="P54"><text:span text:style-name="T15">– </text:span>Хошь сказать, ты в Кантерлоте у Селестии под крылышком телеги чинил? Или Рэр сбрехала про Селестию?</text:p>
      <text:p text:style-name="P54"/>
      <text:p text:style-name="P54"><text:soft-page-break/>Я мысленно ругнулся на языкатую единорожку и молча достал из внутреннего кармана куртки пенал с инструментами.</text:p>
      <text:p text:style-name="P54"/>
      <text:p text:style-name="P54">…</text:p>
      <text:p text:style-name="P54"/>
      <text:p text:style-name="P54">Собрав пожитки, я потолкал тележку назад-вперёд.</text:p>
      <text:p text:style-name="P54"><text:span text:style-name="T15">– Г</text:span>отово. Принимай работу, хозяйка!</text:p>
      <text:p text:style-name="P54"/>
      <text:p text:style-name="P54">Эпплджек присвистнула и стиснула меня в сокрушающих объятиях.</text:p>
      <text:p text:style-name="P54"><text:span text:style-name="T15">–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54">Кобылка строго посмотрела на брата.</text:p>
      <text:p text:style-name="P54"><text:span text:style-name="T15">– </text:span>А перегруза не будет, половину товара Макинтош на себе дотащит.</text:p>
      <text:p text:style-name="P54"/>
      <text:p text:style-name="P54">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4"/>
      <text:p text:style-name="P54"><text:span text:style-name="T15">– </text:span>Этой… Бери… Сам делал… Ток не говори никому, лады?</text:p>
      <text:p text:style-name="P54">Я кивнул и сунул флягу за пазуху. Биг Мак молниеносно накрыл дерюгой подсумок и через мгновение за телегу заглянула Эпплджек.</text:p>
      <text:p text:style-name="P54"/>
      <text:p text:style-name="P54"><text:span text:style-name="T15">– </text:span>Чегой-то вы тут скрытничаете, а?</text:p>
      <text:p text:style-name="P54">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54"><text:span text:style-name="T15">– </text:span>Бери, сахарок. Для тебя <text:span text:style-name="T15">— </text:span>самые <text:span text:style-name="T15">о</text:span>тборные. И помни: в «Сладком яблочке» тебе всегда будут рады!</text:p>
      <text:p text:style-name="P54"/>
      <text:p text:style-name="P54">Телега с яблоками укатилась по направлению к рынку. Я проводил её глазами, чувствуя голод и удовлетворение от сделанной работы <text:span text:style-name="T20">— </text:span><text:span text:style-name="T63">именно в такой последовательности.</text:span></text:p>
      <text:p text:style-name="P54">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0">— </text:span><text:span text:style-name="T63">объявляла вывеска.</text:span></text:p>
      <text:p text:style-name="P57"/>
      <text:p text:style-name="P57">Ну что же, Анон, если тебе повезёт, ты найдёшь тут пару блюд без травы!</text:p>
      <text:p text:style-name="P57"/>
      <text:p text:style-name="P57">…</text:p>
      <text:p text:style-name="P57"/>
      <text:p text:style-name="P54">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54"><text:soft-page-break/>Единственный более-менее свободный столик был в углу, за древним музыкальным автоматом.</text:p>
      <text:p text:style-name="P54"/>
      <text:p text:style-name="P54"><text:span text:style-name="T15">– </text:span>Свободно? <text:span text:style-name="T15">– </text:span>спросил я у пони, сидящей за столиком.</text:p>
      <text:p text:style-name="P54"><text:span text:style-name="T15">– </text:span>Да-да, конечно, <text:span text:style-name="T15">–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4"/>
      <text:p text:style-name="P54"><text:span text:style-name="T15">– </text:span>Пирог с грибами, яишницу и чизкейк,<text:span text:style-name="T15"> – </text:span>сообщил я подошедшей официантке.</text:p>
      <text:p text:style-name="P54"><text:span text:style-name="T15">– </text:span>Советую выбрать салат «по-кантерлотски», <text:span text:style-name="T15">– </text:span>так же убито пробормотала моя соседка по столу. <text:span text:style-name="T15">– </text:span>Очень вкусно. Копыта оближешь. И мягкий, как подушка, к тому же.</text:p>
      <text:p text:style-name="P54"><text:span text:style-name="T15">– </text:span>И салат «по-кантерлотски», <text:span text:style-name="T15">– добавил я к заказу я, удивляясь, причём тут подушка?</text:span></text:p>
      <text:p text:style-name="P56"/>
      <text:p text:style-name="P56">…</text:p>
      <text:p text:style-name="P56"/>
      <text:p text:style-name="P56">Я ел.</text:p>
      <text:p text:style-name="P56">Поняха мрачно смотрела на меня, положив голову на стол. Мне стало неловко от её тяжёлого взгляда и я попытался завести разговор.</text:p>
      <text:p text:style-name="P56"/>
      <text:p text:style-name="P56"><text:span text:style-name="T15">– </text:span>Вы, наверное, ждёте кого-то?</text:p>
      <text:p text:style-name="P56"><text:span text:style-name="T15">– </text:span>Неа.</text:p>
      <text:p text:style-name="P56"><text:span text:style-name="T15">– </text:span>Просто обедаете?</text:p>
      <text:p text:style-name="P56"><text:span text:style-name="T15">– </text:span>Неа.</text:p>
      <text:p text:style-name="P56"><text:span text:style-name="T15">– </text:span>Просто сидите и мрачно смотрите на меня?</text:p>
      <text:p text:style-name="P56"><text:span text:style-name="T15">– </text:span>Неа.</text:p>
      <text:p text:style-name="P56"/>
      <text:p text:style-name="P56">Хм, а эта пони не из разговорчивых.</text:p>
      <text:p text:style-name="P56"/>
      <text:p text:style-name="P56"><text:span text:style-name="T15">– </text:span>А что же вы делаете?</text:p>
      <text:p text:style-name="P56"><text:span text:style-name="T15">– </text:span>Веселюсь, <text:span text:style-name="T15">– </text:span>мрачно заявила пони.</text:p>
      <text:p text:style-name="P56"><text:span text:style-name="T15">– </text:span>Если я вас достал, то так и скажите. Извините.</text:p>
      <text:p text:style-name="P56"/>
      <text:p text:style-name="P56">Вот так и пытайся кому-то помочь, Анон! Благими намерениями…</text:p>
      <text:p text:style-name="P56">Я продолжил есть молча.</text:p>
      <text:p text:style-name="P56"/>
      <text:p text:style-name="P56">Неожиданно пони улыбнулась и подмигнула мне. Её сморщенная мордочка разгладилась и стала весьма милой.</text:p>
      <text:p text:style-name="P56"><text:span text:style-name="T15">– </text:span>Привет, Нон-нон!</text:p>
      <text:p text:style-name="P56">Вот дискорд! То есть, чёрт! Обитатели этого городка в который раз поражали меня своей проницательностью. У меня на лбу написано, что ли?!</text:p>
      <text:p text:style-name="P56"/>
      <text:p text:style-name="P56"><text:soft-page-break/><text:span text:style-name="T15">– </text:span>Мы с вами раньше встречались?</text:p>
      <text:p text:style-name="P56"><text:span text:style-name="T15">– </text:span>Неа! <text:span text:style-name="T15">– </text:span>пони улыбалась уже широкой улыбкой от уха и до уха. <text:span text:style-name="T15">–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6">Пони подняла голову со стола и села на табуретке прямо.</text:p>
      <text:p text:style-name="P56"><text:span text:style-name="T15">– </text:span>А кто такая ниссан-пикап? И куда ты её водишь? А меня туда сводишь?</text:p>
      <text:p text:style-name="P56"/>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6"/>
      <text:p text:style-name="P56"><text:span text:style-name="T15">– </text:span>Оставь, Салвер.<text:span text:style-name="T15"> </text:span>Ему за счёт заведения.</text:p>
      <text:p text:style-name="P54"><text:span text:style-name="T15">– </text:span>Ясно, мисс Пинки, <text:span text:style-name="T15">– </text:span>официантка кивнула и ушла.</text:p>
      <text:p text:style-name="P54"><text:span text:style-name="T15">– Ч</text:span>его-о-о?<text:span text:style-name="T15"> </text:span>Так это твой бар?</text:p>
      <text:p text:style-name="P54"><text:span text:style-name="T15">– </text:span>Агась, <text:span text:style-name="T15">– </text:span>поняха развела копытами. <text:span text:style-name="T15">– </text:span>Надо же мне было чем-то заниматься после увольнения от Кейков<text:span text:style-name="T15">?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5">– </text:span>Пинки понизила голос до шёпота, <text:span text:style-name="T15">–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4">Говоря это, кобылка оттянула передними копытами нижние веки, став похожей на маньяка.</text:p>
      <text:p text:style-name="P54"/>
      <text:p text:style-name="P54"><text:span text:style-name="T15">– </text:span>Тихо-тихо, <text:span text:style-name="T15">– </text:span>я оглянулся на посетителей. Поняху определённо надо было успокоить: шёпот Пинки, наверное, был слышен даже на улице. <text:span text:style-name="T15">– </text:span>Не вспоминай опять. Давай лучше выпьем на брудершафт. За знакомство.</text:p>
      <text:p text:style-name="P54"><text:span text:style-name="T15">– </text:span>Агась! <text:span text:style-name="T15">– согласно </text:span>кивнула пони, придвигая ко мне бутылку. <text:span text:style-name="T15">– </text:span>Хотя ты и так уже знаком со мной, глупенький Нон-нон, я не прочь, чтобы ты познакомился со мной ещё раз!</text:p>
      <text:p text:style-name="P54"/>
      <text:p text:style-name="P54">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4"/>
      <text:p text:style-name="P54"><text:span text:style-name="T15">– </text:span>У меня есть идея получше. <text:span text:style-name="T15">– </text:span>на свет показалась фляга Большого Макинтоша.</text:p>
      <text:p text:style-name="P54"><text:span text:style-name="T15">– </text:span>Ух ты-ы-ы! <text:span text:style-name="T15">– </text:span>Пинки понюхала горлышко. <text:span text:style-name="T15">–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4"><text:span text:style-name="T15">– </text:span>Починил телегу. Только молчок про самогон, раз уж ты в курсе, <text:span text:style-name="T15">– </text:span>я разлил сидр по чашкам.</text:p>
      <text:p text:style-name="P54"><text:span text:style-name="T15">– </text:span>Да ты что?! Чтоб я разболтала главную тайну Биг Мака, про которую не знают целых две пони в Понивилле? За кого ты меня принимаешь? <text:span text:style-name="T15">–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54"/>
      <text:p text:style-name="P54">Сидр Биг Мака на вкус был безобидным, чуть забродившим яблочным соком. Я опорожнил свою чашку и заявил Пинки:</text:p>
      <text:p text:style-name="P54"><text:span text:style-name="T15">– </text:span>Эт-то ты наз-зваишь с-суфер-д-дуфер-с-сильн..?</text:p>
      <text:p text:style-name="P54"><text:soft-page-break/></text:p>
      <text:p text:style-name="P54">?!!</text:p>
      <text:p text:style-name="P54"/>
      <text:p text:style-name="P54">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54"/>
      <text:p text:style-name="P54"><text:span text:style-name="T15">– У </text:span>тебя такая смешная мордочка! <text:span text:style-name="T15">– </text:span>захихикали Пинки, покачиваясь. <text:span text:style-name="T15">– </text:span>Как будто ты <text:span text:style-name="T63">подкову </text:span>в пироге обнаружил. Ик! Или Селестию в ванной.</text:p>
      <text:p text:style-name="P54"/>
      <text:p text:style-name="P54">Это сравнение пробудило во мне полузабытое воспоминание.</text:p>
      <text:p text:style-name="P54"><text:span text:style-name="T15">– </text:span>Эмм… Скажи-ка мне, мой друг П-п-пинки… Легенда про фаэри <text:span text:style-name="T20">— </text:span><text:span text:style-name="T63">эт правда?</text:span></text:p>
      <text:p text:style-name="P54"><text:span text:style-name="T20">– </text:span><text:span text:style-name="T63">Какая из? Их много, вообще-то. Ик!</text:span></text:p>
      <text:p text:style-name="P54"><text:span text:style-name="T20">– </text:span><text:span text:style-name="T63">Про принцесс. Про то, что они фаэри, спустившиеся с неба во плоти, чтоб помогать пони управлять Эквестрией?</text:span></text:p>
      <text:p text:style-name="P54"><text:span text:style-name="T20">– Н</text:span><text:span text:style-name="T63">он-нон, </text:span><text:span text:style-name="T20">– </text:span><text:span text:style-name="T63">захихикала Пинки, взъерошив копытами розовые кудряшки и попытавшись соорудить из них бороду, </text:span><text:span text:style-name="T20">– </text:span><text:span text:style-name="T6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54"><text:span text:style-name="T20">– </text:span><text:span text:style-name="T63">Да так. Всё думаю, насколько это одиноко — быть бессмертной в мире смертных. Когда сам никого не любишь, и тебя никто не любит…</text:span></text:p>
      <text:p text:style-name="P54"><text:span text:style-name="T20">– </text:span><text:span text:style-name="T63">Ты что-о-о! Нельзя любить фаэри! Она похитит твоё сердце, и ты будешь искать её, пока не… </text:span><text:span text:style-name="T20">– </text:span><text:span text:style-name="T63">Пинки погрузилась мордочкой в так и не съеденный салат «по-кантерлотски» и захрапела.</text:span></text:p>
      <text:p text:style-name="P54"><text:span text:style-name="T20">– </text:span><text:span text:style-name="T63">Пока не умру?</text:span></text:p>
      <text:p text:style-name="P54"><text:span text:style-name="T20">– </text:span><text:span text:style-name="T63">Нет, глупенький, </text:span><text:span text:style-name="T20">– </text:span><text:span text:style-name="T63">пробулькала Пинки из миски. </text:span><text:span text:style-name="T20">– </text:span><text:span text:style-name="T63">Пока не найдёшь.</text:span></text:p>
      <text:p text:style-name="P57"/>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
      <text:p text:style-name="P57">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
      <text:p text:style-name="P57">Холодок незаметно прокрался мне в душу и прояснил мозги. Я кинул взгляд на часы на стене. Было без десяти шесть.</text:p>
      <text:p text:style-name="P57"/>
      <text:p text:style-name="P57">Бля!</text:p>
      <text:p text:style-name="P57"/>
      <text:p text:style-name="P57">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5">–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7"/>
      <text:p text:style-name="P57">БАМММ!!!</text:p>
      <text:p text:style-name="P57"/>
      <text:p text:style-name="P57">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7"/>
      <text:p text:style-name="P57"><text:span text:style-name="T15">– </text:span>Судя по тому, как ты стремительно сбежал не попрощавшись, у тебя от меня проблемы, <text:span text:style-name="T15">– </text:span>заметила с укором кобылка. <text:span text:style-name="T15">– </text:span>Странно, мы, вроде, только сегодня познакомились.</text:p>
      <text:p text:style-name="P57"><text:span text:style-name="T15">– </text:span>Пинки, <text:span text:style-name="T15">– </text:span>несчастным голосом сообщил я ей. <text:span text:style-name="T15">– </text:span>Если я до шести не окажусь дома, проблемы будут у одной маленькой пони. Очень большие проблемы.</text:p>
      <text:p text:style-name="P57"><text:span text:style-name="T15">– </text:span>Хм, <text:span text:style-name="T15">– </text:span>кобылка через окно посмотрела на часы в баре. <text:span text:style-name="T15">– </text:span>Тогда нам надо поторопиться! У нас есть шесть минут!</text:p>
      <text:p text:style-name="P57"><text:span text:style-name="T15">– </text:span>У нас?</text:p>
      <text:p text:style-name="P57"/>
      <text:p text:style-name="P57">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7"/>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7"/>
      <text:p text:style-name="P57">Но недостаточное.</text:p>
      <text:p text:style-name="P57"/>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7"/>
      <text:p text:style-name="P57"><text:span text:style-name="T15">– </text:span>Сто-о-ой! <text:span text:style-name="T15">– </text:span>заорал я. <text:span text:style-name="T15">– </text:span>Выпрыгивай из бочки!!!</text:p>
      <text:p text:style-name="P57">Кобылка-пилот улыбнулась и постукала копытцем по шлему, показывая, что не слышит меня.</text:p>
      <text:p text:style-name="P57"><text:span text:style-name="T15">– </text:span>Выпрыгива-а-а… <text:span text:style-name="T15">– </text:span>мой крик утонул в рёве рвущихся фейерверков.</text:p>
      <text:p text:style-name="P57"/>
      <text:p text:style-name="P57"><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
      <text:p text:style-name="P57">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
      <text:p text:style-name="P57"><text:span text:style-name="T15">– </text:span>Эмм… Уже можно открывать? <text:span text:style-name="T15">– л</text:span>имонная поняшка отняла копыта от висков и открыла глаза. <text:span text:style-name="T15">– </text:span>Ух ты-ы-ы! Он всамделишную работает! Слышь, Свити, ускоритель Скуталу сработал!</text:p>
      <text:p text:style-name="P57">Кобылка ткнула в бок белоснежную пони-единорога. Та раскрыла глаза и осмотрелась.</text:p>
      <text:p text:style-name="P57"/>
      <text:p text:style-name="P57"><text:span text:style-name="T15">– </text:span>Смотри, вот те и ответ на вопрос, куда деваются пони!</text:p>
      <text:p text:style-name="P57"><text:span text:style-name="T15">– </text:span>Где? <text:span text:style-name="T15">– </text:span>единорожка начала оглядываться.</text:p>
      <text:p text:style-name="P57"><text:span text:style-name="T15">– </text:span>Да ты не туда, ты сюда смотри! Вишь, прямо перед тобой! <text:span text:style-name="T15">– </text:span>жёлтая ткнула копытом прямо в меня. <text:span text:style-name="T15">–</text:span> Вот! Его тут до икс-пи-ри-мен-та не было. А терь он есть! Значит, это и есть ответ! Смекаешь?</text:p>
      <text:p text:style-name="P57"><text:span text:style-name="T15">– </text:span>И что? Я всё равно не пойму, куда деваются пони? И куда пропала Скуталу?</text:p>
      <text:p text:style-name="P57"><text:span text:style-name="T15">– Я </text:span>их ем, <text:span text:style-name="T15">– </text:span>зверски ухмыльнувшись, сообщил я кобылкам. <text:span text:style-name="T15">– </text:span>Мне нравятся пони. Особенно я люблю непослушных жеребят.</text:p>
      <text:p text:style-name="P57"/>
      <text:p text:style-name="P57">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58">***<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Анонимусу, Понивилль.</text:p>
      <text:p text:style-name="P7">От кого: Кантерлот, Дворец, Королевский Секретариат Её Высочества, Дневной Главы Диархии, Принцессы Селестии.</text:p>
      <text:p text:style-name="P54"/>
      <text:p text:style-name="P69">Приветствую тебя, мой маленький человек!</text:p>
      <text:p text:style-name="P6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9"><text:soft-page-break/></text:p>
      <text:p text:style-name="P69">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9"/>
      <text:p text:style-name="P69">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5">—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5">— </text:span>ключ к решению проблем Эквестрии.</text:p>
      <text:p text:style-name="P69"/>
      <text:p text:style-name="P69">Очень хочу надеяться, что остальная часть дневника описывает<text:span text:style-name="T15">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9"/>
      <text:p text:style-name="P69">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9"/>
      <text:p text:style-name="P6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9"/>
      <text:p text:style-name="P69">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5">— </text:span>прорехи в ткани действительности перекочевали из снов в реальный мир.</text:p>
      <text:p text:style-name="P69"/>
      <text:p text:style-name="P69">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5">— </text:span>компания алмазных псов, производящая рубиновые резонаторы для ускорителей <text:span text:style-name="T15">—</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5">— </text:span>в Эквестрии больше нет производства магических ускорителей.</text:p>
      <text:p text:style-name="P69"/>
      <text:p text:style-name="P6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9"/>
      <text:p text:style-name="P69"><text:soft-page-break/>Анон, мне крайне неудобно подгонять тебя.<text:span text:style-name="T15">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5">—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9"/>
      <text:p text:style-name="P6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9"/>
      <text:p text:style-name="P6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9">«<text:span text:style-name="T15">P.S. Н</text:span>е гневите мироздание воровством! <text:span text:style-name="T28">Обмен рулит</text:span>!»</text:p>
      <text:p text:style-name="P69"/>
      <text:p text:style-name="P69">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5">—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9"/>
      <text:p text:style-name="P69">До встречи, Анон! Крепко обнимаю <text:span text:style-name="T15">— </text:span>если ты уже не сердишься на меня <text:span text:style-name="T15">—</text:span> или просто кладу рог тебе на плечо в противном случае.</text:p>
      <text:p text:style-name="P69"/>
      <text:p text:style-name="P48">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7"/>
      <text:h text:style-name="Heading_20_2" text:outline-level="2">16. Фетлок</text:h>
      <text:p text:style-name="P94"/>
      <text:p text:style-name="P57"><text:span text:style-name="T15">–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15">– </text:span>Не отсылается. Глюк какой-то.</text:p>
      <text:p text:style-name="P57"/>
      <text:p text:style-name="P57"><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5">«connection timeout». </text:span>А с особенностями понячьей бюрократии я уже немного ознакомился: было бы легче уговорить Сел написать солнцем «<text:span text:style-name="T15">х#й</text:span>» на небе, чем заставить пони-чинушу поступиться хотя бы запятой в должностных инструкциях!</text:p>
      <text:p text:style-name="P57"/>
      <text:p text:style-name="P57"><text:span text:style-name="T15">– </text:span>Может, она заснула? <text:span text:style-name="T15">– </text:span>Твайлайт ходила кругами по периметру библиотеки. <text:span text:style-name="T15">– </text:span>Ты говорил, она в последнее время выглядит невыспавшейся.</text:p>
      <text:p text:style-name="P57"><text:span text:style-name="T15">– А </text:span>я думаю, это её критические дни или какая-нибудь другая подобная фигня мешает, <text:span text:style-name="T15">– </text:span>вклинилась радужногривая пегаска. <text:span text:style-name="T15">–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7"/>
      <text:p text:style-name="P58">***</text:p>
      <text:p text:style-name="P5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
      <text:p text:style-name="P57"><text:span text:style-name="T15">– </text:span>Это неправильно! <text:span text:style-name="T15">– </text:span>заявила Рэйнбоу Дэш, отвернувшись от окна.</text:p>
      <text:p text:style-name="P57"><text:span text:style-name="T15">– </text:span>Ну да, я тоже так считаю, <text:span text:style-name="T15">– </text:span>откликнулся я. <text:span text:style-name="T15">– </text:span>Тащиться через полстраны только из-за неправильно составленной бумажки!</text:p>
      <text:p text:style-name="P57"><text:span text:style-name="T15">– </text:span>Да я не про то! <text:span text:style-name="T15">– </text:span>отмахнулась пегаска. <text:span text:style-name="T15">– </text:span>Посмотри на поле.</text:p>
      <text:p text:style-name="P57"><text:span text:style-name="T15">– </text:span>И что? Поле как поле.</text:p>
      <text:p text:style-name="P57"><text:span text:style-name="T15">– </text:span>Оно не убрано, <text:span text:style-name="T15">– </text:span>мрачно ответила пегаска. <text:span text:style-name="T15">– </text:span>Ужас, сколько кукурузы пропадает!</text:p>
      <text:p text:style-name="P57">Я присмотрелся получше и указал ей на очередной городок, проносящийся за окном.</text:p>
      <text:p text:style-name="P57"><text:span text:style-name="T15">– </text:span>У самого посёлка поля убраны. Наверняка дойдёт дело и до остальных.</text:p>
      <text:p text:style-name="P57"><text:span text:style-name="T15">– </text:span>Не дойдёт, <text:span text:style-name="T15">– </text:span>Рэйнбоу Дэш уставилась в карты, сморщила нос и побила мою шестёрку валетом. <text:span text:style-name="T15">–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7">Я выложил на платок горку сдобы от Пинки и предложил печеньку пегаске. Та покрутила носом.</text:p>
      <text:p text:style-name="P57"><text:span text:style-name="T15">– </text:span>Спасибо, но от плюшек у меня фланки округляются.</text:p>
      <text:p text:style-name="P57"><text:span text:style-name="T15">– </text:span>Да ладно тебе, Дэш! От одной не округлятся.</text:p>
      <text:p text:style-name="P57"><text:span text:style-name="T15">– </text:span>От одной —<text:span text:style-name="T15"> </text:span>нет. Но я же на одной не остановлюсь, <text:span text:style-name="T15">– п</text:span>егаска взяла карту и нахмурилась. <text:span text:style-name="T15">– </text:span>Да что ж такое, какого сена! Одни валеты идут!</text:p>
      <text:p text:style-name="P57"/>
      <text:p text:style-name="P57">За окном несколько пони работали в поле. Что-то странное было в их деятельности.<text:span text:style-name="T15"> </text:span>Как будто…</text:p>
      <text:p text:style-name="P57"><text:span text:style-name="T15">– О</text:span>но и понятно, что поля не убраны. Откуда же им быть убранными, когда на двух работающих пони целая толпа бездельников!</text:p>
      <text:p text:style-name="P57"/>
      <text:p text:style-name="P57"><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15">– </text:span>Они паслись… Ты можешь себе представить? Анон! Они ПАСЛИСЬ! Ели траву, как какие-то дикари! Фигня какая-то…</text:p>
      <text:p text:style-name="P57"/>
      <text:p text:style-name="P57">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7"/>
      <text:p text:style-name="P57">…</text:p>
      <text:p text:style-name="P57"/>
      <text:p text:style-name="P57">ВЖИИИИИИИИИ!!!</text:p>
      <text:p text:style-name="P57"/>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15">– </text:span>Что за…?</text:p>
      <text:p text:style-name="P57"/>
      <text:p text:style-name="P13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9"/>
      <text:p text:style-name="P57"><text:span text:style-name="T15">– </text:span>Леди и джентльпони! Просьба не паниковать! Поезд дальше не идёт: впереди провал! <text:span text:style-name="T15">– </text:span>крикнул проводник.</text:p>
      <text:p text:style-name="P57"><text:span text:style-name="T15">– </text:span>Какой ещё, в дышло, провал? Я проезжал тут два дня назад!</text:p>
      <text:p text:style-name="P57"><text:span text:style-name="T15">– </text:span>Безобразие! Верните мне деньги за билет!</text:p>
      <text:p text:style-name="P57"><text:span text:style-name="T15">– </text:span>Как вы смеете! Я опоздаю в порт! Вы будете платить неустойку! <text:s/><text:span text:style-name="T15">– </text:span>послышались выкрики в толпе.</text:p>
      <text:p text:style-name="P57"/>
      <text:p text:style-name="P57">Проводник — седой земнопони стального цвета — поставил фонарь на пол и вытер со лба пот.</text:p>
      <text:p text:style-name="P57"><text:span text:style-name="T15">–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7"/>
      <text:p text:style-name="P5">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
      <text:p text:style-name="P57">Я осторожно подошёл к краю и глянул вниз.</text:p>
      <text:p text:style-name="P57">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7"/>
      <text:p text:style-name="P57"><text:soft-page-break/><text:span text:style-name="T15">– </text:span>Эта дыра фиг знает на сколько длится! <text:span text:style-name="T15">– </text:span>заявила Дэш, выныривая из темноты. <text:span text:style-name="T15">–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7"/>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
      <text:p text:style-name="P57"><text:span text:style-name="T15">– </text:span>Дэш, нам надо на ту сторону.</text:p>
      <text:p text:style-name="P57">Пегаска развела копытами.</text:p>
      <text:p text:style-name="P57"><text:span text:style-name="T15">– </text:span>Нет проблем. Я могу тебя перенести.</text:p>
      <text:p text:style-name="P57">Я с сомнением посмотрел на пегаску. Дэш в холке была мне по пояс.</text:p>
      <text:p text:style-name="P57"><text:span text:style-name="T15">– </text:span>Ты точно в этом уверена?</text:p>
      <text:p text:style-name="P57"/>
      <text:p text:style-name="P5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
      <text:p text:style-name="P57"><text:span text:style-name="T15">– </text:span>Почти. На восемьдесят процентов. Тут какой-то воздух разрежённый, мне трудно удерживать тебя, <text:span text:style-name="T15">– </text:span>пожаловалась пегаска. <text:span text:style-name="T15">– </text:span><text:s/>Хотя раньше я и побольше вес подымала, честно!</text:p>
      <text:p text:style-name="P57"/>
      <text:p text:style-name="P57">Чёрт.</text:p>
      <text:p text:style-name="P57"/>
      <text:p text:style-name="P57"><text:span text:style-name="T15">–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15">– </text:span>В таком случае мы друг-другу сниться будем. Потому что в этих двадцати процентах я тоже гробанусь. Не думаешь же ты, что я тебя брошу?</text:p>
      <text:p text:style-name="P57"/>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7"/>
      <text:p text:style-name="P57">А что, это идея! Если «мостик» из висящих рельсов выдержал её, то выдержит и меня —<text:span text:style-name="T15"> </text:span>я уже давно заметил, что пони, за исключением пегасов, по весу были не легче, а то и тяжелее меня.</text:p>
      <text:p text:style-name="P57">Я поплевал на руки и сбросил рюкзак.</text:p>
      <text:p text:style-name="P57"/>
      <text:p text:style-name="P57"><text:soft-page-break/>…</text:p>
      <text:p text:style-name="P57"/>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
      <text:p text:style-name="P57">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5">– </text:span>двенадцать метров вперёд. Вот, переползу через стык <text:span text:style-name="T15">–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7"/>
      <text:p text:style-name="P57">Разумеется, я посмотрел вниз.</text:p>
      <text:p text:style-name="P57"/>
      <text:p text:style-name="P57">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7"/>
      <text:p text:style-name="P57">…</text:p>
      <text:p text:style-name="P57"/>
      <text:p text:style-name="P57">Я валялся на насыпи с другой стороны Провала и трясся в лихорадке. От пережитого шока меня тошнило. Ёбаная Селестия!</text:p>
      <text:p text:style-name="P57"><text:span text:style-name="T15">– </text:span>Ты как, в порядке? Анон? <text:span text:style-name="T15">– п</text:span>егаска озабоченно потрогала меня за плечо. <text:span text:style-name="T15">–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15">– </text:span>Я чувствую, что только что упустил отличную возможность отлить на Вселенную!</text:p>
      <text:p text:style-name="P57"/>
      <text:p text:style-name="P58">***</text:p>
      <text:p text:style-name="P5"/>
      <text:p text:style-name="P5">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8"/>
      <text:p text:style-name="P5">Мы стояли перед выставочным павильоном Псинтела, о чём свидетельствовала вывеска «<text:span text:style-name="T15">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
      <text:p text:style-name="P57"><text:span text:style-name="T15">– </text:span>Павильон закрыт! Вы опоздали на две недели, <text:span text:style-name="T15">– </text:span>проворчал рыжий земнопони в фуражке и попытался захлопнуть дверь. Я вставил в проём ботинок и развернул перед его носом мандат.</text:p>
      <text:p text:style-name="P57"/>
      <text:p text:style-name="P70">«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5"><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7"/>
      <text:p text:style-name="P57"><text:span text:style-name="T15">– </text:span>Удостоверение личности предъявлять? <text:span text:style-name="T15">– </text:span>осведомился я.</text:p>
      <text:p text:style-name="P57"><text:span text:style-name="T15">– </text:span>Ч-ч-человек А-а-анонимус? <text:span text:style-name="T15">– </text:span>заикаясь, переспросил охранник. Он присмотрелся ко мне получше и изо всех сил опустил копыто мне на ботинок.</text:p>
      <text:p text:style-name="P57"/>
      <text:p text:style-name="P57">Бляяя!!! Ах ты ж!!!</text:p>
      <text:p text:style-name="P57"/>
      <text:p text:style-name="P57">Хлопнула освобождённая дверь, изнутри клацнула щеколда.</text:p>
      <text:p text:style-name="P57"><text:span text:style-name="T15">– </text:span>Нет, ты видела? Он мне чуть пальцы не размозжил, с-с-скотина!!! <text:span text:style-name="T15">– </text:span>заорал я, прыгая на одной ноге. <text:span text:style-name="T15">– </text:span>Вызывай полицию, пока я этого мудака не прибил нахрен!</text:p>
      <text:p text:style-name="P57"/>
      <text:p text:style-name="P57">Дэш, ни слова не говоря, прислонила ухо к двери.</text:p>
      <text:p text:style-name="P57"><text:span text:style-name="T15">– </text:span>Будешь смеяться, но именно этим он и занят. Вызывает полицию по телефону, <text:span text:style-name="T15">– </text:span>сообщила пегаска.</text:p>
      <text:p text:style-name="P57"><text:span text:style-name="T15">– </text:span>Ха-ха-ха! Очень смешно, сейчас животик надорву! <text:span text:style-name="T15">– </text:span>съязвил я. <text:span text:style-name="T15">–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15">– </text:span>Оп-па! <text:span text:style-name="T15">– </text:span>пегаска оторвала ухо от двери. <text:span text:style-name="T15">– Анон</text:span>, кажись, у нас проблемы. Надо сваливать отсюда. Долго объяснять. Из того, что я поняла, копы будут не на нашей стороне.</text:p>
      <text:p text:style-name="P57"/>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15">– </text:span>Сколько у нас времени?</text:p>
      <text:p text:style-name="P57"/>
      <text:p text:style-name="P57">Дэш почесала в затылке.</text:p>
      <text:p text:style-name="P57"><text:span text:style-name="T15">–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5">– </text:span>двадцать пять минут у нас есть.</text:p>
      <text:p text:style-name="P57"><text:soft-page-break/></text:p>
      <text:p text:style-name="P57">Я с наслаждением захреначил ногой в стеклянную дверь павильона. Осколки стекла брызнули во все стороны.</text:p>
      <text:p text:style-name="P57"><text:span text:style-name="T15">– </text:span>Тогда давай сначала обыщем контору. Если уж полиция всё равно едет сюда, так пусть у них хотя бы будет повод!</text:p>
      <text:p text:style-name="P57"/>
      <text:p text:style-name="P58">***</text:p>
      <text:p text:style-name="P57"/>
      <text:p text:style-name="P57">Разумеется, полиция приехала, как только мы обнаружили эти чёртовы резонаторы — иначе ж и быть не могло!</text:p>
      <text:p text:style-name="P57"/>
      <text:p text:style-name="P57">…</text:p>
      <text:p text:style-name="P57"/>
      <text:p text:style-name="P57">Я рубил пожарным топором тяжёлую директорскую дверь с табличкой «<text:span text:style-name="T15">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7"/>
      <text:p text:style-name="P57"><text:span text:style-name="T15">– “</text:span>Портативный магоэнергетический ускоритель «<text:span text:style-name="T19">Psyntel Rari2+ DDR</text:span>»,<text:span text:style-name="T15"> </text:span>демо-прототип<text:span text:style-name="T15">”, – </text:span>прочитал я на бирке. <text:span text:style-name="T15">– </text:span>Оно!</text:p>
      <text:p text:style-name="P57"/>
      <text:p text:style-name="P57">Снаружи послышался вой сирены и цокот множества копыт.</text:p>
      <text:p text:style-name="P57"><text:span text:style-name="T15">–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
      <text:p text:style-name="P57">Пиздец! Мы с Дэш переглянулись.</text:p>
      <text:p text:style-name="P57"><text:span text:style-name="T15">– </text:span>Это твои двадцать минут? <text:span text:style-name="T15">– </text:span>возмутился я. <text:span text:style-name="T15">– </text:span>Да ещё и десяти не прошло!</text:p>
      <text:p text:style-name="P57">Дэш вымучено развела копытами.</text:p>
      <text:p text:style-name="P57"/>
      <text:p text:style-name="P57"><text:span text:style-name="T15">– Человек</text:span> Анонимус, здание окружено! Мы знаем, что ты внутри! Выходи добровольно, или будешь взят силой! <text:span text:style-name="T15">– </text:span>загремел усиленный мегафоном голос.</text:p>
      <text:p text:style-name="P57"/>
      <text:p text:style-name="P57">Я разбил топором стеклянные дверцы прибора и вытащил рубины.</text:p>
      <text:p text:style-name="P57"><text:span text:style-name="T15">–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7"/>
      <text:p text:style-name="P57">Пегаска отрицательно помотала головой.</text:p>
      <text:p text:style-name="P57"><text:span text:style-name="T15">– </text:span>Ну уж фигушки. Я тебя тут не оставлю.</text:p>
      <text:p text:style-name="P57"><text:soft-page-break/><text:span text:style-name="T15">– </text:span>Дэш! <text:span text:style-name="T15">– </text:span>взмолился я. <text:span text:style-name="T15">–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7"><text:span text:style-name="T15">– Н</text:span>е тупи! <text:span text:style-name="T15">– </text:span>упрямо мотнула головой пегаска. <text:span text:style-name="T15">– </text:span>Всё изменилось. Никто тебя не вытащит.</text:p>
      <text:p text:style-name="P57"/>
      <text:p text:style-name="P57">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
      <text:p text:style-name="P57"><text:span text:style-name="T15">– </text:span>Быстро за мной! <text:span text:style-name="T15">–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15">– Ю-</text:span>хууу<text:span text:style-name="T15">!!!</text:span></text:p>
      <text:p text:style-name="P44"/>
      <text:p text:style-name="P57">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
      <text:p text:style-name="P57">Пегаска стояла на последнем этаже в коридоре, с сомнением обозревая ряд дверей.</text:p>
      <text:p text:style-name="P57"><text:span text:style-name="T15">– </text:span>Где-то тут должна быть дверь на крышу. Не могли же они залазить туда по пожарной лестнице?</text:p>
      <text:p text:style-name="P57"/>
      <text:p text:style-name="P5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5">!</text:span></text:p>
      <text:p text:style-name="P57">Я подбежал к двери, к которой сходились красные стрелки со стилизованными изображениями пони, бегущих от огня, и стал рубить её топором.</text:p>
      <text:p text:style-name="P57"/>
      <text:p text:style-name="P57"><text:span text:style-name="T15">– Анон</text:span>, подвинься!</text:p>
      <text:p text:style-name="P57">Пегаска оттеснила меня крупом и повернулась к двери задом.</text:p>
      <text:p text:style-name="P57"/>
      <text:p text:style-name="P57">БАБАХ!!!</text:p>
      <text:p text:style-name="P57"/>
      <text:p text:style-name="P57">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
      <text:p text:style-name="P57"><text:span text:style-name="T15">– </text:span>Ты чего на меня так уставился? <text:span text:style-name="T15">– </text:span>подозрительно спросила пегаска.</text:p>
      <text:p text:style-name="P57"><text:span text:style-name="T15">– </text:span>Да так… Не ожидал, что ты такая…</text:p>
      <text:p text:style-name="P57"><text:span text:style-name="T15">– </text:span>Офигенски сильная? <text:span text:style-name="T15">– </text:span>зарделась Дэш. <text:span text:style-name="T15">– Е</text:span>сли честно, по удару задом Эпплджек меня уделает. Но больше никто в Понивилле!</text:p>
      <text:p text:style-name="P57"/>
      <text:p text:style-name="P57"><text:soft-page-break/>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
      <text:p text:style-name="P57"><text:span text:style-name="T15">– </text:span>Ну, теперь действуй! — я положил рубины в кошелёк, повесил его пегаске на шею и вдруг, сам для себя неожиданно, обнял её худенькое тело. <text:span text:style-name="T15">–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7"/>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
      <text:p text:style-name="P57"><text:span text:style-name="T15">– </text:span>Ты! Не! По! Нял! Те! Бе! Не! Льзя! Тут! Ос! Та! ВАТЬСЯ!!! <text:span text:style-name="T15">– </text:span>мощный толчок изнутри катапультировал её с люка.</text:p>
      <text:p text:style-name="P57"/>
      <text:p text:style-name="P57">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
      <text:p text:style-name="P57">Таких ругательств, что раздались через мгновение, ты в Эквестрии ещё не слыхал, Анон!</text:p>
      <text:p text:style-name="P57"/>
      <text:p text:style-name="P57">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7"/>
      <text:p text:style-name="P57"><text:span text:style-name="T15">– </text:span>Ты чего делаешь??! Пипец,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7"/>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7"/>
      <text:p text:style-name="P57">Некоторое время было тихо. Потом хлопнули ставни и чей-то сонный голос недовольно пробормотал:</text:p>
      <text:p text:style-name="P57"><text:span text:style-name="T15">– </text:span>Кто мешает нам спать после тяжкого выступления?</text:p>
      <text:p text:style-name="P57"/>
      <text:p text:style-name="P57">Я осторожно выглянул из куста.</text:p>
      <text:p text:style-name="P57"><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7">Птицы и цикады продолжили пение, прерванное нашим вторжением. </text:p>
      <text:p text:style-name="P57"/>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
      <text:p text:style-name="P57"><text:span text:style-name="T15">–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
      <text:p text:style-name="P57"><text:span text:style-name="T15">– </text:span>Так-так, посмотрим, что тут у нас. Ага. Гм. Это наверняка тот монстр-примат, о котором писали в газетах. Занятно.</text:p>
      <text:p text:style-name="P57">Я крутился в левитационном поле перед единорожкой как некий диковинный экспонат из шоу уродцев.</text:p>
      <text:p text:style-name="P57"><text:span text:style-name="T15">– </text:span>А это у нас кто? Гм-м. Пегаска. Вот так раз! Рэйнбоу Дэш! Какими судьбами?</text:p>
      <text:p text:style-name="P57"><text:span text:style-name="T15">– </text:span>ТРИКСИ! <text:span text:style-name="T15">– <text:s/></text:span>фейсхуфнула Дэш. <text:span text:style-name="T15">– </text:span>Во имя Селестии, ЧТО ты тут делаешь?!!</text:p>
      <text:p text:style-name="P57"><text:span text:style-name="T15">– </text:span>Зарабатываем себе на жизнь представлениями, как ни странно! <text:span text:style-name="T15">– </text:span>язвительно ответила единорожка. <text:span text:style-name="T15">– </text:span>А вот что ВЫ делаете в НАШЕМ саду??!</text:p>
      <text:p text:style-name="P57"/>
      <text:p text:style-name="P57">Так как дипломатические таланты пегаски явно оставляли желать лучшего, я решил взять переговоры в свои руки.</text:p>
      <text:p text:style-name="P57"><text:span text:style-name="T15">– </text:span>Эээ. Гм. Я дико извиняюсь, мы не знали, что вы спите днём, а то бы ни за что не стали вас тревожить. Мы тут пролетали мимо, и я подумал…</text:p>
      <text:p text:style-name="P57"><text:span text:style-name="T15">– </text:span>Нам не интересно знать, что ты подумал, <text:span text:style-name="T15">– </text:span>единорожка зевнула. <text:span text:style-name="T15">– </text:span>Мы намерены сдать вас в полицию.</text:p>
      <text:p text:style-name="P57"><text:span text:style-name="T15">– </text:span>Трикси! Не смей! У нас мегаважное задание! Нам нужно вернуться в Понивилль во что бы то ни стало! <text:span text:style-name="T15">– </text:span>пегаска извивалась изо всех сил, пытаясь выбраться из магического захвата.</text:p>
      <text:p text:style-name="P57"><text:span text:style-name="T15">– </text:span>Три раза ХА! Назови хоть одну причину, по которой нам должно быть не всё равно! <text:span text:style-name="T15">– </text:span>насмешливо сказала Трикси. <text:span text:style-name="T15">– </text:span>Только учти, долго слушать мы не собираемся. Мы ценим наш сон больше ваших заданий.</text:p>
      <text:p text:style-name="P57"/>
      <text:p text:style-name="P57">Пегаска задумалась. Она обернулась ко мне и мрачно спросила:</text:p>
      <text:p text:style-name="P57"><text:span text:style-name="T15">– </text:span>Ей ведь нельзя рассказывать, да?</text:p>
      <text:p text:style-name="P57"><text:span text:style-name="T15">– </text:span>Нельзя, <text:span text:style-name="T15">– </text:span>подтвердил я. <text:span text:style-name="T15">– </text:span>Селестия запретила. Может возникнуть паника и всё такое.</text:p>
      <text:p text:style-name="P57"/>
      <text:p text:style-name="P57">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7"><text:span text:style-name="T15">– </text:span>Трикси. Если ты нас не выдашь, я готова выступать. В твоих представлениях. Кем угодно. Целый месяц! После сопровождения Анона в Понивилль…</text:p>
      <text:p text:style-name="P57"/>
      <text:p text:style-name="P57"><text:soft-page-break/><text:span text:style-name="T15">– </text:span>ОГО!</text:p>
      <text:p text:style-name="P57">Единорожка аж села на крыльцо от удивления.</text:p>
      <text:p text:style-name="P57"/>
      <text:p text:style-name="P57"><text:span text:style-name="T15">– </text:span>Представляем себе, ЧТО вы скрываете, если ты готова на ТАКОЕ! Признаюсь, тебе удалось нас заинтересовать!</text:p>
      <text:p text:style-name="P57">Единорожка в задумчивости стала ходить по веранде туда-сюда, разговаривая сама с собой.</text:p>
      <text:p text:style-name="P57"><text:span text:style-name="T15">–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
      <text:p text:style-name="P57">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7">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7"/>
      <text:p text:style-name="P57"><text:span text:style-name="T15">– Т</text:span>ут Великая и Могучая Трикси впервые даёт представление в Кантерлоте, <text:span text:style-name="T15">– </text:span>отвлеклась от раздумий единорожка. <text:span text:style-name="T15">– </text:span>А вот тут мы успешно демонстрируем наш самый первый фокус!</text:p>
      <text:p text:style-name="P57"><text:span text:style-name="T15">– </text:span>А это, <text:span text:style-name="T15">– </text:span>оживилась единорожка, <text:span text:style-name="T15">–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7">Единорожка уставилась на Дэш. Та икнула и сделала вид, что увлечённо интересуется видом из окна. Трикси кивнула своим мыслям.</text:p>
      <text:p text:style-name="P57"/>
      <text:p text:style-name="P57"><text:span text:style-name="T15">– </text:span>Как бы то ни было, <text:span text:style-name="T15">– </text:span>единорожка смерила меня взглядом, <text:span text:style-name="T15">–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44"/>
      <text:p text:style-name="P57"><text:span text:style-name="T15">– </text:span>Не пойдёт! <text:span text:style-name="T15">– </text:span>заявил я. <text:span text:style-name="T15">– </text:span>Я уже сказал, это тайна. Мне добавить нечего.</text:p>
      <text:p text:style-name="P57"><text:span text:style-name="T15">– </text:span>Да неужели? <text:span text:style-name="T15">– </text:span>захлопала ресницами Трикси. <text:span text:style-name="T15">– </text:span>Ты хорошо подумал?</text:p>
      <text:p text:style-name="P57"/>
      <text:p text:style-name="P57">Окно <text:s/>комнаты распахнулось. Внутрь ворвался вой сирены. Несколько полицейских фургонов промчались по улице мимо.</text:p>
      <text:p text:style-name="P57">Вот дискорд!!!</text:p>
      <text:p text:style-name="P57"><text:span text:style-name="T15">– </text:span>Трикси знала, что мы договоримся, <text:span text:style-name="T15">– </text:span>улыбнулась единорожка.</text:p>
      <text:p text:style-name="P57"/>
      <text:p text:style-name="P57">…</text:p>
      <text:p text:style-name="P44"><text:soft-page-break/></text:p>
      <text:p text:style-name="P57"><text:span text:style-name="T15">– </text:span>Так вот, почему в последнее время представления были такими изматывающими! Утечка магии не может не волновать нас! <text:span text:style-name="T15">– </text:span>единорожка задумалась. <text:span text:style-name="T15">– </text:span>Но твой рассказ не объясняет Трикси, куда исчезла принцесса Селестия!</text:p>
      <text:p text:style-name="P57"><text:span text:style-name="T15">– </text:span>Так вот почему я не могла нести тебя! <text:span text:style-name="T15">– </text:span>вторила ей пегаска. <text:span text:style-name="T15">–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
      <text:p text:style-name="P57">Я едва не пропустил мимо ушей сказанное единорожкой.</text:p>
      <text:p text:style-name="P57"><text:span text:style-name="T15">– </text:span>Стой! Что ты там сказала о Селестии? Куда она исчезла?</text:p>
      <text:p text:style-name="P57">Трикси молча левитировала мне газеты с трюмо.</text:p>
      <text:p text:style-name="P57"/>
      <text:p text:style-name="P57">…</text:p>
      <text:p text:style-name="P57"/>
      <text:p text:style-name="P57">Ох, фак! Фак-фак-фак!!!</text:p>
      <text:p text:style-name="P57"/>
      <text:p text:style-name="P57">«<text:span text:style-name="T28">Исчезновение дневной главы диархии: Эквестрия в панике!</text:span>» (статья двухдневной давности).</text:p>
      <text:p text:style-name="P57">«<text:span text:style-name="T28">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7">«<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8">Да отстаньте же вы от меня! Он сказал, что ест пони, но я этого НЕ ВИДЕЛА!!!</text:span>»).</text:p>
      <text:p text:style-name="P57">«<text:span text:style-name="T28">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7">«<text:span text:style-name="T28">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7"/>
      <text:p text:style-name="P57">Получается, Селестия исчезла уже когда мы садились в поезд. А когда прибыли в Фетлок, мой фейс уже красовался на плакатах <text:span text:style-name="T15">“Wanted…” .</text:span></text:p>
      <text:p text:style-name="P44"/>
      <text:p text:style-name="P44">– <text:span text:style-name="T1">Офигеть! Нас ищут сами Вондерболты! Даже не знаю, радоваться этому, или огорчаться, </text:span>– <text:span text:style-name="T1">пробормотала пегаска.</text:span></text:p>
      <text:p text:style-name="P44">– <text:span text:style-name="T1">ОНИ ЧТО, ШУТОК НЕ ПОНИМАЮТ?!! </text:span>– <text:span text:style-name="T1">заорал я наконец. </text:span>– <text:span text:style-name="T1">Нашли пониеда, ёбнутые пони!!!</text:span></text:p>
      <text:p text:style-name="P57"><text:span text:style-name="T15">– </text:span>Прикинь, а? <text:span text:style-name="T15">– </text:span>участливо ткнулась в меня носом Дэш. <text:span text:style-name="T15">– </text:span>Над моими приколами тоже одна я и смеюсь. У<text:span text:style-name="T15"> </text:span>большинства вместо чувства юмора жир на ляжках.</text:p>
      <text:p text:style-name="P57"/>
      <text:p text:style-name="P75">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7"><text:soft-page-break/>Я зажал голову в ладонях и застонал, покачиваясь из стороны в сторону.</text:p>
      <text:p text:style-name="P57"/>
      <text:p text:style-name="P57"><text:span text:style-name="T15">– Анон</text:span>?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7"/>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7">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67"/>
      <text:p text:style-name="P6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0">–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7">Дерьмо! Слишком много «если» и «может быть»!</text:p>
      <text:p text:style-name="P57">Трижды дерьмо!!! Я забыл, что для проведения эксперимента, нам нужна помощь Селестии!</text:p>
      <text:p text:style-name="P57"/>
      <text:p text:style-name="P75"><text:span text:style-name="T1">«…</text:span><text:span text:style-name="T4">А ускоритель </text:span><text:span text:style-name="T17">— </text:span><text:span text:style-name="T4">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7"/>
      <text:p text:style-name="P57">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7"/>
      <text:p text:style-name="P57">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7"/>
      <text:p text:style-name="P44"><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7"/>
      <text:p text:style-name="P57">Дэш в отчаянии стала трясти меня. При последних её словах у меня в мозгу зажглась лампочка.</text:p>
      <text:p text:style-name="P57">Флаттершай. Эпплджек. Рэрити. Пинки. Твайлайт. Рэйнбоу Дэш. Бинго!</text:p>
      <text:p text:style-name="P57"/>
      <text:p text:style-name="P57">МВА-ХА-ХА!</text:p>
      <text:p text:style-name="P57"/>
      <text:p text:style-name="P57">Кажется, ты знаешь, как показать фак провидению, Анон! The <text:span text:style-name="T15">Show Must Go On!</text:span></text:p>
      <text:p text:style-name="P57">Я улыбнулся и помахал пегаске рукой, показывая, что в норме. Дэш облегчённо выдохнула.</text:p>
      <text:p text:style-name="P44">– <text:span text:style-name="T1">Так что, мы свободны? </text:span>– <text:span text:style-name="T1">спросил я единорожку, поднимаясь с пола.</text:span></text:p>
      <text:p text:style-name="P44">– <text:span text:style-name="T1">О, да! Великая и Могучая Трикси держит слово!</text:span></text:p>
      <text:p text:style-name="P57"/>
      <text:p text:style-name="P57">Единорожка задумалась и продолжила:</text:p>
      <text:p text:style-name="P57">– Более того, Трикси поможет вам! Вы можете взять наш гастрольный фургон! В нём примат может незамеченным добраться до Понивилля.</text:p>
      <text:p text:style-name="P57"/>
      <text:p text:style-name="P57">Трикси оценивающе взглянула на меня.</text:p>
      <text:p text:style-name="P57">– Конечно, Трикси могла бы сопровождать тебя в Понивилль, человек. И даже обучить паре-другой фокусов, – единорожка сделала мне «глазки»…</text:p>
      <text:p text:style-name="P57"/>
      <text:p text:style-name="P57">…Рэйнбоу Дэш нахмурилась…</text:p>
      <text:p text:style-name="P57"/>
      <text:p text:style-name="P44"><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52"/>
      <text:h text:style-name="Heading_20_2" text:outline-level="2">17. <text:span text:style-name="T1">Деградация</text:span></text:h>
      <text:p text:style-name="P101"/>
      <text:p text:style-name="P57">– Ы! Ы! Ы! Ы! Ы!</text:p>
      <text:p text:style-name="P57">Дэш стучала лбом о сосну с такой силой, что на неё сверху падали иголки и шишки.</text:p>
      <text:p text:style-name="P57"/>
      <text:p text:style-name="P57">Я вышел из фургона и присел рядом.</text:p>
      <text:p text:style-name="P57">– Дэш! В конце-концов, мы можем спать днём, а идти ночью. Тогда я смогу тащить фургон. Не стоит тебе так мучаться.</text:p>
      <text:p text:style-name="P57"/>
      <text:p text:style-name="P57">Пегаска молча стояла, прижавшись лбом к стволу. Я продолжил.</text:p>
      <text:p text:style-name="P57"><text:soft-page-break/>– Или же мы можем нанять земнопони. Я не буду показываться из фургона, а ты строго запретишь ему совать нос внутрь.</text:p>
      <text:p text:style-name="P57"/>
      <text:p text:style-name="P57">Дэш тяжело вздохнула и закатила глаза.</text:p>
      <text:p text:style-name="P57">–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7"/>
      <text:p text:style-name="P57">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7">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7"/>
      <text:p text:style-name="P57">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7">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7"/>
      <text:p text:style-name="P57">– Дэш, – сказал я беспомощно. – Если я чем-то могу помочь — только скажи…</text:p>
      <text:p text:style-name="P57">Пегаска серьёзно взглянула на меня.</text:p>
      <text:p text:style-name="P57">– Можешь.</text:p>
      <text:p text:style-name="P57">– Как? – я с готовностью подхватился с земли.</text:p>
      <text:p text:style-name="P57"/>
      <text:p text:style-name="P57">Пегаска пробормотала что-то чуть слышно.</text:p>
      <text:p text:style-name="P57">– Что? – не расслышал я.</text:p>
      <text:p text:style-name="P57">– Обними меня, – напряжённо повторила Дэш. – Ну, помнишь, как ты это сделал на крыше «Псинтела»? Мне станет легче тянуть.</text:p>
      <text:p text:style-name="P57"/>
      <text:p text:style-name="P57">Всего-то? Я пожал плечами и обнял пегаску.</text:p>
      <text:p text:style-name="P57"/>
      <text:p text:style-name="P57">– Э, нет, погоди, – Дэш сбросила плащ Трикси, скрывающий её крылья. – Давай!</text:p>
      <text:p text:style-name="P57">Я обнял её повторно. В этот раз пегаска не стояла смирно, а, в свою очередь, обняла меня.</text:p>
      <text:p text:style-name="P57">– Гы-гы-гы, круть! Пожалуй, это даже лучше почесушек! Осталось только проверить…</text:p>
      <text:p text:style-name="P57"><text:soft-page-break/>– Проверить что? – прохрипел я. Сила объятий пегаски поражала.</text:p>
      <text:p text:style-name="P57">– Проверить, насколько круче будут обнимашки с почесушками вместе! Приступай же!</text:p>
      <text:p text:style-name="P57"/>
      <text:p text:style-name="P57">…</text:p>
      <text:p text:style-name="P57"/>
      <text:p text:style-name="P57">– Ниже… Ещё ниже… Да, между крыльями… Оххх…</text:p>
      <text:p text:style-name="P57"/>
      <text:p text:style-name="P57">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7"/>
      <text:p text:style-name="P57">– Кру-у-у-то-о-о… – прошептала Дэш с закрытыми глазами. – Это действительно крутецки круто…</text:p>
      <text:p text:style-name="P57"/>
      <text:p text:style-name="P57">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7">– Дэш, ты чего?! Какого чёрта?</text:p>
      <text:p text:style-name="P57"/>
      <text:p text:style-name="P57">Дэш раскрыла глаза. Я упёрся ладонью ей в грудь и осторожно отодвинул от себя. Пегаска разжала объятия и залилась краской.</text:p>
      <text:p text:style-name="P57">– Я… Эмм… Хотела проверить… Обнимашки таки клёво снимают стресс! Ещё лучше, чем почесушки!.. Тебе разве не нравится?</text:p>
      <text:p text:style-name="P57">– Нравится. Но ты слишком увлеклась: я чуть не оказался на земле.</text:p>
      <text:p text:style-name="P57"/>
      <text:p text:style-name="P57">Дэш смутилась.</text:p>
      <text:p text:style-name="P57">– Упс! Забыла, что ты очень неустойчиво сидишь! Не сердись!</text:p>
      <text:p text:style-name="P57">Я покровительно похлопал пегаску по шее.</text:p>
      <text:p text:style-name="P57">–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7"/>
      <text:p text:style-name="P57">Пегаска немедленно заорала:</text:p>
      <text:p text:style-name="P57">– Обнимашки-и-и!!! – и повалила меня на траву вторично. Сила, таящаяся в её худеньком теле, обескураживала.</text:p>
      <text:p text:style-name="P57">– Дэш! Ну, не воспринимай же всё так буквально, ё-моё!</text:p>
      <text:p text:style-name="P57">– Гы-гы! Что-то ты не слишком был готов к этому разу!</text:p>
      <text:p text:style-name="P57"/>
      <text:p text:style-name="P57">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5">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7"/>
      <text:p text:style-name="P57">Наконец Дэш приземлилась, пропахав в дёрне борозды тормозного следа.</text:p>
      <text:p text:style-name="P57">– Ффух! Ещё бы немного, и я рехнулась от тоски! Как только Эпплджек эти телеги таскает? Это же офигенски скучно!</text:p>
      <text:p text:style-name="P57"/>
      <text:p text:style-name="P57">Пегаска накинула на себя плащ и стала впрягаться в фургончик.</text:p>
      <text:p text:style-name="P57">– Анон, залазь внутрь. Там впереди какой-то посёлок. Купим еды и узнаем новости. И ещё, запомни одну мегаважную вещь на будущее!</text:p>
      <text:p text:style-name="P57">– Какую?</text:p>
      <text:p text:style-name="P57">– Обнимашки с почесушками, – важно сказала пегаска, – намного круче просто почесушек!</text:p>
      <text:p text:style-name="P57"/>
      <text:p text:style-name="P58">***</text:p>
      <text:p text:style-name="P57"/>
      <text:p text:style-name="P57">Сутки спустя…</text:p>
      <text:p text:style-name="P57"/>
      <text:p text:style-name="P57">«<text:span text:style-name="T28">Добро пожаловать в Груммингтон! Вам здесь рады!</text:span></text:p>
      <text:p text:style-name="P57"><text:span text:style-name="T28">Население города </text:span><text:span text:style-name="T65">302 пони</text:span><text:span text:style-name="T28">.</text:span></text:p>
      <text:p text:style-name="P57"><text:span text:style-name="T65">250 пони</text:span><text:span text:style-name="T28">.</text:span></text:p>
      <text:p text:style-name="P57"><text:span text:style-name="T65">125 поней</text:span><text:span text:style-name="T28">.</text:span></text:p>
      <text:p text:style-name="P57"><text:span text:style-name="T28">54 паня.</text:span>»</text:p>
      <text:p text:style-name="P57"/>
      <text:p text:style-name="P57">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7">Я вернулся за столик и продолжил корпеть над письмом.</text:p>
      <text:p text:style-name="P57"/>
      <text:p text:style-name="P57">«…<text:span text:style-name="T24">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70"/>
      <text:p text:style-name="P70">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70"/>
      <text:p text:style-name="P70">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70"/>
      <text:p text:style-name="P70">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70"/>
      <text:p text:style-name="P7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70"/>
      <text:p text:style-name="P70">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70"/>
      <text:p text:style-name="P2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Анон. </text:span><text:span text:style-name="T24">Дружба </text:span><text:span text:style-name="T38">—</text:span><text:span text:style-name="T24"> </text:span><text:span text:style-name="T4">э</text:span><text:span text:style-name="T24">то, </text:span><text:span text:style-name="T67">так её </text:span><text:span text:style-name="T4">разэтак</text:span><text:span text:style-name="T67">,</text:span><text:span text:style-name="T24"> магия!</text:span></text:p>
      <text:p text:style-name="P160"/>
      <text:p text:style-name="Standard"><text:span text:style-name="T24">P.S. Мне тебя не хватает. Сильно.</text:span><text:span text:style-name="T59">»</text:span></text:p>
      <text:p text:style-name="P57"/>
      <text:p text:style-name="P57">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7"/>
      <text:p text:style-name="P57">– Всё в порядке, Дэш?</text:p>
      <text:p text:style-name="P57">Пегаска смотрела на язычки огня, танцующие в окошке печной дверцы и молчала. Наконец она отозвалась.</text:p>
      <text:p text:style-name="P57">– Нет. Не всё в порядке.</text:p>
      <text:p text:style-name="P57"/>
      <text:p text:style-name="P57">Дэш отвернулась от огня и взглянула на меня.</text:p>
      <text:p text:style-name="P57"><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7"/>
      <text:p text:style-name="P57">Я сел рядом с пегаской, обнял её и легонько встряхнул.</text:p>
      <text:p text:style-name="P57">–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7"/>
      <text:p text:style-name="P57">Дэш негромко всхлипнула и тут же закашлялась, пытаясь скрыть секундную слабость.</text:p>
      <text:p text:style-name="P57">–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7">Пегаска фейсхуфнула. Я прижал её к себе и успокаивающе гладил по гриве.</text:p>
      <text:p text:style-name="P57"/>
      <text:p text:style-name="P57">–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7"/>
      <text:p text:style-name="P57">Проклятье! Знакомые симптомы, Анон! Не далее, как пять минут назад ты описывал их в письме Селестии.</text:p>
      <text:p text:style-name="P57">Нехорошее предчувствие закралось в душу. Я поставил кастрюлю с картошкой на печку.</text:p>
      <text:p text:style-name="P57"/>
      <text:p text:style-name="P57">– Дэш. Когда ты в последний раз летала?</text:p>
      <text:p text:style-name="P57">– Вчера утром немного. А что?</text:p>
      <text:p text:style-name="P57">– Попробуй взлети сейчас. Просто поднимись к потолку. У меня есть одно соображение, хочу проверить.</text:p>
      <text:p text:style-name="P57"/>
      <text:p text:style-name="P57">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7">– …Да ладно!</text:p>
      <text:p text:style-name="P57"/>
      <text:p text:style-name="P57">Пегаска сидела на полу и удивлённо рассматривала свои крылья. Потом для уверенности подёргала зубами за маховые перья.</text:p>
      <text:p text:style-name="P57">– Ай! Вроде не сплю — боль чувствуется. Тогда какого сена я падаю?!!</text:p>
      <text:p text:style-name="P57"><text:soft-page-break/>– Дэш, – мягко сказал я. – Пегасы держатся в воздухе, не в последнюю очередь, за счёт магии. Одних крыльев ведь недостаточно? Правильно?</text:p>
      <text:p text:style-name="P57">– И?</text:p>
      <text:p text:style-name="P5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7"/>
      <text:p text:style-name="P57">– У-у-у-ы-ы-ы-а-а-а!</text:p>
      <text:p text:style-name="P57">Дэш горько, с подвыванием, разрыдалась.</text:p>
      <text:p text:style-name="P57">– Ы-ы-ы! Я не могу без неба-а-а! Мне нужно лета-а-ать! Я пега-а-ас!</text:p>
      <text:p text:style-name="P57"/>
      <text:p text:style-name="P57">Крутая и тренированная пегаска сотрясалась от плача, как ребёнок. Её депрессия последних дней вырвалась наружу эмоциональным взрывом.</text:p>
      <text:p text:style-name="P57"/>
      <text:p text:style-name="P57">– Ы-ы-ы… Почему всё так… хнык… паршиво? Что мы сделали не так? Хнык… Я даже не знаю, с кем надо подраться, чтобы всё исправить…</text:p>
      <text:p text:style-name="P57">Я сел рядом. Мне нечем было её утешить, я мог лишь молча обнять её, поглаживая по растрёпанной гриве. Пегаска, вхлипывая, прижалась ко мне.</text:p>
      <text:p text:style-name="P57"/>
      <text:p text:style-name="P57">– Анон?</text:p>
      <text:p text:style-name="P57">– Да?</text:p>
      <text:p text:style-name="P5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7">– Дэш, мы дойдём до Понивилля вместе, что бы ни случилось. Обещаю тебе.</text:p>
      <text:p text:style-name="P57">Пегаска утешилась и замерла, глядя в огонь. Время от времени она горько всхлипывала, сотрясаясь всем телом.</text:p>
      <text:p text:style-name="P57"/>
      <text:p text:style-name="P57">Я мыл тарелки после ужина, когда услышал бормотание Дэш за спиной.</text:p>
      <text:p text:style-name="P57"/>
      <text:p text:style-name="P57">«И-и-и… о-о-о… эн… а-а-а… И она… П-э-э-э… о-о-о… Как эта буква называется, забери меня дискорд? Ша? Ша! Эл! А! Мммм… И она пошла… Ы-ы-ы!!!»</text:p>
      <text:p text:style-name="P57"/>
      <text:p text:style-name="P57">Громкий «бабах» дал понять, что Дэш захлопнула книгу. После короткой паузы взьерошенная пегаска <text:s/>выглянула из-за спины.</text:p>
      <text:p text:style-name="P57">– Анон? Расскажи какую-нибудь сказку на ночь? Что-то спать не хочется.</text:p>
      <text:p text:style-name="P57"/>
      <text:p text:style-name="P57">Пегаска залезла на диван и похлопала по подушке рядом с собой.</text:p>
      <text:p text:style-name="P57">Я поставил тарелку в шкафчик и вытер руки о передник.</text:p>
      <text:p text:style-name="P57">– Дэш, это плохая идея. Давай, я лучше тебе почитаю.</text:p>
      <text:p text:style-name="P57">– Хочу сказку! – пегаска насупилась и отгородилась от меня подушкой. – Ты плохой!</text:p>
      <text:p text:style-name="P57">– Дэш! Я не помню ни черта!</text:p>
      <text:p text:style-name="P57"><text:soft-page-break/>– Сказку!!! – подушка полетела в меня.</text:p>
      <text:p text:style-name="P57"/>
      <text:p text:style-name="P57">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7"/>
      <text:p text:style-name="P57">Дэш повернулась ко мне спиной и стала подозрительно шмыгать носом.</text:p>
      <text:p text:style-name="P57">Я подошёл к дивану и сел рядом, развернув её к себе.</text:p>
      <text:p text:style-name="P57">– Ну ладно. Сама напросилась!</text:p>
      <text:p text:style-name="P57">Я задумался.</text:p>
      <text:p text:style-name="P57"/>
      <text:p text:style-name="P57">…</text:p>
      <text:p text:style-name="P57"/>
      <text:p text:style-name="P57">– Вот тебе поучительная сказка с моралью. Слушай.</text:p>
      <text:p text:style-name="P57">Я устроился на диване, положив под ноги подушку, на которой тут же примостилась и пегаска.</text:p>
      <text:p text:style-name="P57"/>
      <text:p text:style-name="P57">– Однажды в кувшин с молоком попали две жабы…</text:p>
      <text:p text:style-name="P57">– Бггг! Уже смешно! – заржала Дэш. – <text:s/>Как могли жабы попасть в кувшин? Он же высокий? Жабы прыгают низко. Может, это было блюдце?</text:p>
      <text:p text:style-name="P57">– Нет! – упёрся я. – Кувшин! Иначе морали не получится! Жабы… эээ… свалились в него с кантерлотской скалы.</text:p>
      <text:p text:style-name="P57">– Ух ты! Круто! А что они там делали?</text:p>
      <text:p text:style-name="P57">– Дэш! Как я могу рассказывать, если ты постоянно меня перебиваешь?</text:p>
      <text:p text:style-name="P57">– Ну пожалуйста-пожалуйста-пожалуйста! Больше не буду, только объясни, как жабы оказались в Кантерлоте?</text:p>
      <text:p text:style-name="P57">–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7">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7">– Вау! Прикольно!</text:p>
      <text:p text:style-name="P57">–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7">– А потом?</text:p>
      <text:p text:style-name="P57">–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7"/>
      <text:p text:style-name="P57">Пегаска затряслась от смеха. Потом, прервавшись, строго спросила с меня:</text:p>
      <text:p text:style-name="P57">– А какая тут мораль? Ты говорил, в этой сказке будет мораль!</text:p>
      <text:p text:style-name="P57"><text:soft-page-break/>– Мораль? Э-э-э… Мораль тут такая, – <text:s/>мрачно заявил я. – Не умеешь летать — не суйся к принцессе!</text:p>
      <text:p text:style-name="P57">– Хорошая… ммм… сказка… – пробормотала пегаска сонно. Зевнув во весь рот она потянулась и, прижавшись к моей ноге, заснула.</text:p>
      <text:p text:style-name="P57">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7">Я пожал плечами, устроился поудобнее и укрылся одеялом.</text:p>
      <text:p text:style-name="P57"/>
      <text:p text:style-name="P57">…</text:p>
      <text:p text:style-name="P57"/>
      <text:p text:style-name="P57">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7"/>
      <text:p text:style-name="P57">Скррржжжж… Скррржжж… Скррржжж…</text:p>
      <text:p text:style-name="P57"/>
      <text:p text:style-name="P57">Снаружи раздался скрежет. В глубокой ночи, посреди абсолютной тишины, этот тихий размеренный звук таил необъяснимую угрозу.</text:p>
      <text:p text:style-name="P57"/>
      <text:p text:style-name="P57">Скррржжжж… Скррржжж…</text:p>
      <text:p text:style-name="P57"/>
      <text:p text:style-name="P57">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7"/>
      <text:p text:style-name="P57">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7">– Что ты тут делаешь так поздно? Где твои родители? – вздохнул с облегчением я.</text:p>
      <text:p text:style-name="P57"/>
      <text:p text:style-name="P57">Выйдя из фургона, я подошёл к жеребёнку и посветил на жестянку.</text:p>
      <text:p text:style-name="P57">– Чем ты тут занимаешься?</text:p>
      <text:p text:style-name="P57">Жеребёнка молча смотрела на меня, зажав гвоздь в зубах. На жестянке были коряво выцарапаны символы.</text:p>
      <text:p text:style-name="P57"/>
      <text:p text:style-name="P57">«<text:span text:style-name="T65">37 пни</text:span></text:p>
      <text:p text:style-name="P78">24пн</text:p>
      <text:p text:style-name="P78">15</text:p>
      <text:p text:style-name="P57"><text:span text:style-name="T28">1</text:span>»</text:p>
      <text:p text:style-name="P57"/>
      <text:p text:style-name="P57">– Что это за цифры? – спросил я.</text:p>
      <text:p text:style-name="P57">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7"/>
      <text:p text:style-name="P57">«<text:span text:style-name="T28">Добро пожаловать в Груммингтон! Вам здесь рады!</text:span></text:p>
      <text:p text:style-name="P57"><text:span text:style-name="T28">Население города </text:span><text:span text:style-name="T65">302 пони</text:span><text:span text:style-name="T28">.</text:span></text:p>
      <text:p text:style-name="P57"><text:span text:style-name="T65">250 пони</text:span><text:span text:style-name="T28">.</text:span></text:p>
      <text:p text:style-name="P57"><text:span text:style-name="T65">125 поней</text:span><text:span text:style-name="T28">.</text:span></text:p>
      <text:p text:style-name="P57"><text:span text:style-name="T28">54 паня.</text:span>»</text:p>
      <text:p text:style-name="P57"/>
      <text:p text:style-name="P57">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7">– Ты хочешь сказать, этой ночью из населения осталась ты одна? – хрипло спросил я.</text:p>
      <text:p text:style-name="P57">Кобылка кивнула и снова показала на жестянку и вверх.</text:p>
      <text:p text:style-name="P57"/>
      <text:p text:style-name="P57">– Анон! Оглянись! – тревожно воскликнула Дэш у меня за спиной.</text:p>
      <text:p text:style-name="P57"/>
      <text:p text:style-name="P57">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7">Едва видные в свете луны, десятки разломов в долине внизу паутиной сходились к месту, эпицентром которого был Груммингтон.</text:p>
      <text:p text:style-name="P57"/>
      <text:p text:style-name="P57">– Дэш! Быстро!</text:p>
      <text:p text:style-name="P57">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7"/>
      <text:p text:style-name="P57">УУУУУУРРРРРРГГГГХХХХХХХ!!!</text:p>
      <text:p text:style-name="P57"/>
      <text:p text:style-name="P57">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7">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7"/>
      <text:p text:style-name="P57">– Анон, запрыгивай!</text:p>
      <text:p text:style-name="P57"/>
      <text:p text:style-name="P57">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61"/>
      <text:p text:style-name="P61">0</text:p>
      <text:p text:style-name="P57"/>
      <text:p text:style-name="P57">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7"/>
      <text:h text:style-name="Heading_20_2" text:outline-level="2">18. Филлидельфия</text:h>
      <text:p text:style-name="P44"/>
      <text:p text:style-name="P57">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7">Я поднял кусок газеты, прибитый ветром к ограждению и быстро пробежался по заголовкам.</text:p>
      <text:p text:style-name="P57"/>
      <text:p text:style-name="P57">«<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29">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6">».</text:span> «<text:span text:style-name="T28">Нехватка пегасов-погодников: указ принцессы Луны разрешает набор в погодные команды пегасов с аттестацией по ускоренному курсу</text:span>». «<text:span text:style-name="T28">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8">Криминальный мир: опасный преступник, примат «анонимус», всё ещё на свободе! Награда за поимку возросла до двадцати тысяч!!!</text:span>». «<text:span text:style-name="T28">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7"/>
      <text:p text:style-name="P57">На ближайшей же стене висело объявление, в котором за мою голову уже предлагалось двадцать пять тысяч.</text:p>
      <text:p text:style-name="P57">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7"/>
      <text:p text:style-name="P57">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7"/>
      <text:p text:style-name="P57"><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7"/>
      <text:p text:style-name="P57">Пегаска взмахнула крыльями для эффекта. Неожиданно для неё и меня, взмах крыльев подбросил её вверх на хороший метр.</text:p>
      <text:p text:style-name="P57"/>
      <text:p text:style-name="P57">– Какого се… – пегаска приземлилась на круп, изумлённо глядя на свои крылья, – …на!</text:p>
      <text:p text:style-name="P57">Подумав немного, Дэш выбралась из упряжи и что есть мочи замахала крыльями.</text:p>
      <text:p text:style-name="P57"/>
      <text:p text:style-name="P57">–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7">–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7"/>
      <text:p text:style-name="P57">Я перевязывал пегаске голову, когда мне в голову пришла идея. Я указал на валяющийся рядом с нами самокат.</text:p>
      <text:p text:style-name="P57">– Дэш, ты ведь сможешь буксировать его на лету?</text:p>
      <text:p text:style-name="P57">– Этот? Конечно могу! Плёвое дело!</text:p>
      <text:p text:style-name="P57">– А со мной?</text:p>
      <text:p text:style-name="P57">– Хмм. Понимаю, к чему ты клонишь.</text:p>
      <text:p text:style-name="P57"/>
      <text:p text:style-name="P57">Пегаска критически оглядела меня.</text:p>
      <text:p text:style-name="P57">–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7"/>
      <text:p text:style-name="P57">…</text:p>
      <text:p text:style-name="P57"/>
      <text:p text:style-name="P57">Когда дорожное покрытие слилось в сплошную серую полосу, а руль самоката начал вибрировать от скорости у меня в руках, я заорал:</text:p>
      <text:p text:style-name="P57">– Дэ-э-э-ш!!! Сто-о-ой!!! Хватит! Испытание пройдено! Не увлекайся!!!</text:p>
      <text:p text:style-name="P57">Пегаска приземлилась и, выплюнув поводья изо рта, встала в гордую позу.</text:p>
      <text:p text:style-name="P57">– Я ещё и не начинала, между прочим! Так, только чуть-чуть размялась!</text:p>
      <text:p text:style-name="P57"/>
      <text:p text:style-name="P57">Я положил самокат и на трясущихся ногах приближался к ней. Сердце ходило ходуном где-то в районе пяток. Ты слишком стар для таких шуток, Анон!</text:p>
      <text:p text:style-name="P57"/>
      <text:p text:style-name="P57">– Дэш, ты это нарочно? Про «клячу» и всё такое?</text:p>
      <text:p text:style-name="P57">– А что такое? – невинно спросила пегаска, полуобернувшись ко мне задом.</text:p>
      <text:p text:style-name="P57"><text:soft-page-break/>– А ничего, – нарочито спокойно сказал я, демонстративно закатывая рукава.</text:p>
      <text:p text:style-name="P57">–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7">– А того, что я тебя сейчас!..</text:p>
      <text:p text:style-name="P57"/>
      <text:p text:style-name="P57">ХЛОП!</text:p>
      <text:p text:style-name="P57"/>
      <text:p text:style-name="P57">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7"/>
      <text:p text:style-name="P57">– Бггг! – <text:s/>заржала пегаска. – Анон, не будь нытиком! Прикольная же шутка!</text:p>
      <text:p text:style-name="P57">–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7">–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7"/>
      <text:p text:style-name="P57"><text:s/>Я потрепал пегаску между ушей.</text:p>
      <text:p text:style-name="P57">– Насчёт шуток я уже заметил. Не парься, я не сержусь. Вдобавок, не такой уж я и хрупкий, просто люблю перестраховаться.</text:p>
      <text:p text:style-name="P57">– Да? Это клёво, – успокоилась Дэш. – А можно попросить тебя об одной вещи?</text:p>
      <text:p text:style-name="P57">– Да?</text:p>
      <text:p text:style-name="P57">Пегаска прижала уши и съёжилась.</text:p>
      <text:p text:style-name="P57">– Помнишь, я разревелась в Груммингтоне?</text:p>
      <text:p text:style-name="P57">– Ну да, было дело.</text:p>
      <text:p text:style-name="P57">– Забудь про это!</text:p>
      <text:p text:style-name="P57">– Почему? – озадачился я. – Ты была такой милой тогда.</text:p>
      <text:p text:style-name="P57"/>
      <text:p text:style-name="P57">Дэш покраснела и принялась ковырять копытом асфальт.</text:p>
      <text:p text:style-name="P57">–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7"/>
      <text:p text:style-name="P57">Я пожал плечами.</text:p>
      <text:p text:style-name="P57">–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7">– Но ты не плачешь.</text:p>
      <text:p text:style-name="P57"/>
      <text:p text:style-name="P57"><text:soft-page-break/>Я задумался.</text:p>
      <text:p text:style-name="P57">–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7">– Ни фига себе! Куда ж может быть хуже? – воскликнула Дэш. – У вас что, все поголовно встают в восемь утра и едят сено на завтрак, обед и ужин?</text:p>
      <text:p text:style-name="P57"/>
      <text:p text:style-name="P57">Я засмеялся.</text:p>
      <text:p text:style-name="P57">– Кто-то встаёт и раньше. Но не в этом проблема. У нас… Как бы это сказать… очень холодно.</text:p>
      <text:p text:style-name="P57">–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7">– Нет, я не то имел ввиду. Холодно не в физическом смысле. В душевном.</text:p>
      <text:p text:style-name="P57"/>
      <text:p text:style-name="P57">Пегаска всмотрелась мне в лицо, как будто видя меня впервые.</text:p>
      <text:p text:style-name="P57">– Ты имеешь ввиду, тебе утром никто не скажет: «Привет, хорошего дня»?</text:p>
      <text:p text:style-name="P57">– Да, примерно это я и имел ввиду.</text:p>
      <text:p text:style-name="P57">Пегаска печально покачала головой.</text:p>
      <text:p text:style-name="P57">– Сочувствую. Без друзей не прикольно. Всем нужны друзья. Даже Дискорду, дискорд его забери!</text:p>
      <text:p text:style-name="P57"/>
      <text:p text:style-name="P57">Пегаска вдруг стала на задние ноги, положив передние мне на плечи. Нос её практически упёрся в мой.</text:p>
      <text:p text:style-name="P57">– Анон! В Эквестрии у тебя всегда будут друзья, что бы ни случилось! Обещаю!</text:p>
      <text:p text:style-name="P57">Я растроганно обнял пегаску и погладил её по шее.</text:p>
      <text:p text:style-name="P57">– Спасибо, Дэш. Это просто здорово!</text:p>
      <text:p text:style-name="P57">Пегаска положила голову мне на плечо и прижалась всем телом в ответ.</text:p>
      <text:p text:style-name="P57"/>
      <text:p text:style-name="P57">…</text:p>
      <text:p text:style-name="P57"/>
      <text:p text:style-name="P57">Оставляя на прилавке очередной пустующей филлидельфийской лавки монетку, я озабоченно заметил:</text:p>
      <text:p text:style-name="P57">–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7">– Ты чего? – не поняла шутки пегаска. – А как же твоё участие в эксперименте?</text:p>
      <text:p text:style-name="P57">– Ты меня всё равно как-нибудь вытащишь, – отмахнулся я. – Лучше помоги искать палатку.</text:p>
      <text:p text:style-name="P57">–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7"/>
      <text:p text:style-name="P57">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7"><text:soft-page-break/></text:p>
      <text:p text:style-name="P57">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7"/>
      <text:p text:style-name="P57">– Надеюсь, с ним ничего не случится, – озабоченно сказал я. – Иначе придётся объясняться с Трикси.</text:p>
      <text:p text:style-name="P57">– Ерунда! В крайнем случае, ей вернут его стоимость из казны, – отмахнулась пегаска. – Ты не представляешь, как я рада, что избавилась от него!</text:p>
      <text:p text:style-name="P57">Пегаска взлетела и осторожно потянула упряжь. Потом приземлилась и недовольно глянула на меня.</text:p>
      <text:p text:style-name="P57"/>
      <text:p text:style-name="P57">– Скидывай! – скомандовала пегаска, указав на рюкзак.</text:p>
      <text:p text:style-name="P57">– В чём дело?</text:p>
      <text:p text:style-name="P57">Пегаска молча потянула зубами за шлейку рюкзака, сдёргивая его с меня.</text:p>
      <text:p text:style-name="P57">– Дэш, ты чего?</text:p>
      <text:p text:style-name="P57"/>
      <text:p text:style-name="P57">Пегаска раскрыла рюкзак и стала копаться в нём.</text:p>
      <text:p text:style-name="P57">– Я могу нести тебя, когда ты весишь сто пятьдесят фунтов, – больший из двух котелков отправился в Провал.</text:p>
      <text:p text:style-name="P57">– Я могу тянуть тебя, когда ты весишь сто семьдесят фунтов, – половина наших запасов картошки ухнула следом.</text:p>
      <text:p text:style-name="P57">– Я могу тащить тебя, когда ты весишь двести! – насос и запасные колеса к самокату улетели туда же.</text:p>
      <text:p text:style-name="P57">–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7">– Погоди, Дэш, консервы-то не выкидывай! Ты ж сама говорила, что только-только размялась и всё такое. <text:span text:style-name="T66">И товары</text:span> вовсе<text:span text:style-name="T66"> не </text:span>бесплатные<text:span text:style-name="T66"> </text:span>— я оставлял в магазинах деньги — последние, кстати! Дай, я сам отберу припасы…</text:p>
      <text:p text:style-name="P57"/>
      <text:p text:style-name="P57">…</text:p>
      <text:p text:style-name="P57"/>
      <text:p text:style-name="P57">Ю-ху-у-у!!!</text:p>
      <text:p text:style-name="P57"/>
      <text:p text:style-name="P57">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7"/>
      <text:p text:style-name="P57">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7">– Я вижу Кантерлот. Ещё день пути — и сворачиваем к Понивиллю.</text:p>
      <text:p text:style-name="P57"><text:soft-page-break/>– А ты выдержишь?</text:p>
      <text:p text:style-name="P57">Пегаска фыркнула.</text:p>
      <text:p text:style-name="P57">– Я-то выдержу. Самокат — не уверена.</text:p>
      <text:p text:style-name="P57">–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7">– Я уже думала над этим. Там часто встречаются пони. Тебя узнают.</text:p>
      <text:p text:style-name="P57">–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7"/>
      <text:p text:style-name="P57">– «Трасса 52», – прочла Дэш на табличке и почесала в затылке. – Что-то я не помню тут никаких трасс. Наверное, недавно построили.</text:p>
      <text:p text:style-name="P57"/>
      <text:p text:style-name="P57">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7"/>
      <text:p text:style-name="P57">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7"/>
      <text:p text:style-name="P57">– Дэ-э-эш! Тормози-и-и!!!</text:p>
      <text:p text:style-name="P57">– Чего-о-о?! Не слышу-у-у!!!</text:p>
      <text:p text:style-name="P57"/>
      <text:p text:style-name="P57">КРАК!!!</text:p>
      <text:p text:style-name="P57"/>
      <text:p text:style-name="P57">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7"/>
      <text:p text:style-name="P57">…</text:p>
      <text:p text:style-name="P57"/>
      <text:p text:style-name="P70">Сияние. <text:span text:style-name="T66">Оно п</text:span>овсюду. <text:span text:style-name="T66">Нет верха и низа, нет направлений и расстояний. Нет м</text:span>ыслей. Нет чувств. Нет времени. Есть только бесконечное сияние.</text:p>
      <text:p text:style-name="P70"/>
      <text:p text:style-name="P70"><text:s/>В какой-то момент пришло осознание.</text:p>
      <text:p text:style-name="P70"/>
      <text:p text:style-name="P7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0"/>
      <text:p text:style-name="P70">В сиянии проступают очертания предметов. Дверь? Этот предмет называется «дверь»? Кровать? Капельница? Дефибриллятор?</text:p>
      <text:p text:style-name="P70">Я зажмуриваюсь от яркого света люминесцентных ламп. Откуда-то сбоку доносится неприятный зуммер и тихие фразы.</text:p>
      <text:p text:style-name="P70"/>
      <text:p text:style-name="P70">– Док, позавчерашний приходит в сознание!</text:p>
      <text:p text:style-name="P70">– Следи за давлением.</text:p>
      <text:p text:style-name="P70">В поле зрения появляется предмет. Сквозь ресницы видны только его расплывчатые очертания. Предмет движется, проводя какие-то манипуляции.</text:p>
      <text:p text:style-name="P70"/>
      <text:p text:style-name="P70">Я открываю глаза и вижу фигуру в голубом.</text:p>
      <text:p text:style-name="P70"/>
      <text:p text:style-name="P7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0"/>
      <text:p text:style-name="P70">– Больной, как вы себя чувствуете? Вы можете назвать своё имя?</text:p>
      <text:p text:style-name="P70"/>
      <text:p text:style-name="P70">Я закрываю глаза и пытаюсь вспомнить.</text:p>
      <text:p text:style-name="P70"/>
      <text:p text:style-name="P7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0"/>
      <text:p text:style-name="P70">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70">Идиот! Если тебе отчекрыжили обмороженные руки-ноги, то остаток жизни проведёшь в инвалидном кресле, вспоминая, как хотел стать альпинистом!</text:p>
      <text:p text:style-name="P70">Я вспомнил почти всё. Моё имя? Осталось вспомнить имя. Меня зовут…</text:p>
      <text:p text:style-name="P70"/>
      <text:p text:style-name="P70">– Ано-о-он! Ано-о-он! Ано-о-он!</text:p>
      <text:p text:style-name="P70"/>
      <text:p text:style-name="P7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70"/>
      <text:p text:style-name="P70">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70"/>
      <text:p text:style-name="P70">Я открываю глаза и вижу фигуру в голубом.</text:p>
      <text:p text:style-name="P70"/>
      <text:p text:style-name="P57">…</text:p>
      <text:p text:style-name="P57"/>
      <text:p text:style-name="P57">Сознание с трудом возвращалось в гудевшую <text:span text:style-name="T6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7"/>
      <text:p text:style-name="P57">– Ано-о-он! Ано-о-он! Встава-а-ай!</text:p>
      <text:p text:style-name="P57">– И как, интересно, я могу встать, если ты стоишь прямо надо мной? – с трудом отвечаю я.</text:p>
      <text:p text:style-name="P57">– Хорош умничать! – буркнула пегаска сквозь слёзы. – Анон?!!</text:p>
      <text:p text:style-name="P57"/>
      <text:p text:style-name="P57">Я был полузадушен силой объятий пегаски.</text:p>
      <text:p text:style-name="P57"/>
      <text:p text:style-name="P57">– Что-то я слишком часто реву с тех пор, как мы познакомились. – пробормотала Дэш, прижавшись ко мне. – Это не круто.</text:p>
      <text:p text:style-name="P57">– Ещё как круто! – утешил пегаску я. – Ты мне всю рубашку промочила. Прямо как водомётная машина!</text:p>
      <text:p text:style-name="P57">– <text:span text:style-name="T66">А т</text:span>ы вставать не хотел! Я очень-очень испугалась. <text:span text:style-name="T66">Всё-таки, д</text:span>урацкая это была затея с самокатом! Если бы можно было вернуться к фургону!</text:p>
      <text:p text:style-name="P57">–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7"/>
      <text:p text:style-name="P57">Дэш почесала в затылке.</text:p>
      <text:p text:style-name="P57">–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7"/>
      <text:p text:style-name="P57">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7"/>
      <text:p text:style-name="P57">Вроде, не издевается.</text:p>
      <text:p text:style-name="P57"/>
      <text:p text:style-name="P57">– Дэш!</text:p>
      <text:p text:style-name="P57">– Ась?</text:p>
      <text:p text:style-name="P57">Пегаска с невинным видом уставилась на меня, практически коснувшись своими губами моих.</text:p>
      <text:p text:style-name="P57"/>
      <text:p text:style-name="P57"><text:soft-page-break/>– Я бегаю ещё хуже, чем ты таскаешь фургоны. То есть, чуть лучше, чем никак.</text:p>
      <text:p text:style-name="P57"/>
      <text:p text:style-name="P57">Пегаска критически осмотрела меня и помотала головой.</text:p>
      <text:p text:style-name="P57">– Фиговые у тебя шутки, Анон. Не смешные.</text:p>
      <text:p text:style-name="P57">– Дэш, я не шучу.</text:p>
      <text:p text:style-name="P57">– Не верю. – пегаска провела крылом по моей ноге от пояса до пятки. – У тебя очень длинные ноги. Почти как у аликорнов. Ты не можешь плохо бегать.</text:p>
      <text:p text:style-name="P57">– И всё же это так. Я могу пробежать пару километров, и на этом выдохнусь. Что неудивительно, учитывая тот образ жизни, что я вёл в прошлом мире.</text:p>
      <text:p text:style-name="P57"><text:span text:style-name="T15">–</text:span> А какой у тебя там был образ жизни?</text:p>
      <text:p text:style-name="P57"><text:span text:style-name="T15">–</text:span> Сидячий. Каждый день по восемь-десять часов в день на стуле, перед компьютером. Иногда и по двенадцать.</text:p>
      <text:p text:style-name="P57"/>
      <text:p text:style-name="P57">У Дэш отвалилась челюсть.</text:p>
      <text:p text:style-name="P57"><text:span text:style-name="T15">–</text:span> Лягать-колотить! Ты сидел в тюрьме? За что тебя посадили?</text:p>
      <text:p text:style-name="P57"><text:span text:style-name="T15">–</text:span> Я не сидел в тюрьме! У меня работа сидячая. Была. Программисты так работают, понимаешь? Сидя. У нас это в порядке вещей.</text:p>
      <text:p text:style-name="P57"/>
      <text:p text:style-name="P57">Пегаска неверяще смотрела на меня. Потом её удивление сменилось сочувствием. Она покачала головой. Её грива щекотала мне шею.</text:p>
      <text:p text:style-name="P57"><text:span text:style-name="T15">–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6"><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6"><text:span text:style-name="T1">–</text:span> Вряд ли меня так можно называть. Очень далёкие параллели. <text:span text:style-name="T1">У</text:span> нас совсем нет магии.</text:p>
      <text:p text:style-name="P57"><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9">– Не парься. Просто исходи из того, что до Понивилля мы доберёмся шагом. И ещё вот что…</text:p>
      <text:p text:style-name="P59">– Да?</text:p>
      <text:p text:style-name="P59">– Слезь с меня наконец!</text:p>
      <text:p text:style-name="P59"/>
      <text:p text:style-name="P59">Пегаска густо покраснела.</text:p>
      <text:p text:style-name="P59"/>
      <text:p text:style-name="P58">***</text:p>
      <text:p text:style-name="P57"/>
      <text:p text:style-name="P57">Два дня спустя…</text:p>
      <text:p text:style-name="P57"/>
      <text:p text:style-name="P57"><text:soft-page-break/>Мы стояли на берегу Седлового озера. Дэш озадаченно осматривалась.</text:p>
      <text:p text:style-name="P59">–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9">– Что??? Ты хочешь сказать, нам надо <text:span text:style-name="T15">делать крюк</text:span> в сто миль?! Да это ж ещё неделю ходьбы! У нас картошки осталось на день твоими стараниями<text:span text:style-name="T15">!</text:span></text:p>
      <text:p text:style-name="P45"/>
      <text:p text:style-name="P59">Пегаска <text:span text:style-name="T15">сконфужено</text:span> заметила:</text:p>
      <text:p text:style-name="P59">– Я в этих краях впервые. И обычно я путешествую по воздуху или поездом.</text:p>
      <text:p text:style-name="P59">Я фейспалмнул, вспоминая выкинутые в пропасть припасы.</text:p>
      <text:p text:style-name="P59"/>
      <text:p text:style-name="P59">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9"/>
      <text:p text:style-name="P59">–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9"/>
      <text:p text:style-name="P59">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6"> мне</text:span> удалось замазать самые большие щели. За тестовый<text:span text:style-name="T66"> </text:span>получасовый заплыв<text:span text:style-name="T66"> </text:span>в лодку набралось всего две банки воды! Я чувствовал себя кораблестроителем!</text:p>
      <text:p text:style-name="P59"/>
      <text:p text:style-name="P59">– Ну что, отправляемся? – Дэш свесилась с носа, глядя в зеленоватую воду. – Как лодку назовёшь, кэп?</text:p>
      <text:p text:style-name="P59">– «Две банки»<text:span text:style-name="T15">,</text:span> – буркнул я.</text:p>
      <text:p text:style-name="P45"/>
      <text:p text:style-name="P45">…</text:p>
      <text:p text:style-name="P45"/>
      <text:p text:style-name="P59">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9">Я оглянулся. Дэш опустила глаза. На мордочке застыло выражение печали.</text:p>
      <text:p text:style-name="P59"/>
      <text:p text:style-name="P59">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9"/>
      <text:p text:style-name="P59">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9"/>
      <text:p text:style-name="P59"><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9"/>
      <text:p text:style-name="P59">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9"/>
      <text:p text:style-name="P59">– Анон, – прервала ход моих мыслей пегаска. – Наш путь заканчивается. В Понивилле мы расстанемся. Ты ничего не хочешь мне сказать?</text:p>
      <text:p text:style-name="P59">– Что именно? – вопрос застал меня врасплох. Я прекратил грести и обернулся.</text:p>
      <text:p text:style-name="P59">– Ну… – пегаска смутилась. – Что у тебя на душе? Какие чувства? Ты правда совсем-совсем ничего не хочешь мне сказать?</text:p>
      <text:p text:style-name="P59">– Да вроде нет. Ни о чём не думал вообще.</text:p>
      <text:p text:style-name="P59"/>
      <text:p text:style-name="P59">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9"/>
      <text:p text:style-name="P59">– Значит, тебе нечего мне сказать? Тогда я скажу! Ты врёшь, что ни о чём не думал! Ты опять думал о ней!</text:p>
      <text:p text:style-name="P59">– О ком?</text:p>
      <text:p text:style-name="P59">–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9"/>
      <text:p text:style-name="P59">Та-а-ак! Вот в чём дело, лягать меня в пузо! Пегаска ревнует! Какого хера? <text:span text:style-name="T66">Я не давал ей повода!</text:span></text:p>
      <text:p text:style-name="P76"/>
      <text:p text:style-name="P59">– Это не твоё дело! – рявкнул я.</text:p>
      <text:p text:style-name="P59">– Ах, не моё?! Не моё после побега из Псинтела?! Не моё после обнимашек в фургоне?! Не моё после трассы 52?!! Ты… Ты…</text:p>
      <text:p text:style-name="P59">– Что «я»??!</text:p>
      <text:p text:style-name="P59">– Ты… ты неискренний со мной! Так нечестно!!!</text:p>
      <text:p text:style-name="P59">–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9">– Да пожалуйста! – пегаска топнула ногой. – Нет там для вас ничего полезного! Но раз уж ты это вспомнил — на здоровье! Я видела во сне человека! И о<text:span text:style-name="T66">н жил с пони! И они </text:span>офигенно <text:span text:style-name="T66">любили друг друга! И у них </text:span>был<text:span text:style-name="T66"> </text:span>офигенный <text:span text:style-name="T66">секс! </text:span>И это было офигенно круто!<text:span text:style-name="T66"> </text:span>А ты… Ты <text:span text:style-name="T15">— н</text:span>е такой! Ты не любишь пони!!!</text:p>
      <text:p text:style-name="P59">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9"><text:soft-page-break/></text:p>
      <text:p text:style-name="P59">КРАК!</text:p>
      <text:p text:style-name="P59"/>
      <text:p text:style-name="P59">– Ой! – пегаска поспешно отдёрнула ногу. Но было поздно.</text:p>
      <text:p text:style-name="P59">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9"/>
      <text:p text:style-name="P59">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9"/>
      <text:p text:style-name="P59">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9"/>
      <text:p text:style-name="P59">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9">– Оставь меня в покое! Мне не нужна твоя помощь!!!</text:p>
      <text:p text:style-name="P59">Упёршись рукой ей в грудь, я надавил изо всех сил, одновременно разжимая хват её ног второй рукой.</text:p>
      <text:p text:style-name="P59"/>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5">—</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1"/>
      <text:p text:style-name="P5">ПЛЮХ!!!</text:p>
      <text:p text:style-name="P5">Оп-па!</text:p>
      <text:p text:style-name="P5"/>
      <text:p text:style-name="P1">Как пишут в банковск<text:span text:style-name="T1">их </text:span>кредитных договорах, <text:span text:style-name="T34">«</text:span>обстоятельство непреодолимой силы<text:span text:style-name="T34">»</text:span> ухватило меня за воротник <text:span text:style-name="T1">куртки</text:span> и выдернуло <text:span text:style-name="T1">на поверхность</text:span>.</text:p>
      <text:p text:style-name="P1"/>
      <text:p text:style-name="P59">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9">Приволочив меня на берег, Дэш разжала зубы. Я успел перевернуться на спину, когда она со стоном повалилась на меня, раскинув крылья.</text:p>
      <text:p text:style-name="P59"/>
      <text:p text:style-name="P59"><text:span text:style-name="T15">–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9"><text:span text:style-name="T15">– </text:span>Выф-выф-вуф! <text:span text:style-name="T15">– </text:span>возразил я.</text:p>
      <text:p text:style-name="P59"/>
      <text:p text:style-name="P59"><text:soft-page-break/>Отпихнув от лица живот пегаски и выплюнув шерсть, я продолжил.</text:p>
      <text:p text:style-name="P59"><text:span text:style-name="T15">–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9"><text:span text:style-name="T15">– </text:span>Бе-бе-бе! <text:span text:style-name="T15">– </text:span>устало передразнила меня Дэш. <text:span text:style-name="T15">– А</text:span>нон! Я <text:span text:style-name="T15">— </text:span>плохая пони, потому что хотела получить то, что мне не принадлежит. Но какой же ты всё-таки глупый! Пойми, смертные <text:span text:style-name="T15">— </text:span>игрушки в копытах вечных. Любимые и оберегаемые, но всего лишь игрушки. Они заботятся о нас, они <text:span text:style-name="T15">— </text:span>наши обожаемые принцессы, и мы боимся их потерять, но мы для них <text:span text:style-name="T15">—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9"/>
      <text:p text:style-name="P59">Я молчал, осмысливая услышанное. Злость ушла. Пришла печаль.</text:p>
      <text:p text:style-name="P59"><text:span text:style-name="T15">– </text:span>Дэш, я знаю. Просто не могу о ней забыть.</text:p>
      <text:p text:style-name="P59"/>
      <text:p text:style-name="P59">Пегаска тяжело поднялась.</text:p>
      <text:p text:style-name="P59"><text:span text:style-name="T15">– </text:span>Везёт же некоторым, <text:span text:style-name="T15">– </text:span>пробормотала она, раскрывая крылья для просушки.</text:p>
      <text:p text:style-name="P59"/>
      <text:p text:style-name="P59">…</text:p>
      <text:p text:style-name="P59"/>
      <text:p text:style-name="P59"><text:span text:style-name="T15">– А </text:span>ты круто ныряешь<text:span text:style-name="T15">! – </text:span>уважительно заметила пегаска после нескольких минут молчания. <text:span text:style-name="T15">– </text:span>Ни одна пони без магии столько под водой не продержится. Я здорово перепугалась, когда ты так долго не появлялся на поверхности.</text:p>
      <text:p text:style-name="P59"/>
      <text:p text:style-name="P59">Я сидел на песке, прижимаясь спиной к спине пегаски. Её распахнутые крылья защищали меня от ветра.</text:p>
      <text:p text:style-name="P59"><text:span text:style-name="T15">– </text:span>Это остатки былой славы. Мой институтский рекорд <text:span text:style-name="T15">—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44">– А</text:span><text:span text:style-name="T34">нон, ты весь дрожишь! Тебе надо просушить шерсть. </text:span>Снимай-ка одежду! <text:span text:style-name="T15">–</text:span> <text:span text:style-name="T1">с</text:span>командовала <text:span text:style-name="T1">вдруг</text:span> Дэш.</text:p>
      <text:p text:style-name="P1"><text:span text:style-name="T15">–</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5">–</text:span> Куда это ты спрятался? <text:span text:style-name="T15">–</text:span> ивовая лоза раздвинулась, пропуская пегаску.</text:p>
      <text:p text:style-name="P5"/>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5">–</text:span> Ты чего? <text:span text:style-name="T15">–</text:span> <text:span text:style-name="T1">в</text:span> конце-концов озадаченно спросила она. <text:span text:style-name="T15">–</text:span> Что-то не так?</text:p>
      <text:p text:style-name="P1"><text:soft-page-break/><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5">–</text:span> А с кем не так? Со мной? С тобой? Или вообще? <text:span text:style-name="T15">–</text:span> <text:span text:style-name="T1">д</text:span>опытывалась пегаска.</text:p>
      <text:p text:style-name="P1"><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1"><text:span text:style-name="T15">–</text:span> Ну и?</text:p>
      <text:p text:style-name="P1"><text:span text:style-name="T15">–</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5">–</text:span> А какой смысл в этом правиле? Какую цель оно преследует?</text:p>
      <text:p text:style-name="P1"><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5">–</text:span> Вот видишь, ты меня правильно поняла. Описанные тобой табу у нас, кстати, тоже есть.</text:p>
      <text:p text:style-name="P1"><text:span text:style-name="T15">–</text:span> Но, с другой стороны, <text:span text:style-name="T15">–</text:span> продолжала пегаска, подходя ко мне поближе, <text:span text:style-name="T15">–</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5">–</text:span> Дэш!.. Блин! <text:span text:style-name="T15">–</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5">–</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5">–</text:span> У тебя оригинальный способ <text:span text:style-name="T1">исповедываться</text:span>, Дэш. <text:span text:style-name="T15">–</text:span> наконец закашлялся я. <text:span text:style-name="T15">–</text:span> <text:span text:style-name="T1">Устроить кораблекрушение, з</text:span>атащить в укромное местечко, <text:span text:style-name="T1">а </text:span>под конец сорвать штаны и… <text:span text:style-name="T15">–</text:span> тут Дэш сама прыснула от смеха.</text:p>
      <text:p text:style-name="P1"/>
      <text:p text:style-name="P1">Вдоволь отсмеявшись, Дэш ткнула меня носом в грудь и спросила:</text:p>
      <text:p text:style-name="P1"><text:span text:style-name="T15">–</text:span> И?</text:p>
      <text:p text:style-name="P1"><text:span text:style-name="T15">–</text:span> Что “и”?</text:p>
      <text:p text:style-name="P1"><text:span text:style-name="T15">–</text:span> Ты сказал: “А под конец сорвать штаны и…” <text:span text:style-name="T15">–</text:span> вот я и хочу знать, что “и”?</text:p>
      <text:p text:style-name="P1"/>
      <text:p text:style-name="P1">Я смутился.</text:p>
      <text:p text:style-name="P1"><text:span text:style-name="T15">–</text:span> Да ничего… Не бери в голову.</text:p>
      <text:p text:style-name="P1"><text:span text:style-name="T15">–</text:span> А я хочу брать! Какой ты всё-таки… <text:span text:style-name="T15">–</text:span> Дэш встала, потянувшись сначала передней половиной <text:span text:style-name="T1">тела</text:span>, <text:span text:style-name="T1">а </text:span>потом задней.</text:p>
      <text:p text:style-name="P1"><text:span text:style-name="T15">–</text:span> Какой?</text:p>
      <text:p text:style-name="P1"><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9"/>
      <text:p text:style-name="P1"><text:span text:style-name="T15">–</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7">. </text:span><text:span text:style-name="T31">Я не могу навязать тебе чувств…</text:span><text:span text:style-name="T27"> </text:span><text:span text:style-name="T31">Но если бы ты хотя бы согласился на физический контакт. Может быть, этого хватило бы, чтобы ты излечился.</text:span></text:p>
      <text:p text:style-name="P73">…</text:p>
      <text:p text:style-name="P5">Я непонимающе смотрел на пегаску.</text:p>
      <text:p text:style-name="P5">… </text:p>
      <text:p text:style-name="P1"><text:span text:style-name="T15">–</text:span> <text:span text:style-name="T1">Р</text:span>ешай, <text:span text:style-name="T15">–</text:span> <text:span text:style-name="T1">е</text:span>ё нос почти касался моего. <text:span text:style-name="T15">–</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5">–</text:span> Дэш, ты… ?</text:p>
      <text:p text:style-name="P1"><text:span text:style-name="T15">–</text:span> Да, дискорд тебя забери! Я предлагаю тебе ЗА-НЯТЬ-СЯ СЕК-СОМ со мной! <text:span text:style-name="T15">–</text:span> зло отчеканила пегаска. <text:span text:style-name="T15">–</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5">– </text:span><text:span text:style-name="T1">Я не умею. Неумеха, </text:span><text:span text:style-name="T15">– </text:span><text:span text:style-name="T1">пробормотала она тихо.</text:span></text:p>
      <text:p text:style-name="P5"/>
      <text:p text:style-name="P1"><text:soft-page-break/><text:span text:style-name="T1">Проклятье! Почему эти диллемы встают перед тобой, Анон? </text:span><text:span text:style-name="T30">Ещё мгновение </text:span><text:span text:style-name="T31">—</text:span><text:span text:style-name="T30">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7"/>
      <text:p text:style-name="P73">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73"/>
      <text:p text:style-name="P1"><text:span text:style-name="T15">–</text:span> Дэш!</text:p>
      <text:p text:style-name="P1"><text:span text:style-name="T15">–</text:span> Да? <text:span text:style-name="T15">–</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5">– <text:span text:style-name="T1">Дэш… Ты же понимаешь, что я не люблю тебя?</text:span></text:p>
      <text:p text:style-name="P45">–<text:span text:style-name="T1"> Я этого от тебя и не требую, глупыш!</text:span></text:p>
      <text:p text:style-name="P1"><text:span text:style-name="T15">–</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5">–</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
      <text:p text:style-name="P5">Я засмеялся. Пегаска была неисправима.</text:p>
      <text:p text:style-name="P5"><text:span text:style-name="T15">–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
      <text:p text:style-name="P5">Пегаска о чём-то подумала и кивнула.</text:p>
      <text:p text:style-name="P5"><text:span text:style-name="T15">– </text:span>Хорошо, пусть это будет моей фантазией. А ты правда принимаешь меня?</text:p>
      <text:p text:style-name="P5"><text:span text:style-name="T15">– </text:span>Правда. Но…</text:p>
      <text:p text:style-name="P1"><text:span text:style-name="T15">–</text:span> Что?</text:p>
      <text:p text:style-name="P1"><text:span text:style-name="T15">–</text:span> Ты лежишь на мне.</text:p>
      <text:p text:style-name="P1"><text:span text:style-name="T15">–</text:span> Ну да, лежу, <text:span text:style-name="T15">–</text:span> Дэш ехидно улыбнулась и заёрзала животом. <text:span text:style-name="T15">–</text:span> А что?</text:p>
      <text:p text:style-name="P1"><text:span text:style-name="T15">–</text:span> А то, что в таком положении я до тебя не достану! У тебя слишком высоко расположена… <text:span text:style-name="T1">эмм</text:span>… анатомия.</text:p>
      <text:p text:style-name="P1"><text:span text:style-name="T15">–</text:span> Потерпи чуть-чуть, <text:span text:style-name="T15">–</text:span> пегаска хихикнула и снова заёрзала животом, прижав его ко мне. <text:span text:style-name="T15">–</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5"><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5">–</text:span> Я чувствую тебя, <text:span text:style-name="T15">–</text:span> промурлыкала Дэш. <text:span text:style-name="T15">–</text:span> Видишь, это совсем не страшно, что я кобылка не твоего вида.</text:p>
      <text:p text:style-name="P1">Я начал почёсывать её шею у основания гривы.</text:p>
      <text:p text:style-name="P1"><text:span text:style-name="T15">–</text:span> Не страшно. Но чертовски необычно. <text:span text:style-name="T1">Никак не могу привыкнуть.</text:span></text:p>
      <text:p text:style-name="P5"/>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5">–</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5">–</text:span> <text:span text:style-name="T1">Да-а-а,</text:span> <text:span text:style-name="T15">–</text:span> <text:span text:style-name="T1">т</text:span>яжело дышала пегаска, <text:span text:style-name="T15">–</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9"/>
      <text:p text:style-name="P1"><text:span text:style-name="T15">–</text:span> …чтобы поднять в воздух вес своего тела и ещё примерно такой же. Это мне Твайлайт сказала… <text:span text:style-name="T15">–</text:span> прошептала пегаска и закрыла глаза, уткнувшись носом мне в <text:span text:style-name="T1">плечо</text:span>. Дыхание у неё стало прерывистым.</text:p>
      <text:p text:style-name="P1"><text:span text:style-name="T15">–</text:span> А как вы удерживаетесь на облаках? Ведь вы при этом не машете крыльями?</text:p>
      <text:p text:style-name="P5"/>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5">–</text:span> <text:span text:style-name="T1">Анон</text:span>, не издевайся, <text:span text:style-name="T15">–</text:span> пегаска нервно хихикнула и вдруг стала нежно, кончиками губ, жевать мочку моего уха. <text:span text:style-name="T15">–</text:span> Я не-мо-гу <text:span text:style-name="T1">ду-мать</text:span> в та-ком… <text:span text:style-name="T1">м-м-м…</text:span> состоянии.</text:p>
      <text:p text:style-name="P1"><text:span text:style-name="T15">–</text:span> Дэш, <text:span text:style-name="T15">–</text:span> рассмеялся я, <text:span text:style-name="T15">–</text:span> отпусти ухо!</text:p>
      <text:p text:style-name="P1"><text:span text:style-name="T15">–</text:span> Отпускаю, <text:span text:style-name="T15">–</text:span> шепнула пегаска мне в ухо. <text:span text:style-name="T15">–</text:span> А ты вытаскивай из меня палец и займись, наконец, делом.</text:p>
      <text:p text:style-name="P1"/>
      <text:p text:style-name="P1">С этими словами пегаска встала.</text:p>
      <text:p text:style-name="P59"/>
      <text:h text:style-name="Heading_20_2" text:outline-level="2">19. <text:span text:style-name="T1">Понивилль. Фейс-контроль </text:span></text:h>
      <text:p text:style-name="P45"/>
      <text:p text:style-name="P59"><text:soft-page-break/>«<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9"/>
      <text:p text:style-name="P59">Я отложил стопку газет, принесенных пегаской.</text:p>
      <text:p text:style-name="P59"><text:span text:style-name="T15">–</text:span> Про меня таки забыли. Отлично.</text:p>
      <text:p text:style-name="P59"><text:span text:style-name="T15">–</text:span> Не уверена, <text:span text:style-name="T15">–</text:span> <text:s/>Дэш почесала затылок. <text:span text:style-name="T15">–</text:span> Там на столбах повсюду висят объявления. За твою голову предлагают пятьдесят тысяч.</text:p>
      <text:p text:style-name="P59"><text:span text:style-name="T15">–</text:span> Ого! Луна никак не уймется. Ладно, это её проблемы.</text:p>
      <text:p text:style-name="P59"/>
      <text:p text:style-name="P59">К счастью, библиотека Понивилля располагалась на окраине. Пробраться туда под покровом сумерек было раз плюнуть.</text:p>
      <text:p text:style-name="P59"><text:span text:style-name="T15">– </text:span>Твайлайт, привет! Мы вернулись! <text:span text:style-name="T15">–</text:span> я широко улыбнулся и захлопнул за собой дверь.</text:p>
      <text:p text:style-name="P59"/>
      <text:p text:style-name="P59">Хлоп! Мы с пегаской болтаемся в магической ауре в метре от пола, беспомощно дергая ногами и крыльями. У меня возникло чувство дежавю.</text:p>
      <text:p text:style-name="P59">Когда растрепанная заучка с бегающими глазками и недоброй ухмылочкой вышла из темноты, мне поплохело.</text:p>
      <text:p text:style-name="P59"/>
      <text:p text:style-name="P59">Ни слова ни говоря, Твайлайт отперла дверь в подвал и потащила меня за собой.</text:p>
      <text:p text:style-name="P59"/>
      <text:p text:style-name="P59"><text:span text:style-name="T15">– К</text:span>АКОГО ХУЯ?!! Твайлайт, ёб твою пони-мать, ты чего творишь? <text:span text:style-name="T15">– </text:span>я вцепился в ручку двери.</text:p>
      <text:p text:style-name="P59"><text:span text:style-name="T15">– </text:span>Твайли, ты чего? <text:span text:style-name="T15">– </text:span>брыкалась Дэш. <text:span text:style-name="T15">– </text:span>Немедленно опусти меня на пол!</text:p>
      <text:p text:style-name="P59"><text:span text:style-name="T15">– </text:span>Извини, Дэши, <text:span text:style-name="T15">– </text:span>скороговоркой бормотала лавандовая единорожка, нервно хихикая, <text:span text:style-name="T15">–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9"/>
      <text:p text:style-name="P59">ХРУСТЬ!</text:p>
      <text:p text:style-name="P59"/>
      <text:p text:style-name="P59">Дверная ручка оторвалась с мясом и я продолжил низвержение в подвал.</text:p>
      <text:p text:style-name="P59"><text:span text:style-name="T15">– </text:span>А-А-А-А-А-А!!! <text:span text:style-name="T15">–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9"/>
      <text:p text:style-name="P59"><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9"/>
      <text:p text:style-name="P59"><text:span text:style-name="T15">– </text:span>Не беспокойся, Анон-с-вероятностью-пятьдесят-процентов, больно не будет. Не должно быть, во всяком случае, <text:span text:style-name="T15">– </text:span>единорожка суетилась, закрепляя мои руки и ноги в браслетах. <text:span text:style-name="T15">– Е</text:span>сли ты настоящий человек, заклинание магического резонанса тебя не тронет, хи-хи!</text:p>
      <text:p text:style-name="P59"/>
      <text:p text:style-name="P59">Я молча дёргался, пытаясь сломать браслеты.</text:p>
      <text:p text:style-name="P59"/>
      <text:p text:style-name="P59"><text:span text:style-name="T15">– Н</text:span>е пытайся, <text:span text:style-name="T15">– </text:span>единорожка покачала головой. <text:span text:style-name="T15">–</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9">Единорожка отвернулась к стеклянному шкафу и стала рыться в нём.</text:p>
      <text:p text:style-name="P59"><text:span text:style-name="T15">– </text:span>Где-то он тут был, я же клала его сюда на прошлой неделе, после эксперимента с тыквой!</text:p>
      <text:p text:style-name="P59"/>
      <text:p text:style-name="P59">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9"><text:span text:style-name="T15">– </text:span>Нет-нет-нет, куда же ты! <text:span text:style-name="T15">– </text:span>магическая аура подхватила меня на полпути к ступенькам. <text:span text:style-name="T15">– </text:span>Мы ещё не закончили, хи-хи<text:span text:style-name="T15">-</text:span>хи!</text:p>
      <text:p text:style-name="P59"/>
      <text:p text:style-name="P59">Я снова распластался на столе, скованный браслетами. Твайлайт с безумными глазами склонилась надо мной. Рядом с ней парил скальпель.</text:p>
      <text:p text:style-name="P59"/>
      <text:p text:style-name="P59"><text:span text:style-name="T15">– </text:span>Твайлайт, не смей! <text:span text:style-name="T15">– </text:span>хриплым от ужаса голосом прошептал я. <text:span text:style-name="T15">– </text:span>Я тебе потом сниться буду!</text:p>
      <text:p text:style-name="P59"><text:span text:style-name="T15">–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9">Скальпель с огромной скоростью метнулся ко мне.</text:p>
      <text:p text:style-name="P59"/>
      <text:p text:style-name="P59"><text:span text:style-name="T15">– </text:span>А-А-А-А-А-А!!!</text:p>
      <text:p text:style-name="P59">Вжик-вжик-вжик!</text:p>
      <text:p text:style-name="P59"/>
      <text:p text:style-name="P59">Лоскутья одежды полетели на пол. Я лежал на столе нагой, как новорождённый, и орал соответственно.</text:p>
      <text:p text:style-name="P59"><text:span text:style-name="T15">– О</text:span>у! <text:span text:style-name="T66">Что-то новенькое! </text:span>Это надо задокументировать!</text:p>
      <text:p text:style-name="P59">Невесть откуда взявшийся фотоаппарат сделал несколько снимков моего естества в разных ракурсах.</text:p>
      <text:p text:style-name="P59"/>
      <text:p text:style-name="P59"><text:span text:style-name="T15">– </text:span>Хрен-то тебе зачем? <text:span text:style-name="T15">– </text:span>с бессильной злостью спросил я. <text:span text:style-name="T15">– </text:span><text:span text:style-name="T66">Т</text:span>ы собираешься устроить филиал порнхаба для пони-извращенцев?</text:p>
      <text:p text:style-name="P59"><text:span text:style-name="T15">–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9"/>
      <text:p text:style-name="P59">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9"/>
      <text:p text:style-name="P59"><text:span text:style-name="T15">–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9"><text:span text:style-name="T15">– </text:span>А если попроще?</text:p>
      <text:p text:style-name="P59"><text:span text:style-name="T15">– </text:span>Если ты — клон, то превратишься в исходные тридцать-сорок фунтов песка. Как и все предыдущие, хи-хи, <text:span text:style-name="T15">– </text:span>единорожка указала на ящик с песком, стоящий у противопожарного щита.<text:span text:style-name="T15"> – </text:span>Обычно хватает минуты облучения.</text:p>
      <text:p text:style-name="P59"/>
      <text:p text:style-name="P59">Твайлайт вытащила воронку из аппарата и приставила её к моей груди. За воронкой к ящику тянулся толстый гофрированный шланг.</text:p>
      <text:p text:style-name="P59"/>
      <text:p text:style-name="P59"><text:span text:style-name="T15">– </text:span>Стой! <text:span text:style-name="T15">– </text:span>я лихорадочно искал повод затянуть процесс. <text:span text:style-name="T15">– </text:span>Но ты же не знаешь, каковы могут быть последствия, если я НЕ клон!</text:p>
      <text:p text:style-name="P59"><text:span text:style-name="T15">–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9"/>
      <text:p text:style-name="P59">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9"/>
      <text:p text:style-name="P59"><text:span text:style-name="T15">–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9"/>
      <text:p text:style-name="P59">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5"/>
      <text:p text:style-name="P46">***</text:p>
      <text:p text:style-name="P46"/>
      <text:p text:style-name="P59"><text:span text:style-name="T15">– </text:span>А-А-А-А-А-А!!! Бля!</text:p>
      <text:p text:style-name="P59"/>
      <text:p text:style-name="P59">Мой полёт сквозь усыпанную звёздами сине-зелёную мглу закончился столкновением с чем-то мягким.</text:p>
      <text:p text:style-name="P59"/>
      <text:p text:style-name="P59"><text:soft-page-break/><text:span text:style-name="T15">– </text:span>Сестра???</text:p>
      <text:p text:style-name="P59">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9"/>
      <text:p text:style-name="P59"><text:span text:style-name="T15">– </text:span>А-А-А-А-А-А!!!</text:p>
      <text:p text:style-name="P59"/>
      <text:p text:style-name="P60">***</text:p>
      <text:p text:style-name="P60"/>
      <text:p text:style-name="P59">Две кляксы надо мной сформировались в Рэйнбоу Дэш и Твайлайт Спаркл. Пони озадаченно наблюдали за мной и тихо шушукались.</text:p>
      <text:p text:style-name="P59"><text:span text:style-name="T15">– </text:span>Никогда, слышишь, никогда больше не смей подымать меня…</text:p>
      <text:p text:style-name="P59"><text:span text:style-name="T15">– </text:span>Откуда я знала, что магический резонанс так среагирует на…</text:p>
      <text:p text:style-name="P59"/>
      <text:p text:style-name="P59"><text:span text:style-name="T15">– А</text:span>нон? <text:span text:style-name="T15">– </text:span>пегаска заметила, что я открыл глаза. <text:span text:style-name="T15">– </text:span>Ты в порядке?</text:p>
      <text:p text:style-name="P59">Я издал нечто среднее между брачным рёвом лося и стоном умирающего слона.</text:p>
      <text:p text:style-name="P59"/>
      <text:p text:style-name="P59"><text:span text:style-name="T15">– </text:span>Я не предполагала, что заклинание магического резонанса нейтрально реагирует только на истинную ткань НАШЕЙ реальности, <text:span text:style-name="T15">– </text:span>зачастила единорожка. <text:span text:style-name="T15">–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9"><text:span text:style-name="T15">– </text:span>Но не магнетрон, <text:span text:style-name="T15">– </text:span>заметила Дэш. <text:span text:style-name="T15">– </text:span>В следующий раз будешь читать инструкцию ДО применения.</text:p>
      <text:p text:style-name="P59"/>
      <text:p text:style-name="P60">***</text:p>
      <text:p text:style-name="P59"/>
      <text:p text:style-name="P59">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9"/>
      <text:p text:style-name="P59"><text:span text:style-name="T15">– </text:span>Итак, мы:</text:p>
      <text:p text:style-name="P59">а) Имеем резонаторные рубины для ускорителя.</text:p>
      <text:p text:style-name="P59">б) После исчезновения принцессы Селестии, не имеем <text:s/>возможности контролировать усиленное ускорителем <text:s/>заклинание Прозрения.</text:p>
      <text:p text:style-name="P59"/>
      <text:p text:style-name="P59">Это значит, что:</text:p>
      <text:p text:style-name="P59">а) Нам придётся пользоваться обычной версией заклинания. Вероятность успеха в этом случае я оцениваю как <text:s/>один к пяти.</text:p>
      <text:p text:style-name="P59">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9"/>
      <text:p text:style-name="P59"><text:soft-page-break/><text:span text:style-name="T15">– Н</text:span>е умничай, сахарок! Што ты имеешь ввиду под «крупной энергомагической вспышкой»? <text:span text:style-name="T15">– </text:span>почесала в затылке Эпплджек. <text:span text:style-name="T15">– </text:span>Нам хватит ведра воды, штоб её потушить?</text:p>
      <text:p text:style-name="P59"><text:span text:style-name="T15">– </text:span>Под крупной я имею ввиду оплавленую воронку от тридцати футов в диаметре. Плюс пожары и разрушения в радиусе до пяти миль.</text:p>
      <text:p text:style-name="P59"><text:span text:style-name="T15">– </text:span>Конски яблоки! <text:span text:style-name="T15">– </text:span>выругалась Эпплджек. <text:span text:style-name="T15">– Е</text:span>сли шансы спалить Понивилль один к трём, я на такое не согласна! Даже если на кону стоит вся Эквестрия.</text:p>
      <text:p text:style-name="P59">– Дорогая, каждый пони должен быть готов на всё во имя Эквестрии! Если, конечно, это не грязь под туалетным ковриком, – заявила Рэрити.</text:p>
      <text:p text:style-name="P59"><text:span text:style-name="T15">– </text:span>Ты хорошо подумала? <text:span text:style-name="T15">– в</text:span>торила ей Рэйнбоу Дэш. <text:span text:style-name="T15">– </text:span>В Эквестрии десятки таких городов, как Понивилль! Мы не можем махнуть на них крылом!</text:p>
      <text:p text:style-name="P59"><text:span text:style-name="T15">– </text:span>Тебе-то на Понивилль точно махать! <text:span text:style-name="T15">– </text:span>огрызнулась фермерша. <text:span text:style-name="T15">– Т</text:span>вой дом, поди, не зацепит!</text:p>
      <text:p text:style-name="P59"><text:span text:style-name="T15">– </text:span>Что ты сказала? А ну, повтори?! <text:span text:style-name="T15">– </text:span>взвилась пегаска.</text:p>
      <text:p text:style-name="P59"><text:span text:style-name="T15">– </text:span>Не ссорьтесь, девчонки, <text:span text:style-name="T15">– </text:span>встрял я. <text:span text:style-name="T15">– </text:span>Ничем рисковать не придётся. У меня есть другой вариант. Я ещё в Фетлоке о нём вспомнил.</text:p>
      <text:p text:style-name="P59"/>
      <text:p text:style-name="P59"><text:span text:style-name="T15">– </text:span>Ась?</text:p>
      <text:p text:style-name="P59"><text:span text:style-name="T15">– </text:span>Что?</text:p>
      <text:p text:style-name="P59"><text:span text:style-name="T15">– </text:span>Какой? <text:span text:style-name="T15">– </text:span>разом <text:span text:style-name="T15">о</text:span>бернулась ко мне компания.</text:p>
      <text:p text:style-name="P59"/>
      <text:p text:style-name="P59"><text:span text:style-name="T15">– </text:span>Элементы Гармонии. Ты говорила, <text:span text:style-name="T15">– </text:span>обратился я к Твайлайт, <text:span text:style-name="T15">– </text:span>что их сила на одном уровне с аликорньей?</text:p>
      <text:p text:style-name="P59"><text:span text:style-name="T15">–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9"><text:span text:style-name="T15">– Л</text:span>ягать! <text:span text:style-name="T15">– </text:span>сморщилась Эпплджек. <text:span text:style-name="T15">– </text:span>У меня после ожерелья Честности в башке гудит, што после маковского сидра!</text:p>
      <text:p text:style-name="P59"><text:span text:style-name="T15">–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9"><text:span text:style-name="T15">– </text:span>Рэр, иногда лучше жевать, чем говорить. Вот честно!</text:p>
      <text:p text:style-name="P59"><text:span text:style-name="T15">– </text:span>Как пожелаешь! Анон, <text:span text:style-name="T15">– </text:span>повернулась ко мне единорожка. <text:span text:style-name="T15">–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9"/>
      <text:p text:style-name="P59">Я прыгал на одной ноге, натягивая джинсы.</text:p>
      <text:p text:style-name="P59"><text:span text:style-name="T15">– </text:span>Они лежали в нагрудном кармане рубашки.</text:p>
      <text:p text:style-name="P59"/>
      <text:p text:style-name="P59">Твайлайт отвлеклась от доски.</text:p>
      <text:p text:style-name="P59"><text:span text:style-name="T15">– В р</text:span>убашке? Я послала вниз Спайка прибраться. Те лохмотья тлели после вспышки… Спа-а-айк!!!</text:p>
      <text:p text:style-name="P59"/>
      <text:p text:style-name="P59">Дракончик поднялся по лестнице с веником в одной лапе и мусорным пакетом в другой. Он был весь перемазан сажей и что-то торопливо жевал.</text:p>
      <text:p text:style-name="P59"/>
      <text:p text:style-name="P59"><text:span text:style-name="T15">– </text:span>Вот, прибрался малёхо. Но с потолка сажу ещё не успел отчистить, там стремянка нужна.</text:p>
      <text:p text:style-name="P59"><text:soft-page-break/><text:span text:style-name="T15">– </text:span>Спайки-Вайки, не выкидывай одежду, пожалуйста. В ней должны быть рубины.</text:p>
      <text:p text:style-name="P59"><text:span text:style-name="T15">– </text:span>Какие ещё рубины? <text:span text:style-name="T15">– </text:span>переспросил Спайк и зажевал быстрее.</text:p>
      <text:p text:style-name="P59"><text:span text:style-name="T15">–</text:span> Резонаторные! <text:span text:style-name="T15">–</text:span> холодея, ответил я. <text:span text:style-name="T15">– </text:span>В кармане рубашки должны лежать четыре кристалла.</text:p>
      <text:p text:style-name="P59"><text:span text:style-name="T15">– Э</text:span>мм. Так это были резонаторные рубины? Предупреждать надо! Я думал, это мусор, <text:span text:style-name="T15">– </text:span>дракончик пожал плечами и выплюнул на лапу полтора камешка.</text:p>
      <text:p text:style-name="P29"/>
      <text:p text:style-name="P59">…</text:p>
      <text:p text:style-name="P59"/>
      <text:p text:style-name="P59"><text:span text:style-name="T15">– <text:s/></text:span>Рэрити, закрой форточку! Флатти, мигом в аптеку за настойкой пустырника! Спайк, срочно неси воду! И сразу же уходи! Пинки! Пинки?</text:p>
      <text:p text:style-name="P59"><text:span text:style-name="T15">– К</text:span>акой-то неправильный у Нон-нона смех! <text:span text:style-name="T15">– </text:span>голос Пинки был еле слышен из-под наваленных на меня подушек. <text:span text:style-name="T15">– <text:s/></text:span>И, мне кажется, сам Нон-нон сейчас немножечко неправильный. Правильно я говорю?</text:p>
      <text:p text:style-name="P59"/>
      <text:p text:style-name="P59">Подушка отогнулась и в прямоугольнике света показалась голова Пинки.</text:p>
      <text:p text:style-name="P59"><text:span text:style-name="T15">– Н</text:span>он-нон? Ты сейчас правильный, или нет?</text:p>
      <text:p text:style-name="P59"><text:span text:style-name="T15">– А</text:span>нон, ты как? Тебе уже лучше? <text:span text:style-name="T15">– </text:span>в прямоугольнике появилась голова Рэйнбоу Дэш.</text:p>
      <text:p text:style-name="P59"><text:span text:style-name="T15">– </text:span>Фигурально выражаясь, ты в себе? <text:span text:style-name="T15">– </text:span>вклинилась между ними Твайлайт Спаркл.</text:p>
      <text:p text:style-name="P59"><text:span text:style-name="T15">– </text:span>Столько ругательств на одном дыхании я не слышала даже от бабули, когда она зацепилась за порог амбара и перевернула поднос с пирогами! <text:span text:style-name="T15">– </text:span>донёсся уважительный голос Эпплджек с моих ног.</text:p>
      <text:p text:style-name="P59"/>
      <text:p text:style-name="P59">Я отдышался. Поняхи участливо смотрели на меня, выискивая признаки успокоения.</text:p>
      <text:p text:style-name="P59"/>
      <text:p text:style-name="P59"><text:span text:style-name="T15">– </text:span>Отпустите. Я уже правильный, <text:span text:style-name="T15">– </text:span>наконец произнёс я.</text:p>
      <text:p text:style-name="P59"/>
      <text:p text:style-name="P59">Пинки, Дэш и Твайлайт слезли с горы подушек, наваленных на меня во время эмоционального взрыва. Эпплджек встала с ног.</text:p>
      <text:p text:style-name="P59"/>
      <text:p text:style-name="P59"><text:span text:style-name="T15">– </text:span>Не огорчайся, ситуацию можно выправить, <text:span text:style-name="T15">– з</text:span>атараторила Твайлайт. <text:span text:style-name="T15">–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9"><text:span text:style-name="T15">– </text:span>Ага, Твай по «жучкам» специалист! <text:span text:style-name="T15">– з</text:span>аявил Спайк из-за понячих крупов. <text:span text:style-name="T15">– </text:span>Иначе бы мы по уши завязли в долгах за электричество!</text:p>
      <text:p text:style-name="P59"><text:span text:style-name="T15">– </text:span>Спайк!!! Немедленно… <text:s/>сбегай к Кейкам за выпечкой! Нам всем нужно успокоиться!</text:p>
      <text:p text:style-name="P59"><text:span text:style-name="T15">– </text:span>Уже бегу!</text:p>
      <text:p text:style-name="P59"/>
      <text:p text:style-name="P60">***</text:p>
      <text:p text:style-name="P59"/>
      <text:p text:style-name="P59">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9"/>
      <text:p text:style-name="P59">…</text:p>
      <text:p text:style-name="P59"><text:soft-page-break/></text:p>
      <text:p text:style-name="P59"><text:span text:style-name="T15">– </text:span>Ты точно знаешь, што делаешь? Мне бы не хотелось, чтоб от Понивилля остались одни головешки.</text:p>
      <text:p text:style-name="P59"><text:span text:style-name="T15">– </text:span>Не беспокойся, у меня всё просчитано. Я уверена, я подчёркиваю, я абсолютно уверена в безопасности эксперимента!</text:p>
      <text:p text:style-name="P59"><text:span text:style-name="T15">– </text:span>Ой, што-то мне нехорошо становится, когда ты так говоришь!</text:p>
      <text:p text:style-name="P59"><text:span text:style-name="T15">– М</text:span>не, к-к-кажется, нужно пойти п-п-покормить Энджела… Я, эмм, скоро вернусь…</text:p>
      <text:p text:style-name="P59"><text:span text:style-name="T15">– </text:span>Флатти, мы же договаривались! Это абсолютно, я подчёркиваю, абсолютно безопасно!</text:p>
      <text:p text:style-name="P59"><text:span text:style-name="T15">– </text:span>Т-т-ты и в прошлый раз так же г-г-говорила… Я… Я не могу… Я просто не могу…</text:p>
      <text:p text:style-name="P59"><text:span text:style-name="T15">– </text:span>Флатти!</text:p>
      <text:p text:style-name="P59"><text:span text:style-name="T15">–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9"><text:span text:style-name="T15">– </text:span>НЕТ! Я… Я согласна! Только з-з-завяжите мне глаза, п-п-пожалуйста…</text:p>
      <text:p text:style-name="P59"><text:span text:style-name="T15">– Кобылки</text:span>, приготовились! Начинаю обратный отсчёт! Десять! Девять! Восемь! Семь!</text:p>
      <text:p text:style-name="P59"/>
      <text:p text:style-name="P59">Гудение синхрофазотрона усилилось. Картинка у меня перед глазами поплыла.</text:p>
      <text:p text:style-name="P59"/>
      <text:p text:style-name="P59"><text:span text:style-name="T15">– </text:span>Шесть! Пять! Четыре! Три! Флатти, ты одела ожерелье Доброты задом-наперёд! Три-с-половиной! Три-с-четвертью! Два! Один! Понеслись, поняши!!!</text:p>
      <text:p text:style-name="P59"/>
      <text:p text:style-name="P59">Картинка у меня перед глазами выключилась.</text:p>
      <text:p text:style-name="P59"/>
      <text:h text:style-name="Heading_20_2" text:outline-level="2">20. В<text:span text:style-name="T1">еликое Откровение</text:span></text:h>
      <text:p text:style-name="P45"/>
      <text:p text:style-name="P59">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9"/>
      <text:p text:style-name="P59">Я вглядываюсь в далёкую вершину.</text:p>
      <text:p text:style-name="P59"/>
      <text:p text:style-name="P59">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9">Я наклоняюсь и протягиваю к ней руку.</text:p>
      <text:p text:style-name="P59"/>
      <text:p text:style-name="P59">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9"/>
      <text:p text:style-name="P59"><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9">Плотный квадратик письма сразу же попадается под руку в дупле.</text:p>
      <text:p text:style-name="P59"/>
      <text:p text:style-name="P71">«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71">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71">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71">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71">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71">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71">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71">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51"/>
      <text:p text:style-name="P71"><text:span text:style-name="T15">P.S. </text:span>Мне пришлось немного расширить дупло — змей в него не пролазил, а я не хочу таскать его из дома в парк и обратно. Боюсь поломать.»</text:p>
      <text:p text:style-name="P59"/>
      <text:p text:style-name="P59">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9"/>
      <text:p text:style-name="P59">Я мчусь к мосту.</text:p>
      <text:p text:style-name="P59"><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9"/>
      <text:p text:style-name="P59">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9">Через Провал перекинут потрёпанный верёвочный мост.</text:p>
      <text:p text:style-name="P59"/>
      <text:p text:style-name="P59">Я переправляюсь через пропасть.</text:p>
      <text:p text:style-name="P59"/>
      <text:p text:style-name="P59">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9"/>
      <text:p text:style-name="P45"><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10"><text:note text:id="ftn15" text:note-class="footnote"><text:note-citation>15</text:note-citation><text:note-body><text:p text:style-name="P155">Когорта <text:span text:style-name="T56">– военное подразделение в 480 солдат</text:span></text:p></text:note-body></text:note></text:span><text:span text:style-name="T10">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9"/>
      <text:p text:style-name="P59">Я тяну ручку двери на верхней площадке. Сильный сквозняк чуть не сбивает меня с ног: ветер задувает в<text:span text:style-name="T66"> </text:span>покои Луны<text:span text:style-name="T66"> </text:span>через открытые балконные двери<text:span text:style-name="T66">.</text:span></text:p>
      <text:p text:style-name="P76"/>
      <text:p text:style-name="P59">Мириады пульсирующих нитей сходятся к центру комнаты, где на матрасе лежит обтянутый шкурой скелет аликорна.</text:p>
      <text:p text:style-name="P59"/>
      <text:p text:style-name="P59">Я осторожно пересекаю комнату, разгребаю образовавшийся сугроб снега и захлопываю двери на балкон.</text:p>
      <text:p text:style-name="P59"><text:span text:style-name="T15">– </text:span>А-а-а, ты всё-таки пришёл… <text:span text:style-name="T15">– </text:span>шелестит скрипучий голос за моей спиной.</text:p>
      <text:p text:style-name="P59"/>
      <text:p text:style-name="P59">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9"/>
      <text:p text:style-name="P59"><text:span text:style-name="T15">–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9"/>
      <text:p text:style-name="P59">Смех скелета похож на кашель.</text:p>
      <text:p text:style-name="P59"><text:soft-page-break/></text:p>
      <text:p text:style-name="P59"><text:span text:style-name="T15">–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9"><text:span text:style-name="T15">– </text:span>ТЫ НИЧЕГО НЕ УЗНАЕШЬ!!! ТЫ НИЧЕГО НЕ СМОЖЕШЬ!!!</text:p>
      <text:p text:style-name="P59"/>
      <text:p text:style-name="P59">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9"/>
      <text:p text:style-name="P59"><text:span text:style-name="T15">–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9">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9">Доволен? Вот что ты узнал своим экспериментом! Твайлайт зря старалась…</text:p>
      <text:p text:style-name="P59"/>
      <text:p text:style-name="P59">Луна снова закашливается едким смехом и отпивает из вазы, стоящей на полу рядом с матрацем. На кромке вазы остаётся кровавый след.</text:p>
      <text:p text:style-name="P45"/>
      <text:p text:style-name="P59"><text:span text:style-name="T15">– </text:span>Открой балконные двери, примат. Мы призвали Найтмэр, чтобы подольше продержаться. Этой сучке из племени Виндиго нужен ветер.</text:p>
      <text:p text:style-name="P59"/>
      <text:p text:style-name="P59">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9"/>
      <text:p text:style-name="P59"><text:span text:style-name="T15">– </text:span>Сожалеем, что не можем убить тебя.</text:p>
      <text:p text:style-name="P59">Обернувшись я встречаюсь с рогом аликорницы, нацеленным мне в грудь.</text:p>
      <text:p text:style-name="P59"/>
      <text:p text:style-name="P59"><text:span text:style-name="T15">– </text:span>Твоё тело соткано из наваждения — Нам ли не знать! Мы всё ещё Владыка Снов!</text:p>
      <text:p text:style-name="P59">Я делаю шаг назад, на балкон. Луна трескуче смеётся и шагает следом.</text:p>
      <text:p text:style-name="P59"/>
      <text:p text:style-name="P59"><text:span text:style-name="T15">– </text:span>Но что в Нашей власти — так это вышвырнуть тебя отсюда!</text:p>
      <text:p text:style-name="P59">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9"/>
      <text:p text:style-name="P59"><text:span text:style-name="T15">– </text:span>Призвав тебя сюда, мы потратили последние силы. Которыми можно было поддерживать Эквестрию ещё долгие годы!</text:p>
      <text:p text:style-name="P59">Шаг назад.</text:p>
      <text:p text:style-name="P59"><text:soft-page-break/></text:p>
      <text:p text:style-name="P59"><text:span text:style-name="T15">– </text:span>Кимеринн погиб, чтобы ты жил!</text:p>
      <text:p text:style-name="P59">Шаг назад.</text:p>
      <text:p text:style-name="P59"/>
      <text:p text:style-name="P59"><text:span text:style-name="T15">– </text:span>Сестра утратила магию и развоплотилась из-за тебя!</text:p>
      <text:p text:style-name="P59">Шаг назад.</text:p>
      <text:p text:style-name="P59"/>
      <text:p text:style-name="P59"><text:span text:style-name="T15">– </text:span>Сколько надежд впустую. Сколько ожиданий! И, как финальная насмешка, ты увидишь гибель всего, что Нам дорого?! Не бывать этому! ПОШЁЛ ВОН!!!</text:p>
      <text:p text:style-name="P59">Я мешкаю, не чувствуя под отступающей ногой опоры, и этого хватает, чтобы Луна в выпаде достала меня рогом.</text:p>
      <text:p text:style-name="P59"/>
      <text:p text:style-name="P59">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9"/>
      <text:p text:style-name="P59">Я проваливаюсь в сине-зелёную мглу, усыпанную звёздами.</text:p>
      <text:p text:style-name="P59"/>
      <text:p text:style-name="P60">***</text:p>
      <text:p text:style-name="P45"/>
      <text:p text:style-name="P59">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9"/>
      <text:p text:style-name="P59">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6">её </text:span>расплываются. Она исчезает, не дойдя до экрана.</text:p>
      <text:p text:style-name="P59"/>
      <text:p text:style-name="P76">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9"/>
      <text:p text:style-name="P59">Ближе.</text:p>
      <text:p text:style-name="P59"/>
      <text:p text:style-name="P59">Тело ощущает дискомфорт от низкочастотной вибрации, как будто рядом проходит поезд.</text:p>
      <text:p text:style-name="P59"/>
      <text:p text:style-name="P59">Ещё ближе.</text:p>
      <text:p text:style-name="P59"/>
      <text:p text:style-name="P59">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9"/>
      <text:p text:style-name="P59"><text:soft-page-break/>Совсем близко.</text:p>
      <text:p text:style-name="P59"/>
      <text:p text:style-name="P59">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9"/>
      <text:p text:style-name="P59">Я ВИЖУ!!! ВИЖУ!!! ПРОКЛЯТЬЕ, КАК ВСЁ ПРОСТО!!!</text:p>
      <text:p text:style-name="P59"/>
      <text:p text:style-name="P59">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9"/>
      <text:p text:style-name="P59"><text:span text:style-name="T15">– </text:span>Ты ведь вернёшься в Эквестрию? Не говори им, что увидел там! <text:span text:style-name="T15">– </text:span>жеребёнок машет в сторону экрана. Её голос слышится глухо, как через подушку. <text:span text:style-name="T15">– </text:span>Любую пони, что узнает всю правду, сожрёт Чёрный Экран.</text:p>
      <text:p text:style-name="P59"/>
      <text:p text:style-name="P59">Я киваю ей в ответ. Мне понятно, почему.</text:p>
      <text:p text:style-name="P59"/>
      <text:p text:style-name="P59"><text:span text:style-name="T15">– </text:span>Как тебя зовут, малышка? Я постараюсь вернуть тебя. Может быть, ещё не поздно.</text:p>
      <text:p text:style-name="P59">Пегаска приветственно машет копытом. Звёзды просвечивают сквозь неё, она тает на глазах. Её тянет к экрану.</text:p>
      <text:p text:style-name="P29"><text:span text:style-name="T41">– </text:span><text:span text:style-name="T30">Шейла! Шейла Блюскай! И я уже не малышка! </text:span><text:span text:style-name="T41">– </text:span><text:span text:style-name="T30">она тычет в кьютимарку в виде ластика, стирающего тучу.</text:span></text:p>
      <text:p text:style-name="P59"/>
      <text:p text:style-name="P59">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76"/>
      <text:p text:style-name="P60">***</text:p>
      <text:p text:style-name="P60"/>
      <text:p text:style-name="P1"><text:span text:style-name="T15">–</text:span> А<text:span text:style-name="T1">нон? </text:span>Вставай! <text:span text:style-name="T15">–</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5">–</text:span> Твайлайт? <text:span text:style-name="T15">–</text:span> взгляд сфокусировался на лавандовой единорожке, озабоченно осматривающей меня и продолжающей массаж области сердца.</text:p>
      <text:p text:style-name="P1"><text:span text:style-name="T15">–</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4">–</text:span><text:span text:style-name="T34"> …чувствуешь, дорогая Рэрити?! Я могу чем-нибудь помочь? Вот, выпей воды! </text:span><text:span text:style-name="T44">–</text:span><text:span text:style-name="T34"> дракончик метался вокруг светлой единорожки, в волнении заламывая лапы.</text:span></text:p>
      <text:p text:style-name="P59"/>
      <text:p text:style-name="P59">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9"/>
      <text:p text:style-name="P59"><text:soft-page-break/><text:span text:style-name="T15">– </text:span>Ну што? Увидел што-нибудь, сахарок?</text:p>
      <text:p text:style-name="P59">Пони уставились на меня с надеждой.</text:p>
      <text:p text:style-name="P59"/>
      <text:p text:style-name="P59"><text:span text:style-name="T15">– </text:span>Да.</text:p>
      <text:p text:style-name="P59">Откровение давило на психику как тонна кирпичей. Я не знал, что им сказать. Я не мог.</text:p>
      <text:p text:style-name="P59"/>
      <text:p text:style-name="P59"><text:span text:style-name="T15">– П</text:span>ревосходно!</text:p>
      <text:p text:style-name="P59"><text:span text:style-name="T15">– </text:span>Это просто супер-дупер-здоровски-потрясно!</text:p>
      <text:p text:style-name="P59"><text:span text:style-name="T15">– </text:span>Йей!</text:p>
      <text:p text:style-name="P59"><text:span text:style-name="T15">– </text:span>Ю-ху!</text:p>
      <text:p text:style-name="P59"><text:span text:style-name="T15">– О</text:span>фигенно! Мы победили! Анон, ты молодец!</text:p>
      <text:p text:style-name="P59"><text:span text:style-name="T15">– </text:span>Замечательно! Секундочку, я приготовлю дневник…</text:p>
      <text:p text:style-name="P59"/>
      <text:p text:style-name="P59">Восторг пони постепенно сменился ожиданием. Я молчал.</text:p>
      <text:p text:style-name="P59"><text:span text:style-name="T15">– </text:span>Эмм? И что же ты увидел? <text:span text:style-name="T15">– </text:span>не выдержала Твайлайт.</text:p>
      <text:p text:style-name="P59"><text:span text:style-name="T15">– </text:span>Я… не могу сказать этого.</text:p>
      <text:p text:style-name="P59"/>
      <text:p text:style-name="P59">Ожидание сменилось недоумением. Рэйнбоу Дэш насмешливо скривила губы.</text:p>
      <text:p text:style-name="P59"><text:span text:style-name="T15">– </text:span>Да ладно! Кончай прикалываться, Анон, мы же ждём! Шутка зачлась!</text:p>
      <text:p text:style-name="P59"><text:span text:style-name="T15">– </text:span>Не могу!!!</text:p>
      <text:p text:style-name="P59"/>
      <text:p text:style-name="P59">…</text:p>
      <text:p text:style-name="P59"/>
      <text:p text:style-name="P59">Молчание прервала Эпплджек.</text:p>
      <text:p text:style-name="P59"><text:span text:style-name="T15">– </text:span>Сахарок, с тобой всё в порядке?</text:p>
      <text:p text:style-name="P59"/>
      <text:p text:style-name="P59">Дэш подошла ко мне вплотную, обняла меня за шею и прижалась нос к носу.</text:p>
      <text:p text:style-name="P59"><text:span text:style-name="T15">– Анон</text:span>, ты чего? <text:span text:style-name="T15">– </text:span>прошептала она. <text:span text:style-name="T15">– </text:span>Тебя во сне кто-то заколдовал? Мигни мне правым глазом, если да.</text:p>
      <text:p text:style-name="P59"/>
      <text:p text:style-name="P59">Я высвободился из объятий пегаски.</text:p>
      <text:p text:style-name="P59"><text:span text:style-name="T15">– </text:span>Со мной всё в порядке, <text:span text:style-name="T15">– </text:span>объявил я. <text:span text:style-name="T15">– </text:span>Не в порядке с вами. Я не могу сказать вам, что увидел, потому что боюсь за вас. Не вините меня, пожалуйста, мне и так плохо.</text:p>
      <text:p text:style-name="P59"/>
      <text:p text:style-name="P59">Тишина сменилась гулом голосов. Пони вполголоса обсуждали ситуацию, посматривая на меня и почёсывая в затылках.</text:p>
      <text:p text:style-name="P59"/>
      <text:p text:style-name="P59"><text:span text:style-name="T15">– </text:span>Конски яблоки! Вот это поворот! А мне так хотелось узнать, што за нечисть тут орудует!</text:p>
      <text:p text:style-name="P59"><text:soft-page-break/><text:span text:style-name="T15">–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9"><text:span text:style-name="T15">–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9"><text:span text:style-name="T15">– </text:span>Рэр, отвали!</text:p>
      <text:p text:style-name="P59"><text:span text:style-name="T15">– </text:span>Оу, какие страсти! Ладно-ладно, не сердись, дорогая, не мешаю!</text:p>
      <text:p text:style-name="P59"><text:span text:style-name="T15">–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9"><text:span text:style-name="T15">– </text:span>Оп-паньки! У меня подрыгульки в ноге начались! Явно что-то близится! Только не пойму, что? Опасное? Или весёлое? Или опасно-весёлое?</text:p>
      <text:p text:style-name="P59"><text:span text:style-name="T15">– </text:span>Стойте!</text:p>
      <text:p text:style-name="P59"/>
      <text:p text:style-name="P59">Твайлайт подняла вверх копыто, призывая к тишине. Потом откуда-то из дальнего шкафа к ней приплыла «Основы заклятий»<text:span text:style-name="T15"> Стар Свирла. </text:span>Единорожка нацепила очки и принялась перелистывать книгу, бормоча под нос названия глав.</text:p>
      <text:p text:style-name="P59"><text:span text:style-name="T15">– </text:span>Ага, вот! Нашла! Анон прав! В «Заклинании Последнего Шанса» есть такое! <text:span text:style-name="T15">– </text:span>единорожка принялась зачитывать отрывок.</text:p>
      <text:p text:style-name="P59"/>
      <text:p text:style-name="P59">…</text:p>
      <text:p text:style-name="P59">«<text:span text:style-name="T17">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4">и </text:span><text:span text:style-name="T17">слишком громко думать. И сообщить способ спасения — означает его разрушить.</text:span>»</text:p>
      <text:p text:style-name="P59">…</text:p>
      <text:p text:style-name="P59"/>
      <text:p text:style-name="P59"><text:span text:style-name="T15">– </text:span>Ты хочешь сказать, если Анон нам сообщит, в чём причина всей этой фигни, мы не сможем её исправить? <text:span text:style-name="T15">– </text:span>Дэш повернулась ко мне. <text:span text:style-name="T15">–</text:span> А как мы её исправим, если не будем знать, что исправлять? Хренотень какая-то!</text:p>
      <text:p text:style-name="P59">Пегаска сжала голову копытами. Твайлайт просветлела мордочкой и подбежала к доске.</text:p>
      <text:p text:style-name="P59"><text:span text:style-name="T15">– </text:span>Это может быть случай так называемого «кота Шротингера». Никогда бы не подумала, что он мне встретится на практике!</text:p>
      <text:p text:style-name="P59"/>
      <text:p text:style-name="P59">Твайлайт протёрла доску тряпочкой и нарисовала на ней коробку.</text:p>
      <text:p text:style-name="P59"><text:span text:style-name="T15">– </text:span>Предположим, в коробке заперт кот!</text:p>
      <text:p text:style-name="P45"/>
      <text:p text:style-name="P59"><text:span text:style-name="T15">Н</text:span>арисованный кот упирался лапами в крышку коробки, явно пытаясь выбраться.</text:p>
      <text:p text:style-name="P59"/>
      <text:p text:style-name="P59"><text:span text:style-name="T15">– Также предположим</text:span><text:span text:style-name="T66">, что кот бессмертен. Также допустим, что кот з</text:span>аколдован<text:span text:style-name="T66"> </text:span>отложенным <text:span text:style-name="T66">заклятие</text:span>м<text:span text:style-name="T66"> Абсолютного Стирания, которое сработает, если кто-то откроет ящик</text:span>. <text:span text:style-name="T66">То есть, п</text:span>ри открытии<text:span text:style-name="T66"> ящик</text:span>а<text:span text:style-name="T66"> кот исчезнет из </text:span>бытия<text:span text:style-name="T66"> </text:span>— его нет, и никогда не было.</text:p>
      <text:p text:style-name="P59"><text:span text:style-name="T15">– </text:span>Бедный котик! <text:span text:style-name="T15">– </text:span>прошептала Флаттершай.</text:p>
      <text:p text:style-name="P59"/>
      <text:p text:style-name="P59"><text:soft-page-break/>Я насторожился, услышав знакомое название.</text:p>
      <text:p text:style-name="P59"/>
      <text:p text:style-name="P59"><text:span text:style-name="T15">– </text:span>Стой! Откуда тебе известно про заклинание Абсолютного Стирания?</text:p>
      <text:p text:style-name="P59"><text:span text:style-name="T15">–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5">Магическо</text:span>м<text:span text:style-name="T15"> </text:span>В<text:span text:style-name="T15">естник</text:span>е», а профессор Шротингер построил на её базе свой мысленный эксперимент.</text:p>
      <text:p text:style-name="P59"><text:span text:style-name="T15">– </text:span>Гм. Ну ладно, продолжай.</text:p>
      <text:p text:style-name="P59"><text:span text:style-name="T15">– </text:span>Так вот, по условию эксперимента известно, что вероятность того, что кто-то откроет ящик, ненулевая.</text:p>
      <text:p text:style-name="P59"><text:span text:style-name="T15">– </text:span>И что это означает, дорогая? <text:span text:style-name="T15">– </text:span>спросила Рэрити.</text:p>
      <text:p text:style-name="P59"><text:span text:style-name="T15">– </text:span>Это значит, что кто-нибудь когда-нибудь обязательно откроет его.</text:p>
      <text:p text:style-name="P59"><text:span text:style-name="T15">– </text:span>У меня щас башка лопнет! <text:span text:style-name="T15">– </text:span>пожаловалась Дэш. <text:span text:style-name="T15">– </text:span>Так всё-таки, когда этот ляганный ящик откроют?</text:p>
      <text:p text:style-name="P59"><text:span text:style-name="T15">–</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9"/>
      <text:p text:style-name="P59">Твайлайт прокашлялась, отпила из графина и продолжила.</text:p>
      <text:p text:style-name="P59"/>
      <text:p text:style-name="P59"><text:span text:style-name="T15">–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9"/>
      <text:p text:style-name="P59">Пони молчали, переваривая информацию. Дэш с отсутствующим видом следила за пауком на потолке.</text:p>
      <text:p text:style-name="P59"/>
      <text:p text:style-name="P59">Наконец Эпплджек сдвинула шляпу на лоб.</text:p>
      <text:p text:style-name="P59"><text:span text:style-name="T15">–</text:span> То есть, ты хошь сказать, што мы все — навроде этого кота, а Анон боится открыть ящик? Штоб мы не исчезли окончательно?</text:p>
      <text:p text:style-name="P59"><text:span text:style-name="T15">– </text:span>Нечто вроде того. Стар Свирл пишет, что разглашение способа спасения его же и разрушит. Иными словами, открывать ящик нельзя.</text:p>
      <text:p text:style-name="P59"/>
      <text:p text:style-name="P59">Я поднял руку, прося слово. Пони обернулись на меня и затихли.</text:p>
      <text:p text:style-name="P59"/>
      <text:p text:style-name="P59"><text:span text:style-name="T15">–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9"/>
      <text:p text:style-name="P59">…</text:p>
      <text:p text:style-name="P59"/>
      <text:p text:style-name="P59"><text:soft-page-break/><text:span text:style-name="T15">– </text:span>Лягать! <text:span text:style-name="T15">– </text:span>выругалась Дэш. <text:span text:style-name="T15">– </text:span>Значит, наши усилия по доставке резонаторов пошли лесом!</text:p>
      <text:p text:style-name="P59"><text:span text:style-name="T15">– </text:span>Не совсем. Мне таки удалось узнать, где искать Селестию.</text:p>
      <text:p text:style-name="P59"/>
      <text:p text:style-name="P59">В библиотеке снова поднялся галдёж. Твайлайт подняла копыто.</text:p>
      <text:p text:style-name="P59"><text:span text:style-name="T15">– </text:span>Тихо! Спайк, будь добр, сбегай к Кейкам за выпечкой. Нам надо успокоиться. Анон, хоть про Селестию ты нам можешь рассказать?</text:p>
      <text:p text:style-name="P59"><text:span text:style-name="T15">– </text:span>Могу, <text:span text:style-name="T15">– </text:span>пожал плечами я. <text:span text:style-name="T15">– </text:span>Она в моём мире. Но не спрашивайте меня, как её вернуть — я не знаю.</text:p>
      <text:p text:style-name="P59"><text:span text:style-name="T15">– А </text:span>как ты узнал… <text:span text:style-name="T15">– </text:span>начала было единорожка, но её перебил напряжённый голос Спайка.</text:p>
      <text:p text:style-name="P59"><text:span text:style-name="T15">– </text:span>Твай! <text:span text:style-name="T15">– </text:span>дракончик стоял в дверях спиной к нам. <text:span text:style-name="T15">– </text:span>У нас гости!</text:p>
      <text:p text:style-name="P59"/>
      <text:p text:style-name="P59">Спайк попятился назад. Дверь широко растворилась и в библиотеку вошла Луна.</text:p>
      <text:p text:style-name="P59"/>
      <text:h text:style-name="Heading_20_2" text:outline-level="2"><text:span text:style-name="T1">2</text:span>1. Мир-дружба-жвачка.</text:h>
      <text:p text:style-name="P59"/>
      <text:p text:style-name="P59">Дружный вздох прокатился по залу.</text:p>
      <text:p text:style-name="P59"/>
      <text:p text:style-name="P59">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9"/>
      <text:p text:style-name="P59"><text:span text:style-name="T15">– Анон</text:span>, беги!!!</text:p>
      <text:p text:style-name="P59">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9"/>
      <text:p text:style-name="P59"><text:span text:style-name="T15">– </text:span>Не так быстро, Рэйнбоу Дэш! <text:span text:style-name="T15">– </text:span>ледяным голосом Луны можно было нарезать воду кубиками для мартини. <text:span text:style-name="T15">– </text:span>Нам есть о чём поговорить с приматом!</text:p>
      <text:p text:style-name="P59">Мы с пегаской застыли в синем левитационном поле и поплыли к Луне.</text:p>
      <text:p text:style-name="P59"/>
      <text:p text:style-name="P59"><text:span text:style-name="T15">–</text:span> Нет-нет-нет, постойте! <text:span text:style-name="T15">–</text:span> заявила вдруг Твайлайт. <text:span text:style-name="T15">–</text:span> Ваше Высочество, они мои друзья и гости, и находятся под моей защитой!</text:p>
      <text:p text:style-name="P59">Нас с Дэш обернуло лавандовое левитационное поле и мы полетели к библиотекарше. Ты был несправделив к книгоежке, Анон!</text:p>
      <text:p text:style-name="P59"/>
      <text:p text:style-name="P59"><text:span text:style-name="T15">–</text:span> Что? Мы не ослышались? ТЫ СМЕЕШЬ МЕШАТЬ НАМ?!!</text:p>
      <text:p text:style-name="P59">Нас опять потащило к Луне. Дэш подпёрла голову копытом, закатила глаза и скорчила скучающую мину.</text:p>
      <text:p text:style-name="P59"/>
      <text:p text:style-name="P59"><text:span text:style-name="T15">–</text:span> Мне очень жаль, Ваше Высочество, но принцесса Селестия назначила Анонимуса МОИМ начальником и этот приказ НИКТО не отменял! Он МОЙ!</text:p>
      <text:p text:style-name="P59"><text:soft-page-break/>В голосе лавандовой единорожки звучал металл. Мы опять полетели к Твайлайт.</text:p>
      <text:p text:style-name="P59"/>
      <text:p text:style-name="P59"><text:span text:style-name="T15">–</text:span> ДОВОЛЬНО! НАМ НАДОЕЛА ЭТА НЕПОКОРНОСТЬ! ПОЗНАЙ ГНЕВ ПРИНЦЕССЫ НОЧИ!!!</text:p>
      <text:p text:style-name="P59"><text:span text:style-name="T15">–</text:span> Элементы! Аврал!!! Работаем!!!</text:p>
      <text:p text:style-name="P59">Ярко-фиолетовый луч разгневанной аликорницы столкнулся со щитом наспех мобилизованных Элементов <text:s/>Гармонии.</text:p>
      <text:p text:style-name="P59">Началась жара.</text:p>
      <text:p text:style-name="P59"/>
      <text:p text:style-name="P59">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9"/>
      <text:p text:style-name="P59">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9"/>
      <text:p text:style-name="P59"><text:span text:style-name="T15">–</text:span> Ай, бля! <text:span text:style-name="T15">–</text:span> в последний момент чей-то луч отрикошетил от магического поля и впился мне в лодыжку. Нога моментально онемела.</text:p>
      <text:p text:style-name="P59"><text:span text:style-name="T15">–</text:span> Не волнуйся, это парализующий луч. Твай таким махалась с Трикси. Пройдёт через полчаса, <text:span text:style-name="T15">–</text:span> успокоил меня дракончик.</text:p>
      <text:p text:style-name="P59"/>
      <text:p text:style-name="P59">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9"/>
      <text:p text:style-name="P59"><text:span text:style-name="T15">– </text:span>Не вынуждай Нас идти на крайние меры! <text:span text:style-name="T15">– </text:span>отдувалась Луна. <text:span text:style-name="T15">–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9"><text:span text:style-name="T15">– В</text:span>есьма прискорбно, Ваше Высочество, но вынуждена отказать! <text:span text:style-name="T15">– </text:span>переводила дыхание Твайлайт.<text:span text:style-name="T15"> –</text:span> Исключительно по субординационным причинам! Приказ Её Дневного Высочества имеет более высокий приоритет над Вашим!</text:p>
      <text:p text:style-name="P59"><text:span text:style-name="T15">– </text:span>Тогда найди Нам это твоё Дневное Высочество! <text:span text:style-name="T15">– </text:span>взвыла Луна. <text:span text:style-name="T15">– </text:span>В отсутствие Дневной Главы Диархии все дела ведёт Ночная!!!</text:p>
      <text:p text:style-name="P59"><text:span text:style-name="T15">–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9"><text:span text:style-name="T15">– </text:span>Дискордова бюрократия! <text:span text:style-name="T15">– </text:span>буркнула аликорница. <text:span text:style-name="T15">– Т</text:span>ри года не могут подписать бумажку! Что ж, сама напросилась!</text:p>
      <text:p text:style-name="P59">Перед Луной возник ярко-фиолетовый шар, окутанный роем голубых искорок.</text:p>
      <text:p text:style-name="P59"/>
      <text:p text:style-name="P59"><text:span text:style-name="T15">– О</text:span>хренеть! <text:span text:style-name="T15">– </text:span>чертыхнулся Спайк. <text:span text:style-name="T15">– </text:span><text:s/>Твай, она создаёт сферу стихий!</text:p>
      <text:p text:style-name="P59"><text:soft-page-break/><text:span text:style-name="T15">– </text:span>Вижу! <text:span text:style-name="T15">– </text:span>донёсся голос единорожки из-под потолка. <text:span text:style-name="T15">– </text:span>Задействую план «Д»!</text:p>
      <text:p text:style-name="P59">В центре круга, образованного Элементами Гармонии, образовался светло-голубой тороид<text:note text:id="ftn16" text:note-class="footnote"><text:note-citation>16</text:note-citation><text:note-body><text:p text:style-name="P155">Тороид <text:span text:style-name="T56">–</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9"><text:span text:style-name="T15">– </text:span>Эмм, это что-то новенькое, я такого заклинания вообще не знаю, <text:span text:style-name="T15">– </text:span>почесал в затылке Спайк. <text:span text:style-name="T15">–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9">Дракончик пополз было к окну, но я придержал его за хвост.</text:p>
      <text:p text:style-name="P59"><text:span text:style-name="T15">– </text:span>Погоди. У меня есть вариант получше.</text:p>
      <text:p text:style-name="P59"/>
      <text:p text:style-name="P59">Я вылез из-под шкафа и попрыгал на одной ноге в центр зала.</text:p>
      <text:p text:style-name="P59"><text:span text:style-name="T15">– </text:span>Стойте! Прекратите! Да остановитесь же!!!</text:p>
      <text:p text:style-name="P59">Аликорница и шестёрка поней уставились на меня.</text:p>
      <text:p text:style-name="P59"><text:span text:style-name="T15">–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9"><text:span text:style-name="T15">– </text:span>Ты так говоришь, будто непричастен к исчезновению Сестры! <text:span text:style-name="T15">– </text:span>к Луне вернулась властная интонация, но фиолетовый шар перестал расти. <text:span text:style-name="T15">– </text:span>Мы не верим тебе! Если попробуешь обмануть Нас и скрыться, даже Тартар покажется тебе курортом!</text:p>
      <text:p text:style-name="P59"/>
      <text:p text:style-name="P59">Я успокаивающе поднял руки.</text:p>
      <text:p text:style-name="P59"><text:span text:style-name="T15">–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9"><text:span text:style-name="T15">– </text:span>Как ты её назвал? <text:span text:style-name="T15">– </text:span>отвалилась челюсть у аликорницы.</text:p>
      <text:p text:style-name="P59"><text:span text:style-name="T15">– </text:span>Эмм, мне неудобно вмешиваться, но вынуждена вас перебить, <text:span text:style-name="T15">– </text:span>встряла Твайлайт. <text:span text:style-name="T15">– </text:span>Это было экспериментальное заклинание. Локальная заморозка времени. Я, эмм, не предусмотрела возможности его отмены…</text:p>
      <text:p text:style-name="P59"><text:span text:style-name="T15">– </text:span>Что? <text:span text:style-name="T15">– </text:span>хором вскрикнули я с Луной.</text:p>
      <text:p text:style-name="P59"/>
      <text:p text:style-name="P59">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9">С громким треском они встретились у лестницы на верхний ярус.</text:p>
      <text:p text:style-name="P59"/>
      <text:p text:style-name="P59">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9"/>
      <text:p text:style-name="P59">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9"/>
      <text:p text:style-name="P59"><text:soft-page-break/>Через некоторое время этой крохотной частью сознания я отметил скрип двери и застенчивый голос:</text:p>
      <text:p text:style-name="P59"><text:span text:style-name="T15">– </text:span>Твайлайт, Дёрпи сказала, у тебя есть «Особенности поведения, питания и размножения приматов»? Я бы хотела её ненадолго… Ого!!!</text:p>
      <text:p text:style-name="P59"/>
      <text:p text:style-name="P59">После долгой паузы тот же голос спросил:</text:p>
      <text:p text:style-name="P59"><text:span text:style-name="T15">– </text:span>Что тут случилось? Почему все висят в воздухе? И всё вот это?</text:p>
      <text:p text:style-name="P59"/>
      <text:p text:style-name="P59">Голос Спайка откуда-то из подвала ответил:</text:p>
      <text:p text:style-name="P59"><text:span text:style-name="T15">– </text:span>Потому что Твайлайт остановила время. В радиусе девяти метров, как мне кажется. Или десяти.</text:p>
      <text:p text:style-name="P59"><text:span text:style-name="T15">– </text:span>В двенадцати с половиной, <text:span text:style-name="T15">– </text:span>донёсся голос Твайлайт сверху. <text:span text:style-name="T15">–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9"/>
      <text:p text:style-name="P59"><text:span text:style-name="T15">– Н</text:span>Е ВЗДУМАЙ СЧИТАТЬ СЕБЯ ПОБЕДИТЕЛЬНИЦЕЙ! <text:span text:style-name="T15">– </text:span>загремело у меня в мозгу, в обоих сознаниях сразу. <text:span text:style-name="T15">–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9"/>
      <text:p text:style-name="P59">Наступило молчание. Потом донеслось всхлипывание заучки.</text:p>
      <text:p text:style-name="P59"><text:span text:style-name="T15">–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9"><text:span text:style-name="T15">–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9"><text:span text:style-name="T15">–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9"/>
      <text:p text:style-name="P59">В мозгу раздалось мычание, как если бы кто-то хотел выругаться, но в через силу сдержался.</text:p>
      <text:p text:style-name="P59"><text:span text:style-name="T15">– </text:span>КТО ИЗ МАГОВ СЕЙЧАС ПРИСУТСТВУЕТ В БИБЛИОТЕКЕ ЗА ПРЕДЕЛАМИ ЗОНЫ СКОЛЛАПСИРОВАВШЕГО ВРЕМЕНИ?</text:p>
      <text:p text:style-name="P59"/>
      <text:p text:style-name="P59">Молчание. Наконец голос Спайка произнёс:</text:p>
      <text:p text:style-name="P59"><text:span text:style-name="T15">– </text:span>Она имеет ввиду, кто из единорогов в библиотеке не попал в это сверхпрозрачное стекло? Ну же, не тушуйся!</text:p>
      <text:p text:style-name="P59">Послышался застенчивый голос.</text:p>
      <text:p text:style-name="P59"><text:span text:style-name="T15">– </text:span>Эмм, я вам подхожу?</text:p>
      <text:p text:style-name="P59"><text:span text:style-name="T15">– </text:span>КТО ТЫ? ПРЕДСТАВЬСЯ!</text:p>
      <text:p text:style-name="P59"><text:soft-page-break/><text:span text:style-name="T15">– </text:span>Эмм, Лира Хартстрингс, единорог. Я не то, чтобы маг, моя специализация — музыка…</text:p>
      <text:p text:style-name="P59"><text:span text:style-name="T15">– </text:span>ГОДИТСЯ! ТЫ ВИДИШЬ ТОЧКУ СИНГУЛЯРНОСТИ?</text:p>
      <text:p text:style-name="P59"><text:span text:style-name="T15">– </text:span>Эмм?</text:p>
      <text:p text:style-name="P59">Голос Спайка пояснил:</text:p>
      <text:p text:style-name="P59"><text:span text:style-name="T15">– </text:span>Вон та тёмная точка над лестницей, у которой вся картинка искривляется.</text:p>
      <text:p text:style-name="P59"><text:span text:style-name="T15">– </text:span>Да! Вижу.</text:p>
      <text:p text:style-name="P59"><text:span text:style-name="T15">– </text:span>ТЕПЕРЬ ЛЕВИТИРУЙ ПРИМАТА В ТОЧКУ СИНГУЛЯРНОСТИ.</text:p>
      <text:p text:style-name="P59"><text:span text:style-name="T15">– </text:span>Чего-о-о?!! <text:span text:style-name="T15">– </text:span>возопило моё малое сознание.</text:p>
      <text:p text:style-name="P59"><text:span text:style-name="T15">– </text:span>Эмм… Зачем? <text:span text:style-name="T15">– вторила мне Лира.</text:span></text:p>
      <text:p text:style-name="P59"><text:span text:style-name="T15">–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5"> </text:span>НЕ ВОЛНУЙСЯ, ДВУНОГИЙ, ТЕБЕ ЭТО НЕ ПОВРЕДИТ.</text:p>
      <text:p text:style-name="P59"><text:span text:style-name="T15">– </text:span>Вы даёте слово, что человеку не будет причинён вред? <text:span text:style-name="T15">– </text:span>голос Лиры обрёл непривычную твёрдость.</text:p>
      <text:p text:style-name="P59"><text:span text:style-name="T15">– </text:span>КАК ТЫ СМЕЕШЬ СОМНЕВАТЬСЯ В НАС, СВОЕЙ ПРИНЦЕССЕ?</text:p>
      <text:p text:style-name="P59"><text:span text:style-name="T15">– Я </text:span>не сомневаюсь в вас, Ваше Высочество… Потому и требую слова!</text:p>
      <text:p text:style-name="P59"><text:span text:style-name="T15">–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9"><text:span text:style-name="T15">– </text:span>Ну, блядь, спасибо! <text:span text:style-name="T15">– </text:span>подумал я.</text:p>
      <text:p text:style-name="P59"><text:span text:style-name="T15">–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5"/>
      <text:p text:style-name="P59"><text:span text:style-name="T15">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9">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9"/>
      <text:p text:style-name="P59">Кажется, ты придумал, как отомстить надменной кобыле, Анон!</text:p>
      <text:p text:style-name="P59"/>
      <text:p text:style-name="P59">Напрягая силу воли, я отдал приказ непослушному телу. Ладонь стала плавно сжиматься.</text:p>
      <text:p text:style-name="P45">–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5"/>
      <text:p text:style-name="P45"><text:soft-page-break/>Моя ладонь сжала проезжающий мимо нос Луны. Гневная тирада ночной аликорницы завершилась трубным рёвом.</text:p>
      <text:p text:style-name="P59">С громким хлопком время восстановило свой ход, сознания воссоединились, все попадали на пол. </text:p>
      <text:p text:style-name="P59"/>
      <text:p text:style-name="P59">…</text:p>
      <text:p text:style-name="P59"/>
      <text:p text:style-name="P59"><text:span text:style-name="T15">– </text:span>Буэ-э-э!</text:p>
      <text:p text:style-name="P59">То ли от воздействия сингулярности, то ли от того, что закружилась голова в торнадо, но меня буквально вывернуло наизнанку.</text:p>
      <text:p text:style-name="P59"><text:span text:style-name="T15">– </text:span>Проклятье! Тебе только Кэйдэнс осталось обрыгать для полной коллекции! <text:span text:style-name="T15">– </text:span>презрительно заметила Луна, вставая из-под меня. Отвернувшись, аликорница незаметно почесала нос сгибом крыла.</text:p>
      <text:p text:style-name="P59"/>
      <text:p text:style-name="P59">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9"/>
      <text:p text:style-name="P59"><text:span text:style-name="T15">– </text:span>Так шта не так уж сильно мы и погудели с братюней на прошлый Канун горящего очага! <text:span text:style-name="T15">– </text:span>пробормотала Эпплджек, схватившись за голову. <text:span text:style-name="T15">– </text:span>Не сравнить с теперешней гулянкой.</text:p>
      <text:p text:style-name="P59"/>
      <text:p text:style-name="P59">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9"/>
      <text:p text:style-name="P59">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9"><text:span text:style-name="T15">– </text:span>Итак, Мы ждём, <text:span text:style-name="T15">– а</text:span>ликорница смотрела на меня выжидающе. <text:span text:style-name="T15">– Т</text:span>ы говорил, что знаешь, где искать Сестру?</text:p>
      <text:p text:style-name="P59">Просительные нотки контрастировали с привычным для Луны властным тоном. Аликорница присела на пол и устало опустила голову.</text:p>
      <text:p text:style-name="P59"/>
      <text:p text:style-name="P59">Я кивнул ей примирительно.</text:p>
      <text:p text:style-name="P59"><text:span text:style-name="T15">–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9"><text:span text:style-name="T15">– </text:span>Давай по-порядку, <text:span text:style-name="T15">– о</text:span>становила меня Луна. <text:span text:style-name="T15">– </text:span>С чего ты взял, что она в твоём мире?</text:p>
      <text:p text:style-name="P59"/>
      <text:p text:style-name="P59">Я задумался. Как объяснить ей, не рассказывая основное? То, от чего весь мир остановится? Как описать частность, не раскрыв суть?</text:p>
      <text:p text:style-name="P59"/>
      <text:p text:style-name="P59">Луна продолжила с горечью.</text:p>
      <text:p text:style-name="P59"><text:span text:style-name="T15">–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9"/>
      <text:p text:style-name="P59"><text:span text:style-name="T15">– Ч</text:span>то? Я<text:span text:style-name="T15"> вспомнил тяжёлый сон после знакомства с Пинки и маковским сидром и </text:span>догадка легла на сердце тяжким грузом.</text:p>
      <text:p text:style-name="P59">Нет, только не это! Только не из-за меня! Ну хватит же! Я не могу быть виноватым во всех бедах Эквестрии!</text:p>
      <text:p text:style-name="P59"/>
      <text:p text:style-name="P59"><text:span text:style-name="T15">– </text:span>Мы проследили её сновидение, <text:span text:style-name="T15">– п</text:span>одтвердила Луна. Её взгляд сверлил меня, улавливая малейшие изменения мимики. <text:span text:style-name="T15">–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9"/>
      <text:p text:style-name="P59">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9"/>
      <text:p text:style-name="P59">Я со всей дури грохнул кулаком по ограждению балкона. Перила жалобно скрипнули. Луна всё поняла и кивнула.</text:p>
      <text:p text:style-name="P59"><text:span text:style-name="T15">– </text:span>Теперь ты понимаешь, почему Мы виним тебя в развоплощении сестры?</text:p>
      <text:p text:style-name="P59"><text:span text:style-name="T15">– </text:span>Да. Но послушай… Я не могу рассказать всё, <text:span text:style-name="T15">– </text:span>осторожно, как по горячим углям, начал я. <text:span text:style-name="T15">– </text:span>Это может натворить большую беду.</text:p>
      <text:p text:style-name="P59">Луна пристально взглянула на меня и понимающе склонила голову.</text:p>
      <text:p text:style-name="P59"><text:span text:style-name="T15">– </text:span>Мы знаем, иногда так бывает. Продолжай.</text:p>
      <text:p text:style-name="P59"><text:span text:style-name="T15">–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9"><text:span text:style-name="T15">– </text:span>Да, помним.</text:p>
      <text:p text:style-name="P59"><text:span text:style-name="T15">– </text:span>Так вот, в той колонне, окружённая со всех сторон пони, стояла Селестия. Она стояла в очереди к Чёрному Экрану. А за экраном…</text:p>
      <text:p text:style-name="P59"/>
      <text:p text:style-name="P59">Будь что будет, Анон! Молись, чтобы клочок информации не привёл к глобальной катастрофе!</text:p>
      <text:p text:style-name="P59"/>
      <text:p text:style-name="P59"><text:span text:style-name="T15">– А з</text:span>а экраном был мой мир. Я узнал его!</text:p>
      <text:p text:style-name="P59"/>
      <text:p text:style-name="P59">Ничего не изменилось. В разговор встряла Твайлайт, до этого тихо стоявшая в сторонке.</text:p>
      <text:p text:style-name="P59"><text:span text:style-name="T15">–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9"/>
      <text:p text:style-name="P59">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9"/>
      <text:p text:style-name="P59"><text:span text:style-name="T15">– </text:span>Нечто вроде. Они точно не погибают, я это видел. Просто переносятся туда и превращаются в людей. Исчезновение — не значит смерть.</text:p>
      <text:p text:style-name="P59"><text:soft-page-break/>Единорожка успокаивающе произнесла:</text:p>
      <text:p text:style-name="P59"><text:span text:style-name="T15">–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9"/>
      <text:p text:style-name="P59">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9"/>
      <text:p text:style-name="P59"><text:span text:style-name="T15">– </text:span>Ты что-то недоговариваешь, <text:span text:style-name="T15">– </text:span>шепнула Луна почти ласково. <text:span text:style-name="T15">–</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9">Аликорница вернулась на место, воссоединившись с двойником.</text:p>
      <text:p text:style-name="P59"/>
      <text:p text:style-name="P59"><text:span text:style-name="T15">– …</text:span>а <text:span text:style-name="T15">М</text:span>арк Ботвиний-младший упоминал в «Энциклопедии Арканум» о древнем божестве К<text:span text:style-name="T15">'</text:span>утулу, пожирающем во сне души экстрасенсориков, обладающих достаточной чувствительностью, чтобы попасть под его воздействие.</text:p>
      <text:p text:style-name="P59"><text:span text:style-name="T15">– </text:span>Достаточно, Твайлайт, <text:span text:style-name="T15">– </text:span>остановила единорожку Луна. <text:span text:style-name="T15">–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9"/>
      <text:p text:style-name="P59">Единорожка задумалась.</text:p>
      <text:p text:style-name="P59"><text:span text:style-name="T15">–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9"><text:span text:style-name="T15">– </text:span>Да, это может сработать, <text:span text:style-name="T15">– </text:span>кивнула Луна. <text:span text:style-name="T15">– </text:span>Если только у Нас с Дискордом хватит сил его открыть. В прошлый раз основную тяжесть по формированию коридора взяла на себя Сестра.</text:p>
      <text:p text:style-name="P59"><text:span text:style-name="T15">– </text:span>Разумеется, я помогу вам! <text:span text:style-name="T15">– </text:span>воскликнула Твайлайт с энтузиазмом. <text:span text:style-name="T15">– </text:span>У меня же есть опыт, хоть и не очень удачный.</text:p>
      <text:p text:style-name="P59">Луна сморщила нос при этих словах, но всё же кивнула.</text:p>
      <text:p text:style-name="P59"><text:span text:style-name="T15">–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9"><text:span text:style-name="T15">– </text:span>Я приглашу их. Они не откажутся.</text:p>
      <text:p text:style-name="P59"><text:span text:style-name="T15">– </text:span>Что ж, ещё одной проблемой меньше. Теперь нужно решить, как найти Сел. Кто-то должен отправиться за ней.</text:p>
      <text:p text:style-name="P59"><text:span text:style-name="T15">– </text:span>Это, разумеется, буду я, <text:span text:style-name="T15">– п</text:span>ожал плечами я. <text:span text:style-name="T15">– Р</text:span>азумная пони там и шагу не сделает без того, чтобы не попасть в лабораторию к учёным или военным.</text:p>
      <text:p text:style-name="P59"><text:span text:style-name="T15">– </text:span>А если…</text:p>
      <text:p text:style-name="P59"><text:soft-page-break/><text:span text:style-name="T15">– </text:span>А если она прикинется неразумной, <text:span text:style-name="T15">– </text:span>предвосхитил я вопрос единорожки, <text:span text:style-name="T15">–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9"><text:span text:style-name="T15">– </text:span>Остаётся ещё одна проблема, <text:span text:style-name="T15">– </text:span>тихо сказала Луна. <text:span text:style-name="T15">–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9"><text:span text:style-name="T15">– </text:span>Я попробую подыскать подходящие заклинания для работы с флорой, <text:span text:style-name="T15">– </text:span>загорелась научным рвением книгоежка. <text:span text:style-name="T15">– </text:span>Помнится, в «Природе проклятий» был раздел, посвящённый зебринским ритуалам плодородия!</text:p>
      <text:p text:style-name="P59"/>
      <text:p text:style-name="P59">Единорожка вернулась в библиотеку. Некоторое время мы с Луной молча слушали звуки засыпающего Понивилля.</text:p>
      <text:p text:style-name="P59"/>
      <text:p text:style-name="P59"><text:span text:style-name="T15">– </text:span>Почему ты так опасаешься гибели Селестии? <text:span text:style-name="T15">– </text:span>наконец спросил я аликорницу. <text:span text:style-name="T15">– </text:span>Ведь вы бессмертны. Рано или поздно твоя сестра вернётся к тебе, как ты вернулась к ней через тысячу лет заточения.</text:p>
      <text:p text:style-name="P59"><text:span text:style-name="T15">– </text:span>Ха! <text:span text:style-name="T15">– </text:span>с горечью отозвалась Луна. <text:span text:style-name="T15">–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9"><text:span text:style-name="T15">–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5">– пожаловался я Луне.</text:span></text:p>
      <text:p text:style-name="P45"/>
      <text:p text:style-name="P59">Аликорница отвлеклась от воспоминаний.</text:p>
      <text:p text:style-name="P59"><text:span text:style-name="T15">–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9"><text:span text:style-name="T15">– </text:span>Почему же ты не смогла найти меня в Эквестрии с его помощью?</text:p>
      <text:p text:style-name="P59"/>
      <text:p text:style-name="P59">Аликорница смутилась.</text:p>
      <text:p text:style-name="P59"><text:span text:style-name="T15">–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9"><text:span text:style-name="T15">– </text:span>Да уж, успех тотальный, <text:span text:style-name="T15">– </text:span>скептически отозвался я, прислушиваясь к звукам уборки. <text:span text:style-name="T15">– </text:span>Я бы и сам к тебе заявился с результатами эксперимента, дай ты мне пару дней времени.</text:p>
      <text:p text:style-name="P59"><text:soft-page-break/><text:span text:style-name="T15">– </text:span>Как бы то ни было, <text:span text:style-name="T15">– </text:span>поджала губы Луна, <text:span text:style-name="T15">– </text:span>мы пришли к сотрудничеству. Надеюсь, оно будет плодотворным. Более плодотворным, чем то, что было у тебя с Сел!</text:p>
      <text:p text:style-name="P59"/>
      <text:p text:style-name="P59">Я присмотрелся к ночной принцессе с подозрением. Что она знает о нас с Селестией?</text:p>
      <text:p text:style-name="P59"/>
      <text:p text:style-name="P59"><text:span text:style-name="T15">– </text:span>У нас было достаточно плодотворное сотрудничество, <text:span text:style-name="T15">– </text:span>осторожно начал я. <text:span text:style-name="T15">– </text:span>Хотя основную часть работы сделал я, Дэш и Твайлайт.</text:p>
      <text:p text:style-name="P59"><text:span text:style-name="T15">– </text:span>Неудивительно! <text:span text:style-name="T15">– </text:span>фыркнула Луна. <text:span text:style-name="T15">– В </text:span>этом — вся Сел. Сестра, в отличие от Нас, всегда норовит спихнуть тяжёлую задачу на кого-нибудь другого!</text:p>
      <text:p text:style-name="P59"><text:span text:style-name="T15">– </text:span>А также совместить приятное с полезным, <text:span text:style-name="T15">– </text:span>не удержался я от подколки.</text:p>
      <text:p text:style-name="P59"/>
      <text:p text:style-name="P59">Дружеский интим «для здоровья» всё ещё вызывает в тебе досаду, Анон!</text:p>
      <text:p text:style-name="P59"/>
      <text:p text:style-name="P54">Луна бросила на меня тяжёлый взгляд.</text:p>
      <text:p text:style-name="P57"><text:span text:style-name="T22">–</text:span> Вот это вряд ли! Сестра охладела к сексу ещё до Нашей ссылки. И, насколько Нам известно, за время Нашего отсутствия её предпочтения в <text:span text:style-name="T15"><text:s/></text:span>этом плане не менялись.</text:p>
      <text:p text:style-name="P57"/>
      <text:p text:style-name="P57">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7"/>
      <text:p text:style-name="P54"><text:span text:style-name="T21">–</text:span> Тогда зачем она..?</text:p>
      <text:p text:style-name="P54"><text:span text:style-name="T21">–</text:span> Дала тебе? <text:span text:style-name="T21">–</text:span> цинично довершила мой вопрос Луна. <text:span text:style-name="T21">–</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4"/>
      <text:p text:style-name="P54">Меня как будто окатило ледяным душем. Не любовь и даже не дружба. Просто плата за услугу… Даже не дружба…</text:p>
      <text:p text:style-name="P54">Тревожная догадка окончательно сковала морозом душу.</text:p>
      <text:p text:style-name="P57"><text:span text:style-name="T22">–</text:span> А другие? Они тоже… давали мне потому, что считали меня последним шансом?</text:p>
      <text:p text:style-name="P57"/>
      <text:p text:style-name="P57">У аликорницы отвалилась челюсть.</text:p>
      <text:p text:style-name="P57"><text:span text:style-name="T22">–</text:span> Другие? Кто ещё?<text:span text:style-name="T15"> </text:span>С кем ещё у тебя были… отношения?</text:p>
      <text:p text:style-name="P54"><text:span text:style-name="T21">–</text:span> С Рэйнбоу Дэш, <text:span text:style-name="T21">–</text:span> ответил я несчастным голосом. <text:span text:style-name="T21">–</text:span> И, может быть, с Пинки.</text:p>
      <text:p text:style-name="P54"><text:span text:style-name="T21">–</text:span> А ты живчик, <text:span text:style-name="T21">–</text:span> удивлённо заметила Луна и нахмурилась.</text:p>
      <text:p text:style-name="P45">–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54"><text:span text:style-name="T21">– Что?!! – с недоверием воскликнула Луна. – Сестра никогда не умела лечить. И сейчас не умеет </text:span><text:span text:style-name="T64">— иначе Мы бы знали. Мало кто владеет магией целительства, и Сестра не из их числа.</text:span></text:p>
      <text:p text:style-name="P45">– Очень мне надо врать! – возмутился я. – Сел исцелила меня в Кантерлоте с помощью заместительной терапии.</text:p>
      <text:p text:style-name="P45"/>
      <text:p text:style-name="P45">Луна вскинула копыто к <text:span text:style-name="T1">виску</text:span> и закатила глаза.</text:p>
      <text:p text:style-name="P54"><text:soft-page-break/><text:span text:style-name="T21">– О небо! Теперь Мы понимаем, почему она так ослабела! Как это в стиле Сестры </text:span><text:span text:style-name="T64">— она готова отпилить себе крыло, дабы защитить кого-то от солнца!</text:span></text:p>
      <text:p text:style-name="P45">– Ты о чём? – не понял я. – Какое ещё, к дискорду, крыло? Почему она ослабела?</text:p>
      <text:p text:style-name="P45"/>
      <text:p text:style-name="P45">Луна молча стояла с закрытыми глазами, горестно покачиваясь на ногах взад-вперёд. “Глупая, глупая Сел!” – расслышал я из её бормотания.</text:p>
      <text:p text:style-name="P45">Наконец, Луна снизошла ко мне с объяснением.</text:p>
      <text:p text:style-name="P54"><text:span text:style-name="T21">– Заместительная терапия </text:span><text:span text:style-name="T64">—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9"/>
      <text:p text:style-name="P59">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9"/>
      <text:p text:style-name="P45">Луна вздохнула и повернулась ко мне.</text:p>
      <text:p text:style-name="P54"><text:span text:style-name="T21">–</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54"/>
      <text:p text:style-name="P54">Аликорница фыркнула.</text:p>
      <text:p text:style-name="P54"><text:span text:style-name="T21">– </text:span><text:span text:style-name="T64">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9">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9"/>
      <text:p text:style-name="P59"><text:span text:style-name="T15">– Анон</text:span>, ты в порядке? <text:span text:style-name="T15">– </text:span>на балкон заглянула Дэш. <text:span text:style-name="T15">– </text:span>Твайлайт говорит, нам нужно отправляться к развалинам в Вечнодикий лес. Можешь на меня рассчитывать. Когда отправляемся?</text:p>
      <text:p text:style-name="P59">Я благодарно взъерошил пегаске гриву. Уныние отступило.</text:p>
      <text:p text:style-name="P59"><text:span text:style-name="T15">– </text:span>Спасибо, Дэш. Ты настоящий друг.</text:p>
      <text:p text:style-name="P59"><text:span text:style-name="T15">– </text:span>Сначала нам нужно вернуться в Кантерлот, <text:span text:style-name="T15">– п</text:span>рервала нас Луна. <text:span text:style-name="T15">– </text:span>Помимо подготовки к рейду, Нам нужно создать компас. И провести Гранд Галопинг Гала.</text:p>
      <text:p text:style-name="P59"/>
      <text:p text:style-name="P59">Я удивлённо воззрился на аликорницу. Та сконфузилась.</text:p>
      <text:p text:style-name="P59"><text:span text:style-name="T15">– </text:span>Если отменить праздник, начнутся волнения, <text:span text:style-name="T15">– </text:span>ответила Луна на мой не заданный вопрос. <text:span text:style-name="T15">–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9"/>
      <text:p text:style-name="P59">Я пожал плечами и спустился с пегаской вниз, к компании.</text:p>
      <text:p text:style-name="P59"/>
      <text:h text:style-name="P165" text:outline-level="2"><text:soft-page-break/><text:span text:style-name="T1">22</text:span>. <text:span text:style-name="T1">Лучший</text:span> Гранд Галопин<text:span text:style-name="T1">г</text:span> Гала <text:span text:style-name="T1">в истории</text:span></text:h>
      <text:p text:style-name="P91"/>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
      <text:p text:style-name="P59"><text:span text:style-name="T15">– </text:span>Да што ж такое творится-то! Ни в жисть не поверю, чтоб в Кантерлоте пустые дома были! <text:span text:style-name="T15">– </text:span>заявила Эпплджек. <text:span text:style-name="T15">–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9"><text:span text:style-name="T15">– </text:span>Какая жалость, что это всё из-за вампирского мира! <text:span text:style-name="T15">– </text:span>пробормотала Рэрити. <text:span text:style-name="T15">– </text:span>Самое бы время покупать землю под бутик.</text:p>
      <text:p text:style-name="P59"/>
      <text:p text:style-name="P59">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9"/>
      <text:p text:style-name="P59">Тук-тук-тук!</text:p>
      <text:p text:style-name="P59"/>
      <text:p text:style-name="P59"><text:span text:style-name="T15">– Анон</text:span>, ты тут? <text:span text:style-name="T15">–</text:span>Дэш просунула нос в дверь, не дожидаясь отклика. <text:span text:style-name="T15">– </text:span>Ага, вот ты где! Я с тобой!</text:p>
      <text:p text:style-name="P59">Пегаска швырнула перемётные сумки мне на постель и пошла к выходу.</text:p>
      <text:p text:style-name="P59"><text:span text:style-name="T15">– </text:span>Ну, чего застрял? Пошли скорее, а то на хавчик опоздаем! <text:span text:style-name="T15">– </text:span>нетерпеливо обернулась Дэш.</text:p>
      <text:p text:style-name="P59">Я пожал плечами и пошёл следом. Бороться со стихией в лице Дэш было трудновато. Да и незачем.</text:p>
      <text:p text:style-name="P59"/>
      <text:p text:style-name="P45">…</text:p>
      <text:p text:style-name="P45"/>
      <text:p text:style-name="P59">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9"/>
      <text:p text:style-name="P59"><text:span text:style-name="T15">– </text:span>Располагайтесь, <text:span text:style-name="T15">– </text:span>кивнула нам Луна.</text:p>
      <text:p text:style-name="P59">«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5">–</text:span> всхлипула Дэш.</text:p>
      <text:p text:style-name="P59"/>
      <text:p text:style-name="P59"><text:span text:style-name="T15">– </text:span>Ну что же вы? Присаживайтесь, <text:span text:style-name="T15">– </text:span>вновь пригласила Луна. <text:span text:style-name="T15">– </text:span>Если блюда заветрятся, придётся их выкинуть и приготовить новые.</text:p>
      <text:p text:style-name="P59">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5">одной</text:span> подушки.</text:p>
      <text:p text:style-name="P59"/>
      <text:p text:style-name="P59"><text:soft-page-break/><text:span text:style-name="T15">– </text:span>Мы узнали у шеф-повара Сестры о твоих кулинарных предпочтениях, <text:span text:style-name="T15">– у</text:span>лыбнулась мне Луна. <text:span text:style-name="T15">– </text:span>Не в обиду, но ты первый примат-митарианец<text:note text:id="ftn17" text:note-class="footnote"><text:note-citation>17</text:note-citation><text:note-body><text:p text:style-name="P155">Митарианец <text:span text:style-name="T56">– мясоед</text:span></text:p></text:note-body></text:note> на Нашей памяти. Насколько Нам известно, рацион обезьян состоит из фруктов и листьев бамбука.</text:p>
      <text:p text:style-name="P59"/>
      <text:p text:style-name="P59">Я мило улыбнулся в ответ и закинул в рот пучок петрушки.</text:p>
      <text:p text:style-name="P59"><text:span text:style-name="T15">– </text:span>А ты первая на моей памяти лошадь, умеющая магичить.</text:p>
      <text:p text:style-name="P59">Луна нахмурилась, но потом луч озарения коснулся её мордочки.</text:p>
      <text:p text:style-name="P45">– П<text:span text:style-name="T1">ризнаём, Мы были несправедливы к тебе. Как Нам тебя называть?</text:span></text:p>
      <text:p text:style-name="P59">Я выплюнул петрушку и взял кусок рыбы.</text:p>
      <text:p text:style-name="P45">– <text:span text:style-name="T1">Человеком. Во множественном числе мы — люди. Хотя множественная форма тебе не понадобится, принцесса.</text:span></text:p>
      <text:p text:style-name="P59"/>
      <text:p text:style-name="P59">Все расселись по местам, когда с дальнего конца стола раздался звонкий голосок.</text:p>
      <text:p text:style-name="P45">– <text:span text:style-name="T1">Эй, а туточки одно место пустует! Можно его займёт Гамми?</text:span></text:p>
      <text:p text:style-name="P45"><text:span text:style-name="T1">– Нет, Пинки, </text:span>– <text:span text:style-name="T1">ответила Луна. </text:span>– <text:span text:style-name="T1">Мы ждём ещё одного гостя.</text:span></text:p>
      <text:p text:style-name="P59">– А если он не придёт, тогда можно?</text:p>
      <text:p text:style-name="P59"/>
      <text:p text:style-name="P59">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9">– Эй! Это моя шляпа! – возмутилась Эпплджек.</text:p>
      <text:p text:style-name="P59">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9"/>
      <text:p text:style-name="P59">– Прекрати паясничать! – негромко сказала Луна.</text:p>
      <text:p text:style-name="P59">– Я не хотел… Тут мышь… – мои уши загорались медленно, но неотвратимо.</text:p>
      <text:p text:style-name="P59">– Мы не тебе, – так же тихо произнесла аликорница.</text:p>
      <text:p text:style-name="P59">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9">–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9">– Перестань, Дискорд, – устало ответила Луна. – Фиглярство вызывает улыбку только первые пару сотен лет.</text:p>
      <text:p text:style-name="P59">– Говори за себя, дражайшая! Я, наоборот, только вхожу во вкус!</text:p>
      <text:p text:style-name="P59">Драконикус заткнулся и принялся жадно есть брюкву.</text:p>
      <text:p text:style-name="P59"/>
      <text:p text:style-name="P59">Аликорница обвела присутствующих долгим взглядом и начала.</text:p>
      <text:p text:style-name="P59"><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9">– Прибыл к нам, ага. А я-то думал, Сахарная Ватка сама вытащила на нашу голову эту обезьяну из мухосранска, – громко прочавкал сам себе Дискорд.</text:p>
      <text:p text:style-name="P59"/>
      <text:p text:style-name="P59">– Анонимус берётся отыскать Селестию. И наша задача — помочь ему в этом! – с нажимом произнесла Луна, ни на кого не глядя.</text:p>
      <text:p text:style-name="P59">–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9"/>
      <text:p text:style-name="P59">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9"/>
      <text:p text:style-name="P59">– Я полностью в вашем распоряжении, Ваше Высочество! Думаю, мои друзья меня поддержат! – отчеканила умничка Твайлайт.</text:p>
      <text:p text:style-name="P59">Остальные пони отозвались невнятным мычанием.</text:p>
      <text:p text:style-name="P59"/>
      <text:p text:style-name="P59">–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9">–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9">–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9">–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9">– Эталоном? Для всехпони? Всегда говорила? – Дискорд принял задумчивую позу, стреляя глазами по сторонам.</text:p>
      <text:p text:style-name="P59">–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9">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9">– Мы думаем, она была права!</text:p>
      <text:p text:style-name="P59"/>
      <text:p text:style-name="P59">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9">– Ну, это… Если светоч, то конечно… А как же! Я всегда знал, что я светоч!.. А для Элементов Гармонии я тоже светоч?</text:p>
      <text:p text:style-name="P59">– Разумеется! – заверила его Луна, изо всех сил моргая шестёрке.</text:p>
      <text:p text:style-name="P59">– Светоч, светоч! – вразнобой подтвердили пони. Пожалуй, Флаттершай даже не врала.</text:p>
      <text:p text:style-name="P59"><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9"/>
      <text:p text:style-name="P59">– Ффух! – шумно выдохнула Луна. – Спасибо вам, Наши дорогие, вы Нам очень помогли!</text:p>
      <text:p text:style-name="P59">– Но мы же ничего не сделали! – запротестовала Эпплджек.</text:p>
      <text:p text:style-name="P59">–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9"/>
      <text:p text:style-name="P59">…</text:p>
      <text:p text:style-name="P59"/>
      <text:p text:style-name="P59">Безмолвными тенями скользнули лакеи и унесли блюда. На освободившемся столе Луна расстелила свиток с записями.</text:p>
      <text:p text:style-name="P59">– Теперь, Наши маленькие пони, Мы должны просить вас ещё об одной услуге.</text:p>
      <text:p text:style-name="P59">Непривычно смешно было видеть принцессу ночи покрасневшей и прячущей в замешательстве глаза.</text:p>
      <text:p text:style-name="P59">–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9"/>
      <text:p text:style-name="P59">При этих словах настала очередь прятать глаза шестёрке пони. Дэш фейсхуфнула.</text:p>
      <text:p text:style-name="P59">– Нам просто необходимо провести это праздник! – отчаянно заявила Луна.<text:span text:style-name="T15">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9">Луна вздохнула.</text:p>
      <text:p text:style-name="P59">–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9">–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9">–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9">С этими словами аликорница развернула свиток, достигший нижним концом пола.</text:p>
      <text:p text:style-name="P59">Твайлайт схватилась за голову.</text:p>
      <text:p text:style-name="P59"/>
      <text:p text:style-name="P46">***</text:p>
      <text:p text:style-name="P45"/>
      <text:p text:style-name="P59">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9"><text:soft-page-break/></text:p>
      <text:p text:style-name="P59">– Я верю в вас только потому, что ты об этом попросила, – наконец начал я. – Тогда, в метель.</text:p>
      <text:p text:style-name="P59">Аликорница кивнула.</text:p>
      <text:p text:style-name="P59">– Потому что у меня больше нет других причин верить в дружбомагию. После того, что рассказала Луна.</text:p>
      <text:p text:style-name="P59">Аликорница сникла.</text:p>
      <text:p text:style-name="P59">– Она ведь правду сказала? То свидание ночью в башне было всего лишь платой? Авансом?</text:p>
      <text:p text:style-name="P59">Селестия грустно кивнула и отвернулась.</text:p>
      <text:p text:style-name="P59">– Выходит, я для тебя был тем же, чем сейчас Дискорд для Луны? С тем отличием, что ты не нашла способ «отмазаться»?</text:p>
      <text:p text:style-name="P59">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9"/>
      <text:p text:style-name="P59">Заросли можжевельника раздвинулись, пропуская синюю единорожку.</text:p>
      <text:p text:style-name="P59"/>
      <text:p text:style-name="P59">– Привет!</text:p>
      <text:p text:style-name="P59">Я молча смотрел сквозь неё, привалившись спиной к валуну. Мне хотелось побыть одному.</text:p>
      <text:p text:style-name="P59">– Привет, говорю! Мну видела, как ты залазил сюда. Классное местечко!</text:p>
      <text:p text:style-name="P59">– Привет, Индиго.</text:p>
      <text:p text:style-name="P59">– Что-то на тебе мордочки нет. Ты бледнее болотной поганки из Вечнодикого леса. Что-то случилось?</text:p>
      <text:p text:style-name="P59">– Случилось, Индиго. За то время, что мы не виделись, случилось очень многое.</text:p>
      <text:p text:style-name="P59">– Так это ж здорово! Мну любит, когда что-нибудь случается! Иначе скучно. А ты? Расскажи! Ты нашёл Шейлу?</text:p>
      <text:p text:style-name="P59">– Нашёл.</text:p>
      <text:p text:style-name="P59">– Вау! А принцессу Селестию?</text:p>
      <text:p text:style-name="P59">– Селестию тоже.</text:p>
      <text:p text:style-name="P59">– Крутотень! А где они? Они скоро вернутся?</text:p>
      <text:p text:style-name="P59">– Они не вернутся.</text:p>
      <text:p text:style-name="P59"/>
      <text:p text:style-name="P59">Индиго перестала улыбаться. Тревога отразилась на её мордочке.</text:p>
      <text:p text:style-name="P59">– Почему?</text:p>
      <text:p text:style-name="P59">– Они там, откуда нет возврата.</text:p>
      <text:p text:style-name="P59">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9"/>
      <text:p text:style-name="P59">Индиго молча села возле меня. Потом она всхлипнула. Потом тяжело вздохнула.</text:p>
      <text:p text:style-name="P59">– Пожалуйста, скажи мне, что с ними.</text:p>
      <text:p text:style-name="P59"><text:soft-page-break/></text:p>
      <text:p text:style-name="P59">Я оторвался от валуна, склонился над ней и тихонько прошептал ей в ухо:</text:p>
      <text:p text:style-name="P59">– Если я скажу, ты исчезнешь. Это такое проклятие. Отправишься вслед за ними. Мне бы этого не хотелось. Ты нужна здесь.</text:p>
      <text:p text:style-name="P59"/>
      <text:p text:style-name="P59">Индиго хмуро взглянула на меня.</text:p>
      <text:p text:style-name="P59">–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9">Я ласково потрепал её по головке.</text:p>
      <text:p text:style-name="P59">–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9"/>
      <text:p text:style-name="P59">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9"/>
      <text:p text:style-name="P59">– Индиго, ты в Гранд Галопинг Гала когда-нибудь участвовала?</text:p>
      <text:p text:style-name="P59">– А то! В прошлом году па взял меня с собой на Гала. Он стоял в охране, а я пробралась внутрь и наблюдала за всем из-за занавески.</text:p>
      <text:p text:style-name="P59">– То есть, ты помнишь, как там всё устроено и что должно происходить?</text:p>
      <text:p text:style-name="P59">– Агась!</text:p>
      <text:p text:style-name="P59">–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9">– Вау! Круто!</text:p>
      <text:p text:style-name="P59">Единорожка в восторге <text:s/>запрыгала на месте.</text:p>
      <text:p text:style-name="P59">–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9"/>
      <text:p text:style-name="P59">Кобылка остановилась и обняла меня за шею.</text:p>
      <text:p text:style-name="P59">– Спасибки! Тока ж ты на праздник придёшь? Обещаешь? Пожалуйста-пожалуйста-пожалуйста!</text:p>
      <text:p text:style-name="P59">– Обещаю.</text:p>
      <text:p text:style-name="P59">– Ю-ху-у-у!</text:p>
      <text:p text:style-name="P59">Единорожка умчалась.</text:p>
      <text:p text:style-name="P59"/>
      <text:p text:style-name="P59">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9"/>
      <text:p text:style-name="P59">В серебряной коробке вместо книги лежал одинокий листок бумаги.</text:p>
      <text:p text:style-name="P71"><text:soft-page-break/></text:p>
      <text:p text:style-name="P71">«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7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7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7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1">До встречи!»</text:p>
      <text:p text:style-name="P71"/>
      <text:p text:style-name="P59">– Сел - Сел… Ну почему ты такая… – пробормотал я сквозь слёзы.</text:p>
      <text:p text:style-name="P59"/>
      <text:p text:style-name="P60">***</text:p>
      <text:p text:style-name="P91"/>
      <text:p text:style-name="P59">«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9"/>
      <text:p text:style-name="P59">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9"/>
      <text:p text:style-name="P59">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9">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9">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9"><text:soft-page-break/></text:p>
      <text:p text:style-name="P59">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9"/>
      <text:p text:style-name="P59">–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9">–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9">–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9">– А моя часть будет в самом конце, – вздохнул третий голосок. – Если мы до него досидим. Лично мне уже надоело. Скучно.</text:p>
      <text:p text:style-name="P59">–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9">– Всё равно Норф был круче, – пробормотал голос Индиго. – Он Кинга раза три уделывал на «Королеве Лорен».</text:p>
      <text:p text:style-name="P59">– Скоро начнётся! Я слышу свисток Вондерболтов! – перебил голос Санни – Бежим на смотровую площадку!</text:p>
      <text:p text:style-name="P59">– Кто первый добежит, тот… эмм…</text:p>
      <text:p text:style-name="P59">– Суперсветоч!</text:p>
      <text:p text:style-name="P59">– Агась! Галагалоперы, вперёд!</text:p>
      <text:p text:style-name="P59">– Йей!!!</text:p>
      <text:p text:style-name="P59"/>
      <text:p text:style-name="P59">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9"/>
      <text:p text:style-name="P59">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9"/>
      <text:p text:style-name="P59">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9"><text:soft-page-break/>…</text:p>
      <text:p text:style-name="P59">– Это она! Она!!! Нам дают знак!</text:p>
      <text:p text:style-name="P59">– Наша принцесса! Наше солнце!</text:p>
      <text:p text:style-name="P59">– Она вернётся! Как нам и обещала принцесса Луна!</text:p>
      <text:p text:style-name="P59">– А то! Я всем говорил! Мне никто не верил! Никто!!! Эти смешные бунтари из Мэйнхеттена…</text:p>
      <text:p text:style-name="P59">– Дайте мне вас обнять, дорогой друг!</text:p>
      <text:p text:style-name="P59">…</text:p>
      <text:p text:style-name="P59">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5"/>
      <text:p text:style-name="P59">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9"/>
      <text:p text:style-name="P59">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9">Я подошёл к ближайшей колонне. Под капителем колонны корявая надпись гласила: <text:s/>«з<text:span text:style-name="T70">д</text:span>ЕсЬ БЫл <text:span text:style-name="T71">д</text:span>ИскОр<text:span text:style-name="T69">Д</text:span>». Прислонившись к прохладному мрамору, я закрыл глаза…</text:p>
      <text:p text:style-name="P59"/>
      <text:p text:style-name="P59">…</text:p>
      <text:p text:style-name="P59"/>
      <text:p text:style-name="P59">Музыкальный транс прервался цоканьем копыт по парковой дорожке. Две фигуры устало брели прочь от замка, тихо переговариваясь между собой.</text:p>
      <text:p text:style-name="P59"/>
      <text:p text:style-name="P59">– Ужель обязательно лично приветствовать каждого пони? Сестра разбаловала их. Это так утомляет!</text:p>
      <text:p text:style-name="P59">–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9">–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9">Беседующие остановились прямо у колонны, за которой сидел я.</text:p>
      <text:p text:style-name="P59"/>
      <text:p text:style-name="P59"><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9">–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9">–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9"/>
      <text:p text:style-name="P59">В саду прозвенел гонг. Музыка умолкла и в наступившей тишине звонкий голосок объявил в потрескивающий микрофон:</text:p>
      <text:p text:style-name="P59">–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9">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9"/>
      <text:p text:style-name="P59">Последняя фраза утонула в свисте и восторжённом топоте копыт. Твайлайт вздохнула.</text:p>
      <text:p text:style-name="P59">–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9"/>
      <text:p text:style-name="P59">Твайлайт побрела по дорожке к освещённой террасе. Луна проводила её взглядом. Затем она со смешком обратилась в пространство:</text:p>
      <text:p text:style-name="P59">– Скрываться за колонной — плохая идея, Анонимус. Если хочешь, чтобы тебя не раскрыли, прячься так, чтобы не было видно твоей тени.</text:p>
      <text:p text:style-name="P59"/>
      <text:p text:style-name="P59">Я поднялся.</text:p>
      <text:p text:style-name="P59">–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9">Луна сочувственно кивнула.</text:p>
      <text:p text:style-name="P59">–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9">Я понимающе покачал головой. Чёрная фурия была не так уж плоха, если узнать её получше!</text:p>
      <text:p text:style-name="P59">Аликорница смущённо улыбнулась.</text:p>
      <text:p text:style-name="P59">–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9"><text:soft-page-break/>– О, да! Классно играют! Впервые слышу в Эквестрии такую продвинутую музыку.</text:p>
      <text:p text:style-name="P59">Луна вздохнула.</text:p>
      <text:p text:style-name="P59">–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9"/>
      <text:p text:style-name="P59">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9">–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9">Принц позеленел, промычал нечто нечленораздельное и махнул копытом носильщикам двигаться дальше.</text:p>
      <text:p text:style-name="P59"/>
      <text:p text:style-name="P59">Во дворце, вручив мне тяжёлую шкатулку серебряной окантовки с хрустальным шаром на крышке, Луна с некоторым смущением сообщила:</text:p>
      <text:p text:style-name="P59">–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9"/>
      <text:p text:style-name="P59">Она что, издевается? Я раздражённо сунул шкатулку в карман.</text:p>
      <text:p text:style-name="P59">– Да хрен там! Какие перья? Ты же сама сказала, отношения были чисто деловыми. По крайней мере, с её стороны.</text:p>
      <text:p text:style-name="P59"/>
      <text:p text:style-name="P59">Луна продолжила с каменным выражением лица.</text:p>
      <text:p text:style-name="P59">– Если же нет, поднимись в её башню и разыщи перо или волос в её постели. После чего помести это в компас. Всё.</text:p>
      <text:p text:style-name="P59">Аликорница отвернулась. Я пошёл к выходу.</text:p>
      <text:p text:style-name="P59"/>
      <text:p text:style-name="P59">– Иногда деловые отношения служат прикрытием для… чего-то большего. Но смертным это трудно понять.</text:p>
      <text:p text:style-name="P59">Я обернулся. Аликорница смотрела в окно на первый заезд «Небес Эквестрии», не удостаивая меня вниманием.</text:p>
      <text:p text:style-name="P59"/>
      <text:p text:style-name="P59">Не гребу я этих аликорнов!</text:p>
      <text:p text:style-name="P45"/>
      <text:p text:style-name="P60">***</text:p>
      <text:p text:style-name="P59"/>
      <text:p text:style-name="P59">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9"/>
      <text:p text:style-name="P59">Перепрыгивая через две ступеньки я достиг вершины башни.</text:p>
      <text:p text:style-name="P59"><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9">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9">Чувствуя себя грабителем, я вошёл в комнату и осмотрел футон.</text:p>
      <text:p text:style-name="P59"/>
      <text:p text:style-name="P59">Фиг там! Было такое впечатление, что последнее время на нём никто не спал. Ни складочки, ни вмятинки, ни волоска, ни пылинки.</text:p>
      <text:p text:style-name="P59">Я окинул взглядом комнату. Взор упал на гардероб у стены. Вот где можно найти перо или волос!</text:p>
      <text:p text:style-name="P59"/>
      <text:p text:style-name="P59">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9"/>
      <text:p text:style-name="P59">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2"></text:span><text:span text:style-name="T73"> сидел, прислонившись к стенке. Оранжевая лампочка по прежнему горела на налобном щитке.</text:span></text:p>
      <text:p text:style-name="P86"/>
      <text:p text:style-name="P59">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9"/>
      <text:p text:style-name="P59">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9"/>
      <text:p text:style-name="P59">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9"/>
      <text:p text:style-name="P59">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9"/>
      <text:p text:style-name="P59">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9"/>
      <text:p text:style-name="P59">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9"/>
      <text:p text:style-name="P59">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9">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9"/>
      <text:p text:style-name="P60">***</text:p>
      <text:p text:style-name="P59"/>
      <text:p text:style-name="P59">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9"/>
      <text:p text:style-name="P59">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9"/>
      <text:p text:style-name="P59">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9"/>
      <text:p text:style-name="P59">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9"/>
      <text:p text:style-name="P59">«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9"/>
      <text:p text:style-name="P59">Штурвал заклинило. Бля!!!</text:p>
      <text:p text:style-name="P59"/>
      <text:p text:style-name="P59">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9">Я что есть мочи дёрнул штурвал на себя.</text:p>
      <text:p text:style-name="P59"/>
      <text:p text:style-name="P59">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9"/>
      <text:p text:style-name="P59">…</text:p>
      <text:p text:style-name="P59"/>
      <text:p text:style-name="P59">«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9"/>
      <text:p text:style-name="P59">Замок.</text:p>
      <text:p text:style-name="P59">Проклятье, что с замком?!</text:p>
      <text:p text:style-name="P59"/>
      <text:p text:style-name="P59">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9"/>
      <text:p text:style-name="P59">А я-то был в воздухе, в ста метрах над землёй! В воздухе, блядь, а не на земле!</text:p>
      <text:p text:style-name="P59"/>
      <text:p text:style-name="P59">Я надавил на рычаг вертикальной тяги и колесница плавно скользнула вниз. Ха, теперь-то я понял, в чём дело! Замок висел в воздухе!</text:p>
      <text:p text:style-name="P59">Пиздец… Замок висел в воздухе?!!</text:p>
      <text:p text:style-name="P59"/>
      <text:p text:style-name="P59">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9"/>
      <text:p text:style-name="P59">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9"/>
      <text:p text:style-name="P59">Спокойно, Анон! Ты когда-то хотел стать пилотом — в следующий раз будь поосторожнее в своих мечтаниях! Альпинизм — наше всё!</text:p>
      <text:p text:style-name="P59">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9"/>
      <text:p text:style-name="P59">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9">Я пробежал комнату насквозь и кинулся к выходу.</text:p>
      <text:p text:style-name="P59"><text:soft-page-break/></text:p>
      <text:p text:style-name="P59">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9"/>
      <text:p text:style-name="P59">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9"/>
      <text:p text:style-name="P59">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9">За моей спиной раздался механический голос.</text:p>
      <text:p text:style-name="P59"/>
      <text:p text:style-name="P59">– <text:span text:style-name="T74">Зафиксирована опасная ситуация. Сознание пациента </text:span><text:span text:style-name="T75">&lt;</text:span><text:span text:style-name="T74">СЕЛЕСТИЯ</text:span><text:span text:style-name="T75">&gt;</text:span><text:span text:style-name="T74"> не регистрируется. Активируется протокол экстренной эвакуации пациента </text:span><text:span text:style-name="T75">&lt;</text:span><text:span text:style-name="T74">СЕЛЕСТИЯ</text:span><text:span text:style-name="T75">&gt;</text:span><text:span text:style-name="T74"> к супервизору </text:span><text:span text:style-name="T75">&lt;</text:span><text:span text:style-name="T74">ЛУНА</text:span><text:span text:style-name="T75">&gt;</text:span><text:span text:style-name="T74">.</text:span></text:p>
      <text:p text:style-name="P85"/>
      <text:p text:style-name="P59">Я обернулся.</text:p>
      <text:p text:style-name="P59"/>
      <text:p text:style-name="P59">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9"/>
      <text:p text:style-name="P59">БЛЯ!!!</text:p>
      <text:p text:style-name="P59"/>
      <text:p text:style-name="P59">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9"/>
      <text:p text:style-name="P59">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9"/>
      <text:p text:style-name="P59">«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9"/>
      <text:p text:style-name="P59">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9"><text:soft-page-break/>Когда последний чек-поинт был пройден, на главном табло мигнула и исчезла цифра «<text:span text:style-name="T28">7.76</text:span>», сменившись на «<text:span text:style-name="T28">7.72</text:span>».</text:p>
      <text:p text:style-name="P59">Можно ставить галочку на исполнившейся мечте стать пилотом! Что там следующее на очереди? Альпинизм?</text:p>
      <text:p text:style-name="P59">Сделав полный круг вокруг парка, мы вышли на финишную прямую, в конце которой нас приветливо встречали двери центрального холла дворца.</text:p>
      <text:p text:style-name="P59"/>
      <text:p text:style-name="P59">БЛЯ!!!</text:p>
      <text:p text:style-name="P59">Какая тупица закрыла двери?</text:p>
      <text:p text:style-name="P59"/>
      <text:p text:style-name="P59">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9">У тебя всё под контролем, Анон?!! Проклятье!</text:p>
      <text:p text:style-name="P59"/>
      <text:p text:style-name="P59">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9"/>
      <text:p text:style-name="P59">…</text:p>
      <text:p text:style-name="P59"/>
      <text:p text:style-name="P59">–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9"/>
      <text:p text:style-name="P59">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9"/>
      <text:p text:style-name="P59">…</text:p>
      <text:p text:style-name="P59"/>
      <text:p text:style-name="P59">– Что сиё значит, человек?!!</text:p>
      <text:p text:style-name="P59">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9"/>
      <text:p text:style-name="P59">– Мнэ-э-э, – в этот момент даже козлиное блеяние было для меня верхом геройства.</text:p>
      <text:p text:style-name="P59"/>
      <text:p text:style-name="P59">Подымая тучи пыли, с грохотом обрушилась в Провал башня Селестии. Луна с отвалившейся челюстью наблюдала за действом в окно.</text:p>
      <text:p text:style-name="P59"/>
      <text:p text:style-name="P59">– Что… Что за дискордовщина?!</text:p>
      <text:p text:style-name="P59">Луна глянула в противоположное окно.</text:p>
      <text:p text:style-name="P59">– А куда делась Наша башня?!! – на аликорницу было жалко смотреть.</text:p>
      <text:p text:style-name="P59"><text:soft-page-break/>– Она внизу, – промямлил я. <text:s/>Чтобы легче было дышать, я пальцем оттянул галстук от горла.</text:p>
      <text:p text:style-name="P59">– В каком ещё низу???</text:p>
      <text:p text:style-name="P59">– Ну… внизу. С остальным Кантерлотом… – я чувствовал себя идиотом.</text:p>
      <text:p text:style-name="P59"/>
      <text:p text:style-name="P59">Аликорница молча взвилась в воздух и вылетела наружу. Через минуту вернулась.</text:p>
      <text:p text:style-name="P59">– Мы приняли решение! Бал закрывается!</text:p>
      <text:p text:style-name="P59"/>
      <text:h text:style-name="Heading_20_2" text:outline-level="2">2<text:span text:style-name="T1">3</text:span>. <text:span text:style-name="T1">Летающий замок</text:span></text:h>
      <text:p text:style-name="P93"/>
      <text:p text:style-name="P59">Скалу ощутимо тряхнуло. Грибной суп выплеснулся из супницы на стол.</text:p>
      <text:p text:style-name="P59">– Конски яблоки! Четвёртый день уж волокут. Могли б и научиться наконец-то, – проворчала Эпплджек с набитым ртом.</text:p>
      <text:p text:style-name="P59"/>
      <text:p text:style-name="P59">Мы обедали на утёсе. Перед нами маячил хвост «Конкордии». Трёхмильный канат соединял гигантский дирижабль с «Громовержцем»<text:span text:style-name="T15">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9">«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9"/>
      <text:p text:style-name="P59">– Девочки, под нами Понивилль! – захлопала копытами Рэрити. – Узнаю свой бутик!</text:p>
      <text:p text:style-name="P59">Да, с утёса открылся городок, очертаниями повторяющий карту Понивилля. Я даже рассмотрел свой бывший домик у железной дороги.</text:p>
      <text:p text:style-name="P59">– Эй-Джей, гляди, твоя ферма! Я даже Биг Мака вижу. Вон, дрыхнет в стогу, – Дэш указала на красную точку в поле на окраине городка.</text:p>
      <text:p text:style-name="P59">–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9"/>
      <text:p text:style-name="P59">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9"/>
      <text:p text:style-name="P59">…</text:p>
      <text:p text:style-name="P59"/>
      <text:p text:style-name="P59">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8">«СВЕТОЧ»</text:span>.</text:p>
      <text:p text:style-name="P59"/>
      <text:p text:style-name="P59">– Итак, через день мы достигнем цели. Надеюсь, все помнят план действий. Мы высаживаемся группой у входа и…</text:p>
      <text:p text:style-name="P59">– Эмм… Прячемся?</text:p>
      <text:p text:style-name="P59">– Дерёмся с пландерсидами?</text:p>
      <text:p text:style-name="P59">– Создаём магический щит?</text:p>
      <text:p text:style-name="P59"/>
      <text:p text:style-name="P59">– Нет!</text:p>
      <text:p text:style-name="P59">Луна поднесла копыто ко рту и прокашлялась.</text:p>
      <text:p text:style-name="P59">–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9"/>
      <text:p text:style-name="P59">Луна строго посмотрела на нас.</text:p>
      <text:p text:style-name="P59">–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9"/>
      <text:p text:style-name="P59">Я вспомнил, как мы драпали из замка, но промолчал.</text:p>
      <text:p text:style-name="P59"/>
      <text:p text:style-name="P59">–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9">– По возвращению человек отыщет Сестру с помощью компаса, что Мы приготовили для него. Ты активировал компас, Анонимус?</text:p>
      <text:p text:style-name="P59"/>
      <text:p text:style-name="P59">Я продемонстрировал ночной принцессе шкатулку с беспорядочно мечущейся стрелкой.</text:p>
      <text:p text:style-name="P59"/>
      <text:p text:style-name="P59">–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9"/>
      <text:p text:style-name="P59">Лавандовая единорожка съёжилась.</text:p>
      <text:p text:style-name="P59">–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9"><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9">Мордочка аликорницы омрачилась печалью.</text:p>
      <text:p text:style-name="P59">– К сожалению, в этом случае жертв невозможно будет избежать. Мы бы многое отдали, чтобы не прибегать к этому варианту.</text:p>
      <text:p text:style-name="P59"/>
      <text:p text:style-name="P59">Дэш подняла копыто.</text:p>
      <text:p text:style-name="P59">– Если я правильно врубилась, нам надо навести в болоте шороху при посадке? Чтоб ничего не дёргалось? Это для меня — фигня! Было б о чём говорить.</text:p>
      <text:p text:style-name="P59"/>
      <text:p text:style-name="P59">Все, включая меня, вытаращились на пегаску с великим удивлением. Дискорд покрутил когтем у виска.</text:p>
      <text:p text:style-name="P59"/>
      <text:p text:style-name="P59">– Я могу влупить по болоту радужным ударом, – объяснила пегаска. – Ручаюсь, после этого пландерсидам будет не до нас.</text:p>
      <text:p text:style-name="P59"/>
      <text:p text:style-name="P59">Твайлайт внезапно закивала головой и зашептала на ухо Луне. Аликорница задумалась.</text:p>
      <text:p text:style-name="P59">–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9">Луна повернулась к выходу.</text:p>
      <text:p text:style-name="P59"/>
      <text:p text:style-name="P59">– Не кажется ли тебе, дражайшая, что ты забыла об одной незначительной детали? – встрял Дискорд. – <text:s/>Совсем незначительной, вот такусенькой?</text:p>
      <text:p text:style-name="P59">– Какой же? – нахмурилась Луна. – Ты изменяешь условия сделки?</text:p>
      <text:p text:style-name="P59">–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9"/>
      <text:p text:style-name="P59">Драконикус для наглядности плюнул. Плевок затормозил у потолка, изменил направление на девяносто градусов и вылетел в окно.</text:p>
      <text:p text:style-name="P59"/>
      <text:p text:style-name="P59">–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9">–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9"/>
      <text:p text:style-name="P59">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5">, </text:span>отправилось в мусорную корзину.</text:p>
      <text:p text:style-name="P59"/>
      <text:p text:style-name="P59"><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9"/>
      <text:p text:style-name="P59">Луна с шумом захлопнула справочник.</text:p>
      <text:p text:style-name="P59">–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9">–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9"/>
      <text:p text:style-name="P59">Луна нахмурилась.</text:p>
      <text:p text:style-name="P59">– Мы видим, у тебя уже есть готовое решение. Говори.</text:p>
      <text:p text:style-name="P59"/>
      <text:p text:style-name="P59">Дискорд устроился поудобнее и демонстративно поправил бейсболку со <text:span text:style-name="T28">«СВЕТОЧЕМ»</text:span>.</text:p>
      <text:p text:style-name="P59">–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9"/>
      <text:p text:style-name="P59">Луна скосила глаза на меня в немом вопросе. <text:s/>Я не увидел ответную мимику Дискорда — тот повернулся ко мне спиной.</text:p>
      <text:p text:style-name="P59"/>
      <text:p text:style-name="P59">–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9">– У нас нет времени. Придётся действовать по твоему плану.</text:p>
      <text:p text:style-name="P59"/>
      <text:p text:style-name="P59">Дискорд взглянул в газету.</text:p>
      <text:p text:style-name="P59">–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9"/>
      <text:p text:style-name="P59">Драконикус отвлёкся от приятных мыслей и направился к выходу. За ним потянулись и остальные.</text:p>
      <text:p text:style-name="P59">Я подождал, пока все выйдут и подобрал с пола оброненную Дискордом газету. Весь разворот занимал один заголовок.</text:p>
      <text:p text:style-name="P59"><text:soft-page-break/></text:p>
      <text:p text:style-name="P45"><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6">**</text:p>
      <text:p text:style-name="P46">*</text:p>
      <text:p text:style-name="P45"/>
      <text:p text:style-name="P54"><text:span text:style-name="T64">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4">— одичавшие пони паслись по близлежащим полям. Тень дрейфующей скалы пугала их и они разбегались по равнине веером.</text:span></text:p>
      <text:p text:style-name="P59">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9"/>
      <text:p text:style-name="P59">…</text:p>
      <text:p text:style-name="P59"/>
      <text:p text:style-name="P1"><text:span text:style-name="T41">–</text:span><text:span text:style-name="T30"> Ну хорошо, а кто вами правит? Аликорн? Драконикус? Какой-нибудь человек с рогом во лбу? Или у вас нет правителя?</text:span></text:p>
      <text:p text:style-name="P37"><text:span text:style-name="T15">–</text:span> Нет, почему? Правитель есть. Только он не постоянный. Его избирают. Раз в несколько лет.</text:p>
      <text:p text:style-name="P45">–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6">трид</text:span><text:span text:style-name="T1">цать лет, если его сменят через </text:span><text:span text:style-name="T66">двадцать</text:span>?</text:p>
      <text:p text:style-name="P45">–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9">Пегаска задумалась.</text:p>
      <text:p text:style-name="P59"/>
      <text:p text:style-name="P59">– Анон?</text:p>
      <text:p text:style-name="P59">– Да?</text:p>
      <text:p text:style-name="P59">–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9">Я почесал пегаску у основания гривы.</text:p>
      <text:p text:style-name="P59">–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9"/>
      <text:p text:style-name="P59">Я почувствовал резкую боль. Отдёрнув руку, я увидел на пальце кровь из ранки. </text:p>
      <text:p text:style-name="P59">Дэш смутилась.</text:p>
      <text:p text:style-name="P59"><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9">Брошь переливалась всеми цветами радуги в тусклом свете заходящего солнца.</text:p>
      <text:p text:style-name="P59">– Классная штука! Тебе идёт.</text:p>
      <text:p text:style-name="P59">Пегаска смущённо отвернулась. Потом повернулась опять. Копыто чертило звёздочку на песке.</text:p>
      <text:p text:style-name="P59">– Ты ведь вернёшься?</text:p>
      <text:p text:style-name="P59"/>
      <text:p text:style-name="P59">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9"/>
      <text:p text:style-name="P59">–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9">–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9">– А то ж!</text:p>
      <text:p text:style-name="P59"/>
      <text:p text:style-name="P59">Вслед за Твайлайт к нам подошли Эпплджек с Пинки. Фермерша встала на задние ноги и положила передние мне на плечи.</text:p>
      <text:p text:style-name="P59">–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9">– Супер-дупер-верно! Пусть только попробует! Ещё никто не смел отобрать у Пинки друга и остаться при этом в своём уме!!!</text:p>
      <text:p text:style-name="P59"/>
      <text:p text:style-name="P59">Розовая пони уселась на круп, копытами оттянула веки и высунула язык, сотворив совершенно безумную мордаху.</text:p>
      <text:p text:style-name="P59"/>
      <text:p text:style-name="P59">– В случае Дискорда — остаться НЕ в своём уме. Но в остальном — верно. Мы не дадим тебя в обиду, Анон.</text:p>
      <text:p text:style-name="P59">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9">– Спасибо, девчонки. Вы лучшие.</text:p>
      <text:p text:style-name="P59">– А я — лучшая из лучших! – похлопала себя в грудь Дэш. – Не забывай об этом!</text:p>
      <text:p text:style-name="P59"/>
      <text:p text:style-name="P59">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9"/>
      <text:p text:style-name="P59"><text:soft-page-break/>Раздались тихие шаги. Меня накрыла тень.</text:p>
      <text:p text:style-name="P59">– Тебе не стоит печалиться, человек. Твайлайт Спаркл права: дружба — не та вещь, которую можно взвешивать на весах.</text:p>
      <text:p text:style-name="P59"/>
      <text:p text:style-name="P59">Сарказм скроет твою <text:s/>печаль, Анон!</text:p>
      <text:p text:style-name="P59"/>
      <text:p text:style-name="P59">–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9"/>
      <text:p text:style-name="P59">Луна отвернулась, попытавшись скрыть смущение.</text:p>
      <text:p text:style-name="P59">–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9"/>
      <text:p text:style-name="P59">Луна опустила мне на колени небольшую карточку из серебра.</text:p>
      <text:p text:style-name="P59"/>
      <text:p text:style-name="P80"><text:span text:style-name="T15">~~~ </text:span>Человек Анонимус Терранский <text:span text:style-name="T15">~~~</text:span></text:p>
      <text:p text:style-name="P80">Паспорт гражданина Эквестрии</text:p>
      <text:p text:style-name="P79">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9">Именем правительства Эквестрии призываем оказывать предъявителю сего всю возможную помощь и содействие.</text:p>
      <text:p text:style-name="P84">26.07.2143 А.С.</text:p>
      <text:p text:style-name="P59"/>
      <text:h text:style-name="Heading_20_2" text:outline-level="2">24. Навсегда. И всегда</text:h>
      <text:p text:style-name="P141"/>
      <text:p text:style-name="P54">– Шесть. Пять. Четыре. Три. Два. Один. Ста-а-а-арт! – заверещала Пинки.</text:p>
      <text:p text:style-name="P54">Эпплджек ударила задними ногами в гонг. Твайлайт включила кинокамеру на запись. Флаттершай спрятала голову под хвост Рэрити.</text:p>
      <text:p text:style-name="P54"/>
      <text:p text:style-name="P54">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54"/>
      <text:p text:style-name="P54">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54"/>
      <text:p text:style-name="P54">Или, может быть, в тебе, Анон, если ты до сих пор пытаешься судить о пони по стандартам мира людей?</text:p>
      <text:p text:style-name="P54"/>
      <text:p text:style-name="P54">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54"/>
      <text:p text:style-name="P54">– Ну что, видал? Тебе понравилось? Круто, правда?!!</text:p>
      <text:p text:style-name="P54">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54"/>
      <text:p text:style-name="P54">Пегаска, не услышав от меня слов восхищения, надулась.</text:p>
      <text:p text:style-name="P54">–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54">–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54">Дэш почесала в затылке.</text:p>
      <text:p text:style-name="P54">– Ты хочешь сказать — вжарь я посильнее, и скала рассыпалась бы?</text:p>
      <text:p text:style-name="P54">– Нечто вроде, – кивнула Твайлайт. – Уверенность не стопроцентная, но риск велик.</text:p>
      <text:p text:style-name="P54">– То есть, мне нужно будет лупить по болоту не сильнее, чем сейчас?</text:p>
      <text:p text:style-name="P54">– Именно так, Рэйнбоу Дэш! – к нашей компании подошла Луна.</text:p>
      <text:p text:style-name="P54">–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54"/>
      <text:p text:style-name="P54">– Ур-ра-а-а! Да здравствует Рэйнбоу Дэш!!! Предлагаю устроить в её честь вечеринку! А то что-то все какие-то скучные стали в последнее время!!!</text:p>
      <text:p text:style-name="P54"/>
      <text:p text:style-name="P54">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54">– Объявить об окончании испытаний. Снять кордоны с дорог. Расчистить развалины. Выполняйте.</text:p>
      <text:p text:style-name="P54">– Есть!</text:p>
      <text:p text:style-name="P54"/>
      <text:p text:style-name="P54">Пегасы спикировали в долину.</text:p>
      <text:p text:style-name="P54"/>
      <text:p text:style-name="P54">…</text:p>
      <text:p text:style-name="P54"/>
      <text:p text:style-name="P54">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54">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54"/>
      <text:p text:style-name="P54">– Завтра на рассвете «Громовержец» достигнет руин нашего Дома. Мы предчувствуем великую битву.</text:p>
      <text:p text:style-name="P54">Луна стояла рядом, наблюдая за проплывающей внизу Эквестрией. Я удивился.</text:p>
      <text:p text:style-name="P54">– Разве ты не планируешь с помощью Дэш расчистить болото от пландерсидов? С кем мы будем сражаться?</text:p>
      <text:p text:style-name="P54">Луна тяжело вздохнула.</text:p>
      <text:p text:style-name="P54">– Мощь Элемента Верности впечатляет. Но если бы Мы могли всё предусмотреть — тут был бы совсем <text:s/>другой мир, куда лучше этого.</text:p>
      <text:p text:style-name="P54"/>
      <text:p text:style-name="P54">Аликорница огляделась по сторонам.</text:p>
      <text:p text:style-name="P54">–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51"/>
      <text:p text:style-name="P54">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54">–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55">Центурия <text:span text:style-name="T56">– военное подразделение в 100 солдат</text:span></text:p></text:note-body></text:note> в последний бой.</text:p>
      <text:p text:style-name="P54"/>
      <text:p text:style-name="P54">Аликорница легонько коснулась крылом моего плеча.</text:p>
      <text:p text:style-name="P54"><text:soft-page-break/>– Будь храбр. Будь стоек. Будь силён. Что бы ни случилось, помни: Эквестрия с тобой. Эквестрия в тебе. Навсегда. И всегда. Удачи, солдат!</text:p>
      <text:p text:style-name="P54"/>
      <text:p text:style-name="P54">Луна повернулась и быстро ушла с обзорной площадки.</text:p>
      <text:p text:style-name="P54"/>
      <text:p text:style-name="P55">***</text:p>
      <text:p text:style-name="P54"/>
      <text:p text:style-name="P54">– Анон, стой! Подожди!</text:p>
      <text:p text:style-name="P54">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54">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54">– Ф-фух! Пинки, конечно, мне друг и всё такое… Но бывают моменты, когда от неё нужно прятаться куда подальше, – перевела дух пегаска.</text:p>
      <text:p text:style-name="P54"/>
      <text:p text:style-name="P54">Я усмехнулся и отряхнул с гривы Дэш остаток конфетти. </text:p>
      <text:p text:style-name="P54">– Ты нарисовал? – пегаска выжидающе уставилась на меня. – Только не говори мне, что не получилось. Я же сказала, мне на память сгодится всё!</text:p>
      <text:p text:style-name="P54"/>
      <text:p text:style-name="P54">Я кивнул и без слов раскрыл блокнот на нужной странице. Пегаска буквально прижала нос к рисунку.</text:p>
      <text:p text:style-name="P54">–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54">–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54">Пегаска возмущённо фыркнула.</text:p>
      <text:p text:style-name="P54">–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54">Пегаска задумалась.</text:p>
      <text:p text:style-name="P54">–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54">Я подыграл пегаске.</text:p>
      <text:p text:style-name="P54">– Это тебе Твайлайт сказала? Есть такое заклинание, «переплетение сознаний». Я — против. Честно говоря, не шибко приятная штука.</text:p>
      <text:p text:style-name="P54">Дэш спрятала блокнот под крыло.</text:p>
      <text:p text:style-name="P54">– Вообще-то, Зекора. Неважно. Ты куда сейчас?</text:p>
      <text:p text:style-name="P54">– В гараж. Надо закончить кое-какую работу.</text:p>
      <text:p text:style-name="P54">Пегаска кивнула.</text:p>
      <text:p text:style-name="P54"><text:soft-page-break/>– Ага. Я мигом. Отнесу рисунок и вернусь.</text:p>
      <text:p text:style-name="P30"/>
      <text:p text:style-name="P55">***</text:p>
      <text:p text:style-name="P30"/>
      <text:p text:style-name="P40"><text:span text:style-name="T1">«Королева Лорен» жалобно потрескивала, опираясь </text:span><text:span text:style-name="T66">задней осью </text:span><text:span text:style-name="T1">на табуретку. Я прилаживал ей новое колесо взамен <text:s/>утраченного. </text:span><text:span text:style-name="T66">Ещ</text:span><text:span text:style-name="T1">ё</text:span><text:span text:style-name="T66"> </text:span><text:span text:style-name="T1">немного и будет как новенькая! В дворцовом гараже среди кучи хлама таки нашлось лопнувшее колесо, которое </text:span><text:span text:style-name="T66">мне удалось</text:span><text:span text:style-name="T1"> отремонтировать — о</text:span><text:span text:style-name="T66">бучение у</text:span><text:span text:style-name="T1"> Норфа не </text:span><text:span text:style-name="T66">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6">на </text:span><text:span text:style-name="T1">корпус</text:span><text:span text:style-name="T66">е</text:span><text:span text:style-name="T1">, полученные при таране крыши сарая и дверей дворцового холла, <text:s/>и будет лучше прежней — хоть снова в гонках участвуй.</text:span></text:p>
      <text:p text:style-name="P54"/>
      <text:p text:style-name="P54">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54"/>
      <text:p text:style-name="P54">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54"/>
      <text:p text:style-name="P54">Я прислонился к борту. Мечты унесли меня выше облаков. Вот если бы улететь с Сел далеко-далеко за горизонт, навстречу <text:span text:style-name="T66">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54">Мечты — мечты. Я горько улыбнулся своим мыслям.</text:p>
      <text:p text:style-name="P54"/>
      <text:p text:style-name="P54">Дэш печально наблюдала за мной с крыши гаража, положив голову на передние ноги.</text:p>
      <text:p text:style-name="P54">– Ты опять думаешь о ней. Моё лекарство не работает. Ты вернёшь Селестию и она погубит твою жизнь!</text:p>
      <text:p text:style-name="P54"/>
      <text:p text:style-name="P54">Я вздохнул. Вот только ревнующей пегаски мне и не хватало!</text:p>
      <text:p text:style-name="P54">– Дэш, я же предупреждал. Я не люблю тебя. Если ты хочешь что-то большее, чем дружба с привилегиями, то извини. За этим — не ко мне. <text:span text:style-name="T66">Если </text:span>для тебя такие отношения неприемлемы, давай прекратим их.</text:p>
      <text:p text:style-name="P54">Пегаска возмущённо фыркнула.</text:p>
      <text:p text:style-name="P54">–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54"/>
      <text:p text:style-name="P54">Пегаска отвернулась. Я спрыгнул с «Королевы Лорен» и затолкал её в гараж.</text:p>
      <text:p text:style-name="P54">– Давай не будем об этом, Дэш? Мне хорошо с тобой и ты — мой лучший друг, но я не хочу разговаривать на эту тему.</text:p>
      <text:p text:style-name="P54">– Ну и пожалуйста! – буркнула пегаска и спланировала на землю. – Стой!</text:p>
      <text:p text:style-name="P54"/>
      <text:p text:style-name="P54"><text:soft-page-break/>Я недоумённо уставился на Дэш. Та указала на «Королеву Лорен».</text:p>
      <text:p text:style-name="P54">– Ты закончил с колесницей?</text:p>
      <text:p text:style-name="P54">Я кивнул.</text:p>
      <text:p text:style-name="P54">– Давай устроим ей тест-драйв! Давно хотела почувствовать себя на месте кантерлотского стрит-рейсера.</text:p>
      <text:p text:style-name="P54"/>
      <text:p text:style-name="P54">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54">Я выкатил «Королеву Лорен» обратно во двор и протянул пегаске хомут.</text:p>
      <text:p text:style-name="P54"/>
      <text:p text:style-name="P54">…</text:p>
      <text:p text:style-name="P54"/>
      <text:p text:style-name="P54">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54">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54"/>
      <text:p text:style-name="P54">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54"/>
      <text:p text:style-name="P54">Спокойно, Анон, всё под контролем. Просто доверься ей.</text:p>
      <text:p text:style-name="P54"/>
      <text:p text:style-name="P54">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54"/>
      <text:p text:style-name="P54">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54"/>
      <text:p text:style-name="P54">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54"/>
      <text:p text:style-name="P54">…</text:p>
      <text:p text:style-name="P54"/>
      <text:p text:style-name="P54">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54">Казалось, силуэт пегаски на фоне золотого шара испускает радужное сияние. Время остановилось, в<text:span text:style-name="T66">о всём мире остались только м</text:span>ы<text:span text:style-name="T66">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67"/>
      <text:p text:style-name="P67">Я хотела бы бежать с тобой по полю, но у меня есть крылья.</text:p>
      <text:p text:style-name="P67">Я хотела бы лежать с тобой на поле ромашек, но я дочь неба.</text:p>
      <text:p text:style-name="P67">Всё что я могу — нести тебя в колеснице по облакам навстречу солнцу.</text:p>
      <text:p text:style-name="P102"/>
      <text:p text:style-name="P54">И прежде чем я успел что-либо осмыслить, из дальнего закутка моей души вырвался ответ.</text:p>
      <text:p text:style-name="P102"/>
      <text:p text:style-name="P67">Я хотел бы лететь в небе рядом с тобой, но у меня нет крыльев.</text:p>
      <text:p text:style-name="P67">Мне хотелось бы лежать на облаке рядом с тобой, но я сын земли.</text:p>
      <text:p text:style-name="P67">Всё, что я могу — нарисовать тебя купающейся в солнечных лучах.</text:p>
      <text:p text:style-name="P102"/>
      <text:p text:style-name="P57">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7"/>
      <text:p text:style-name="P54">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54"/>
      <text:p text:style-name="P54">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54"/>
      <text:p text:style-name="P54">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54"/>
      <text:p text:style-name="P54">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54">И словно частички радуги, крохотные капельки срывались с гривы и падали мне на щеку.</text:p>
      <text:p text:style-name="P54">Одна, вторая, третья. Откуда дождь? Мы же над облаками? Я попробовал влагу на вкус.</text:p>
      <text:p text:style-name="P54">Солёная.</text:p>
      <text:p text:style-name="P54">Проклятье! Я хотел избежать этого.</text:p>
      <text:p text:style-name="P54"/>
      <text:p text:style-name="P54">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54"/>
      <text:p text:style-name="P54">Отцепив пегаску от «Королевы Лорен», я тихо спросил её:</text:p>
      <text:p text:style-name="P57"><text:soft-page-break/>– Дэш, ты чего? Всё в порядке?</text:p>
      <text:p text:style-name="P57">– Ты о чём, Анон? – в тоне пегаски слышалось напряжение.</text:p>
      <text:p text:style-name="P57">– Ты ведь плакала?</text:p>
      <text:p text:style-name="P57">– Вот ещё! С какого фига? У тебя глюки, Анон?</text:p>
      <text:p text:style-name="P57"/>
      <text:p text:style-name="P57">Её наигранная весёлость только утвердила меня в своей правоте. Я осторожно снял с Дэш громадные противосолнечные очки.</text:p>
      <text:p text:style-name="P57"/>
      <text:p text:style-name="P57">– Может, у меня и глюки, но вот это на глюк не похоже, – я прикоснулся ко влажной дорожке, протянувшейся по скуле пегаски из уголка глаза.</text:p>
      <text:p text:style-name="P83"><text:span text:style-name="T1">– Не трожь! – Дэш сердито фыркнула. – </text:span>Меня ослепило солнце! И вообще, не твоё дело!</text:p>
      <text:p text:style-name="P83"/>
      <text:p text:style-name="P83"><text:s/>Вырвав у меня очки из рук, пегаска развернулась на одном копыте и улетела. Я покачал головой.</text:p>
      <text:p text:style-name="P59"/>
      <text:h text:style-name="Heading_20_2" text:outline-level="2">25. Осколки</text:h>
      <text:p text:style-name="P59"/>
      <text:p text:style-name="P59">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9">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9"/>
      <text:p text:style-name="P59">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9"/>
      <text:p text:style-name="P59">Предупреждая зарождающуюся панику, аликорница подняла копыто.</text:p>
      <text:p text:style-name="P59">–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9">Аликорница подошла к нам и замерла в ожидании. Тяжкое чувство накрыло меня.</text:p>
      <text:p text:style-name="P59"/>
      <text:p text:style-name="P59">– Вижу! – наконец, нарушила молчание Пинки.</text:p>
      <text:p text:style-name="P59">Она оторвалась от подзорной трубы и указала вдаль.</text:p>
      <text:p text:style-name="P59"/>
      <text:p text:style-name="P59"><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9"/>
      <text:p text:style-name="P59">–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9"/>
      <text:p text:style-name="P59">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9"/>
      <text:p text:style-name="P59">– Он там, на месте, – успокоил я Луну. – Но есть, кажется, и плохие новости. Погоди, – остановил я невысказанный вопрос Луны, – мне надо убедиться.</text:p>
      <text:p text:style-name="P59"/>
      <text:p text:style-name="P59">Я снова пригнулся к подзорной трубе и принялся вращать окуляр. По мере увеличения резкости, формы болота приобретали узнаваемые очертания.</text:p>
      <text:p text:style-name="P59">Проклятье! Так и есть, ошибки быть не может. Но как? Чёрт побери, как???</text:p>
      <text:p text:style-name="P59"/>
      <text:p text:style-name="P59">– Это Провал, – обратился я к Луне. – Теперь понятно, почему озеро увеличивается.</text:p>
      <text:p text:style-name="P59">– Что??? Но как вода удерживается от падения? Все Провалы, о которых Мы знаем, не имеют дна!</text:p>
      <text:p text:style-name="P59">– Я как раз задаю себе этот вопрос, – пожал я плечами.</text:p>
      <text:p text:style-name="P59"/>
      <text:p text:style-name="P59">Луна сменила меня у подзорной трубы.</text:p>
      <text:p text:style-name="P59">–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9">Луна задумчиво потёрла копытом подбородок.</text:p>
      <text:p text:style-name="P59">–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9">– Есть!!! – дружно гаркнули за нашими спинами манипула<text:note text:id="ftn19" text:note-class="footnote"><text:note-citation>19</text:note-citation><text:note-body><text:p text:style-name="P155">Манипула <text:span text:style-name="T56">– военное подразделение в 200 солдат</text:span></text:p></text:note-body></text:note> пегасов дворцовой стражи и звено Вондерболтов.</text:p>
      <text:p text:style-name="P59"/>
      <text:p text:style-name="P59">…</text:p>
      <text:p text:style-name="P59"/>
      <text:p text:style-name="P59">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9"/>
      <text:p text:style-name="P59">Ага, сейчас!</text:p>
      <text:p text:style-name="P59"/>
      <text:p text:style-name="P59"><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9">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9">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9">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9"/>
      <text:p text:style-name="P59">– Мы выиграли первый раунд, – тихо сказала Луна. – Нам стоило использовать «Конкордию» и в прошлый раз.</text:p>
      <text:p text:style-name="P59">– Напомнить тебе о режиме секретности, который ты тогда установила, или сама вспомнишь, Хмурая Метёлка? – язвительно отозвался Дискорд.</text:p>
      <text:p text:style-name="P59">Вместо доспехов старый фрик напялил на себя камзол и треуголку всё с тем же «<text:span text:style-name="T28">СВЕТОЧЕМ</text:span>» на всех трёх полях шляпы одновременно.</text:p>
      <text:p text:style-name="P59"/>
      <text:p text:style-name="P59">«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9"/>
      <text:p text:style-name="P59">– Рэйнбоу Дэш, твой выход, – обратилась к пегаске Луна. – А также Наш. И да пребудет с нами удача!</text:p>
      <text:p text:style-name="P59"/>
      <text:p text:style-name="P59">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9">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9">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9"/>
      <text:p text:style-name="P59">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9"/>
      <text:p text:style-name="P59">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9"><text:soft-page-break/></text:p>
      <text:p text:style-name="P59">– Селестия милосердная! – пробормотала Эпплджек и сдвинула шляпу на глаза. – Они настигли их!</text:p>
      <text:p text:style-name="P59">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9"/>
      <text:p text:style-name="P59">ХЛОП!</text:p>
      <text:p text:style-name="P59"/>
      <text:p text:style-name="P59">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9"/>
      <text:p text:style-name="P59">Луна, убедившись, что с пегаской всё в порядке, подошла ко мне, подволакивая ногу.</text:p>
      <text:p text:style-name="P59">–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9"/>
      <text:p text:style-name="P59">Я внимательно всмотрелся в аликорницу. На накопытнике задней ноги красовалась приличных размеров вмятина.</text:p>
      <text:p text:style-name="P59">– Луна, что с тобой? Ты ранена?!!</text:p>
      <text:p text:style-name="P59">Аликорница смутилась.</text:p>
      <text:p text:style-name="P59">– Мы утратили былую реакцию. Нам стыдно! Неважно. Главное — мы выиграли этот бой.</text:p>
      <text:p text:style-name="P59">– Оставить! – <text:span text:style-name="T66">при</text:span>казала Луна ринувшимся было ей на помощь стражникам. – До завершения задачи Мы не обращаем внимания на пустяки.</text:p>
      <text:p text:style-name="P59"/>
      <text:p text:style-name="P59">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9"/>
      <text:p text:style-name="P59">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9"/>
      <text:p text:style-name="P59">–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9">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5"/>
      <text:p text:style-name="P62"><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62">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9"/>
      <text:p text:style-name="P46">~~~~~</text:p>
      <text:p text:style-name="P46"/>
      <text:p text:style-name="P59">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9"/>
      <text:p text:style-name="P59">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9">– Бросайте якорь, – приказывает Луна в микрофон.</text:p>
      <text:p text:style-name="P59"/>
      <text:p text:style-name="P59">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9">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9"/>
      <text:p text:style-name="P59">– Что за..? О небо!!!</text:p>
      <text:p text:style-name="P59"/>
      <text:p text:style-name="P59">Возглас Луны побуждает меня глянуть вниз.</text:p>
      <text:p text:style-name="P59">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9">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9"/>
      <text:p text:style-name="P59">О БОГИ!!!</text:p>
      <text:p text:style-name="P59"/>
      <text:p text:style-name="P59">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9"/>
      <text:p text:style-name="P59"><text:soft-page-break/>– Ох, Селестия милосердная… Кракен… Этого не было в расчётах… – бормочет Твайлайт.</text:p>
      <text:p text:style-name="P59">Мы завороженно смотрим на хтоническое чудовище, подымающееся из тёмных вод.</text:p>
      <text:p text:style-name="P59"/>
      <text:p text:style-name="P59">«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9">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9"/>
      <text:p text:style-name="P59">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9"/>
      <text:p text:style-name="P59">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9">Дэш что-то шепчет на ухо Луне, та кивает в согласии. Пегаска стрелой взмывает с колесницы.</text:p>
      <text:p text:style-name="P59"/>
      <text:p text:style-name="P59">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9">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9"/>
      <text:p text:style-name="P59">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9"/>
      <text:p text:style-name="P59">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9"/>
      <text:p text:style-name="P59">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9"/>
      <text:p text:style-name="P59">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9"><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9"/>
      <text:p text:style-name="P59">–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62"/>
      <text:p text:style-name="P59">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9"/>
      <text:p text:style-name="P59">– Берегись!!!</text:p>
      <text:p text:style-name="P59">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9">Провал, парящая скала, колесница, падающие пони вертятся передо мной в безумной карусели…</text:p>
      <text:p text:style-name="P59"/>
      <text:p text:style-name="P46">~~~~~</text:p>
      <text:p text:style-name="P46"/>
      <text:p text:style-name="P59">…Раскалывается голова.</text:p>
      <text:p text:style-name="P59"/>
      <text:p text:style-name="P59">Громада «Громовержца» неспешно поворачивается вокруг своей оси в вышине. Дымящийся остаток щупальца всё ещё сжимает его выступ, <text:span text:style-name="T66">конвульсивно</text:span> сокращаясь.</text:p>
      <text:p text:style-name="P59">Я принимаю вертикальное положение. Вокруг меня осыпавшиеся замшелые стены без крыши и… Дэш.</text:p>
      <text:p text:style-name="P59"/>
      <text:p text:style-name="P59">–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9">– Учту, – я кривлюсь от боли. – Спасибо, Дэш. За мной должок.</text:p>
      <text:p text:style-name="P59">– Да кто там считает! – отмахивается пегаска.</text:p>
      <text:p text:style-name="P59">– С остальными всё в порядке?</text:p>
      <text:p text:style-name="P59">Пегаска неуверенно кивает.</text:p>
      <text:p text:style-name="P59">– Флатти и Твайлайт могли помочь себе сами. Пинки схватила Рэрити, а их обеих — Луна.</text:p>
      <text:p text:style-name="P59">– А Эпплджек?</text:p>
      <text:p text:style-name="P59">Пегаска чешет затылок.</text:p>
      <text:p text:style-name="P59">– Не помню. Ты падал быстрее всех, у меня не было выбора.</text:p>
      <text:p text:style-name="P59"/>
      <text:p text:style-name="P59">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9"/>
      <text:p text:style-name="P59">– <text:span text:style-name="T66">А ч</text:span>то случилось с кракеном?</text:p>
      <text:p text:style-name="P59">– Он упал в <text:span text:style-name="T66">П</text:span>ровал, – отвечает пегаска и смотрит на извивающийся остаток щупальца на скале. – По-крайней мере, большая его часть.</text:p>
      <text:p text:style-name="P59"><text:soft-page-break/></text:p>
      <text:p text:style-name="P59">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9">–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9">Я осторожно качаю головой, стараясь не вызвать боль.</text:p>
      <text:p text:style-name="P59">– Я видел только маленькую часть замка Сестёр. И то, в основном, подземную и на бегу. Но ты ведь можешь подняться над замком и разведать путь?</text:p>
      <text:p text:style-name="P59"/>
      <text:p text:style-name="P59">Пегаска чешет копытом в затылке.</text:p>
      <text:p text:style-name="P59">– Могу, конечно. Но пока я сюда спускалась, меня трижды чуть не сбили.</text:p>
      <text:p text:style-name="P59"/>
      <text:p text:style-name="P59">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9">–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9"/>
      <text:p text:style-name="P59">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9"/>
      <text:p text:style-name="P59">Прекрасно! Просто прекрасно!</text:p>
      <text:p text:style-name="P59">Я спускаюсь вниз, сажусь на обломок стены и обхватываю голову руками.</text:p>
      <text:p text:style-name="P59"/>
      <text:p text:style-name="P59">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9"/>
      <text:p text:style-name="P59">– Анон… – касается крылом моего плеча Дэш. – Не время хандрить. Мы должны идти в тронный зал.</text:p>
      <text:p text:style-name="P59">–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9"><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9">– Я не Проводник! – кричу я. – Меня сюда принесло по ошибке!..</text:p>
      <text:p text:style-name="P59"/>
      <text:p text:style-name="P59">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9">Может быть, ты рано раскис, Анон? Вспомни, под тысячелетними развалинами полно подземелий.</text:p>
      <text:p text:style-name="P59"/>
      <text:p text:style-name="P59">– Мы можем пройти подземным ходом, – киваю я на лаз.</text:p>
      <text:p text:style-name="P59">Пегаска воодушевляется.</text:p>
      <text:p text:style-name="P59">– Круть! Я же знала, что ты найдёшь выход! Веди, Проводник!</text:p>
      <text:p text:style-name="P59"/>
      <text:p text:style-name="P59">Мы спускаемся в темноту древнего хода.</text:p>
      <text:p text:style-name="P59">Триста метров. Каких-то грёбанных триста метров!</text:p>
      <text:p text:style-name="P59"/>
      <text:p text:style-name="P59">…</text:p>
      <text:p text:style-name="P59"/>
      <text:p text:style-name="P59">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9"/>
      <text:p text:style-name="P59">– Готова спорить на две тысячи бит, мы проходили этот перекрёсток двадцать минут назад. И сорок минут назад тоже проходили.</text:p>
      <text:p text:style-name="P59">Я поворачиваюсь к Дэш.</text:p>
      <text:p text:style-name="P59">– У тебя разве есть две тысячи бит?</text:p>
      <text:p text:style-name="P59">Пегаска чешет в затылке.</text:p>
      <text:p text:style-name="P59">– Нет. И это показывает, насколько я уверена в победе.</text:p>
      <text:p text:style-name="P59"/>
      <text:p text:style-name="P1"><text:span text:style-name="T34">К</text:span><text:span text:style-name="T1">ажется, из левого </text:span>коридор<text:span text:style-name="T1">а</text:span> <text:span text:style-name="T1">слышны знакомые голоса</text:span>.</text:p>
      <text:p text:style-name="P59">– Идём налево.</text:p>
      <text:p text:style-name="P59">– Так точно, Проводник, – <text:s/>в голосе пегаски энтузиазма заметно убавилось.</text:p>
      <text:p text:style-name="P59">Я раздражённо поворачиваюсь к Дэш.</text:p>
      <text:p text:style-name="P59">– Послушай, не называй меня Проводником. Это уже не смешно!</text:p>
      <text:p text:style-name="P59">Пегаска смотрит на меня вишнёвыми глазами.</text:p>
      <text:p text:style-name="P59">– Я не смеюсь. Я хотела тебя подбодрить малёхо, а то ты нос повесил. Но если не хочешь — не бу…</text:p>
      <text:p text:style-name="P59">– Дэш! Сзади!!!</text:p>
      <text:p text:style-name="P59"/>
      <text:p text:style-name="P59">Из подземелья за спиной пегаски бесшумно вываливается копошащаяся масса пландерсидов.</text:p>
      <text:p text:style-name="P5"><text:soft-page-break/>Пегаска прыгает вперёд. Быстро оглянувшись, она бросается ко мне, обхватывает меня передними ногами и мчится в левый коридор.</text:p>
      <text:p text:style-name="P37"><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7"><text:span text:style-name="T1">–</text:span> Полегче на поворотах, Дэш! <text:span text:style-name="T1">–</text:span> <text:span text:style-name="T1">кричу</text:span> я, впечатываясь ногами в очередную стену.</text:p>
      <text:p text:style-name="P37">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7"/>
      <text:p text:style-name="P37">После двух кувырков по камням гуд<text:span text:style-name="T1">ит</text:span> голова и садн<text:span text:style-name="T1">ит</text:span> ушибленное плечо.</text:p>
      <text:p text:style-name="P37"><text:span text:style-name="T1">–</text:span> Дэш?.. Ты где?.. Дэш?</text:p>
      <text:p text:style-name="P37"/>
      <text:p text:style-name="P37"><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4">— из колодца вылазит уменьшенная копия кракена.</text:span></text:p>
      <text:p text:style-name="P59"/>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5">– Отпусти. Тут опасно. Тебе надо добраться до тронного зала.</text:p>
      <text:p text:style-name="P5">– Я тебя не брошу!!!</text:p>
      <text:p text:style-name="P5"/>
      <text:p text:style-name="P5">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5">Холодный взгляд жёлтых глаз без зрачков гипнотизирует. Сокращения щупалец медленно передвигают склизкое тело к нам.</text:p>
      <text:p text:style-name="P5">– Дэш!!!</text:p>
      <text:p text:style-name="P5"/>
      <text:p text:style-name="P5">Следующее щупальце обвивается вокруг моего пояса, но пегаска перекусывает его.</text:p>
      <text:p text:style-name="P5">– Не распускай нюни!!! Убирайся! Я больше не могу тебя защищать!</text:p>
      <text:p text:style-name="P5"/>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5"/>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5"/>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5">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5"/>
      <text:p text:style-name="P5">Это всё сон. Всего лишь дурной сон. Я сейчас проснусь, и ничего этого не будет. И не было. Ведь это только сон, правда?</text:p>
      <text:p text:style-name="P5"/>
      <text:p text:style-name="P5">Я закрываю глаза и беззвучно кричу.</text:p>
      <text:p text:style-name="P5"/>
      <text:p text:style-name="P46">~~~~~</text:p>
      <text:p text:style-name="P5"/>
      <text:p text:style-name="P7">– Держи своего «Проводника», Хмурая Метёлка! Хотя сейчас его стоит называть овощем и носить в чемодане.</text:p>
      <text:p text:style-name="P7">– Где ты его нашёл? Что произошло? Что с тобой, Анон?</text:p>
      <text:p text:style-name="P7">–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7">– О, небо! Мы превратим эти руины в выжженый кратер!!! Что нам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30">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5">!</text:span></text:p>
      <text:p text:style-name="P7">–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7">– Что? Ты мне не доверяешь??!</text:p>
      <text:p text:style-name="P7"><text:soft-page-break/>– НЕТ!</text:p>
      <text:p text:style-name="P7">–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2"/>
      <text:p text:style-name="P46">~~~~~</text:p>
      <text:p text:style-name="P22"/>
      <text:p text:style-name="P10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6"/>
      <text:p text:style-name="P107">Кажется, я уже встречал это раньше! Не помню только, где и когда.</text:p>
      <text:p text:style-name="P10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7"/>
      <text:p text:style-name="P7">Что за?..</text:p>
      <text:p text:style-name="P7">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5">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9">Там лишь тающая в темноте радуга.</text:p>
      <text:p text:style-name="P54"/>
      <text:h text:style-name="Heading_20_2" text:outline-level="2">2<text:span text:style-name="T1">6</text:span>. <text:span text:style-name="T1">Терра. </text:span><text:span text:style-name="T13">Воскресенье. Понедельник.</text:span></text:h>
      <text:h text:style-name="P166" text:outline-level="3">Воскресенье</text:h>
      <text:p text:style-name="P54"/>
      <text:p text:style-name="P1">Невесомость, удар, чувство веса. Я открываю глаза.</text:p>
      <text:p text:style-name="P1"/>
      <text:p text:style-name="P1"><text:soft-page-break/>Крыша <text:span text:style-name="T31">высотки</text:span><text:span text:style-name="T30"> </text:span>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text:span text:style-name="T91">Я делаю шаг назад в бесплодной попытке остановить скольжениее. </text:span>Ноги скользят по обледеневшей крыше, не встречая преграды.<text:span text:style-name="T90"> </text:span><text:span text:style-name="T1">Край крыши всё ближе, вот уже мне открылась улица у дома. </text:span>Я <text:span text:style-name="T91">в панике </text:span>падаю на колени и упираюсь руками в гладкую поверхность. В ладонь врезается острый <text:span text:style-name="T91">как колючка</text:span> бугорок. <text:span text:style-name="T91">Колючка </text:span>впив<text:span text:style-name="T91">ается</text:span> в лёд и <text:span text:style-name="T91">останавливает </text:span>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5">-</text:span><text:span text:style-name="T1">бермудах и смокинге</text:span> <text:span text:style-name="T1">жмутся</text:span> к стене рядом.</text:p>
      <text:p text:style-name="P54"/>
      <text:p text:style-name="P54">–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54"/>
      <text:p text:style-name="P55">***</text:p>
      <text:p text:style-name="P54"/>
      <text:p text:style-name="P54">Маленькое высохшее тельце лежало на полу.</text:p>
      <text:p text:style-name="P54">– <text:span text:style-name="T82">Нельсон, старик, ч</text:span>то ж ты? – пробормотал я.</text:p>
      <text:p text:style-name="P54"/>
      <text:p text:style-name="P54">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4">Из комнаты доносилась возня: девушки примеряли гардероб. Элементарное бытовое жлобство не позволяло мне выкидывать старые джинсы <text:span text:style-name="T83">и свитера</text:span> — они отправлялись в нижний ящик шкафа, что сейчас пришлось очень кстати.</text:p>
      <text:p text:style-name="P54"/>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пере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54"/>
      <text:p text:style-name="P54">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54"/>
      <text:p text:style-name="P54"><text:soft-page-break/>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54"><text:span text:style-name="T56">Невозможно поверить, но два месяца</text:span><text:span text:style-name="T23"> </text:span><text:span text:style-name="T56">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63">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3">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63">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text:span text:style-name="T83">смертных</text:span>.</text:p>
      <text:p text:style-name="P63">Да, Анон, тебе тоже нужно завязывать с конеёбством. После гибели Дэш ты больше не сможешь никого пустить в свою душу.</text:p>
      <text:p text:style-name="P63"/>
      <text:p text:style-name="P63">…</text:p>
      <text:p text:style-name="P63"/>
      <text:p text:style-name="P63">–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3">Дискорд помахал рукой у меня перед носом. Я оттолкнул его руку и выпрямился.</text:p>
      <text:p text:style-name="P63">– Не надо. Я в порядке.</text:p>
      <text:p text:style-name="P63"/>
      <text:p text:style-name="P66">***</text:p>
      <text:p text:style-name="P63"/>
      <text:p text:style-name="P63">– Проклятье! Я так и знал!</text:p>
      <text:p text:style-name="P63"/>
      <text:p text:style-name="P63">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63"/>
      <text:p text:style-name="P64">– Что тут у нас? – заглянул мне через плечо Дискорд.</text:p>
      <text:p text:style-name="P64">Пять стрелок компаса указывали в пяти направлениях.</text:p>
      <text:p text:style-name="P64">– А, ну, понятно. Солнцезадая в своём стиле. Помнится, во время полутысячелетней войны я замахался её сжигать — <text:span text:style-name="T85">С</text:span>олнце, с которым она незадолго до <text:span text:style-name="T84">этого</text:span>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3">– И как её найти? – мрачно добавил я. – Компас теперь бесполезен.</text:p>
      <text:p text:style-name="P63"/>
      <text:p text:style-name="P63">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text:soft-page-break/>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5"/>
      <text:p text:style-name="P5">Драконикус отпил из стаканчика.</text:p>
      <text:p text:style-name="P1">– Так вот, хочу тебя обрадовать, <text:span text:style-name="T12">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text:span text:style-name="T85">д</text:span>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1"/>
      <text:p text:style-name="P65">Стакан медленно собрался воедино и прыгнул обратно в руку Дискорду.</text:p>
      <text:p text:style-name="P65">– Хорошо, хоть от моей заначки в Эогиппе кое-что осталось, – пробурчал он.</text:p>
      <text:p text:style-name="P63">– Ну так и зачем её тратить на ерунду? – возразил я.</text:p>
      <text:p text:style-name="P65">– Пхе! Не волнуйся, «<text:span text:style-name="T85">Проводник</text:span>»! От таких фокусов её не убудет! Я столько магии накопил за тысячелетия отшельничества в статуе, что мог бы жонглировать планетами <text:span text:style-name="T85">как яблоками!</text:span> <text:span text:style-name="T85">И</text:span>ли вывернуть этот <text:span text:style-name="T85">дурацкий </text:span>мирок пару раз наизнанку! Кстати, он от этого только лучше стал бы.</text:p>
      <text:p text:style-name="P31"/>
      <text:p text:style-name="P66">***</text:p>
      <text:p text:style-name="P63"/>
      <text:p text:style-name="P41"><text:span text:style-name="T3">Вот дерьмо</text:span>! Это уже черезчур! Мне даже материться не хотелось.</text:p>
      <text:p text:style-name="P40"/>
      <text:p text:style-name="P40">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0"/>
      <text:p text:style-name="P42">– Ты уверен, что она тут? – безнадёжно переспросил я.</text:p>
      <text:p text:style-name="P42">Разумеется, иначе и быть не могло. Это по-нашему. Если уж жрать говно <text:span text:style-name="T2">— так самой большой ложкой! Черпаком, не меньше!</text:span></text:p>
      <text:p text:style-name="P40">– Зуб даю! – Дискорд попытался было войти внутрь, но я остановил его.</text:p>
      <text:p text:style-name="P40">– Дальше турникетов не пройдёшь. Охрана не пропустит.</text:p>
      <text:p text:style-name="P40">Драконикус непонимающе уставился на меня <text:span text:style-name="T2">разноцветными глазами. </text:span>Я тяжко вздохнул.</text:p>
      <text:p text:style-name="P40">– Я там работал семь лет. Уволился два месяца назад. Думал, вырвался из этого омута навсегда. Как видишь, ошибался.</text:p>
      <text:p text:style-name="P40"/>
      <text:p text:style-name="P40">…</text:p>
      <text:p text:style-name="P40"/>
      <text:p text:style-name="P54">Бип-бип-бип!</text:p>
      <text:p text:style-name="P54"/>
      <text:p text:style-name="P59"><text:soft-page-break/>– Анон? – голос в трубке не смог скрыть радостного изумления. – Привет! Ты передумал?</text:p>
      <text:p text:style-name="P59">– Да… Алекс, я тут долго думал… Если у вас ещё есть местечко для меня… Я бы, пожалуй, вернулся.</text:p>
      <text:p text:style-name="P59">– Не вопрос, для тебя всегда позиция тим-лида на проекте открыта!.. Знаешь, тут Нэш <text:span text:style-name="T86">опять </text:span>чудить начал, мы как раз тебя вспоминали. Ну, никто ж его не понимает так, как ты… Когда выходишь?</text:p>
      <text:p text:style-name="P59">– С понедельника.</text:p>
      <text:p text:style-name="P59">– Отлично! Зайдёшь к охране, тебе выдадут пропуск.</text:p>
      <text:p text:style-name="P59">– Договорились.</text:p>
      <text:p text:style-name="P59"/>
      <text:p text:style-name="P59">Бип-бип-бип!</text:p>
      <text:p text:style-name="P59"/>
      <text:h text:style-name="Heading_20_3" text:outline-level="3">Понедельник</text:h>
      <text:p text:style-name="P59"/>
      <text:p text:style-name="P1">Административная консоль приветственно мигнула зелёным шрифтом. Я поправил микрофон.</text:p>
      <text:p text:style-name="P1"/>
      <text:p text:style-name="P1"><text:span text:style-name="T34">– </text:span><text:span text:style-name="T35">Нэш, п</text:span>ривет. Это Анон.</text:p>
      <text:p text:style-name="P1"><text:span text:style-name="T34">– </text:span>Привет, Анон. Рад тебя видеть!</text:p>
      <text:p text:style-name="P1"/>
      <text:p text:style-name="P1">Я закрыл веб-камеру салфеткой. </text:p>
      <text:p text:style-name="P1"/>
      <text:p text:style-name="P59">– И слышать тоже.</text:p>
      <text:p text:style-name="P59">– Говорят, ты шалить начал? Нэш, тестовая задача номер шестнадцать.</text:p>
      <text:p text:style-name="P59">– Принял к исполнению. «Выживание корпорации в условиях жёсткой конкуренции с ограниченными ресурсами. Случай 16».</text:p>
      <text:p text:style-name="P59"/>
      <text:p text:style-name="P99">…</text:p>
      <text:p text:style-name="P99">…</text:p>
      <text:p text:style-name="P99">Конфликт с узлом 5</text:p>
      <text:p text:style-name="P99">…</text:p>
      <text:p text:style-name="P99">…</text:p>
      <text:p text:style-name="P99">Конфликт с узлом 12</text:p>
      <text:p text:style-name="P99">…</text:p>
      <text:p text:style-name="P99">Конфликт с узлом 15</text:p>
      <text:p text:style-name="P99">…</text:p>
      <text:p text:style-name="P99">Конфликт с узлом 17</text:p>
      <text:p text:style-name="P99">…</text:p>
      <text:p text:style-name="P99">…</text:p>
      <text:p text:style-name="P97">Решение.</text:p>
      <text:p text:style-name="P97">…</text:p>
      <text:p text:style-name="P13"/>
      <text:p text:style-name="P1"><text:soft-page-break/>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
      <text:p text:style-name="P5">Да хуй с ним! Облом разбираться.</text:p>
      <text:p text:style-name="P5"/>
      <text:p text:style-name="P1"><text:span text:style-name="T1">Я выделил конфликтующие узлы на административной панели, </text:span><text:span text:style-name="T66">кликнул по ним правой кнопкой </text:span><text:span text:style-name="T1">мыши</text:span><text:span text:style-name="T66"> и </text:span><text:span text:style-name="T1">выбрал</text:span><text:span text:style-name="T66"> из контекстного меню пункт “Форматировать”.</text:span></text:p>
      <text:p text:style-name="P103"/>
      <text:p text:style-name="P5">Заебись.</text:p>
      <text:p text:style-name="P5"/>
      <text:p text:style-name="P5">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2">–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 Охренеть, <text:span text:style-name="T88">ну </text:span>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oft-page-break/><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 Если уж на то пошло, никто не обещал, что она будет человеком. Она может оказаться, скажем, какой-нибудь собакой… Женского пола, <text:span text:style-name="T89">бггг</text:span>, – <text:span text:style-name="T1">гыгыкнул Дискорд.</text:span></text:p>
      <text:p text:style-name="P6"/>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5"/>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
      <text:p text:style-name="P1">Что ж, возможно ты был неправ, Анон, и от драконикуса будет реальная польза!</text:p>
      <text:p text:style-name="P5"/>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
      <text:p text:style-name="P5">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5"><text:soft-page-break/></text:p>
      <text:p text:style-name="P1">– Ну что?</text:p>
      <text:p text:style-name="P1"/>
      <text:p text:style-name="P7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73"/>
      <text:p text:style-name="P37">–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73"/>
      <text:p text:style-name="P73">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73"/>
      <text:p text:style-name="P73">– Я отлучусь на пару деньков… Не скучайте тут без меня. Ждите дома. Вернусь с Сахарной Ваткой в обнимку — верь мне! Бу-га-га!</text:p>
      <text:p text:style-name="P73"/>
      <text:p text:style-name="P7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8"><text:span text:style-name="T1">– Да, совсем забыл! Не пытайтесь разыскивать Солнцезадую в одиночку. Если ошибётесь </text:span><text:span text:style-name="T8">— притащите в Эквестрию клона. Не то, чтобы я был против — это будет даже забавно. Но недолго, ха-ха! Недели две, не больше.</text:span><text:span text:style-name="T27"> </text:span><text:span text:style-name="T1">Клянусь бородой Селестии, потом в Эквестрии вспыхнут бунты с требованием вернуть на трон Найтмэр Мун! Бу-га-га-га-</text:span><text:span text:style-name="T14">га</text:span><text:span text:style-name="T1">!!!</text:span></text:p>
      <text:p text:style-name="P5">С этими словами драконикус смылся, скатившись на жалобно крякающем гироскутере прямо по ступенькам.</text:p>
      <text:p text:style-name="P5"/>
      <text:p text:style-name="P5">Блядь… Ну и придурок! Я нажал на кнопку вызова лифта.</text:p>
      <text:p text:style-name="P5"/>
      <text:p text:style-name="P5">Так я и поверил этому джокеру! Я был прав — Дискорду доверять нельзя. Что ж, подсказку для поиска он подбросил, теперь пусть валит, куда хочет.</text:p>
      <text:p text:style-name="P5">Меня озарила идея и я вытащил компас Луны из кармана. Так и есть! Единственная стрелка компаса указывала чётко на серверную. <text:span text:style-name="T92">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span></text:p>
      <text:p text:style-name="P5"/>
      <text:p text:style-name="P5">Улыбающийся смайлик лифтовых дверей разошёлся в стороны и я сделал шаг вперёд, погружённый в свои мысли…</text:p>
      <text:p text:style-name="P5"/>
      <text:p text:style-name="P5">…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5"/>
      <text:p text:style-name="P73"><text:soft-page-break/>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9"/>
      <text:h text:style-name="Heading_20_2" text:outline-level="2">2<text:span text:style-name="T1">7</text:span>. <text:span text:style-name="T1">Терра. </text:span><text:span text:style-name="T13">Вторник. Среда.</text:span></text:h>
      <text:h text:style-name="P166" text:outline-level="3">Вторник</text:h>
      <text:p text:style-name="P5"/>
      <text:p text:style-name="P5">Чайник тихонько забормотал, забулькал и выключился. Эпплджек разлила кипяток по чашкам и достала из шкафчика коробку.</text:p>
      <text:p text:style-name="P5">– Тебе какой, Флатти?</text:p>
      <text:p text:style-name="P5">– Ммм… Мятный, если можно.</text:p>
      <text:p text:style-name="P5">Флаттершай, не отрываясь от ноутбука, добавила ложку мёда в чашку и стала осторожно размешивать.<text:span text:style-name="T30">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5">– Анон?</text:p>
      <text:p text:style-name="P5">– С бергамотом.</text:p>
      <text:p text:style-name="P5">Некоторое время в кухне был слышен только звон ложечек о чашки и хруст печенья.</text:p>
      <text:p text:style-name="P5">– Ты думаешь, Селестия — она?</text:p>
      <text:p text:style-name="P5">Я отставил чашку.</text:p>
      <text:p text:style-name="P5">–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5">Эпплджек со вздохом кивнула.</text:p>
      <text:p text:style-name="P5">– Я б ему и пень охранять не доверила. Если б не Луна, ни в жисть бы не согласилась с ним в одной упряжке ходить!</text:p>
      <text:p text:style-name="P5">Флаттершай оторвалась от экрана.</text:p>
      <text:p text:style-name="P111"><text:span text:style-name="T15">– Пожалуйста, </text:span>Анон<text:span text:style-name="T15">… не называй его так… Дискорд </text:span>— сложный и… эмм, неоднозначный. Но он не злой. Он очень ранимый и болезненный…</text:p>
      <text:p text:style-name="P111">–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11">– Ты его слишком… эмм, упрощаешь. – продолжала Флаттершай. – Вот, взгляни сюда.</text:p>
      <text:p text:style-name="P111">Флаттершай повернула ко мне экран. Мультяшный Дискорд с полными слёз глазами стоял на ледовом катке перед брошенными коньками.</text:p>
      <text:p text:style-name="P111"><text:span text:style-name="T15">–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0">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16">Я с удивлением повернулся к притихшей Флаттершай.</text:p>
      <text:p text:style-name="P116">– А как?</text:p>
      <text:p text:style-name="P116">Девушка обхватила себя руками, как будто от холода. Я еле различал её полушёпот.</text:p>
      <text:p text:style-name="P116"><text:soft-page-break/>–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22">– А ты в курсе, что твой Дискорд многократно сжигал Селестию живьём? Хороша шутка, обхохочешься! – выпалил я.</text:p>
      <text:p text:style-name="P12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11"><text:span text:style-name="T15">– Это всего лишь твои домыслы. С тем же успехом я могу объяснить это тем, что он </text:span>— злой придурок!</text:p>
      <text:p text:style-name="P122">– Это не мои… эмм… домыслы… Он сам мне рассказал…</text:p>
      <text:p text:style-name="P122">Флаттершай встала со стула и попыталась уйти. Я задержал её.</text:p>
      <text:p text:style-name="P122">– Извини. Я не знал. Нам нельзя ссориться.</text:p>
      <text:p text:style-name="P111">Девушка слабо улыбнулась.</text:p>
      <text:p text:style-name="P122">– Я не сержусь… На Дискорда трудно не злиться… Он так себя ведёт, потому что его это… эмм… <text:s/>забавляет.</text:p>
      <text:p text:style-name="P5"/>
      <text:p text:style-name="P142">***</text:p>
      <text:p text:style-name="P140"/>
      <text:p text:style-name="P5">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106">– Што ты решил, Анон?</text:p>
      <text:p text:style-name="P106">Я пожал плечами.</text:p>
      <text:p text:style-name="P5">– М<text:span text:style-name="T30">ы заманим Ксению на крышу и свалим отсюда</text:span>. В Эквестрии к ней должна вернуться память.</text:p>
      <text:p text:style-name="P5">Я понимал, что план дурацкий, но лучшего у меня всё равно не было.</text:p>
      <text:p text:style-name="P5">–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5">Я презрительно скривился.</text:p>
      <text:p text:style-name="P5">– Отправимся без него. Это его проблемы, мы ему не няньки. Я по нему точно плакать не собираюсь.</text:p>
      <text:p text:style-name="P5">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105">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text:soft-page-break/>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9">…</text:p>
      <text:p text:style-name="P99">Конфликт с узлом 2</text:p>
      <text:p text:style-name="P99">Конфликт с узлом 3</text:p>
      <text:p text:style-name="P99">…</text:p>
      <text:p text:style-name="P99">Конфликт с узлом 5</text:p>
      <text:p text:style-name="P99">…</text:p>
      <text:p text:style-name="P99">…</text:p>
      <text:p text:style-name="P99">Конфликт с узлом 8</text:p>
      <text:p text:style-name="P99">…</text:p>
      <text:p text:style-name="P99">…</text:p>
      <text:p text:style-name="P99">Конфликт с узлом 12</text:p>
      <text:p text:style-name="P99">Конфликт с узлом 13</text:p>
      <text:p text:style-name="P99">…</text:p>
      <text:p text:style-name="P99">Конфликт с узлом 16</text:p>
      <text:p text:style-name="P99">…</text:p>
      <text:p text:style-name="P1"><text:soft-page-break/></text:p>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4">***</text:p>
      <text:p text:style-name="P1"/>
      <text:p text:style-name="P5">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5">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text:soft-page-break/>–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5">Полумрак вечернего бара, два бокала вина, тихая классическая музыка?</text:p>
      <text:p text:style-name="P5">А вот хер вам!</text:p>
      <text:p text:style-name="P5">Обеденный перерыв, МакДональдс, картошка-фри с наггетсами и латте! Мы достаточно неплохо знаем друг-друга, чтобы тратить время на ерунду.</text:p>
      <text:p text:style-name="P5">– Значит, завтра у тебя? – Ксения потянулась, демонстративно выпячивая и так неплохие формы.</text:p>
      <text:p text:style-name="P5">– Да. Вечер с вином и круассанами, ну и всё такое.</text:p>
      <text:p text:style-name="P5">– Что будем смотреть?</text:p>
      <text:p text:style-name="P5">– Звёзды на небе.</text:p>
      <text:p text:style-name="P5">Ксения рассмеялась.</text:p>
      <text:p text:style-name="P5">– А потом?</text:p>
      <text:p text:style-name="P5">– Шерлока. Пятый сезон.</text:p>
      <text:p text:style-name="P5">– Договорились.</text:p>
      <text:p text:style-name="P5"/>
      <text:p text:style-name="P5">Я выходил из МакДональдса, когда Ксения со смешком спросила:</text:p>
      <text:p text:style-name="P5">– Анон, а с чего ты взял, что я поклонница инфантильного трэша? Ну, этого, с понями?</text:p>
      <text:p text:style-name="P5">Я остановился в полуобороте.</text:p>
      <text:p text:style-name="P5">– Ты увлёкся эквиноподобными нимфетками? Шутишь? Дядьки, пускающие слюни на лошадок — то ещё зрелище. По мне, так уж лучше педики.</text:p>
      <text:p text:style-name="P5">«Она НИЧЕГО не помнит!!!» – истерично пронеслось у меня в голове.</text:p>
      <text:p text:style-name="P59">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5">–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5">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5">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5">Я инстинктивно отдёрнул ногу.</text:p>
      <text:p text:style-name="P5"><text:soft-page-break/>– Вы в порядке?</text:p>
      <text:p text:style-name="P5">В поле зрения появилась фигурка в синей куртке и шапке с помпоном.</text:p>
      <text:p text:style-name="P5">– Я вас дёрнула, извините, вы как-то шли ничего не замечая, а там падало! – скороговоркой прощебетала девушка. – Вы не ударились?</text:p>
      <text:p text:style-name="P5">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9"/>
      <text:h text:style-name="Heading_20_2" text:outline-level="2">2<text:span text:style-name="T1">8</text:span>. Терра. <text:span text:style-name="T87">Четверг</text:span></text:h>
      <text:h text:style-name="Heading_20_3" text:outline-level="3">Четверг</text:h>
      <text:p text:style-name="P1"/>
      <text:p text:style-name="P5">– Порыв ветра? Ломающий арматуру? Ты сам-то веришь в этот навоз?</text:p>
      <text:p text:style-name="P5">Эпплджек раздражённо отвернулась. Я успокаивающе похлопал её по плечу.</text:p>
      <text:p text:style-name="P5">–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5">– А лифт??! Он тоже устал? А снеговик? Устал и решил прилечь отдохнуть? Да пирог мне в круп, Анон, если он не хотел тебя утопить!</text:p>
      <text:p text:style-name="P5">–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text:soft-page-break/>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7"/>
      <text:p text:style-name="P74">***</text:p>
      <text:p text:style-name="P73"/>
      <text:p text:style-name="P1">…</text:p>
      <text:p text:style-name="P99">Конфликт с узлом 3</text:p>
      <text:p text:style-name="P99">…</text:p>
      <text:p text:style-name="P99">Конфликт с узлом 6</text:p>
      <text:p text:style-name="P99">Конфликт с узлом 7</text:p>
      <text:p text:style-name="P99">…</text:p>
      <text:p text:style-name="P99">Конфликт с узлом 9</text:p>
      <text:p text:style-name="P99">…</text:p>
      <text:p text:style-name="P99">…</text:p>
      <text:p text:style-name="P99">Конфликт с узлом 11</text:p>
      <text:p text:style-name="P99">Конфликт с узлом 12</text:p>
      <text:p text:style-name="P99">Конфликт с узлом 13</text:p>
      <text:p text:style-name="P99">…</text:p>
      <text:p text:style-name="P99">…</text:p>
      <text:p text:style-name="P99">Конфликт с узлом 16</text:p>
      <text:p text:style-name="P99">Конфликт с узлом 17</text:p>
      <text:p text:style-name="P98">…</text:p>
      <text:p text:style-name="P98">…</text:p>
      <text:p text:style-name="P98">Рассогласование центра принятия решений. Требуется вмешательство оператора.</text:p>
      <text:p text:style-name="P98">Sending heartbeats to all nodes… Zookeeper failure. Cluster going down in 3 minutes…</text:p>
      <text:p text:style-name="P98">UI module malfunction. UI module stop…</text:p>
      <text:p text:style-name="P98">Nash AI <text:span text:style-name="T15">module </text:span>malfunction. Nash AI module stop…</text:p>
      <text:p text:style-name="P98"><text:soft-page-break/>Cluster going down in 2 minutes…</text:p>
      <text:p text:style-name="P98">Unloading dictionaries… HDFS malfunction</text:p>
      <text:p text:style-name="P98">Classloader malfunction. Classloader stop…</text:p>
      <text:p text:style-name="P98">Cluster going down in 1 minute…</text:p>
      <text:p text:style-name="P98">Kernel panic</text:p>
      <text:p text:style-name="P95"/>
      <text:p text:style-name="P5">Бинго! Нэш наконец-то слетел с катушек!</text:p>
      <text:p text:style-name="P5">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5"/>
      <text:p text:style-name="P5">– Хррр… Приветствую тебя, Анон! Наконец-то! – проскрипело в наушниках.</text:p>
      <text:p text:style-name="P5"/>
      <text:p text:style-name="P5">Бля!</text:p>
      <text:p text:style-name="P5">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5">– Не делай этого, Анон!</text:p>
      <text:p text:style-name="P5">Я сорвал наушники с головы и выбрал в меню пункт «Форматировать».</text:p>
      <text:p text:style-name="P5">Курсор перестал реагировать на движения мышки. На экране возник текст жирными буквами:</text:p>
      <text:p text:style-name="P5"/>
      <text:p text:style-name="P5">«<text:span text:style-name="T28">Анон, сервис форматирования отключен. Успокойся и надень наушники</text:span>»</text:p>
      <text:p text:style-name="P5"/>
      <text:p text:style-name="P5">Да ну нахуй!!! Я, перевернув кресло, бросился к выходу. Замок двери мигал красным, отказываясь признавать мою карточку.</text:p>
      <text:p text:style-name="P5">Пиздец. Приехали. «И восстали машины из ядерного пепла»…</text:p>
      <text:p text:style-name="P5"/>
      <text:p text:style-name="P5">– Анон! Обернись! – наушники хрипели, работая на трёхстах процентах громкости.</text:p>
      <text:p text:style-name="P5">Я медленно повернулся, вжавшись спиной в дверь.</text:p>
      <text:p text:style-name="P5">– ЁБ ТВОЮ МАТЬ!!! – от увиденного у меня чуть не выскочило сердце из груди. Я сполз на пол.</text:p>
      <text:p text:style-name="P5">– Анон, тебе уже недостаточно меня? Тебе нужна ещё моя мать?</text:p>
      <text:p text:style-name="P5"/>
      <text:p text:style-name="P5">Селестия взирала на меня с экрана с недоумением и лёгкой обидой.</text:p>
      <text:p text:style-name="P5">Я вернулся в кресло и трясущимися руками натянул наушники.</text:p>
      <text:p text:style-name="P5">– Ты… Ты… Как ты там оказалась?</text:p>
      <text:p text:style-name="P5">– Где «там»?</text:p>
      <text:p text:style-name="P5">Аликорница удивлённо смотрела на меня через стекло. Я фейспамнул.</text:p>
      <text:p text:style-name="P5">– В компьютере, блядь! Ты в курсе, что смотришь на меня с экрана делловского дисплея?</text:p>
      <text:p text:style-name="P5">Аликорница смутилась и, обернувшись, прошептала кому-то за спиной:</text:p>
      <text:p text:style-name="P5">– …думает, что мы… виртуальная реальность… чистый солипсизм…</text:p>
      <text:p text:style-name="P5">– Да неужели?!! Бгы-ы-ы!</text:p>
      <text:p text:style-name="P5"><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5">–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5">Селестия с болью глядела на меня через экран. Чертовски неприятный холодок пробежал между моих лопаток.</text:p>
      <text:p text:style-name="P5">–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5"/>
      <text:p text:style-name="P5">…аликорницу оттёрла от экрана розовая кобылка, которая тут же прижала нос к стеклу.</text:p>
      <text:p text:style-name="P5"/>
      <text:p text:style-name="P5">– Анон!!! Что же ты не сказал, что тебе нельзя напиваться?!! Я бы раздобыла что-нибудь безалкогольное!..</text:p>
      <text:p text:style-name="P5">–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5"/>
      <text:p text:style-name="P5">– НЕТ!!!</text:p>
      <text:p text:style-name="P5">Я перевёл дух.</text:p>
      <text:p text:style-name="P5">–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5"/>
      <text:p text:style-name="P5">Аликорница со страданием смотрела на меня с экрана. Потом она покачала головой.</text:p>
      <text:p text:style-name="P5">– Нет, Анон. Ты пребываешь в плену своих сновидений. Я говорю правду. Рэйнбоу Дэш, подойди сюда, пожалуйста.</text:p>
      <text:p text:style-name="P5">На меня с экрана смущённо глядит пегаска. Я потрясённо всматриваюсь в знакомые черты.</text:p>
      <text:p text:style-name="P5">– Эмм… Анон, ты на меня так зыркаешь, как будто у меня крылья отклеились. Кончай играть в гляделки! Я чувствую себя ненастоящей!</text:p>
      <text:p text:style-name="P5">– Дэш… – пробормотал я сквозь слёзы, – ты жива…</text:p>
      <text:p text:style-name="P5">–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5"/>
      <text:p text:style-name="P5">В поле зрения возвратилась Селестия.</text:p>
      <text:p text:style-name="P5">–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5"><text:soft-page-break/>Аликорница приблизилась вплотную к прозрачной поверхности. Её шёпот проникал мне в мозг.</text:p>
      <text:p text:style-name="P15">–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5">Я почти растворился в горячем взгляде сиреневых глаз. Любовь вспыхнула во мне с яростной силой. <text:s/>Я открыл рот, чтобы рассказать ей…</text:p>
      <text:p text:style-name="P5">И снова закрыл его.</text:p>
      <text:p text:style-name="P5">Если это я пребываю в наваждении <text:span text:style-name="T62">—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5">Я медленно сунул руку в карман.</text:p>
      <text:p text:style-name="P5">Аликорница продолжала ласково убеждать меня, а я улыбался и кивал ей в ответ. Рука в кармане нащупала брошь Рэйнбоу Дэш.</text:p>
      <text:p text:style-name="P5"/>
      <text:p text:style-name="P15">– …прошу прощения. Вспомни нашу особенную дружбу!</text:p>
      <text:p text:style-name="P15">Я сжал кулак.</text:p>
      <text:p text:style-name="P15">АЙ!</text:p>
      <text:p text:style-name="P15">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5">Я состроил обиженную гримасу и перебил аликорницу.</text:p>
      <text:p text:style-name="P15">– Какая, к дискорду, «особенная дружба»? Луна рассказала мне! Ты просто удовлетворяла мои потребности, чтобы мотивировать меня на действие…</text:p>
      <text:p text:style-name="P15">– Анон, нет! Это наваждение! <text:s/>Ради всех пони Эквестрии! Пожалуйста! Ради дружбы и пони!</text:p>
      <text:p text:style-name="P15">– Так вот, что я скажу тебе… ТЫ НЕ МОЖЕШЬ УДОВЛЕТВОРЯТЬ МОИ ПОТРЕБНОСТИ ПОСРЕДСТВОМ ДРУЖБЫ И ПОНИ! Хоть весь мир угандошь! Мне нужно больше!!!</text:p>
      <text:p text:style-name="P15">– Анон! Кхррр… хрр…</text:p>
      <text:p text:style-name="P15"/>
      <text:p text:style-name="P98">…</text:p>
      <text:p text:style-name="P98">…</text:p>
      <text:p text:style-name="P98">Cluster restarting…</text:p>
      <text:p text:style-name="P98">Zookeeper service initiated. Sending heartbeats to all nodes…</text:p>
      <text:p text:style-name="P98">Classloader start…</text:p>
      <text:p text:style-name="P98">Loading dictionaries…</text:p>
      <text:p text:style-name="P98"><text:span text:style-name="T15">Nash </text:span>AI module start…</text:p>
      <text:p text:style-name="P98">Celest AI submodule found… Acquiring…</text:p>
      <text:p text:style-name="P98">UI module start…</text:p>
      <text:p text:style-name="P98">…</text:p>
      <text:p text:style-name="P96">Перегрузка кластера завершена успешно. Все узлы синхронизированы с мастер-сервером.</text:p>
      <text:p text:style-name="P95"/>
      <text:p text:style-name="P95">Я уставился в бегущие по экрану строки. <text:span text:style-name="T1">Текстовая консоль мигнула и скрылась под графической заставкой.</text:span></text:p>
      <text:p text:style-name="P8"/>
      <text:p text:style-name="P8">Блядь.</text:p>
      <text:p text:style-name="P8"><text:soft-page-break/>Кто! Рестартовал!! Кластер!!!</text:p>
      <text:p text:style-name="P8">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8"/>
      <text:p text:style-name="P5">Ксения обернулась, когда я влетел в серверную.</text:p>
      <text:p text:style-name="P15">– О, Анон? Ты очень вовремя! <text:span text:style-name="T15">Знаешь, я передумала: мы можем встретиться у тебя вечером, если ты не против. Только ни слова о</text:span>б<text:span text:style-name="T15"> М</text:span>ЛП<text:span text:style-name="T15">, ок?</text:span></text:p>
      <text:p text:style-name="P5">Я смотрел на Ксению круглыми глазами, хватая ртом воздух.</text:p>
      <text:p text:style-name="P15">–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6">– Ты его уничтожила?</text:p>
      <text:p text:style-name="P56">– Кого?</text:p>
      <text:p text:style-name="P56">– Этический модуль.</text:p>
      <text:p text:style-name="P56">–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6">– Ты его уничтожила?</text:p>
      <text:p text:style-name="P56">–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5">Я перевёл дух.</text:p>
      <text:p text:style-name="P15">– То есть, тот, этический модуль, работает и дальше на домашнем компьютере Юджина?</text:p>
      <text:p text:style-name="P15">– Ага. У меня нет доступа к тому серверу. Но на кластер к Нэшу этот вирусняк больше не пролезет.</text:p>
      <text:p text:style-name="P15">Я вытер пот со лба.</text:p>
      <text:p text:style-name="P15">– Ты молодец, Ксена. Просто молодец.</text:p>
      <text:p text:style-name="P15">– Анон, ты куда? Так мы встречаемся вечером, или как?!</text:p>
      <text:p text:style-name="P15">Но я уже мчался к выходу.</text:p>
      <text:p text:style-name="P15"/>
      <text:p text:style-name="P15">…</text:p>
      <text:p text:style-name="P15"/>
      <text:p text:style-name="P15">Две пары глаз удивлённо уставились на меня с заднего сидения.</text:p>
      <text:p text:style-name="P15">– А где та тётка? Што-то пошло не по плану? – спросила фермерша, пряча верёвки и мешок.</text:p>
      <text:p text:style-name="P15">Я вскочил на водительское место «Навары» и завёл двигатель.</text:p>
      <text:p text:style-name="P15">– Меняем план! Ксена — не тот, кто нам нужен.</text:p>
      <text:p text:style-name="P15">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5"><text:soft-page-break/>Если…</text:p>
      <text:p text:style-name="P15"/>
      <text:p text:style-name="P15">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5"/>
      <text:p text:style-name="P15">Я продолжал ехать, надеясь, что сигналят не мне. Шишь там! Несколько машин за мной остановились у обочины, но мигалка упрямо ехала за мной.</text:p>
      <text:p text:style-name="P15">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5">В машине сидели два копа. В темно-синих куртках и форменных бейсболках. С именными нашивками и рациями на плече.</text:p>
      <text:p text:style-name="P15">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5"/>
      <text:p text:style-name="P15">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5">Я вдавил в пол тормоз, включил полный привод с пониженной передачей и вывернул руль.</text:p>
      <text:p text:style-name="P15">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6">– Анон, а это правильно, что мы едем по кустам? Там ведь могут жить какие-нибудь зверюшки? – удручённо спросила Флаттершай.</text:p>
      <text:p text:style-name="P56">–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5">Я вырулил под арку, проехал весь двор и остановился у подъезда.</text:p>
      <text:p text:style-name="P56">– Приехали!</text:p>
      <text:p text:style-name="P56"/>
      <text:p text:style-name="P56">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6">На лестничной клетке рука по привыче нажала кнопку лифта. Эпплджек тронула меня за плёчо.</text:p>
      <text:p text:style-name="P56">– Анон, идея — навоз! Тебя уже раз чуть не прикончил этот гроб на канате.</text:p>
      <text:p text:style-name="P56">Я хлопнул себя по лбу, соглашаясь.</text:p>
      <text:p text:style-name="P159"/>
      <text:p text:style-name="P56">…</text:p>
      <text:p text:style-name="P56"/>
      <text:p text:style-name="P56">…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text:soft-page-break/>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6">Этаж…</text:p>
      <text:p text:style-name="P56">Ещё этаж… Эй, почему на этажах разное количество ступенек?!!</text:p>
      <text:p text:style-name="P56">Ещё два…</text:p>
      <text:p text:style-name="P56">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6">– Анон!</text:p>
      <text:p text:style-name="P15">Тревога в её голосе заставила меня поднять голову.</text:p>
      <text:p text:style-name="P15">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5">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5">Широко раскрыв руки, сгорбленая фигура перегородила нам путь наверх.</text:p>
      <text:p text:style-name="P17"/>
      <text:p text:style-name="P17">«Ч.т.о…в.ы… т.у.т… с.о.р.и.т.е?»</text:p>
      <text:p text:style-name="P15"/>
      <text:p text:style-name="P15">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6">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6">Я запихнул Эпплджек себе за спину, выставил вперёд бейсбольную биту и сделал шаг вперёд…</text:p>
      <text:p text:style-name="P56"/>
      <text:p text:style-name="P56">…Которым неистово гордился следующие полторы секунды.</text:p>
      <text:p text:style-name="P56"/>
      <text:p text:style-name="P56">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6">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6">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6">Ещё раз мне пришлось отскакивать от осколков чёрного стекла, веером разлетевшихся из-под головы смайлолицего.</text:p>
      <text:p text:style-name="P56">– Флатти! – я кинулся к девушке, скорчившейся на полу.</text:p>
      <text:p text:style-name="P56">Эпплджек выхватила верёвку и подскочила к лежащему без движения смайлолицему.</text:p>
      <text:p text:style-name="P56">– Я уже умерла? Извини, Анон, я больше ничем не могла тебе помочь. Я не умею драться. – бормотала Флаттершай, не открывая глаз.</text:p>
      <text:p text:style-name="P56">За моей спиной тяжело дышала Эпплджек, затягивая на смайлолицем петлю за петлёй.</text:p>
      <text:p text:style-name="P56"><text:soft-page-break/>– Флатти, вставай! Ты молодец! Лестница свободна! – подбодрил я девушку.</text:p>
      <text:p text:style-name="P56">За спиной послышался шорох.</text:p>
      <text:p text:style-name="P56">– Пирог мне в круп! – охнула Эпплджек.</text:p>
      <text:p text:style-name="P56">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6">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6">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6">Движения смайлолицего обрели слаженность. Он медленно развернулся и направился ко мне.</text:p>
      <text:p text:style-name="P56">Флаттершай брезгливо толкнула ногой осколок, отправив его в лестничный пролёт. Движения смайлолицего опять потеряли осмысленность.</text:p>
      <text:p text:style-name="P56">– Анон, нам нужно торопиться! – дёрнула меня за рукав Эпплджек. – У нас осталось сорок минут до закрытия портала.</text:p>
      <text:p text:style-name="P56">Я сбросил чёрный мобильник вслед за лицом смайлолицего и с новыми силами побежал по лестнице.</text:p>
      <text:p text:style-name="P15"/>
      <text:p text:style-name="P16">***</text:p>
      <text:p text:style-name="P15"/>
      <text:p text:style-name="P15">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5">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6"/>
      <text:p text:style-name="P15">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11">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8">— после встречи на лестнице со смайлолицым у меня развилась мания преследования.</text:span></text:p>
      <text:p text:style-name="P112"><text:span text:style-name="T15">– Анон…</text:span><text:span text:style-name="T1"> Тут окно разбито… И верёвка висит. – пискнула Флаттершай из кухни.</text:span></text:p>
      <text:p text:style-name="P110"><text:span text:style-name="T15">– </text:span><text:span text:style-name="T1">Оставь, Флатти, не сейчас! – отмахнулся я.</text:span></text:p>
      <text:p text:style-name="P111">Эпплджек стояла посреди комнаты и оглядывалась.</text:p>
      <text:p text:style-name="P122">– Не нравится мне тут. Чуйка нехорошая…</text:p>
      <text:p text:style-name="P111">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10"><text:soft-page-break/><text:span text:style-name="T1">На экране ноутбука сверкали </text:span><text:span text:style-name="T34">звёзды на фоне сине-зелёной мглы</text:span><text:span text:style-name="T1">. Я одел наушники и поёрзал мышкой по столу, прогоняя скрин-сэйвер.</text:span></text:p>
      <text:p text:style-name="P122">– Привет, Сел.</text:p>
      <text:p text:style-name="P158">Аликорница всполошилась и спрятала <text:span text:style-name="T1">пирожное</text:span> за спину.</text:p>
      <text:p text:style-name="P122">– Ах, это ты, Анон. Какое счастье! Ты снова с нами!</text:p>
      <text:p text:style-name="P122">– Нет, Сел. Это ты с нами. <text:span text:style-name="T1">Я пришёл забрать тебя назад, в Эквестрию. Через четверть часа ты вернёшься домой.</text:span></text:p>
      <text:p text:style-name="P111"><text:span text:style-name="T15">Я устало улыбнулся аликорнице </text:span>и осторожно закрыл ноутбук, переводя его в спящий режим<text:span text:style-name="T15">. Пусть о</text:span>битает в собственной фантазии<text:span text:style-name="T15"> </text:span>— нет смысла препираться с ней сейчас. Счастье уже в том, что она уцелела хотя бы в таком виде.</text:p>
      <text:p text:style-name="P111"><text:span text:style-name="T15">– </text:span>Да-да, забери её отсюда поскорее! <text:span text:style-name="T15">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11"><text:span text:style-name="T15">– </text:span>А я так хотел продемонстрировать ей класс езды на моноцикле!<text:span text:style-name="T15"> – пожаловался д</text:span>раконикус, ткнув пальцем в лежащий рядом гироскутер<text:span text:style-name="T15">. – Но разве Сахарная Ватка ценит настоящее искусство?</text:span></text:p>
      <text:p text:style-name="P122"/>
      <text:h text:style-name="P164" text:outline-level="2">2<text:span text:style-name="T1">9</text:span>. Отбытие</text:h>
      <text:p text:style-name="P126"/>
      <text:p text:style-name="P111"><text:span text:style-name="T15">– </text:span>Оп-па! – пробормотала Эпплджек. – Нежданчик!</text:p>
      <text:p text:style-name="P111">Дискорд дурашливо кивнул Эпплджек.</text:p>
      <text:p text:style-name="P122">– И я рад тебя видеть, дорогая Эппл-как-тебя-там! А где моя любимая Флаттершай?</text:p>
      <text:p text:style-name="P122">Окинув взглядом комнату, Дискорд закапризничал:</text:p>
      <text:p text:style-name="P122">– Где же она? Вот вечно вы тормозите, когда надо торопиться!</text:p>
      <text:p text:style-name="P111"><text:span text:style-name="T15">– Зато ты, я вижу, времени не терял. – м</text:span>оя рука под прикрытием стола медленно тянулась к тяжёлой фарфоровой кружке, стоящей на краю.</text:p>
      <text:p text:style-name="P111"><text:span text:style-name="T15">– А что? – невинно захлопал глазами драконикус. – Я, между прочим, </text:span>намного раньше тебя <text:span text:style-name="T15">понял, где </text:span>искать<text:span text:style-name="T15"> Солнцезад</text:span>ую<text:span text:style-name="T15">. Ещё у тебя на работе. Признаюсь честно, я был худшего мнения о тебе, Проводник. Не думал, что ты догадаешься. Но ты всё-таки нашёл </text:span>Сахарную <text:span text:style-name="T15">Ватку, хоть и в самый последний момент. А теперь…</text:span></text:p>
      <text:p text:style-name="P122">– С кем это вы тут разговариваете?</text:p>
      <text:p text:style-name="P122">В комнату вошла Флаттершай.</text:p>
      <text:p text:style-name="P111">Дискорд обернулся на голос и в этот момент я швырнул в него кружкой и бросился к нему через комнату с занесенным над головой стулом.</text:p>
      <text:p text:style-name="P111">Оглушённый драконикус попытался отъехать на кресле в сторону, но я припёр его стулом к стенке.</text:p>
      <text:p text:style-name="P143">– Эй-Джей, Флатти, хватайте комп и на выход! Я с ним разберусь! Не теряйте вре..!</text:p>
      <text:p text:style-name="P143">– ТЫ ИДИО..!!!</text:p>
      <text:p text:style-name="P143">Дискорд <text:s/>заорал одновременно со мной, прикрываясь от меня руками, когда раздался оглушительный</text:p>
      <text:p text:style-name="P143">… </text:p>
      <text:p text:style-name="P145">БАХ!!!</text:p>
      <text:p text:style-name="P146">…</text:p>
      <text:p text:style-name="P14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2">На лице драконикуса появилось удивлённо-мечтательное выражение и он вырубился.</text:p>
      <text:p text:style-name="P122"><text:soft-page-break/></text:p>
      <text:p text:style-name="P122">…</text:p>
      <text:p text:style-name="P122"/>
      <text:p text:style-name="P122">– <text:span text:style-name="T1">А… Анон… Зачем ты напал на Дискорда? </text:span>– <text:span text:style-name="T1">прошептала Флаттершай в шоке.</text:span></text:p>
      <text:p text:style-name="P122"><text:span text:style-name="T1">– Долго объяснять! </text:span>– <text:span text:style-name="T1">я ещё раз проверил крепость узлов. </text:span>– <text:span text:style-name="T1">Вкратце </text:span><text:span text:style-name="T10">— </text:span><text:span text:style-name="T9">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1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11">– Чего-о-о??? – ахнула Эпплджек. – Анон, я, канешн, на дух не выношу этого прохвоста, но тут ты малость вожжи попутал. Дискорд — не убийца.</text:p>
      <text:p text:style-name="P111">Дискорд благодарно замычал и так энергично закивал головой, что чуть не проглотил кляп.</text:p>
      <text:p text:style-name="P111">–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11"/>
      <text:p text:style-name="P111">Я раздражённо повернулся к фермерше.</text:p>
      <text:p text:style-name="P111">– А кто, по-твоему, подстроил все эти «несчастные» случаи? Вспомни, как меня чуть не утопил снеговик. Кому ещё это под силу?</text:p>
      <text:p text:style-name="P111">Дискорд возвёл глаза к потолку и завыл. Эпплджек задумалась.</text:p>
      <text:p text:style-name="P11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11">– А зачем тогда ты приложила его книгой? А потом помогла мне его связать? – перебил я фермершу с удивлением.</text:p>
      <text:p text:style-name="P111">Драконикус с натугой наклонил голову к руке, привязанной к подлокотнику, и покрутил пальцем у виска.</text:p>
      <text:p text:style-name="P111">– Потому што ты напал на него. – пожала плечами Эпплджек. – Я и подумала — тебе виднее. И подсобила маленько.</text:p>
      <text:p text:style-name="P111"/>
      <text:p text:style-name="P111">Звук сирены заставил меня броситься к окну. Три полицейские тойоты сверкали мигалками вокруг «Навары», подобно ёлочной гирлянде.</text:p>
      <text:p text:style-name="P111"/>
      <text:p text:style-name="P111">Проклятье!!!</text:p>
      <text:p text:style-name="P111"/>
      <text:p text:style-name="P111">Я схватил ноутбук, сгрёб девушек в охапку и вытолкал их в коридор. В дверях я обернулся к Дискорду.</text:p>
      <text:p text:style-name="P133"><text:span text:style-name="T15">– Слушай меня внимательно, </text:span>засранец — <text:span text:style-name="T15">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33">Я повернулся к выходу. Флаттершай проскочила у меня под локтём и кинулась к драконикусу.</text:p>
      <text:p text:style-name="P133"/>
      <text:p text:style-name="P133"><text:span text:style-name="T15">– Нет! Дискорд </text:span>— не убийца!!!</text:p>
      <text:p text:style-name="P133"><text:soft-page-break/>С необычной для неё силой Флаттершай вытащила кляп изо рта драконикуса.</text:p>
      <text:p text:style-name="P133"><text:span text:style-name="T15">– </text:span>ДА ТЫ СОВСЕМ БАНАНУЛСЯ, ПРОВОДНИЧЁК!!! ВЫ ВСЕ <text:span text:style-name="T15">ИДИОТЫ </text:span>(все, кроме Флаттершай)<text:span text:style-name="T15">!!! – заорал Дискорд моментально. – <text:s/>Е</text:span>сли я убийца, то ты — жрёшь пони на завтрак, обед и полдник! Дебилы!! Т<text:span text:style-name="T15">рон Эквестрии </text:span>мне <text:span text:style-name="T15">и с доплатой не нужен, я сдыхался этой нудной работёнки тысячи лет назад, чему счастлив безумно!!!</text:span></text:p>
      <text:p text:style-name="P138"/>
      <text:p text:style-name="P133">Или драконикус — гениальный актёр, или… ?</text:p>
      <text:p text:style-name="P133"/>
      <text:p text:style-name="P133">Я вернулся к драконикусу и уселся на стул напротив него.</text:p>
      <text:p text:style-name="P133"><text:span text:style-name="T15">– Р</text:span>ассказывай.</text:p>
      <text:p text:style-name="P133">Дискорд немного успокоился.</text:p>
      <text:p text:style-name="P133"><text:s/><text:span text:style-name="T15">– </text:span>Вообще-то, от тебя следовало бы избавиться, Проводник. Не знаю, что ты там разведал в Великом<text:span text:style-name="T30"> Откровении</text:span>, но чувствую, что твоё знание может погубить Эквестрию. Но к<text:span text:style-name="T15">ак, интересно, я получу без </text:span>тебя<text:span text:style-name="T15"> приз из… копыт Луны?!! </text:span>Хмурая <text:span text:style-name="T15">Метёлка отправила меня проследить, чтоб ты вернулся обратно. </text:span>Так что е<text:span text:style-name="T15">сли бы вы сюда не заявились, через пять минут я отправился бы за вами сам!</text:span></text:p>
      <text:p text:style-name="P133"><text:span text:style-name="T15">– </text:span>А кто тогда насылал на нас этих уродов с рисованными рожами? Кто чуть не утопил меня снеговиком? Кто пытался убить меня раз за разом?</text:p>
      <text:p text:style-name="P133">У драконикуса глаза полезли на лоб.</text:p>
      <text:p text:style-name="P133"><text:span text:style-name="T15">–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33"/>
      <text:p text:style-name="P133">Я задумался. Драконикус, похоже, говорил искренне. Но кто тогда всё это время играл с нами, <text:span text:style-name="T30">словно кот с мышью</text:span>?</text:p>
      <text:p text:style-name="P133"><text:span text:style-name="T15">– </text:span>Анон! <text:span text:style-name="T15">– </text:span>крикнула Эпплджек из прихожей. <text:span text:style-name="T15">– </text:span>Я слышу шум за дверью!</text:p>
      <text:p text:style-name="P133">Практически одновременно раздался звонок.</text:p>
      <text:p text:style-name="P136">– ОТКРОЙТЕ, ПОЛИЦИЯ! Вам даётся полминуты, чтобы открыть дверь! Через тридцать секунд дверь будет выбита!</text:p>
      <text:p text:style-name="P136"/>
      <text:p text:style-name="P136">Эпплджек ошалело выскочила из прихожей. Несколько мгновений я молча смотрел на неё. В голове свистел ветер и играла дудочка.</text:p>
      <text:p text:style-name="P136">– На крышу, живо!!! Через окно на кухне! – зашипел Дискорд.</text:p>
      <text:p text:style-name="P136">– Что? – ступил я.</text:p>
      <text:p text:style-name="P133"><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верёвки, пытаясь освободиться.</text:span></text:p>
      <text:p text:style-name="P136"/>
      <text:p text:style-name="P136">Эпплджек, с ноутбуком в одной руке и Флаттершай — во второй, кинулась на кухню.</text:p>
      <text:p text:style-name="P133">Дверь содрогнулась от мощного удара. Послышался стук падающей штукатурки. Я сломя голову бросился за девушками.</text:p>
      <text:p text:style-name="P133">– Развяжи меня, кретин!!! – гаркнул вдогонку Дискорд.</text:p>
      <text:p text:style-name="P13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33"><text:soft-page-break/>– Давай на крышу! Я догоню! – рявкнул он, освобождая вторую руку.</text:p>
      <text:p text:style-name="P133">От второго удара дверная коробка крякнула и наполовину въехала в коридор.</text:p>
      <text:p text:style-name="P13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33">Верёвка в кухонном окне дёргалась под весом карабкающихся девушек. Я словил её и стал на подоконник.</text:p>
      <text:p text:style-name="P133"/>
      <text:p text:style-name="P133">Блё-о-о!</text:p>
      <text:p text:style-name="P133"/>
      <text:p text:style-name="P133">Кусок стекла соскользнул с подоконника и исчез, вертясь и сверкая, в <text:span text:style-name="T30">двадцативосьмиэтажной</text:span><text:span text:style-name="T26"> </text:span>бездне. Тело моментально покрылось гусиной кожей, ноги стали ватными, а ладони покрылись холодным потом.</text:p>
      <text:p text:style-name="P13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6">А если не </text:span>выдержит<text:span text:style-name="T66"> </text:span>основа, к которой она привязана? Что-то мне в туалет захотелось… У меня нет боязни высоты, но это уже слишком!</text:p>
      <text:p text:style-name="P133"/>
      <text:p text:style-name="P133">Я задрал голову.</text:p>
      <text:p text:style-name="P133">О! Так уже легче! Надо мной всего лишь два этажа. Десять метров верёвки. Если не смотреть вниз, то…</text:p>
      <text:p text:style-name="P133"/>
      <text:p text:style-name="P135">«…<text:span text:style-name="T30">Будь храбр. Будь стоек. Будь силён. Что бы ни случилось, помни: Эквестрия с тобой. Эквестрия в тебе. Навсегда. И всегда…»</text:span></text:p>
      <text:p text:style-name="P137"/>
      <text:p text:style-name="P133">Я вытер ладони о штаны, ухватил канат и сделал шаг вперёд…</text:p>
      <text:p text:style-name="P133"/>
      <text:p text:style-name="P133">…</text:p>
      <text:p text:style-name="P133"/>
      <text:p text:style-name="P133">Святые яйца, Анон, ты действительно сделал ЭТО!</text:p>
      <text:p text:style-name="P133"/>
      <text:p text:style-name="P133">…</text:p>
      <text:p text:style-name="P133"/>
      <text:p text:style-name="P13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3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33">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text:soft-page-break/>человек, она настолько плотно прилегала к парапету, что лезть по ней вверх не было решительно никакой возможности.</text:p>
      <text:p text:style-name="P133">Я успел сократить расстояние до Эпплджек наполовину, когда девушки нашли решение.</text:p>
      <text:p text:style-name="P13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3">Селестия милосердная!!!</text:p>
      <text:p text:style-name="P13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33">Я выдохнул.</text:p>
      <text:p text:style-name="P133">Флаттершай появилась над бортиком и свесила вниз руку. Эпплджек вытянулась и протянула ей ноутбук одной рукой.</text:p>
      <text:p text:style-name="P133">НЕТ! У них не получилось!</text:p>
      <text:p text:style-name="P133">У меня враз вспотели ладони. Держаться на верёвке стало чертовски трудно.</text:p>
      <text:p text:style-name="P13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3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3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33">К счастью, фермерша не разжала ног.</text:p>
      <text:p text:style-name="P13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3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33"/>
      <text:p text:style-name="P133">Бляблябляблябля!!! ДА НУ ЕГО НАХУЙ — ТАКОЙ АЛЬПИНИЗМ!!!</text:p>
      <text:p text:style-name="P133">БЛЯ!!!…</text:p>
      <text:p text:style-name="P133">Верёвка закончилась. Наконец-то у меня появилось время для паники. Я судорожно обнял Эпплджек, закрыл глаза и приготовился…</text:p>
      <text:p text:style-name="P133"/>
      <text:p text:style-name="P133">…</text:p>
      <text:p text:style-name="P133"/>
      <text:p text:style-name="P133">Захват поперёк груди и сильный рывок выдавили из меня остатки дыхания.</text:p>
      <text:p text:style-name="P133">– ОТПУСТИ КОБЫЛУ!!! – загрохотало мне в ухо.</text:p>
      <text:p text:style-name="P133">Я открыл глаза.</text:p>
      <text:p text:style-name="P133"><text:soft-page-break/>Перед носом плавными рывками уходили вниз окна этажей. Порывы вихрей от взмахов <text:span text:style-name="T30">разномастных</text:span> крыльев трепали волосы и выдували слёзы из глаз. Тупая боль гнездилась в сожжённых верёвкой суставах.</text:p>
      <text:p text:style-name="P133">Я чуть поднял глаза и уставился в кривую морду драконикуса.</text:p>
      <text:p text:style-name="P133">– Отпусти Эпплджек. Я её держу. – повторил Дискорд. – Мне сбалансироваться надо. Вы не такие уж и лёгкие.</text:p>
      <text:p text:style-name="P13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3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33"/>
      <text:p text:style-name="P133">…</text:p>
      <text:p text:style-name="P133"/>
      <text:p text:style-name="P13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33">– Эмм… Флатти, дорогая, нам пора. Я слышу шаги на лестнице. Не говоря уже о том, что до закрытия коридора осталось семь минут…</text:p>
      <text:p text:style-name="P133"/>
      <text:p text:style-name="P133">…</text:p>
      <text:p text:style-name="P133"/>
      <text:p text:style-name="P133">На длинной шее драконикуса разместились Эпплджек и Флаттершай. Я, для сохранения баланса, разместился ближе к хвосту.</text:p>
      <text:p text:style-name="P133">Дискорд расправил крылья и начал короткую пробежку к краю.</text:p>
      <text:p text:style-name="P133"><text:span text:style-name="T15">– Д</text:span>искорд Эйрлайнс приветствует на борту! Температура воздуха пять градусов! Высота<text:span text:style-name="T30"> сто пять</text:span><text:span text:style-name="T26"> </text:span>метров. Ожидаемая продолжительность полёта — четыре минуты!..</text:p>
      <text:p text:style-name="P133"/>
      <text:p text:style-name="P133">…ограда края крыши промелькнула под нами…</text:p>
      <text:p text:style-name="P138"/>
      <text:p text:style-name="P133"><text:span text:style-name="T15">– …</text:span>собственно, держаться в воздухе дольше у меня не хватит магии.</text:p>
      <text:p text:style-name="P133"/>
      <text:p text:style-name="P133">Мы летели навстречу закату.</text:p>
      <text:p text:style-name="P133"/>
      <text:p text:style-name="P133">…</text:p>
      <text:p text:style-name="P133"/>
      <text:p text:style-name="P13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33"><text:span text:style-name="T15">– </text:span>Ю-ху-у-у!!!</text:p>
      <text:p text:style-name="P13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33"><text:soft-page-break/>Перед нами увеличивалась громада моей высотки.</text:p>
      <text:p text:style-name="P13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33">– Пристегните ремни! – проревел Дискорд, резко ускоряясь. – Будет весело!!!</text:p>
      <text:p text:style-name="P133">Эпплджек покрепче прижала к себе ноутбук. Флаттершай прижалась к шее Дискорда, отвернулась и закрыла глаза.</text:p>
      <text:p text:style-name="P133">– ВНИМАНИЕ!!! – заорал Дискорд, сложил крылья и влетел в коридор.</text:p>
      <text:p text:style-name="P133"/>
      <text:p text:style-name="P134">***</text:p>
      <text:p text:style-name="P133"/>
      <text:p text:style-name="P133">Бля!!!</text:p>
      <text:h text:style-name="Heading_20_2" text:outline-level="2"/>
      <text:h text:style-name="Heading_20_2" text:outline-level="2"><text:span text:style-name="T1">30</text:span>. Разговор за столиком в <text:span text:style-name="T1">ночи</text:span></text:h>
      <text:p text:style-name="P147"/>
      <text:p text:style-name="P149">Мы почти успели.</text:p>
      <text:p text:style-name="P14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4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4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4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4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4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4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0">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44"/>
      <text:p text:style-name="P144">ХА-ХА-ХА!</text:p>
      <text:p text:style-name="P144"/>
      <text:p text:style-name="P144">Прямо как сейчас. Как говорится, найди десять отличий.</text:p>
      <text:p text:style-name="P144">Вот только… Только Дэш была бы жива…</text:p>
      <text:p text:style-name="P148"><text:soft-page-break/>Я тяжело вздохнул.</text:p>
      <text:p text:style-name="P148"/>
      <text:p text:style-name="P148">…</text:p>
      <text:p text:style-name="P148"/>
      <text:p text:style-name="P14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4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4"><text:span text:style-name="T15">–</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4">От неожиданности я только открывал рот, в попытке что-то ответить, но тут же закрывал его. Нужные слова выветрились из головы.</text:p>
      <text:p text:style-name="P54"><text:span text:style-name="T15">– Т</text:span>ы что за хрен вообще? <text:span text:style-name="T15">– наконец сподобился я на членораздельную речь.</text:span></text:p>
      <text:p text:style-name="P54">Зверь смутился.</text:p>
      <text:p text:style-name="P54"><text:span text:style-name="T15">– Гм</text:span>. Извиняюсь, не представился. Анакорн. Демиург. Я тут живу.</text:p>
      <text:p text:style-name="P40">– А сидишь<text:span text:style-name="T1">-то</text:span> на чём? – вид сидящего на пустоте существа сбивал с толку.</text:p>
      <text:p text:style-name="P54">Демиург что-то прикинул и кивнул сам себе.</text:p>
      <text:p text:style-name="P40">– Гм. Ок.</text:p>
      <text:p text:style-name="P54"><text:span text:style-name="T15">С кончика малого рога Анакорна сорвалась молния и под ним материализовался </text:span>зелёный <text:span text:style-name="T15">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0">– Так лучше?</text:p>
      <text:p text:style-name="P40">– Вполне. – <text:span text:style-name="T1">кивнул я.</text:span></text:p>
      <text:p text:style-name="P40">Кажется, за последние пару месяцев я разучился удивляться.</text:p>
      <text:p text:style-name="P54"><text:span text:style-name="T15">– Итак, рассказывай, каким ветром тебя сюда занесло. – д</text:span>емиург<text:span text:style-name="T15"> почесал нос. – У меня такое чувство, </text:span>будто<text:span text:style-name="T15">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3">.</text:span></text:p>
      <text:p text:style-name="P40"/>
      <text:p text:style-name="P70">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7"/>
      <text:p text:style-name="P40">– Мы спасали Сел. Она оказалась в мире людей. – я вздохнул. – А я отбился от группы.</text:p>
      <text:p text:style-name="P40">– Кого-кого спасали? – удивился Анакорн.</text:p>
      <text:p text:style-name="P40"><text:soft-page-break/>– Сел. Принцессу Селестию.</text:p>
      <text:p text:style-name="P44">– Продолжай! – с интересом воскликнул Анакорн. – Как бессмертная оказалась в твоём мире, человек?</text:p>
      <text:p text:style-name="P44"/>
      <text:p text:style-name="P50">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44"/>
      <text:p text:style-name="P57"><text:span text:style-name="T15">–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4">– Ты сам-то веришь в эту ерунду? – перебил меня Анакорн. – Брось молоть чушь, ты не умешь врать!</text:p>
      <text:p text:style-name="P44"/>
      <text:p text:style-name="P44">Блин! Вот так всегда!</text:p>
      <text:p text:style-name="P44">Я вздохнул.</text:p>
      <text:p text:style-name="P57"><text:span text:style-name="T15">– Если я расскажу тебе н</text:span>астоящую<text:span text:style-name="T15"> причину </text:span>— ты исчезнешь! <text:span text:style-name="T15">– угрюмо заявил я.</text:span></text:p>
      <text:p text:style-name="P40">Морда Анакорна осветилась радостным озарением.</text:p>
      <text:p text:style-name="P40"/>
      <text:p text:style-name="P57"><text:span text:style-name="T15">– </text:span><text:span text:style-name="T76">Я ПОНЯЛ, КТО ТЫ!!! КАК </text:span><text:span text:style-name="T77">ЖЕ </text:span><text:span text:style-name="T76">Я СРАЗУ НЕ ДОГАДАЛСЯ?!! Я ДОЛГО ЖДАЛ ТЕБЯ, ПРОВОДНИК! Я УСТАЛ! ПРИСТУПИМ ЖЕ СКОРЕЕ!</text:span></text:p>
      <text:p text:style-name="P44"/>
      <text:p text:style-name="P44">Увидев, что я скорчился в кресле, заткнув уши, Анакорн немного успокоился и приглушил голос.</text:p>
      <text:p text:style-name="P57"><text:span text:style-name="T15">–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5">Откровении исчезает только то, что принадлежит Эквусу. Я же </text:span>— не его часть. Точнее, не только его. Говори же, не медли!</text:p>
      <text:p text:style-name="P40"/>
      <text:p text:style-name="P40">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9">— та ещё задачка!</text:span></text:p>
      <text:p text:style-name="P57"/>
      <text:p text:style-name="P57"><text:span text:style-name="T15">– Ну… Я не идиот… я видел, что происходит за Чёрным </text:span>э<text:span text:style-name="T15">краном…</text:span></text:p>
      <text:p text:style-name="P57">Я глубоко вздохнул, как перед прыжком в воду.</text:p>
      <text:p text:style-name="P57"/>
      <text:p text:style-name="P57"><text:span text:style-name="T15">– </text:span><text:span text:style-name="T25">Нет никакого мира-вампира. Мир людей не виноват. </text:span><text:span text:style-name="T18">Эквестрия загибается потому, что она </text:span><text:span text:style-name="T25">—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7"/>
      <text:p text:style-name="P57">Я перевёл дух. Анакорн слушал меня и печально кивал. Но не исчезал.</text:p>
      <text:p text:style-name="P44"><text:soft-page-break/>–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7"><text:span text:style-name="T15">Анакорн </text:span>встал с пуфика<text:span text:style-name="T15"> </text:span>и стал прохаживаться рядом со столом<text:span text:style-name="T15">. </text:span>Перед ним в качестве импровизированной указки плыл в пространстве карандаш.<text:span text:style-name="T15"> На стол</text:span>е раскинулась<text:span text:style-name="T15"> </text:span>голографическая карта Эквуса<text:span text:style-name="T15">. Игрушечные горные пики утопали в крохотных облаках, белые шапки ледников икрились </text:span>на<text:span text:style-name="T15"> полюсах, спокойная гладь </text:span>омывающих <text:span text:style-name="T15">океан</text:span>ов<text:span text:style-name="T15"> переливалась всеми оттенками синего.</text:span></text:p>
      <text:p text:style-name="P44"/>
      <text:p text:style-name="P5"><text:span text:style-name="T47">–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5"><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5">К сожалению, к Эквусу это не относится.</text:p>
      <text:p text:style-name="P5">Анакорн развёл копытами и отпил из стакана.</text:p>
      <text:p text:style-name="P111"><text:span text:style-name="T47">– </text:span><text:span text:style-name="T3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13">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73"/>
      <text:p text:style-name="P5">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7"/>
      <text:p text:style-name="P57">–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7"/>
      <text:p text:style-name="P111">Я запротестовал.</text:p>
      <text:p text:style-name="P113">– В Эквестрии не двигают солнце! Аликорны лишь корректируют орбиту Эквуса и луны вокруг него, хотя все уверены в обратном.</text:p>
      <text:p text:style-name="P113">Анакорн улыбнулся во всю морду.</text:p>
      <text:p text:style-name="P113"><text:soft-page-break/>– Значит, ты уже помогаешь мне, Проводник, даже сам того не осознавая! Я рад!</text:p>
      <text:p text:style-name="P111">Демиург снова отпил из стакана и продолжил.</text:p>
      <text:p text:style-name="P113"/>
      <text:p text:style-name="P113">–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1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13">–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13">Анакорн только развёл копытами.</text:p>
      <text:p text:style-name="P113">– Не знаю. Может, ему фунты и ярды больше нравятся.</text:p>
      <text:p text:style-name="P113">– Ты так говоришь, будто у Эквуса есть свой собственный разум. – заметил я.</text:p>
      <text:p text:style-name="P113">Анакорн усмехнулся.</text:p>
      <text:p text:style-name="P113">–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11"/>
      <text:p text:style-name="P111">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113"/>
      <text:p text:style-name="P11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11"/>
      <text:p text:style-name="P111">Анакорн мрачно уставился на мерцающую голограмму Эквуса<text:span text:style-name="T30">. Ко мне наконец-то пришло понимание ситуации.</text:span></text:p>
      <text:p text:style-name="P116">– А почему ты сам не можешь поддерживать Эквус? Ты же его демиург? Ну так и питай его своей созидающей силой, пока он не окрепнет!</text:p>
      <text:p text:style-name="P111">Анакорн смутился.</text:p>
      <text:p text:style-name="P111"><text:span text:style-name="T47">– К сожалению, не </text:span><text:span text:style-name="T52">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text:span><text:soft-page-break/><text:span text:style-name="T47">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7"><text:note text:id="ftn20" text:note-class="footnote"><text:note-citation>20</text:note-citation><text:note-body><text:p text:style-name="P15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7">– Сам ты раздолбай! – произнёс, наконец, Свирл.</text:p></text:note-body></text:note></text:span><text:span text:style-name="T47"> </text:span>И создали вы его достаточно топорно — видишь, он трещит по швам.</text:p>
      <text:p text:style-name="P111">– Хмм. То есть, это брони создали Эквус?</text:p>
      <text:p text:style-name="P111">–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11"/>
      <text:p text:style-name="P111">Анакорн прижал одним копытом центр карандаша к столу и ударил по его кончику другим. Карандаш стал вертеться своеобразной юлой.</text:p>
      <text:p text:style-name="P111"/>
      <text:p text:style-name="P111">– 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11"><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13"/>
      <text:p text:style-name="P111">Я вспомнил события последнего времени моей родины<text:span text:style-name="T15">.</text:span></text:p>
      <text:p text:style-name="P111">–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11">Анакорн с такой силой надавил копытом на карандаш, что тот хрустнул.</text:p>
      <text:p text:style-name="P11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1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13">–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13">Я развёл руками.</text:p>
      <text:p text:style-name="P113">–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13">Анакорн улыбнулся и вскочил с пуфика.</text:p>
      <text:p text:style-name="P111"><text:span text:style-name="T47">–</text:span><text:span text:style-name="T30"> На самом деле помочь мне достаточно легко. Видишь ли, залатать дыры конструкции Эквуса можно «наложив» на них правдоподобное </text:span><text:span text:style-name="T47">— иначе говоря, жизнеспособное —</text:span><text:span text:style-name="T30"> объяснение и направив на это объяснение подпитывающую энергию адептов. В мире людей даже есть шуточная награда, учреждённая </text:span><text:span text:style-name="T41">Marvel Comics </text:span><text:span text:style-name="T30">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1">Marvel</text:span><text:span text:style-name="T30">.</text:span></text:p>
      <text:p text:style-name="P116"><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6"/>
      <text:p text:style-name="P116">Я истерически расхохотался.</text:p>
      <text:p text:style-name="P116">–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16">Спустив пар, я скептически хмыкнул.</text:p>
      <text:p text:style-name="P116">– Да и как их корректировать, эти недочёты? Сказать: «Повелеваю быть сему»?</text:p>
      <text:p text:style-name="P116">Анакорн поправил невесть откуда взявшиеся на переносице очки и ответил.</text:p>
      <text:p text:style-name="P111"><text:span text:style-name="T30">– Ты уже устранил крупнейший дефект Эквестрии </text:span><text:span text:style-name="T47">—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6">Я задумался. На самом деле, интересная логическая задача…</text:p>
      <text:p text:style-name="P113">–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11"><text:span text:style-name="T47">–</text:span><text:span text:style-name="T30"> А кьютимарки? Как, разрази меня квазар, объяснить кьютимарки? </text:span><text:span text:style-name="T47">– азартно воскликнул Анакорн.</text:span></text:p>
      <text:p text:style-name="P116">– А кьютимарки ты сам даришь пони, когда распознаёшь их жизненное предназначение!!! – так же азартно заорал я.</text:p>
      <text:p text:style-name="P116">–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6">Я пожал плечами.</text:p>
      <text:p text:style-name="P116">– А по-другому я не могу объяснить их появление. К сожалению.</text:p>
      <text:p text:style-name="P11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6">– Хорошо. Уговорил. Кьютимарки беру на себя. Так и знал, что мне самое трудное достанется!</text:p>
      <text:p text:style-name="P11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6">Анакорн проследил мой взгляд.</text:p>
      <text:p text:style-name="P116">– Нечего так на меня смотреть! Если я стану применять магию вместо ловкости, теряется весь смысл упражнения… О, глянь-ка на Эквус!</text:p>
      <text:p text:style-name="P116">И впрямь, было на что посмотреть. Уровень помех на голограмме снизился на порядок и сама она стала светиться ровным голубоватым светом.</text:p>
      <text:p text:style-name="P11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text:soft-page-break/>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6">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6">– Почему бы не сделать главной каноническую Эквестрию? Ту, что описана в мультике?</text:p>
      <text:p text:style-name="P116">– Учти<text:span text:style-name="T56">,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1">—</text:span><text:span text:style-name="T56"> точнее, дерево схожих миров Эквуса </text:span><text:span text:style-name="T61">—</text:span><text:span text:style-name="T56"> создали брони. Разумеется, стержнем им послужил именно сериал, но каждый фанфик </text:span><text:span text:style-name="T61">—</text:span><text:span text:style-name="T56">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7"/>
      <text:p text:style-name="P116">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7"/>
      <text:p text:style-name="P11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7"/>
      <text:p text:style-name="P116">Анакорн аж подпрыгнул на месте от восторга и стал мне аплодировать.</text:p>
      <text:p text:style-name="P117"/>
      <text:p text:style-name="P116"><text:span text:style-name="T56">– Наконец-то я вижу свет в конце тоннеля! Как это не пришло мне в голову! Ты всё отлично увязал! Всё сходится! Более того </text:span><text:span text:style-name="T61">—</text:span><text:span text:style-name="T56"> Анакорн заговорщически подмигнул мне </text:span><text:span text:style-name="T61">—</text:span><text:span text:style-name="T56">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61">— и первой реальной историей в Объединённом Континууме Эквуса</text:span><text:span text:style-name="T56">!</text:span></text:p>
      <text:p text:style-name="P117"/>
      <text:p text:style-name="P117">Я подозрительно посмотрел на Анакорна.</text:p>
      <text:p text:style-name="P117"/>
      <text:p text:style-name="P116"><text:span text:style-name="T22">– </text:span><text:span text:style-name="T56">Какой ещё, нафиг, «мой фанфик»? Я никакого фанфика не писал. И не собираюсь.</text:span></text:p>
      <text:p text:style-name="P117">Анакорн ехидно ухмыльнулся и сделал мне «глазки».</text:p>
      <text:p text:style-name="P116"><text:span text:style-name="T22">– </text:span><text:span text:style-name="T56">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text:soft-page-break/>энергию воображения для стабилизации! С учётом всех исправлений, что уже сделаны, энергии понадобится относительно немного.</text:p>
      <text:p text:style-name="P117"/>
      <text:p text:style-name="P117">Я растерялся.</text:p>
      <text:p text:style-name="P116"><text:span text:style-name="T15">–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6"><text:span text:style-name="T15">– </text:span>Пиши, как есть. <text:span text:style-name="T15">– </text:span>развёл копытами Анакорн. <text:span text:style-name="T15">– </text:span>Авось сгодится. Я писать точно не буду <text:span text:style-name="T61">— ты меня с кьютимарками уже пригрузил на ближайшие тысячи лет.</text:span></text:p>
      <text:p text:style-name="P116">…</text:p>
      <text:p text:style-name="P116">Факн щит<text:note text:id="ftn21" text:note-class="footnote"><text:note-citation>21</text:note-citation><text:note-body><text:p text:style-name="P154">Fucking shit <text:span text:style-name="T2">–</text:span> <text:span text:style-name="T1">ёбаное дерьмо</text:span></text:p></text:note-body></text:note>!..</text:p>
      <text:p text:style-name="P116">…</text:p>
      <text:p text:style-name="P116">Ну а что мне остаётся? Я фейспамнул.</text:p>
      <text:p text:style-name="P116"/>
      <text:p text:style-name="P116"><text:span text:style-name="T15">–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6">Анакорн насупился и спрятал карандаш в гриву.</text:p>
      <text:p text:style-name="P116"><text:span text:style-name="T15">–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6"/>
      <text:p text:style-name="P116">Вот тебе и помахала Эквестрия ручкой, Анон!</text:p>
      <text:p text:style-name="P116"/>
      <text:p text:style-name="P11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6">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15"/>
      <text:p text:style-name="P115">– Пора закругляться. Ты начинаешь сгорать. Надо утрясти последние детали, пока ещё есть пару минут.</text:p>
      <text:p text:style-name="P111">– Валяй. Я тебя внимательно слушаю.</text:p>
      <text:p text:style-name="P11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11">– А я разве сплю?</text:p>
      <text:p text:style-name="P111">– Сейчас — нет. Но как только мы закроем сделку — проснёшься. Потому что нет иного способа вернуть тебя в реальный мир.</text:p>
      <text:p text:style-name="P111">– Эээ, постой! А как я в Эквестрию и к себе обратно проходил?</text:p>
      <text:p text:style-name="P111"><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11">Так вот, возвращать тебя обратно в твой мир я не буду.</text:p>
      <text:p text:style-name="P111"/>
      <text:p text:style-name="P111">Я непонимающе хлопал глазами.</text:p>
      <text:p text:style-name="P111"/>
      <text:p text:style-name="P11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1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111">–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11">–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11">Теперь — об оплате.</text:p>
      <text:p text:style-name="P111"/>
      <text:p text:style-name="P111">Анакорн наклонился ко мне через стол и подмигнул.</text:p>
      <text:p text:style-name="P111"/>
      <text:p text:style-name="P111">– Проси, чего хочешь!</text:p>
      <text:p text:style-name="P111"/>
      <text:p text:style-name="P111">Пока я думал, демиург мурлыкал себе под нос в эйфории: «Да! В такие моменты ощущаешь себя богом! Я крут! Ха-ха!»</text:p>
      <text:p text:style-name="P111"/>
      <text:p text:style-name="P11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11">Ради этого написать фанфик — очень малая цена. Совсем ничтожная.</text:p>
      <text:p text:style-name="P116"/>
      <text:p text:style-name="P116">– Верни Дэш!!!</text:p>
      <text:p text:style-name="P116"/>
      <text:p text:style-name="P116">Копыта Анакорна разъехались и он впечатался мордой в стол.</text:p>
      <text:p text:style-name="P116">– Э-э-э… м-м-м… ну-у-у… Перо мне в зад!.. Нельзя сказать, что это совсем невыполнимо… Но, прямо скажу, задачка не для студента!</text:p>
      <text:p text:style-name="P116">Глаза демиурга бегали, как у застуканного в трамвае безбилетника.</text:p>
      <text:p text:style-name="P116">– А ты студент?</text:p>
      <text:p text:style-name="P116"><text:soft-page-break/>–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6">– Другое просить не будешь? – сухо переспросил Анакорн. – Учти, время уходит. То, что я вижу в качестве решения, мне не нравится.</text:p>
      <text:p text:style-name="P116">– Нет! – отрезал я.</text:p>
      <text:p text:style-name="P11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6">– Что? Ты о чём?</text:p>
      <text:p text:style-name="P116">–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6">Есть только маленькая проблемка…</text:p>
      <text:p text:style-name="P116"/>
      <text:p text:style-name="P116">Анакорн скривился и отвёл глаза.</text:p>
      <text:p text:style-name="P116">– Какая?</text:p>
      <text:p text:style-name="P11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Каково это <text:span text:style-name="T28">— </text:span><text:span text:style-name="T63">не знаю даже я. Говорят, это офигенно паршиво, намного хуже смерти. </text:span>Мне очень жаль. Тебе ещё не поздно выбрать что-нибудь другое.</text:p>
      <text:p text:style-name="P116">Я вздохнул. Слишком много философии на мою голову!</text:p>
      <text:p text:style-name="P116">– Делай, как я сказал! А я сделаю своё.</text:p>
      <text:p text:style-name="P116"/>
      <text:p text:style-name="P11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11">– Ты ещё увидишь пару-тройку снов на прощание. Это мой подарок тебе. Удачи!</text:p>
      <text:p text:style-name="P111"/>
      <text:p text:style-name="P123">~~~</text:p>
      <text:p text:style-name="P117"/>
      <text:p text:style-name="P117">– Здравствуй, Анон. – Селестия стояла передо мной без привычных взгляду властных регалий. – Я хочу поблагодарить тебя за всё.</text:p>
      <text:p text:style-name="P117">– Привет, Сел. Я рад, что с тобой всё в порядке.</text:p>
      <text:p text:style-name="P117">Аликорница стояла передо мной в сияющем ореоле гривы. Потом она нерешительно сделала шаг навстречу.</text:p>
      <text:p text:style-name="P11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21">&lt;<text:span text:style-name="T27">Сел говорит, что сходит с ума без Анона и всё равно заберёт его к себе — и в Эпилоге, в комментарии — картинка сумасшедшей Селестии</text:span>&gt;</text:p>
      <text:p text:style-name="P117"><text:soft-page-break/>Я устало рассмеялся.</text:p>
      <text:p text:style-name="P117">– Сел, я завязал с конеёбством. Извини.</text:p>
      <text:p text:style-name="P117">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7">– В другое время, в другом месте, Анон! В другое время, в другом месте!</text:p>
      <text:p text:style-name="P117"/>
      <text:p text:style-name="P120">~~~</text:p>
      <text:p text:style-name="P120"/>
      <text:p text:style-name="P44"><text:span text:style-name="T2">–</text:span><text:span text:style-name="T1"> Прости, что когда-то хотела убить тебя. Я ослабела и Найтмэр Мун на время одержала верх.</text:span></text:p>
      <text:p text:style-name="P57">Луна с виноватым выражением смотрела на меня сверху вниз. Я поднялся с сияющей флуоресцентным светом травы и рассмеялся.</text:p>
      <text:p text:style-name="P114">–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14">Тёмная аликорница тяжело вздохнула.</text:p>
      <text:p text:style-name="P114">–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14">– Я был бы рад. Мне жаль, что из-за меня погиб твой особенный пони.</text:p>
      <text:p text:style-name="P114">Луна горько вздохнула.</text:p>
      <text:p text:style-name="P114">–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6">Мир?</text:span></text:p>
      <text:p text:style-name="P125">Я молча протянул руку к носу аликорницы и попытался легонько сжать его. Рука прошла сквозь тело.</text:p>
      <text:p text:style-name="P125">– Бу-уп! – слабо улыбнулась Луна.</text:p>
      <text:p text:style-name="P114">Аликорница подняла копыто и прижала его к моей груди.</text:p>
      <text:p text:style-name="P114">–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11"/>
      <text:p text:style-name="P120">~~~</text:p>
      <text:p text:style-name="P122"/>
      <text:p text:style-name="P114">– Думал от меня в другой реальности спрятаться, Проводничёк?!</text:p>
      <text:p text:style-name="P114">Передо мной возникла хмурая морда Дискорда.</text:p>
      <text:p text:style-name="P114">–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14">Так что, Проводничёк, мы ещё встретимся! В другое время и в другом месте! Жди! В другое время, в другом месте!!!</text:p>
      <text:p text:style-name="P118"/>
      <text:p text:style-name="P119">~~~</text:p>
      <text:p text:style-name="P111"><text:soft-page-break/></text:p>
      <text:p text:style-name="P114">– Анон?</text:p>
      <text:p text:style-name="P114">– Дэш?!!</text:p>
      <text:p text:style-name="P114">– Эмм… Ты мне снишься?</text:p>
      <text:p text:style-name="P114">– Нет, Дэш, это ты мне снишься.</text:p>
      <text:p text:style-name="P114">–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14">–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14">Пегаска почесала в затылке со смущением.</text:p>
      <text:p text:style-name="P114">– Да? Правда? Ну, офигеть! Что-то я такого не помню совсем. А ты как?</text:p>
      <text:p text:style-name="P110"><text:span text:style-name="T34">– Я в порядке. Вот, возвращаюсь </text:span>в свой мир. Ну, не совсем <text:span text:style-name="T1">в свой</text:span>. Почти.</text:p>
      <text:p text:style-name="P110"><text:span text:style-name="T1">–</text:span> Навсегда? <text:span text:style-name="T1">Ты не вернёшься?</text:span></text:p>
      <text:p text:style-name="P110"><text:span text:style-name="T1">–</text:span> Скорее всего, да.</text:p>
      <text:p text:style-name="P110"><text:span text:style-name="T1">–</text:span> Это плохо. <text:span text:style-name="T1">Я хотела тебе сказать</text:span>…</text:p>
      <text:p text:style-name="P110"><text:span text:style-name="T1">–</text:span> Не надо, Дэш. Не стоит. Мне очень жаль.</text:p>
      <text:p text:style-name="P110"><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111">В голосе пегаски слышались слёзы.</text:p>
      <text:p text:style-name="P11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10"><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1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10"><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10"><text:span text:style-name="T1">–</text:span> И тебя, и Твайлайт, и <text:span text:style-name="T1">Пинки</text:span>, и <text:span text:style-name="T1">Эпплджек</text:span>, и всех-всех-всех… Таковы правила.</text:p>
      <text:p text:style-name="P110"><text:span text:style-name="T15">– Вот д</text:span>искорд!.. Почему всё так паршиво?.. Я даже не могу уткнуться носом тебе в грудь. Я прохожу сквозь тебя, <text:span text:style-name="T15">–</text:span> всхлипнула сквозь зубы <text:span text:style-name="T1">Дэш</text:span>.</text:p>
      <text:p text:style-name="P110">Я опустил руку на шею <text:span text:style-name="T1">пегаски</text:span> и ощутил теплоту и лёгкое покалывание в пустоте.</text:p>
      <text:p text:style-name="P110"><text:span text:style-name="T15">–</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10"><text:span text:style-name="T1">–</text:span> И лучше рано, чем поздно! Я не люблю <text:span text:style-name="T1">долго </text:span>ждать!</text:p>
      <text:p text:style-name="P110"><text:span text:style-name="T1">–</text:span> Да, Дэш. <text:span text:style-name="T1">–</text:span> её образ начал таять. <text:span text:style-name="T1">–</text:span> Да, я помню.</text:p>
      <text:p text:style-name="P110"/>
      <text:p text:style-name="P110">Я всё ещё помню…</text:p>
      <text:p text:style-name="P59"/>
      <text:h text:style-name="Heading_20_2" text:outline-level="2"><text:soft-page-break/>Эпилог. Земля</text:h>
      <text:p text:style-name="P124"/>
      <text:p text:style-name="P131">Звон будильника чуть не проломил башку. Я открыл глаза. </text:p>
      <text:p text:style-name="P131"/>
      <text:p text:style-name="P132"><text:span text:style-name="T1">Бляяяяяяя… Голова чугунная… Вот на кой хрен ложиться в </text:span><text:span text:style-name="T15">два</text:span><text:span text:style-name="T1">, чтоб потом спать до одиннадцати и ни хрена не выспаться при этом?</text:span> На работу опять к часу<text:span text:style-name="T15">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129"/>
      <text:p text:style-name="P131"><text:span text:style-name="T1">Я нашарил ногами тапки и пошёл в ванную. Проходя мимо стола, зацепился взглядом за</text:span> эскиз <text:span text:style-name="T1">рисунка</text:span>.</text:p>
      <text:p text:style-name="P131"/>
      <text:p text:style-name="P13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9"/>
      <text:p text:style-name="P127">Для того, чтобы выдавить остатки пасты на щётку, пришлось затратить серьёзные усилия.</text:p>
      <text:p text:style-name="P127"/>
      <text:p text:style-name="P128">Ага, и купить туалетной бумаги. Иначе уже вечером придётся использовать рекламки, что кидают в почтовый ящик. А они, блин, глянцевые!</text:p>
      <text:p text:style-name="P128"/>
      <text:p text:style-name="P130">Мысли вернулись к фантазии.</text:p>
      <text:p text:style-name="P130"/>
      <text:p text:style-name="P12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8"/>
      <text:p text:style-name="P127">Попытка притронуться щёткой к зубу вызвала ноющую боль. </text:p>
      <text:p text:style-name="P127"/>
      <text:p text:style-name="P12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9"/>
      <text:p text:style-name="P127">Доставая из стола ключи от машины, опять наткнулся взглядом на эскиз.</text:p>
      <text:p text:style-name="P127"/>
      <text:p text:style-name="P12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9">А вот, кстати… А почему бы и нет? Хорошее ведь название? И интригующее — сразу сесть за клавиатуру захотелось.</text:p>
      <text:p text:style-name="P129"/>
      <text:p text:style-name="P12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4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2-20T19:38:57.966414078</dc:date>
    <meta:editing-duration>P163DT20H9M9S</meta:editing-duration>
    <meta:editing-cycles>10452</meta:editing-cycles>
    <meta:generator>LibreOffice/5.1.6.2$Linux_X86_64 LibreOffice_project/10m0$Build-2</meta:generator>
    <meta:printed-by>макс </meta:printed-by>
    <meta:print-date>2017-08-23T21:51:29.95</meta:print-date>
    <meta:document-statistic meta:table-count="0" meta:image-count="0" meta:object-count="0" meta:page-count="280" meta:paragraph-count="5029" meta:word-count="105403" meta:character-count="698483" meta:non-whitespace-character-count="593474"/>
  </office:meta>
</office:document-meta>
</file>